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2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9.75pt"/>
    </style:style>
    <style:style style:name="co4" style:family="table-column">
      <style:table-column-properties fo:break-before="auto" style:column-width="65.59pt"/>
    </style:style>
    <style:style style:name="co5" style:family="table-column">
      <style:table-column-properties fo:break-before="auto" style:column-width="29.31pt"/>
    </style:style>
    <style:style style:name="co6" style:family="table-column">
      <style:table-column-properties fo:break-before="auto" style:column-width="145.1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8pt" fo:font-weight="bold" style:font-size-asian="18pt" style:font-weight-asian="bold" style:font-size-complex="18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ext-properties fo:color="#800000" fo:font-weight="bold" style:font-weight-asian="bold" style:font-weight-complex="bold"/>
    </style:style>
    <style:style style:name="ce18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none" fo:border-left="none" fo:border-right="0.06pt solid #000000" fo:border-top="none"/>
      <style:text-properties fo:color="#800000" fo:font-weight="bold" style:font-weight-asian="bold" style:font-weight-complex="bold"/>
    </style:style>
    <style:style style:name="ce25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6" style:family="table-cell" style:parent-style-name="Default" style:data-style-name="N11">
      <style:table-cell-properties fo:border="none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EVALUATION SPECJVM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4" office:value-type="string" calcext:value-type="string">
            <text:p>OPS/M</text:p>
          </table:table-cell>
          <table:table-cell table:style-name="ce7" table:number-columns-repeated="5"/>
          <table:table-cell table:style-name="ce20"/>
          <table:table-cell table:style-name="ce8"/>
          <table:table-cell table:style-name="ce27"/>
          <table:table-cell table:style-name="ce7"/>
          <table:table-cell table:style-name="ce14" office:value-type="string" calcext:value-type="string">
            <text:p>DEOPTIMIZATIONS</text:p>
          </table:table-cell>
          <table:table-cell table:style-name="ce7"/>
          <table:table-cell table:style-name="ce20"/>
          <table:table-cell table:number-columns-repeated="2"/>
        </table:table-row>
        <table:table-row table:style-name="ro1">
          <table:table-cell table:style-name="ce1" office:value-type="string" calcext:value-type="string">
            <text:p>COMPRESS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CREAT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9" office:value-type="string" calcext:value-type="string">
            <text:p>CREAT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3"/>
          <table:table-cell table:style-name="ce3"/>
          <table:table-cell table:style-name="ce13" table:number-columns-repeated="3"/>
          <table:table-cell table:style-name="ce22"/>
          <table:table-cell table:number-columns-repeated="2"/>
        </table:table-row>
        <table:table-row table:style-name="ro3">
          <table:table-cell table:style-name="ce4" office:value-type="float" office:value="373.97" calcext:value-type="float">
            <text:p>373.97</text:p>
          </table:table-cell>
          <table:table-cell office:value-type="float" office:value="380.32" calcext:value-type="float">
            <text:p>380.32</text:p>
          </table:table-cell>
          <table:table-cell office:value-type="float" office:value="373.68" calcext:value-type="float">
            <text:p>373.68</text:p>
          </table:table-cell>
          <table:table-cell office:value-type="float" office:value="378.68" calcext:value-type="float">
            <text:p>378.68</text:p>
          </table:table-cell>
          <table:table-cell office:value-type="float" office:value="312.99" calcext:value-type="float">
            <text:p>312.99</text:p>
          </table:table-cell>
          <table:table-cell office:value-type="float" office:value="377.14" calcext:value-type="float">
            <text:p>377.14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A5:.A14])" office:value-type="float" office:value="8" calcext:value-type="float">
            <text:p>8</text:p>
          </table:table-cell>
          <table:table-cell table:formula="of:=COUNT([.B5:.B14])" office:value-type="float" office:value="8" calcext:value-type="float">
            <text:p>8</text:p>
          </table:table-cell>
          <table:table-cell table:formula="of:=COUNT([.C5:.C14])" office:value-type="float" office:value="8" calcext:value-type="float">
            <text:p>8</text:p>
          </table:table-cell>
          <table:table-cell table:formula="of:=COUNT([.D5:.D14])" office:value-type="float" office:value="8" calcext:value-type="float">
            <text:p>8</text:p>
          </table:table-cell>
          <table:table-cell table:formula="of:=COUNT([.E5:.E14])" office:value-type="float" office:value="8" calcext:value-type="float">
            <text:p>8</text:p>
          </table:table-cell>
          <table:table-cell table:style-name="ce23" table:formula="of:=COUNT([.F5:.F14])" office:value-type="float" office:value="8" calcext:value-type="float">
            <text:p>8</text:p>
          </table:table-cell>
          <table:table-cell/>
          <table:table-cell table:style-name="ce4" office:value-type="float" office:value="443" calcext:value-type="float">
            <text:p>443</text:p>
          </table:table-cell>
          <table:table-cell office:value-type="float" office:value="143" calcext:value-type="float">
            <text:p>143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O5:.O14])" office:value-type="float" office:value="8" calcext:value-type="float">
            <text:p>8</text:p>
          </table:table-cell>
          <table:table-cell table:style-name="ce23" table:formula="of:=COUNT([.P5:.P14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ce4" office:value-type="float" office:value="377.92" calcext:value-type="float">
            <text:p>377.92</text:p>
          </table:table-cell>
          <table:table-cell office:value-type="float" office:value="382.22" calcext:value-type="float">
            <text:p>382.22</text:p>
          </table:table-cell>
          <table:table-cell office:value-type="float" office:value="375.47" calcext:value-type="float">
            <text:p>375.47</text:p>
          </table:table-cell>
          <table:table-cell office:value-type="float" office:value="378.85" calcext:value-type="float">
            <text:p>378.85</text:p>
          </table:table-cell>
          <table:table-cell office:value-type="float" office:value="315.65" calcext:value-type="float">
            <text:p>315.65</text:p>
          </table:table-cell>
          <table:table-cell office:value-type="float" office:value="380.72" calcext:value-type="float">
            <text:p>380.72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A5:.A14])" office:value-type="float" office:value="379.8375" calcext:value-type="float">
            <text:p>379.8375</text:p>
          </table:table-cell>
          <table:table-cell table:style-name="ce17" table:formula="of:=AVERAGE([.B5:.B14])" office:value-type="float" office:value="384.03375" calcext:value-type="float">
            <text:p>384.03375</text:p>
          </table:table-cell>
          <table:table-cell table:style-name="ce17" table:formula="of:=AVERAGE([.C5:.C14])" office:value-type="float" office:value="377.90625" calcext:value-type="float">
            <text:p>377.90625</text:p>
          </table:table-cell>
          <table:table-cell table:style-name="ce17" table:formula="of:=AVERAGE([.D5:.D14])" office:value-type="float" office:value="381.79375" calcext:value-type="float">
            <text:p>381.79375</text:p>
          </table:table-cell>
          <table:table-cell table:style-name="ce17" table:formula="of:=AVERAGE([.E5:.E14])" office:value-type="float" office:value="356.14375" calcext:value-type="float">
            <text:p>356.14375</text:p>
          </table:table-cell>
          <table:table-cell table:style-name="ce24" table:formula="of:=AVERAGE([.F5:.F14])" office:value-type="float" office:value="381.0425" calcext:value-type="float">
            <text:p>381.0425</text:p>
          </table:table-cell>
          <table:table-cell table:style-name="ce17"/>
          <table:table-cell table:style-name="ce4" office:value-type="float" office:value="415" calcext:value-type="float">
            <text:p>415</text:p>
          </table:table-cell>
          <table:table-cell office:value-type="float" office:value="155" calcext:value-type="float">
            <text:p>155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O5:.O14])" office:value-type="float" office:value="434.625" calcext:value-type="float">
            <text:p>434.625</text:p>
          </table:table-cell>
          <table:table-cell table:style-name="ce24" table:formula="of:=AVERAGE([.P5:.P14])" office:value-type="float" office:value="152.625" calcext:value-type="float">
            <text:p>152.625</text:p>
          </table:table-cell>
          <table:table-cell table:number-columns-repeated="2"/>
        </table:table-row>
        <table:table-row table:style-name="ro3">
          <table:table-cell table:style-name="ce4" office:value-type="float" office:value="379.8" calcext:value-type="float">
            <text:p>379.8</text:p>
          </table:table-cell>
          <table:table-cell office:value-type="float" office:value="385.11" calcext:value-type="float">
            <text:p>385.11</text:p>
          </table:table-cell>
          <table:table-cell office:value-type="float" office:value="377.2" calcext:value-type="float">
            <text:p>377.2</text:p>
          </table:table-cell>
          <table:table-cell office:value-type="float" office:value="379.53" calcext:value-type="float">
            <text:p>379.53</text:p>
          </table:table-cell>
          <table:table-cell office:value-type="float" office:value="320.49" calcext:value-type="float">
            <text:p>320.49</text:p>
          </table:table-cell>
          <table:table-cell office:value-type="float" office:value="381.3" calcext:value-type="float">
            <text:p>381.3</text:p>
          </table:table-cell>
          <table:table-cell table:style-name="ce15" office:value-type="string" calcext:value-type="string">
            <text:p>Sample variance</text:p>
          </table:table-cell>
          <table:table-cell table:formula="of:=VAR([.A6:.A14])" office:value-type="float" office:value="3.27006190476191" calcext:value-type="float">
            <text:p>3.2700619048</text:p>
          </table:table-cell>
          <table:table-cell table:formula="of:=VAR([.B6:.B14])" office:value-type="float" office:value="3.25842857142855" calcext:value-type="float">
            <text:p>3.2584285714</text:p>
          </table:table-cell>
          <table:table-cell table:formula="of:=VAR([.C6:.C14])" office:value-type="float" office:value="6.24413333333331" calcext:value-type="float">
            <text:p>6.2441333333</text:p>
          </table:table-cell>
          <table:table-cell table:formula="of:=VAR([.D6:.D14])" office:value-type="float" office:value="7.70414761904766" calcext:value-type="float">
            <text:p>7.704147619</text:p>
          </table:table-cell>
          <table:table-cell table:formula="of:=VAR([.E6:.E14])" office:value-type="float" office:value="921.070347619048" calcext:value-type="float">
            <text:p>921.070347619</text:p>
          </table:table-cell>
          <table:table-cell table:style-name="ce23" table:formula="of:=VAR([.F6:.F14])" office:value-type="float" office:value="2.88366666666662" calcext:value-type="float">
            <text:p>2.8836666667</text:p>
          </table:table-cell>
          <table:table-cell/>
          <table:table-cell table:style-name="ce4" office:value-type="float" office:value="344" calcext:value-type="float">
            <text:p>344</text:p>
          </table:table-cell>
          <table:table-cell office:value-type="float" office:value="165" calcext:value-type="float">
            <text:p>165</text:p>
          </table:table-cell>
          <table:table-cell table:style-name="ce15" office:value-type="string" calcext:value-type="string">
            <text:p>Sample variance</text:p>
          </table:table-cell>
          <table:table-cell table:formula="of:=VAR([.O6:.O14])" office:value-type="float" office:value="2258.95238095238" calcext:value-type="float">
            <text:p>2258.9523809524</text:p>
          </table:table-cell>
          <table:table-cell table:style-name="ce23" table:formula="of:=VAR([.P6:.P14])" office:value-type="float" office:value="62.6666666666667" calcext:value-type="float">
            <text:p>62.6666666667</text:p>
          </table:table-cell>
          <table:table-cell table:number-columns-repeated="2"/>
        </table:table-row>
        <table:table-row table:style-name="ro3">
          <table:table-cell table:style-name="ce4" office:value-type="float" office:value="379.91" calcext:value-type="float">
            <text:p>379.91</text:p>
          </table:table-cell>
          <table:table-cell office:value-type="float" office:value="384.57" calcext:value-type="float">
            <text:p>384.57</text:p>
          </table:table-cell>
          <table:table-cell office:value-type="float" office:value="377.32" calcext:value-type="float">
            <text:p>377.32</text:p>
          </table:table-cell>
          <table:table-cell office:value-type="float" office:value="382.29" calcext:value-type="float">
            <text:p>382.29</text:p>
          </table:table-cell>
          <table:table-cell office:value-type="float" office:value="375.93" calcext:value-type="float">
            <text:p>375.93</text:p>
          </table:table-cell>
          <table:table-cell office:value-type="float" office:value="378.97" calcext:value-type="float">
            <text:p>378.97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H7]/[.H5])" office:value-type="float" office:value="0.639341644267944" calcext:value-type="float">
            <text:p>0.6393416443</text:p>
          </table:table-cell>
          <table:table-cell table:formula="of:=SQRT([.I7]/[.I5])" office:value-type="float" office:value="0.638203393463689" calcext:value-type="float">
            <text:p>0.6382033935</text:p>
          </table:table-cell>
          <table:table-cell table:formula="of:=SQRT([.J7]/[.J5])" office:value-type="float" office:value="0.883468543110995" calcext:value-type="float">
            <text:p>0.8834685431</text:p>
          </table:table-cell>
          <table:table-cell table:formula="of:=SQRT([.K7]/[.K5])" office:value-type="float" office:value="0.981335035745162" calcext:value-type="float">
            <text:p>0.9813350357</text:p>
          </table:table-cell>
          <table:table-cell table:formula="of:=SQRT([.L7]/[.L5])" office:value-type="float" office:value="10.7300416333014" calcext:value-type="float">
            <text:p>10.7300416333</text:p>
          </table:table-cell>
          <table:table-cell table:style-name="ce23" table:formula="of:=SQRT([.M7]/[.M5])" office:value-type="float" office:value="0.6003818229538" calcext:value-type="float">
            <text:p>0.600381823</text:p>
          </table:table-cell>
          <table:table-cell/>
          <table:table-cell table:style-name="ce4" office:value-type="float" office:value="455" calcext:value-type="float">
            <text:p>455</text:p>
          </table:table-cell>
          <table:table-cell office:value-type="float" office:value="142" calcext:value-type="float">
            <text:p>142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R7]/[.R5])" office:value-type="float" office:value="16.8038402640304" calcext:value-type="float">
            <text:p>16.803840264</text:p>
          </table:table-cell>
          <table:table-cell table:style-name="ce23" table:formula="of:=SQRT([.S7]/[.S5])" office:value-type="float" office:value="2.79880927062444" calcext:value-type="float">
            <text:p>2.7988092706</text:p>
          </table:table-cell>
          <table:table-cell table:number-columns-repeated="2"/>
        </table:table-row>
        <table:table-row table:style-name="ro3">
          <table:table-cell table:style-name="ce4" office:value-type="float" office:value="380.46" calcext:value-type="float">
            <text:p>380.46</text:p>
          </table:table-cell>
          <table:table-cell office:value-type="float" office:value="383.66" calcext:value-type="float">
            <text:p>383.66</text:p>
          </table:table-cell>
          <table:table-cell office:value-type="float" office:value="378.03" calcext:value-type="float">
            <text:p>378.03</text:p>
          </table:table-cell>
          <table:table-cell office:value-type="float" office:value="382.38" calcext:value-type="float">
            <text:p>382.38</text:p>
          </table:table-cell>
          <table:table-cell office:value-type="float" office:value="378.55" calcext:value-type="float">
            <text:p>378.55</text:p>
          </table:table-cell>
          <table:table-cell office:value-type="float" office:value="380.97" calcext:value-type="float">
            <text:p>380.97</text:p>
          </table:table-cell>
          <table:table-cell table:style-name="ce15" office:value-type="string" calcext:value-type="string">
            <text:p>Degrees of freedom</text:p>
          </table:table-cell>
          <table:table-cell table:formula="of:=[.H5]-1" office:value-type="float" office:value="7" calcext:value-type="float">
            <text:p>7</text:p>
          </table:table-cell>
          <table:table-cell table:formula="of:=[.I5]-1" office:value-type="float" office:value="7" calcext:value-type="float">
            <text:p>7</text:p>
          </table:table-cell>
          <table:table-cell table:formula="of:=[.J5]-1" office:value-type="float" office:value="7" calcext:value-type="float">
            <text:p>7</text:p>
          </table:table-cell>
          <table:table-cell table:formula="of:=[.K5]-1" office:value-type="float" office:value="7" calcext:value-type="float">
            <text:p>7</text:p>
          </table:table-cell>
          <table:table-cell table:formula="of:=[.L5]-1" office:value-type="float" office:value="7" calcext:value-type="float">
            <text:p>7</text:p>
          </table:table-cell>
          <table:table-cell table:style-name="ce23" table:formula="of:=[.M5]-1" office:value-type="float" office:value="7" calcext:value-type="float">
            <text:p>7</text:p>
          </table:table-cell>
          <table:table-cell/>
          <table:table-cell table:style-name="ce4" office:value-type="float" office:value="444" calcext:value-type="float">
            <text:p>444</text:p>
          </table:table-cell>
          <table:table-cell office:value-type="float" office:value="148" calcext:value-type="float">
            <text:p>148</text:p>
          </table:table-cell>
          <table:table-cell table:style-name="ce15" office:value-type="string" calcext:value-type="string">
            <text:p>Degrees of freedom</text:p>
          </table:table-cell>
          <table:table-cell table:formula="of:=[.R5]-1" office:value-type="float" office:value="7" calcext:value-type="float">
            <text:p>7</text:p>
          </table:table-cell>
          <table:table-cell table:style-name="ce23" table:formula="of:=[.S5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style-name="ce4" office:value-type="float" office:value="380.68" calcext:value-type="float">
            <text:p>380.68</text:p>
          </table:table-cell>
          <table:table-cell office:value-type="float" office:value="382.98" calcext:value-type="float">
            <text:p>382.98</text:p>
          </table:table-cell>
          <table:table-cell office:value-type="float" office:value="378.18" calcext:value-type="float">
            <text:p>378.18</text:p>
          </table:table-cell>
          <table:table-cell office:value-type="float" office:value="381.15" calcext:value-type="float">
            <text:p>381.15</text:p>
          </table:table-cell>
          <table:table-cell office:value-type="float" office:value="380.69" calcext:value-type="float">
            <text:p>380.69</text:p>
          </table:table-cell>
          <table:table-cell office:value-type="float" office:value="383.29" calcext:value-type="float">
            <text:p>383.29</text:p>
          </table:table-cell>
          <table:table-cell table:style-name="ce15" office:value-type="string" calcext:value-type="string">
            <text:p>t value</text:p>
          </table:table-cell>
          <table:table-cell table:formula="of:=TINV(0.05;[.H9])" office:value-type="float" office:value="2.36462425159279" calcext:value-type="float">
            <text:p>2.3646242516</text:p>
          </table:table-cell>
          <table:table-cell table:formula="of:=TINV(0.05;[.I9])" office:value-type="float" office:value="2.36462425159279" calcext:value-type="float">
            <text:p>2.3646242516</text:p>
          </table:table-cell>
          <table:table-cell table:formula="of:=TINV(0.05;[.J9])" office:value-type="float" office:value="2.36462425159279" calcext:value-type="float">
            <text:p>2.3646242516</text:p>
          </table:table-cell>
          <table:table-cell table:formula="of:=TINV(0.05;[.K9])" office:value-type="float" office:value="2.36462425159279" calcext:value-type="float">
            <text:p>2.3646242516</text:p>
          </table:table-cell>
          <table:table-cell table:formula="of:=TINV(0.05;[.L9])" office:value-type="float" office:value="2.36462425159279" calcext:value-type="float">
            <text:p>2.3646242516</text:p>
          </table:table-cell>
          <table:table-cell table:style-name="ce23" table:formula="of:=TINV(0.05;[.M9])" office:value-type="float" office:value="2.36462425159279" calcext:value-type="float">
            <text:p>2.3646242516</text:p>
          </table:table-cell>
          <table:table-cell/>
          <table:table-cell table:style-name="ce4" office:value-type="float" office:value="433" calcext:value-type="float">
            <text:p>433</text:p>
          </table:table-cell>
          <table:table-cell office:value-type="float" office:value="161" calcext:value-type="float">
            <text:p>161</text:p>
          </table:table-cell>
          <table:table-cell table:style-name="ce15" office:value-type="string" calcext:value-type="string">
            <text:p>t value</text:p>
          </table:table-cell>
          <table:table-cell table:formula="of:=TINV(0.05;[.R9])" office:value-type="float" office:value="2.36462425159279" calcext:value-type="float">
            <text:p>2.3646242516</text:p>
          </table:table-cell>
          <table:table-cell table:style-name="ce23" table:formula="of:=TINV(0.05;[.S9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 table:style-name="ce4" office:value-type="float" office:value="382.92" calcext:value-type="float">
            <text:p>382.92</text:p>
          </table:table-cell>
          <table:table-cell office:value-type="float" office:value="387.5" calcext:value-type="float">
            <text:p>387.5</text:p>
          </table:table-cell>
          <table:table-cell office:value-type="float" office:value="380.17" calcext:value-type="float">
            <text:p>380.17</text:p>
          </table:table-cell>
          <table:table-cell office:value-type="float" office:value="384.8" calcext:value-type="float">
            <text:p>384.8</text:p>
          </table:table-cell>
          <table:table-cell office:value-type="float" office:value="381" calcext:value-type="float">
            <text:p>381</text:p>
          </table:table-cell>
          <table:table-cell office:value-type="float" office:value="381.86" calcext:value-type="float">
            <text:p>381.86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H10]*[.H8])" office:value-type="float" office:value="1.51180275708919" calcext:value-type="float">
            <text:p>1.5118027571</text:p>
          </table:table-cell>
          <table:table-cell table:style-name="ce17" table:formula="of:=([.I10]*[.I8])" office:value-type="float" office:value="1.50911122163305" calcext:value-type="float">
            <text:p>1.5091112216</text:p>
          </table:table-cell>
          <table:table-cell table:style-name="ce17" table:formula="of:=([.J10]*[.J8])" office:value-type="float" office:value="2.08907114255961" calcext:value-type="float">
            <text:p>2.0890711426</text:p>
          </table:table-cell>
          <table:table-cell table:style-name="ce17" table:formula="of:=([.K10]*[.K8])" office:value-type="float" office:value="2.32048862446068" calcext:value-type="float">
            <text:p>2.3204886245</text:p>
          </table:table-cell>
          <table:table-cell table:style-name="ce17" table:formula="of:=([.L10]*[.L8])" office:value-type="float" office:value="25.3725166667047" calcext:value-type="float">
            <text:p>25.3725166667</text:p>
          </table:table-cell>
          <table:table-cell table:style-name="ce24" table:formula="of:=([.M10]*[.M8])" office:value-type="float" office:value="1.41967741877204" calcext:value-type="float">
            <text:p>1.4196774188</text:p>
          </table:table-cell>
          <table:table-cell table:style-name="ce17"/>
          <table:table-cell table:style-name="ce4" office:value-type="float" office:value="501" calcext:value-type="float">
            <text:p>501</text:p>
          </table:table-cell>
          <table:table-cell office:value-type="float" office:value="150" calcext:value-type="float">
            <text:p>150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R10]*[.R8])" office:value-type="float" office:value="39.7347682082175" calcext:value-type="float">
            <text:p>39.7347682082</text:p>
          </table:table-cell>
          <table:table-cell table:style-name="ce24" table:formula="of:=([.S10]*[.S8])" office:value-type="float" office:value="6.61813227690128" calcext:value-type="float">
            <text:p>6.6181322769</text:p>
          </table:table-cell>
          <table:table-cell/>
          <table:table-cell table:formula="of:=CONCATENATE([.I6];&quot;;&quot;;[.I11];&quot;;&quot;;[.M6];&quot;;&quot;;[.M11];&quot;;&quot;;[.R6];&quot;;&quot;;[.R11];&quot;;&quot;;[.S6];&quot;;&quot;;[.S11])" office:value-type="string" office:string-value="384.03375;1.50911122163305;381.0425;1.41967741877204;434.625;39.7347682082175;152.625;6.61813227690128" calcext:value-type="string">
            <text:p>384.03375;1.50911122163305;381.0425;1.41967741877204;434.625;39.7347682082175;152.625;6.61813227690128</text:p>
          </table:table-cell>
        </table:table-row>
        <table:table-row table:style-name="ro3">
          <table:table-cell table:style-name="ce5" office:value-type="float" office:value="383.04" calcext:value-type="float">
            <text:p>383.04</text:p>
          </table:table-cell>
          <table:table-cell table:style-name="ce10" office:value-type="float" office:value="385.91" calcext:value-type="float">
            <text:p>385.91</text:p>
          </table:table-cell>
          <table:table-cell table:style-name="ce10" office:value-type="float" office:value="383.2" calcext:value-type="float">
            <text:p>383.2</text:p>
          </table:table-cell>
          <table:table-cell table:style-name="ce10" office:value-type="float" office:value="386.67" calcext:value-type="float">
            <text:p>386.67</text:p>
          </table:table-cell>
          <table:table-cell table:style-name="ce10" office:value-type="float" office:value="383.85" calcext:value-type="float">
            <text:p>383.85</text:p>
          </table:table-cell>
          <table:table-cell table:style-name="ce10" office:value-type="float" office:value="384.09" calcext:value-type="float">
            <text:p>384.09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11]/[.H6]" office:value-type="percentage" office:value="0.00398013033755011" calcext:value-type="percentage">
            <text:p>0.40%</text:p>
          </table:table-cell>
          <table:table-cell table:style-name="ce18" table:formula="of:=[.I11]/[.I6]" office:value-type="percentage" office:value="0.00392963176187783" calcext:value-type="percentage">
            <text:p>0.39%</text:p>
          </table:table-cell>
          <table:table-cell table:style-name="ce18" table:formula="of:=[.J11]/[.J6]" office:value-type="percentage" office:value="0.00552801426956978" calcext:value-type="percentage">
            <text:p>0.55%</text:p>
          </table:table-cell>
          <table:table-cell table:style-name="ce18" table:formula="of:=[.K11]/[.K6]" office:value-type="percentage" office:value="0.00607785911754889" calcext:value-type="percentage">
            <text:p>0.61%</text:p>
          </table:table-cell>
          <table:table-cell table:style-name="ce18" table:formula="of:=[.L11]/[.L6]" office:value-type="percentage" office:value="0.0712423471328774" calcext:value-type="percentage">
            <text:p>7.12%</text:p>
          </table:table-cell>
          <table:table-cell table:style-name="ce25" table:formula="of:=[.M11]/[.M6]" office:value-type="percentage" office:value="0.0037257718463742" calcext:value-type="percentage">
            <text:p>0.37%</text:p>
          </table:table-cell>
          <table:table-cell table:style-name="ce26"/>
          <table:table-cell table:style-name="ce5" office:value-type="float" office:value="442" calcext:value-type="float">
            <text:p>442</text:p>
          </table:table-cell>
          <table:table-cell table:style-name="ce10" office:value-type="float" office:value="157" calcext:value-type="float">
            <text:p>157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11]/[.R6]" office:value-type="percentage" office:value="0.0914231077554616" calcext:value-type="percentage">
            <text:p>9.14%</text:p>
          </table:table-cell>
          <table:table-cell table:style-name="ce25" table:formula="of:=[.S11]/[.S6]" office:value-type="percentage" office:value="0.0433620460403032" calcext:value-type="percentage">
            <text:p>4.34%</text:p>
          </table:table-cell>
          <table:table-cell table:number-columns-repeated="2"/>
        </table:table-row>
        <table:table-row table:style-name="ro3">
          <table:table-cell table:style-name="ce6" table:number-columns-repeated="2"/>
          <table:table-cell table:number-columns-repeated="19"/>
        </table:table-row>
        <table:table-row table:style-name="ro1">
          <table:table-cell table:style-name="ce1" office:value-type="string" calcext:value-type="string">
            <text:p>CRYPTO.AES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CREAT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9" office:value-type="string" calcext:value-type="string">
            <text:p>CREAT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3"/>
          <table:table-cell table:style-name="ce3"/>
          <table:table-cell table:style-name="ce13" table:number-columns-repeated="3"/>
          <table:table-cell table:style-name="ce22"/>
          <table:table-cell table:number-columns-repeated="2"/>
        </table:table-row>
        <table:table-row table:style-name="ro3">
          <table:table-cell table:style-name="ce4" office:value-type="float" office:value="120.39" calcext:value-type="float">
            <text:p>120.39</text:p>
          </table:table-cell>
          <table:table-cell office:value-type="float" office:value="119.19" calcext:value-type="float">
            <text:p>119.19</text:p>
          </table:table-cell>
          <table:table-cell office:value-type="float" office:value="120.57" calcext:value-type="float">
            <text:p>120.57</text:p>
          </table:table-cell>
          <table:table-cell office:value-type="float" office:value="118.3" calcext:value-type="float">
            <text:p>118.3</text:p>
          </table:table-cell>
          <table:table-cell office:value-type="float" office:value="115.55" calcext:value-type="float">
            <text:p>115.55</text:p>
          </table:table-cell>
          <table:table-cell office:value-type="float" office:value="114.08" calcext:value-type="float">
            <text:p>114.08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A17:.A26])" office:value-type="float" office:value="8" calcext:value-type="float">
            <text:p>8</text:p>
          </table:table-cell>
          <table:table-cell table:formula="of:=COUNT([.B17:.B26])" office:value-type="float" office:value="8" calcext:value-type="float">
            <text:p>8</text:p>
          </table:table-cell>
          <table:table-cell table:formula="of:=COUNT([.C17:.C26])" office:value-type="float" office:value="8" calcext:value-type="float">
            <text:p>8</text:p>
          </table:table-cell>
          <table:table-cell table:formula="of:=COUNT([.D17:.D26])" office:value-type="float" office:value="8" calcext:value-type="float">
            <text:p>8</text:p>
          </table:table-cell>
          <table:table-cell table:formula="of:=COUNT([.E17:.E26])" office:value-type="float" office:value="8" calcext:value-type="float">
            <text:p>8</text:p>
          </table:table-cell>
          <table:table-cell table:style-name="ce23" table:formula="of:=COUNT([.F17:.F26])" office:value-type="float" office:value="8" calcext:value-type="float">
            <text:p>8</text:p>
          </table:table-cell>
          <table:table-cell/>
          <table:table-cell table:style-name="ce4" office:value-type="float" office:value="330" calcext:value-type="float">
            <text:p>330</text:p>
          </table:table-cell>
          <table:table-cell office:value-type="float" office:value="368" calcext:value-type="float">
            <text:p>368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O17:.O26])" office:value-type="float" office:value="8" calcext:value-type="float">
            <text:p>8</text:p>
          </table:table-cell>
          <table:table-cell table:style-name="ce23" table:formula="of:=COUNT([.P17:.P26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ce4" office:value-type="float" office:value="128.87" calcext:value-type="float">
            <text:p>128.87</text:p>
          </table:table-cell>
          <table:table-cell office:value-type="float" office:value="130.88" calcext:value-type="float">
            <text:p>130.88</text:p>
          </table:table-cell>
          <table:table-cell office:value-type="float" office:value="123.49" calcext:value-type="float">
            <text:p>123.49</text:p>
          </table:table-cell>
          <table:table-cell office:value-type="float" office:value="122.57" calcext:value-type="float">
            <text:p>122.57</text:p>
          </table:table-cell>
          <table:table-cell office:value-type="float" office:value="115.68" calcext:value-type="float">
            <text:p>115.68</text:p>
          </table:table-cell>
          <table:table-cell office:value-type="float" office:value="93.46" calcext:value-type="float">
            <text:p>93.46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A17:.A26])" office:value-type="float" office:value="131.25875" calcext:value-type="float">
            <text:p>131.25875</text:p>
          </table:table-cell>
          <table:table-cell table:style-name="ce17" table:formula="of:=AVERAGE([.B17:.B26])" office:value-type="float" office:value="130.56875" calcext:value-type="float">
            <text:p>130.56875</text:p>
          </table:table-cell>
          <table:table-cell table:style-name="ce17" table:formula="of:=AVERAGE([.C17:.C26])" office:value-type="float" office:value="129.795" calcext:value-type="float">
            <text:p>129.795</text:p>
          </table:table-cell>
          <table:table-cell table:style-name="ce17" table:formula="of:=AVERAGE([.D17:.D26])" office:value-type="float" office:value="128.165" calcext:value-type="float">
            <text:p>128.165</text:p>
          </table:table-cell>
          <table:table-cell table:style-name="ce17" table:formula="of:=AVERAGE([.E17:.E26])" office:value-type="float" office:value="121.4225" calcext:value-type="float">
            <text:p>121.4225</text:p>
          </table:table-cell>
          <table:table-cell table:style-name="ce24" table:formula="of:=AVERAGE([.F17:.F26])" office:value-type="float" office:value="115.595" calcext:value-type="float">
            <text:p>115.595</text:p>
          </table:table-cell>
          <table:table-cell table:style-name="ce17"/>
          <table:table-cell table:style-name="ce4" office:value-type="float" office:value="389" calcext:value-type="float">
            <text:p>389</text:p>
          </table:table-cell>
          <table:table-cell office:value-type="float" office:value="468" calcext:value-type="float">
            <text:p>468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O17:.O26])" office:value-type="float" office:value="371" calcext:value-type="float">
            <text:p>371</text:p>
          </table:table-cell>
          <table:table-cell table:style-name="ce24" table:formula="of:=AVERAGE([.P17:.P26])" office:value-type="float" office:value="395.875" calcext:value-type="float">
            <text:p>395.875</text:p>
          </table:table-cell>
          <table:table-cell table:number-columns-repeated="2"/>
        </table:table-row>
        <table:table-row table:style-name="ro3">
          <table:table-cell table:style-name="ce4" office:value-type="float" office:value="129.46" calcext:value-type="float">
            <text:p>129.46</text:p>
          </table:table-cell>
          <table:table-cell office:value-type="float" office:value="131.93" calcext:value-type="float">
            <text:p>131.93</text:p>
          </table:table-cell>
          <table:table-cell office:value-type="float" office:value="124.85" calcext:value-type="float">
            <text:p>124.85</text:p>
          </table:table-cell>
          <table:table-cell office:value-type="float" office:value="122.81" calcext:value-type="float">
            <text:p>122.81</text:p>
          </table:table-cell>
          <table:table-cell office:value-type="float" office:value="118.56" calcext:value-type="float">
            <text:p>118.56</text:p>
          </table:table-cell>
          <table:table-cell office:value-type="float" office:value="120.65" calcext:value-type="float">
            <text:p>120.65</text:p>
          </table:table-cell>
          <table:table-cell table:style-name="ce15" office:value-type="string" calcext:value-type="string">
            <text:p>Sample variance</text:p>
          </table:table-cell>
          <table:table-cell table:formula="of:=VAR([.A18:.A26])" office:value-type="float" office:value="35.8687809523809" calcext:value-type="float">
            <text:p>35.8687809524</text:p>
          </table:table-cell>
          <table:table-cell table:formula="of:=VAR([.B18:.B26])" office:value-type="float" office:value="41.4803285714286" calcext:value-type="float">
            <text:p>41.4803285714</text:p>
          </table:table-cell>
          <table:table-cell table:formula="of:=VAR([.C18:.C26])" office:value-type="float" office:value="45.3680238095238" calcext:value-type="float">
            <text:p>45.3680238095</text:p>
          </table:table-cell>
          <table:table-cell table:formula="of:=VAR([.D18:.D26])" office:value-type="float" office:value="43.9084952380952" calcext:value-type="float">
            <text:p>43.9084952381</text:p>
          </table:table-cell>
          <table:table-cell table:formula="of:=VAR([.E18:.E26])" office:value-type="float" office:value="28.8026476190476" calcext:value-type="float">
            <text:p>28.802647619</text:p>
          </table:table-cell>
          <table:table-cell table:style-name="ce23" table:formula="of:=VAR([.F18:.F26])" office:value-type="float" office:value="187.632380952381" calcext:value-type="float">
            <text:p>187.6323809524</text:p>
          </table:table-cell>
          <table:table-cell/>
          <table:table-cell table:style-name="ce4" office:value-type="float" office:value="241" calcext:value-type="float">
            <text:p>241</text:p>
          </table:table-cell>
          <table:table-cell office:value-type="float" office:value="228" calcext:value-type="float">
            <text:p>228</text:p>
          </table:table-cell>
          <table:table-cell table:style-name="ce15" office:value-type="string" calcext:value-type="string">
            <text:p>Sample variance</text:p>
          </table:table-cell>
          <table:table-cell table:formula="of:=VAR([.O18:.O26])" office:value-type="float" office:value="18110.4761904762" calcext:value-type="float">
            <text:p>18110.4761904762</text:p>
          </table:table-cell>
          <table:table-cell table:style-name="ce23" table:formula="of:=VAR([.P18:.P26])" office:value-type="float" office:value="6191.47619047619" calcext:value-type="float">
            <text:p>6191.4761904762</text:p>
          </table:table-cell>
          <table:table-cell table:number-columns-repeated="2"/>
        </table:table-row>
        <table:table-row table:style-name="ro3">
          <table:table-cell table:style-name="ce4" office:value-type="float" office:value="130.29" calcext:value-type="float">
            <text:p>130.29</text:p>
          </table:table-cell>
          <table:table-cell office:value-type="float" office:value="129.44" calcext:value-type="float">
            <text:p>129.44</text:p>
          </table:table-cell>
          <table:table-cell office:value-type="float" office:value="125.39" calcext:value-type="float">
            <text:p>125.39</text:p>
          </table:table-cell>
          <table:table-cell office:value-type="float" office:value="124.14" calcext:value-type="float">
            <text:p>124.14</text:p>
          </table:table-cell>
          <table:table-cell office:value-type="float" office:value="120.11" calcext:value-type="float">
            <text:p>120.11</text:p>
          </table:table-cell>
          <table:table-cell office:value-type="float" office:value="122.79" calcext:value-type="float">
            <text:p>122.79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H19]/[.H17])" office:value-type="float" office:value="2.11745073591987" calcext:value-type="float">
            <text:p>2.1174507359</text:p>
          </table:table-cell>
          <table:table-cell table:formula="of:=SQRT([.I19]/[.I17])" office:value-type="float" office:value="2.27706852585261" calcext:value-type="float">
            <text:p>2.2770685259</text:p>
          </table:table-cell>
          <table:table-cell table:formula="of:=SQRT([.J19]/[.J17])" office:value-type="float" office:value="2.38138677584941" calcext:value-type="float">
            <text:p>2.3813867758</text:p>
          </table:table-cell>
          <table:table-cell table:formula="of:=SQRT([.K19]/[.K17])" office:value-type="float" office:value="2.34276800062701" calcext:value-type="float">
            <text:p>2.3427680006</text:p>
          </table:table-cell>
          <table:table-cell table:formula="of:=SQRT([.L19]/[.L17])" office:value-type="float" office:value="1.89745380770678" calcext:value-type="float">
            <text:p>1.8974538077</text:p>
          </table:table-cell>
          <table:table-cell table:style-name="ce23" table:formula="of:=SQRT([.M19]/[.M17])" office:value-type="float" office:value="4.84293791195465" calcext:value-type="float">
            <text:p>4.842937912</text:p>
          </table:table-cell>
          <table:table-cell/>
          <table:table-cell table:style-name="ce4" office:value-type="float" office:value="279" calcext:value-type="float">
            <text:p>279</text:p>
          </table:table-cell>
          <table:table-cell office:value-type="float" office:value="432" calcext:value-type="float">
            <text:p>432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R19]/[.R17])" office:value-type="float" office:value="47.5795073935147" calcext:value-type="float">
            <text:p>47.5795073935</text:p>
          </table:table-cell>
          <table:table-cell table:style-name="ce23" table:formula="of:=SQRT([.S19]/[.S17])" office:value-type="float" office:value="27.8196787150665" calcext:value-type="float">
            <text:p>27.8196787151</text:p>
          </table:table-cell>
          <table:table-cell table:number-columns-repeated="2"/>
        </table:table-row>
        <table:table-row table:style-name="ro3">
          <table:table-cell table:style-name="ce4" office:value-type="float" office:value="131.18" calcext:value-type="float">
            <text:p>131.18</text:p>
          </table:table-cell>
          <table:table-cell office:value-type="float" office:value="129.9" calcext:value-type="float">
            <text:p>129.9</text:p>
          </table:table-cell>
          <table:table-cell office:value-type="float" office:value="132.99" calcext:value-type="float">
            <text:p>132.99</text:p>
          </table:table-cell>
          <table:table-cell office:value-type="float" office:value="132.03" calcext:value-type="float">
            <text:p>132.03</text:p>
          </table:table-cell>
          <table:table-cell office:value-type="float" office:value="121.51" calcext:value-type="float">
            <text:p>121.51</text:p>
          </table:table-cell>
          <table:table-cell office:value-type="float" office:value="121.98" calcext:value-type="float">
            <text:p>121.98</text:p>
          </table:table-cell>
          <table:table-cell table:style-name="ce15" office:value-type="string" calcext:value-type="string">
            <text:p>Degrees of freedom</text:p>
          </table:table-cell>
          <table:table-cell table:formula="of:=[.H17]-1" office:value-type="float" office:value="7" calcext:value-type="float">
            <text:p>7</text:p>
          </table:table-cell>
          <table:table-cell table:formula="of:=[.I17]-1" office:value-type="float" office:value="7" calcext:value-type="float">
            <text:p>7</text:p>
          </table:table-cell>
          <table:table-cell table:formula="of:=[.J17]-1" office:value-type="float" office:value="7" calcext:value-type="float">
            <text:p>7</text:p>
          </table:table-cell>
          <table:table-cell table:formula="of:=[.K17]-1" office:value-type="float" office:value="7" calcext:value-type="float">
            <text:p>7</text:p>
          </table:table-cell>
          <table:table-cell table:formula="of:=[.L17]-1" office:value-type="float" office:value="7" calcext:value-type="float">
            <text:p>7</text:p>
          </table:table-cell>
          <table:table-cell table:style-name="ce23" table:formula="of:=[.M17]-1" office:value-type="float" office:value="7" calcext:value-type="float">
            <text:p>7</text:p>
          </table:table-cell>
          <table:table-cell/>
          <table:table-cell table:style-name="ce4" office:value-type="float" office:value="548" calcext:value-type="float">
            <text:p>548</text:p>
          </table:table-cell>
          <table:table-cell office:value-type="float" office:value="426" calcext:value-type="float">
            <text:p>426</text:p>
          </table:table-cell>
          <table:table-cell table:style-name="ce15" office:value-type="string" calcext:value-type="string">
            <text:p>Degrees of freedom</text:p>
          </table:table-cell>
          <table:table-cell table:formula="of:=[.R17]-1" office:value-type="float" office:value="7" calcext:value-type="float">
            <text:p>7</text:p>
          </table:table-cell>
          <table:table-cell table:style-name="ce23" table:formula="of:=[.S17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style-name="ce4" office:value-type="float" office:value="131.83" calcext:value-type="float">
            <text:p>131.83</text:p>
          </table:table-cell>
          <table:table-cell office:value-type="float" office:value="128.58" calcext:value-type="float">
            <text:p>128.58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2.42" calcext:value-type="float">
            <text:p>132.42</text:p>
          </table:table-cell>
          <table:table-cell office:value-type="float" office:value="123.27" calcext:value-type="float">
            <text:p>123.27</text:p>
          </table:table-cell>
          <table:table-cell office:value-type="float" office:value="121.18" calcext:value-type="float">
            <text:p>121.18</text:p>
          </table:table-cell>
          <table:table-cell table:style-name="ce15" office:value-type="string" calcext:value-type="string">
            <text:p>t value</text:p>
          </table:table-cell>
          <table:table-cell table:formula="of:=TINV(0.05;[.H21])" office:value-type="float" office:value="2.36462425159279" calcext:value-type="float">
            <text:p>2.3646242516</text:p>
          </table:table-cell>
          <table:table-cell table:formula="of:=TINV(0.05;[.I21])" office:value-type="float" office:value="2.36462425159279" calcext:value-type="float">
            <text:p>2.3646242516</text:p>
          </table:table-cell>
          <table:table-cell table:formula="of:=TINV(0.05;[.J21])" office:value-type="float" office:value="2.36462425159279" calcext:value-type="float">
            <text:p>2.3646242516</text:p>
          </table:table-cell>
          <table:table-cell table:formula="of:=TINV(0.05;[.K21])" office:value-type="float" office:value="2.36462425159279" calcext:value-type="float">
            <text:p>2.3646242516</text:p>
          </table:table-cell>
          <table:table-cell table:formula="of:=TINV(0.05;[.L21])" office:value-type="float" office:value="2.36462425159279" calcext:value-type="float">
            <text:p>2.3646242516</text:p>
          </table:table-cell>
          <table:table-cell table:style-name="ce23" table:formula="of:=TINV(0.05;[.M21])" office:value-type="float" office:value="2.36462425159279" calcext:value-type="float">
            <text:p>2.3646242516</text:p>
          </table:table-cell>
          <table:table-cell/>
          <table:table-cell table:style-name="ce4" office:value-type="float" office:value="260" calcext:value-type="float">
            <text:p>260</text:p>
          </table:table-cell>
          <table:table-cell office:value-type="float" office:value="409" calcext:value-type="float">
            <text:p>409</text:p>
          </table:table-cell>
          <table:table-cell table:style-name="ce15" office:value-type="string" calcext:value-type="string">
            <text:p>t value</text:p>
          </table:table-cell>
          <table:table-cell table:formula="of:=TINV(0.05;[.R21])" office:value-type="float" office:value="2.36462425159279" calcext:value-type="float">
            <text:p>2.3646242516</text:p>
          </table:table-cell>
          <table:table-cell table:style-name="ce23" table:formula="of:=TINV(0.05;[.S21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 table:style-name="ce4" office:value-type="float" office:value="131.91" calcext:value-type="float">
            <text:p>131.91</text:p>
          </table:table-cell>
          <table:table-cell office:value-type="float" office:value="128.13" calcext:value-type="float">
            <text:p>128.13</text:p>
          </table:table-cell>
          <table:table-cell office:value-type="float" office:value="135.39" calcext:value-type="float">
            <text:p>135.39</text:p>
          </table:table-cell>
          <table:table-cell office:value-type="float" office:value="132.76" calcext:value-type="float">
            <text:p>132.76</text:p>
          </table:table-cell>
          <table:table-cell office:value-type="float" office:value="124.14" calcext:value-type="float">
            <text:p>124.14</text:p>
          </table:table-cell>
          <table:table-cell office:value-type="float" office:value="99.71" calcext:value-type="float">
            <text:p>99.71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H22]*[.H20])" office:value-type="float" office:value="5.00697536170912" calcext:value-type="float">
            <text:p>5.0069753617</text:p>
          </table:table-cell>
          <table:table-cell table:style-name="ce17" table:formula="of:=([.I22]*[.I20])" office:value-type="float" office:value="5.38441145876971" calcext:value-type="float">
            <text:p>5.3844114588</text:p>
          </table:table-cell>
          <table:table-cell table:style-name="ce17" table:formula="of:=([.J22]*[.J20])" office:value-type="float" office:value="5.63108492259588" calcext:value-type="float">
            <text:p>5.6310849226</text:p>
          </table:table-cell>
          <table:table-cell table:style-name="ce17" table:formula="of:=([.K22]*[.K20])" office:value-type="float" office:value="5.53976603013818" calcext:value-type="float">
            <text:p>5.5397660301</text:p>
          </table:table-cell>
          <table:table-cell table:style-name="ce17" table:formula="of:=([.L22]*[.L20])" office:value-type="float" office:value="4.48676528998052" calcext:value-type="float">
            <text:p>4.48676529</text:p>
          </table:table-cell>
          <table:table-cell table:style-name="ce24" table:formula="of:=([.M22]*[.M20])" office:value-type="float" office:value="11.4517284355661" calcext:value-type="float">
            <text:p>11.4517284356</text:p>
          </table:table-cell>
          <table:table-cell table:style-name="ce17"/>
          <table:table-cell table:style-name="ce4"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R22]*[.R20])" office:value-type="float" office:value="112.507657061543" calcext:value-type="float">
            <text:p>112.5076570615</text:p>
          </table:table-cell>
          <table:table-cell table:style-name="ce24" table:formula="of:=([.S22]*[.S20])" office:value-type="float" office:value="65.7830869611659" calcext:value-type="float">
            <text:p>65.7830869612</text:p>
          </table:table-cell>
          <table:table-cell/>
          <table:table-cell table:formula="of:=CONCATENATE([.I18];&quot;;&quot;;[.I23];&quot;;&quot;;[.M18];&quot;;&quot;;[.M23];&quot;;&quot;;[.R18];&quot;;&quot;;[.R23];&quot;;&quot;;[.S18];&quot;;&quot;;[.S23])" office:value-type="string" office:string-value="130.56875;5.38441145876971;115.595;11.4517284355661;371;112.507657061543;395.875;65.7830869611659" calcext:value-type="string">
            <text:p>130.56875;5.38441145876971;115.595;11.4517284355661;371;112.507657061543;395.875;65.7830869611659</text:p>
          </table:table-cell>
        </table:table-row>
        <table:table-row table:style-name="ro3">
          <table:table-cell table:style-name="ce5" office:value-type="float" office:value="146.14" calcext:value-type="float">
            <text:p>146.14</text:p>
          </table:table-cell>
          <table:table-cell table:style-name="ce10" office:value-type="float" office:value="146.5" calcext:value-type="float">
            <text:p>146.5</text:p>
          </table:table-cell>
          <table:table-cell table:style-name="ce10" office:value-type="float" office:value="141.7" calcext:value-type="float">
            <text:p>141.7</text:p>
          </table:table-cell>
          <table:table-cell table:style-name="ce10" office:value-type="float" office:value="140.29" calcext:value-type="float">
            <text:p>140.29</text:p>
          </table:table-cell>
          <table:table-cell table:style-name="ce10" office:value-type="float" office:value="132.56" calcext:value-type="float">
            <text:p>132.56</text:p>
          </table:table-cell>
          <table:table-cell table:style-name="ce10" office:value-type="float" office:value="130.91" calcext:value-type="float">
            <text:p>130.91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23]/[.H18]" office:value-type="percentage" office:value="0.0381458406522165" calcext:value-type="percentage">
            <text:p>3.81%</text:p>
          </table:table-cell>
          <table:table-cell table:style-name="ce18" table:formula="of:=[.I23]/[.I18]" office:value-type="percentage" office:value="0.0412381328516181" calcext:value-type="percentage">
            <text:p>4.12%</text:p>
          </table:table-cell>
          <table:table-cell table:style-name="ce18" table:formula="of:=[.J23]/[.J18]" office:value-type="percentage" office:value="0.04338445180936" calcext:value-type="percentage">
            <text:p>4.34%</text:p>
          </table:table-cell>
          <table:table-cell table:style-name="ce18" table:formula="of:=[.K23]/[.K18]" office:value-type="percentage" office:value="0.0432237040544469" calcext:value-type="percentage">
            <text:p>4.32%</text:p>
          </table:table-cell>
          <table:table-cell table:style-name="ce18" table:formula="of:=[.L23]/[.L18]" office:value-type="percentage" office:value="0.0369516793838088" calcext:value-type="percentage">
            <text:p>3.70%</text:p>
          </table:table-cell>
          <table:table-cell table:style-name="ce25" table:formula="of:=[.M23]/[.M18]" office:value-type="percentage" office:value="0.0990676797055762" calcext:value-type="percentage">
            <text:p>9.91%</text:p>
          </table:table-cell>
          <table:table-cell table:style-name="ce26"/>
          <table:table-cell table:style-name="ce5" office:value-type="float" office:value="569" calcext:value-type="float">
            <text:p>569</text:p>
          </table:table-cell>
          <table:table-cell table:style-name="ce10" office:value-type="float" office:value="434" calcext:value-type="float">
            <text:p>434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23]/[.R18]" office:value-type="percentage" office:value="0.30325514032761" calcext:value-type="percentage">
            <text:p>30.33%</text:p>
          </table:table-cell>
          <table:table-cell table:style-name="ce25" table:formula="of:=[.S23]/[.S18]" office:value-type="percentage" office:value="0.166171359548256" calcext:value-type="percentage">
            <text:p>16.62%</text:p>
          </table:table-cell>
          <table:table-cell table:number-columns-repeated="2"/>
        </table:table-row>
        <table:table-row table:style-name="ro3">
          <table:table-cell table:number-columns-repeated="21"/>
        </table:table-row>
        <table:table-row table:style-name="ro1">
          <table:table-cell table:style-name="ce1" office:value-type="string" calcext:value-type="string">
            <text:p>CRYPTO.RSA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CREAT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9" office:value-type="string" calcext:value-type="string">
            <text:p>CREAT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3"/>
          <table:table-cell table:style-name="ce3"/>
          <table:table-cell table:style-name="ce13" table:number-columns-repeated="3"/>
          <table:table-cell table:style-name="ce22"/>
          <table:table-cell table:number-columns-repeated="2"/>
        </table:table-row>
        <table:table-row table:style-name="ro3">
          <table:table-cell table:style-name="ce4" office:value-type="float" office:value="672.8" calcext:value-type="float">
            <text:p>672.8</text:p>
          </table:table-cell>
          <table:table-cell office:value-type="float" office:value="684.43" calcext:value-type="float">
            <text:p>684.43</text:p>
          </table:table-cell>
          <table:table-cell office:value-type="float" office:value="650.16" calcext:value-type="float">
            <text:p>650.16</text:p>
          </table:table-cell>
          <table:table-cell office:value-type="float" office:value="707.21" calcext:value-type="float">
            <text:p>707.21</text:p>
          </table:table-cell>
          <table:table-cell office:value-type="float" office:value="600.84" calcext:value-type="float">
            <text:p>600.84</text:p>
          </table:table-cell>
          <table:table-cell office:value-type="float" office:value="618.67" calcext:value-type="float">
            <text:p>618.67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A29:.A38])" office:value-type="float" office:value="8" calcext:value-type="float">
            <text:p>8</text:p>
          </table:table-cell>
          <table:table-cell table:formula="of:=COUNT([.B29:.B38])" office:value-type="float" office:value="8" calcext:value-type="float">
            <text:p>8</text:p>
          </table:table-cell>
          <table:table-cell table:formula="of:=COUNT([.C29:.C38])" office:value-type="float" office:value="8" calcext:value-type="float">
            <text:p>8</text:p>
          </table:table-cell>
          <table:table-cell table:formula="of:=COUNT([.D29:.D38])" office:value-type="float" office:value="8" calcext:value-type="float">
            <text:p>8</text:p>
          </table:table-cell>
          <table:table-cell table:formula="of:=COUNT([.E29:.E38])" office:value-type="float" office:value="8" calcext:value-type="float">
            <text:p>8</text:p>
          </table:table-cell>
          <table:table-cell table:style-name="ce23" table:formula="of:=COUNT([.F29:.F38])" office:value-type="float" office:value="8" calcext:value-type="float">
            <text:p>8</text:p>
          </table:table-cell>
          <table:table-cell/>
          <table:table-cell table:style-name="ce4" office:value-type="float" office:value="500" calcext:value-type="float">
            <text:p>500</text:p>
          </table:table-cell>
          <table:table-cell office:value-type="float" office:value="458" calcext:value-type="float">
            <text:p>458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O29:.O38])" office:value-type="float" office:value="8" calcext:value-type="float">
            <text:p>8</text:p>
          </table:table-cell>
          <table:table-cell table:style-name="ce23" table:formula="of:=COUNT([.P29:.P38])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style-name="ce4" office:value-type="float" office:value="691.09" calcext:value-type="float">
            <text:p>691.09</text:p>
          </table:table-cell>
          <table:table-cell office:value-type="float" office:value="720.22" calcext:value-type="float">
            <text:p>720.22</text:p>
          </table:table-cell>
          <table:table-cell office:value-type="float" office:value="689.55" calcext:value-type="float">
            <text:p>689.55</text:p>
          </table:table-cell>
          <table:table-cell office:value-type="float" office:value="711.31" calcext:value-type="float">
            <text:p>711.31</text:p>
          </table:table-cell>
          <table:table-cell office:value-type="float" office:value="661.44" calcext:value-type="float">
            <text:p>661.44</text:p>
          </table:table-cell>
          <table:table-cell office:value-type="float" office:value="695.3" calcext:value-type="float">
            <text:p>695.3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A29:.A38])" office:value-type="float" office:value="703.52625" calcext:value-type="float">
            <text:p>703.52625</text:p>
          </table:table-cell>
          <table:table-cell table:style-name="ce17" table:formula="of:=AVERAGE([.B29:.B38])" office:value-type="float" office:value="717.85375" calcext:value-type="float">
            <text:p>717.85375</text:p>
          </table:table-cell>
          <table:table-cell table:style-name="ce17" table:formula="of:=AVERAGE([.C29:.C38])" office:value-type="float" office:value="704.54375" calcext:value-type="float">
            <text:p>704.54375</text:p>
          </table:table-cell>
          <table:table-cell table:style-name="ce17" table:formula="of:=AVERAGE([.D29:.D38])" office:value-type="float" office:value="726.58" calcext:value-type="float">
            <text:p>726.58</text:p>
          </table:table-cell>
          <table:table-cell table:style-name="ce17" table:formula="of:=AVERAGE([.E29:.E38])" office:value-type="float" office:value="677.2525" calcext:value-type="float">
            <text:p>677.2525</text:p>
          </table:table-cell>
          <table:table-cell table:style-name="ce24" table:formula="of:=AVERAGE([.F29:.F38])" office:value-type="float" office:value="707.51375" calcext:value-type="float">
            <text:p>707.51375</text:p>
          </table:table-cell>
          <table:table-cell table:style-name="ce17"/>
          <table:table-cell table:style-name="ce4" office:value-type="float" office:value="482" calcext:value-type="float">
            <text:p>482</text:p>
          </table:table-cell>
          <table:table-cell office:value-type="float" office:value="251" calcext:value-type="float">
            <text:p>251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O29:.O38])" office:value-type="float" office:value="507.625" calcext:value-type="float">
            <text:p>507.625</text:p>
          </table:table-cell>
          <table:table-cell table:style-name="ce24" table:formula="of:=AVERAGE([.P29:.P38])" office:value-type="float" office:value="276.428571428571" calcext:value-type="float">
            <text:p>276.4285714286</text:p>
          </table:table-cell>
          <table:table-cell table:number-columns-repeated="2"/>
        </table:table-row>
        <table:table-row table:style-name="ro3">
          <table:table-cell table:style-name="ce4" office:value-type="float" office:value="691.23" calcext:value-type="float">
            <text:p>691.23</text:p>
          </table:table-cell>
          <table:table-cell office:value-type="float" office:value="714.1" calcext:value-type="float">
            <text:p>714.1</text:p>
          </table:table-cell>
          <table:table-cell office:value-type="float" office:value="691.3" calcext:value-type="float">
            <text:p>691.3</text:p>
          </table:table-cell>
          <table:table-cell office:value-type="float" office:value="727.49" calcext:value-type="float">
            <text:p>727.49</text:p>
          </table:table-cell>
          <table:table-cell office:value-type="float" office:value="663.06" calcext:value-type="float">
            <text:p>663.06</text:p>
          </table:table-cell>
          <table:table-cell office:value-type="float" office:value="722.54" calcext:value-type="float">
            <text:p>722.54</text:p>
          </table:table-cell>
          <table:table-cell table:style-name="ce15" office:value-type="string" calcext:value-type="string">
            <text:p>Sample variance</text:p>
          </table:table-cell>
          <table:table-cell table:formula="of:=VAR([.A30:.A38])" office:value-type="float" office:value="218.761861904762" calcext:value-type="float">
            <text:p>218.7618619048</text:p>
          </table:table-cell>
          <table:table-cell table:formula="of:=VAR([.B30:.B38])" office:value-type="float" office:value="41.1768476190477" calcext:value-type="float">
            <text:p>41.176847619</text:p>
          </table:table-cell>
          <table:table-cell table:formula="of:=VAR([.C30:.C38])" office:value-type="float" office:value="508.154257142857" calcext:value-type="float">
            <text:p>508.1542571429</text:p>
          </table:table-cell>
          <table:table-cell table:formula="of:=VAR([.D30:.D38])" office:value-type="float" office:value="285.489957142858" calcext:value-type="float">
            <text:p>285.4899571429</text:p>
          </table:table-cell>
          <table:table-cell table:formula="of:=VAR([.E30:.E38])" office:value-type="float" office:value="884.190814285715" calcext:value-type="float">
            <text:p>884.1908142857</text:p>
          </table:table-cell>
          <table:table-cell table:style-name="ce23" table:formula="of:=VAR([.F30:.F38])" office:value-type="float" office:value="292.991128571428" calcext:value-type="float">
            <text:p>292.9911285714</text:p>
          </table:table-cell>
          <table:table-cell/>
          <table:table-cell table:style-name="ce4" office:value-type="float" office:value="500" calcext:value-type="float">
            <text:p>500</text:p>
          </table:table-cell>
          <table:table-cell office:value-type="float" office:value="262" calcext:value-type="float">
            <text:p>262</text:p>
          </table:table-cell>
          <table:table-cell table:style-name="ce15" office:value-type="string" calcext:value-type="string">
            <text:p>Sample variance</text:p>
          </table:table-cell>
          <table:table-cell table:formula="of:=VAR([.O30:.O38])" office:value-type="float" office:value="4690.57142857143" calcext:value-type="float">
            <text:p>4690.5714285714</text:p>
          </table:table-cell>
          <table:table-cell table:style-name="ce23" table:formula="of:=VAR([.P30:.P38])" office:value-type="float" office:value="98.1666666666667" calcext:value-type="float">
            <text:p>98.1666666667</text:p>
          </table:table-cell>
          <table:table-cell table:number-columns-repeated="2"/>
        </table:table-row>
        <table:table-row table:style-name="ro3">
          <table:table-cell table:style-name="ce4" office:value-type="float" office:value="698.34" calcext:value-type="float">
            <text:p>698.34</text:p>
          </table:table-cell>
          <table:table-cell office:value-type="float" office:value="725.43" calcext:value-type="float">
            <text:p>725.43</text:p>
          </table:table-cell>
          <table:table-cell office:value-type="float" office:value="692.21" calcext:value-type="float">
            <text:p>692.21</text:p>
          </table:table-cell>
          <table:table-cell office:value-type="float" office:value="706.01" calcext:value-type="float">
            <text:p>706.01</text:p>
          </table:table-cell>
          <table:table-cell office:value-type="float" office:value="666.86" calcext:value-type="float">
            <text:p>666.86</text:p>
          </table:table-cell>
          <table:table-cell office:value-type="float" office:value="717.48" calcext:value-type="float">
            <text:p>717.48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H31]/[.H29])" office:value-type="float" office:value="5.22926694079536" calcext:value-type="float">
            <text:p>5.2292669408</text:p>
          </table:table-cell>
          <table:table-cell table:formula="of:=SQRT([.I31]/[.I29])" office:value-type="float" office:value="2.2687234191018" calcext:value-type="float">
            <text:p>2.2687234191</text:p>
          </table:table-cell>
          <table:table-cell table:formula="of:=SQRT([.J31]/[.J29])" office:value-type="float" office:value="7.96989850266972" calcext:value-type="float">
            <text:p>7.9698985027</text:p>
          </table:table-cell>
          <table:table-cell table:formula="of:=SQRT([.K31]/[.K29])" office:value-type="float" office:value="5.97379650162752" calcext:value-type="float">
            <text:p>5.9737965016</text:p>
          </table:table-cell>
          <table:table-cell table:formula="of:=SQRT([.L31]/[.L29])" office:value-type="float" office:value="10.5130324733501" calcext:value-type="float">
            <text:p>10.5130324734</text:p>
          </table:table-cell>
          <table:table-cell table:style-name="ce23" table:formula="of:=SQRT([.M31]/[.M29])" office:value-type="float" office:value="6.05176759892749" calcext:value-type="float">
            <text:p>6.0517675989</text:p>
          </table:table-cell>
          <table:table-cell/>
          <table:table-cell table:style-name="ce4" office:value-type="float" office:value="501" calcext:value-type="float">
            <text:p>501</text:p>
          </table:table-cell>
          <table:table-cell office:value-type="float" office:value="244" calcext:value-type="float">
            <text:p>244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R31]/[.R29])" office:value-type="float" office:value="24.2140750096184" calcext:value-type="float">
            <text:p>24.2140750096</text:p>
          </table:table-cell>
          <table:table-cell table:style-name="ce23" table:formula="of:=SQRT([.S31]/[.S29])" office:value-type="float" office:value="3.74483771661864" calcext:value-type="float">
            <text:p>3.7448377166</text:p>
          </table:table-cell>
          <table:table-cell table:number-columns-repeated="2"/>
        </table:table-row>
        <table:table-row table:style-name="ro3">
          <table:table-cell table:style-name="ce4" office:value-type="float" office:value="710.55" calcext:value-type="float">
            <text:p>710.55</text:p>
          </table:table-cell>
          <table:table-cell office:value-type="float" office:value="720.19" calcext:value-type="float">
            <text:p>720.19</text:p>
          </table:table-cell>
          <table:table-cell office:value-type="float" office:value="715.26" calcext:value-type="float">
            <text:p>715.26</text:p>
          </table:table-cell>
          <table:table-cell office:value-type="float" office:value="727.41" calcext:value-type="float">
            <text:p>727.41</text:p>
          </table:table-cell>
          <table:table-cell office:value-type="float" office:value="672.45" calcext:value-type="float">
            <text:p>672.45</text:p>
          </table:table-cell>
          <table:table-cell office:value-type="float" office:value="715.38" calcext:value-type="float">
            <text:p>715.38</text:p>
          </table:table-cell>
          <table:table-cell table:style-name="ce15" office:value-type="string" calcext:value-type="string">
            <text:p>Degrees of freedom</text:p>
          </table:table-cell>
          <table:table-cell table:formula="of:=[.H29]-1" office:value-type="float" office:value="7" calcext:value-type="float">
            <text:p>7</text:p>
          </table:table-cell>
          <table:table-cell table:formula="of:=[.I29]-1" office:value-type="float" office:value="7" calcext:value-type="float">
            <text:p>7</text:p>
          </table:table-cell>
          <table:table-cell table:formula="of:=[.J29]-1" office:value-type="float" office:value="7" calcext:value-type="float">
            <text:p>7</text:p>
          </table:table-cell>
          <table:table-cell table:formula="of:=[.K29]-1" office:value-type="float" office:value="7" calcext:value-type="float">
            <text:p>7</text:p>
          </table:table-cell>
          <table:table-cell table:formula="of:=[.L29]-1" office:value-type="float" office:value="7" calcext:value-type="float">
            <text:p>7</text:p>
          </table:table-cell>
          <table:table-cell table:style-name="ce23" table:formula="of:=[.M29]-1" office:value-type="float" office:value="7" calcext:value-type="float">
            <text:p>7</text:p>
          </table:table-cell>
          <table:table-cell/>
          <table:table-cell table:style-name="ce4" office:value-type="float" office:value="464" calcext:value-type="float">
            <text:p>464</text:p>
          </table:table-cell>
          <table:table-cell/>
          <table:table-cell table:style-name="ce15" office:value-type="string" calcext:value-type="string">
            <text:p>Degrees of freedom</text:p>
          </table:table-cell>
          <table:table-cell table:formula="of:=[.R29]-1" office:value-type="float" office:value="7" calcext:value-type="float">
            <text:p>7</text:p>
          </table:table-cell>
          <table:table-cell table:style-name="ce23" table:formula="of:=[.S29]-1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style-name="ce4" office:value-type="float" office:value="716.77" calcext:value-type="float">
            <text:p>716.77</text:p>
          </table:table-cell>
          <table:table-cell office:value-type="float" office:value="720.31" calcext:value-type="float">
            <text:p>720.31</text:p>
          </table:table-cell>
          <table:table-cell office:value-type="float" office:value="716.4" calcext:value-type="float">
            <text:p>716.4</text:p>
          </table:table-cell>
          <table:table-cell office:value-type="float" office:value="734.98" calcext:value-type="float">
            <text:p>734.98</text:p>
          </table:table-cell>
          <table:table-cell office:value-type="float" office:value="700.58" calcext:value-type="float">
            <text:p>700.58</text:p>
          </table:table-cell>
          <table:table-cell office:value-type="float" office:value="719.85" calcext:value-type="float">
            <text:p>719.85</text:p>
          </table:table-cell>
          <table:table-cell table:style-name="ce15" office:value-type="string" calcext:value-type="string">
            <text:p>t value</text:p>
          </table:table-cell>
          <table:table-cell table:formula="of:=TINV(0.05;[.H33])" office:value-type="float" office:value="2.36462425159279" calcext:value-type="float">
            <text:p>2.3646242516</text:p>
          </table:table-cell>
          <table:table-cell table:formula="of:=TINV(0.05;[.I33])" office:value-type="float" office:value="2.36462425159279" calcext:value-type="float">
            <text:p>2.3646242516</text:p>
          </table:table-cell>
          <table:table-cell table:formula="of:=TINV(0.05;[.J33])" office:value-type="float" office:value="2.36462425159279" calcext:value-type="float">
            <text:p>2.3646242516</text:p>
          </table:table-cell>
          <table:table-cell table:formula="of:=TINV(0.05;[.K33])" office:value-type="float" office:value="2.36462425159279" calcext:value-type="float">
            <text:p>2.3646242516</text:p>
          </table:table-cell>
          <table:table-cell table:formula="of:=TINV(0.05;[.L33])" office:value-type="float" office:value="2.36462425159279" calcext:value-type="float">
            <text:p>2.3646242516</text:p>
          </table:table-cell>
          <table:table-cell table:style-name="ce23" table:formula="of:=TINV(0.05;[.M33])" office:value-type="float" office:value="2.36462425159279" calcext:value-type="float">
            <text:p>2.3646242516</text:p>
          </table:table-cell>
          <table:table-cell/>
          <table:table-cell table:style-name="ce4" office:value-type="float" office:value="497" calcext:value-type="float">
            <text:p>497</text:p>
          </table:table-cell>
          <table:table-cell office:value-type="float" office:value="233" calcext:value-type="float">
            <text:p>233</text:p>
          </table:table-cell>
          <table:table-cell table:style-name="ce15" office:value-type="string" calcext:value-type="string">
            <text:p>t value</text:p>
          </table:table-cell>
          <table:table-cell table:formula="of:=TINV(0.05;[.R33])" office:value-type="float" office:value="2.36462425159279" calcext:value-type="float">
            <text:p>2.3646242516</text:p>
          </table:table-cell>
          <table:table-cell table:style-name="ce23" table:formula="of:=TINV(0.05;[.S33])" office:value-type="float" office:value="2.44691185114497" calcext:value-type="float">
            <text:p>2.4469118511</text:p>
          </table:table-cell>
          <table:table-cell table:number-columns-repeated="2"/>
        </table:table-row>
        <table:table-row table:style-name="ro3">
          <table:table-cell table:style-name="ce4" office:value-type="float" office:value="717.6" calcext:value-type="float">
            <text:p>717.6</text:p>
          </table:table-cell>
          <table:table-cell office:value-type="float" office:value="723.32" calcext:value-type="float">
            <text:p>723.32</text:p>
          </table:table-cell>
          <table:table-cell office:value-type="float" office:value="736.04" calcext:value-type="float">
            <text:p>736.04</text:p>
          </table:table-cell>
          <table:table-cell office:value-type="float" office:value="745.76" calcext:value-type="float">
            <text:p>745.76</text:p>
          </table:table-cell>
          <table:table-cell office:value-type="float" office:value="716.84" calcext:value-type="float">
            <text:p>716.84</text:p>
          </table:table-cell>
          <table:table-cell office:value-type="float" office:value="717.6" calcext:value-type="float">
            <text:p>717.6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H34]*[.H32])" office:value-type="float" office:value="12.3652514262571" calcext:value-type="float">
            <text:p>12.3652514263</text:p>
          </table:table-cell>
          <table:table-cell table:style-name="ce17" table:formula="of:=([.I34]*[.I32])" office:value-type="float" office:value="5.36467841696462" calcext:value-type="float">
            <text:p>5.364678417</text:p>
          </table:table-cell>
          <table:table-cell table:style-name="ce17" table:formula="of:=([.J34]*[.J32])" office:value-type="float" office:value="18.8458152821459" calcext:value-type="float">
            <text:p>18.8458152821</text:p>
          </table:table-cell>
          <table:table-cell table:style-name="ce17" table:formula="of:=([.K34]*[.K32])" office:value-type="float" office:value="14.1257840818286" calcext:value-type="float">
            <text:p>14.1257840818</text:p>
          </table:table-cell>
          <table:table-cell table:style-name="ce17" table:formula="of:=([.L34]*[.L32])" office:value-type="float" office:value="24.8593715442662" calcext:value-type="float">
            <text:p>24.8593715443</text:p>
          </table:table-cell>
          <table:table-cell table:style-name="ce24" table:formula="of:=([.M34]*[.M32])" office:value-type="float" office:value="14.3101564294274" calcext:value-type="float">
            <text:p>14.3101564294</text:p>
          </table:table-cell>
          <table:table-cell table:style-name="ce17"/>
          <table:table-cell table:style-name="ce4" office:value-type="float" office:value="458" calcext:value-type="float">
            <text:p>458</text:p>
          </table:table-cell>
          <table:table-cell office:value-type="float" office:value="247" calcext:value-type="float">
            <text:p>247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R34]*[.R32])" office:value-type="float" office:value="57.2571889976306" calcext:value-type="float">
            <text:p>57.2571889976</text:p>
          </table:table-cell>
          <table:table-cell table:style-name="ce24" table:formula="of:=([.S34]*[.S32])" office:value-type="float" office:value="9.16328778940882" calcext:value-type="float">
            <text:p>9.1632877894</text:p>
          </table:table-cell>
          <table:table-cell/>
          <table:table-cell table:formula="of:=CONCATENATE([.I30];&quot;;&quot;;[.I35];&quot;;&quot;;[.M30];&quot;;&quot;;[.M35];&quot;;&quot;;[.R30];&quot;;&quot;;[.R35];&quot;;&quot;;[.S30];&quot;;&quot;;[.S35])" office:value-type="string" office:string-value="717.85375;5.36467841696462;707.51375;14.3101564294274;507.625;57.2571889976306;276.428571428571;9.16328778940882" calcext:value-type="string">
            <text:p>717.85375;5.36467841696462;707.51375;14.3101564294274;507.625;57.2571889976306;276.428571428571;9.16328778940882</text:p>
          </table:table-cell>
        </table:table-row>
        <table:table-row table:style-name="ro3">
          <table:table-cell table:style-name="ce5" office:value-type="float" office:value="729.83" calcext:value-type="float">
            <text:p>729.83</text:p>
          </table:table-cell>
          <table:table-cell table:style-name="ce10" office:value-type="float" office:value="734.83" calcext:value-type="float">
            <text:p>734.83</text:p>
          </table:table-cell>
          <table:table-cell table:style-name="ce10" office:value-type="float" office:value="745.43" calcext:value-type="float">
            <text:p>745.43</text:p>
          </table:table-cell>
          <table:table-cell table:style-name="ce10" office:value-type="float" office:value="752.47" calcext:value-type="float">
            <text:p>752.47</text:p>
          </table:table-cell>
          <table:table-cell table:style-name="ce10" office:value-type="float" office:value="735.95" calcext:value-type="float">
            <text:p>735.95</text:p>
          </table:table-cell>
          <table:table-cell table:style-name="ce10" office:value-type="float" office:value="753.29" calcext:value-type="float">
            <text:p>753.29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35]/[.H30]" office:value-type="percentage" office:value="0.0175761052643837" calcext:value-type="percentage">
            <text:p>1.76%</text:p>
          </table:table-cell>
          <table:table-cell table:style-name="ce18" table:formula="of:=[.I35]/[.I30]" office:value-type="percentage" office:value="0.00747321918561353" calcext:value-type="percentage">
            <text:p>0.75%</text:p>
          </table:table-cell>
          <table:table-cell table:style-name="ce18" table:formula="of:=[.J35]/[.J30]" office:value-type="percentage" office:value="0.0267489638253776" calcext:value-type="percentage">
            <text:p>2.67%</text:p>
          </table:table-cell>
          <table:table-cell table:style-name="ce18" table:formula="of:=[.K35]/[.K30]" office:value-type="percentage" office:value="0.0194414711137502" calcext:value-type="percentage">
            <text:p>1.94%</text:p>
          </table:table-cell>
          <table:table-cell table:style-name="ce18" table:formula="of:=[.L35]/[.L30]" office:value-type="percentage" office:value="0.036706208606489" calcext:value-type="percentage">
            <text:p>3.67%</text:p>
          </table:table-cell>
          <table:table-cell table:style-name="ce25" table:formula="of:=[.M35]/[.M30]" office:value-type="percentage" office:value="0.0202259764272106" calcext:value-type="percentage">
            <text:p>2.02%</text:p>
          </table:table-cell>
          <table:table-cell table:style-name="ce26"/>
          <table:table-cell table:style-name="ce5" office:value-type="float" office:value="659" calcext:value-type="float">
            <text:p>659</text:p>
          </table:table-cell>
          <table:table-cell table:style-name="ce10" office:value-type="float" office:value="240" calcext:value-type="float">
            <text:p>240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35]/[.R30]" office:value-type="percentage" office:value="0.112794265447192" calcext:value-type="percentage">
            <text:p>11.28%</text:p>
          </table:table-cell>
          <table:table-cell table:style-name="ce25" table:formula="of:=[.S35]/[.S30]" office:value-type="percentage" office:value="0.0331488447162076" calcext:value-type="percentage">
            <text:p>3.31%</text:p>
          </table:table-cell>
          <table:table-cell table:number-columns-repeated="2"/>
        </table:table-row>
        <table:table-row table:style-name="ro3">
          <table:table-cell table:number-columns-repeated="21"/>
        </table:table-row>
        <table:table-row table:style-name="ro1">
          <table:table-cell table:style-name="ce1" office:value-type="string" calcext:value-type="string">
            <text:p>CRYPTO.SIGNVERIFY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CREAT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9" office:value-type="string" calcext:value-type="string">
            <text:p>CREAT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3"/>
          <table:table-cell table:style-name="ce3"/>
          <table:table-cell table:style-name="ce13" table:number-columns-repeated="3"/>
          <table:table-cell table:style-name="ce22"/>
          <table:table-cell table:number-columns-repeated="2"/>
        </table:table-row>
        <table:table-row table:style-name="ro3">
          <table:table-cell office:value-type="float" office:value="737.04" calcext:value-type="float">
            <text:p>737.04</text:p>
          </table:table-cell>
          <table:table-cell office:value-type="float" office:value="743.28" calcext:value-type="float">
            <text:p>743.28</text:p>
          </table:table-cell>
          <table:table-cell office:value-type="float" office:value="739.69" calcext:value-type="float">
            <text:p>739.69</text:p>
          </table:table-cell>
          <table:table-cell office:value-type="float" office:value="740.5" calcext:value-type="float">
            <text:p>740.5</text:p>
          </table:table-cell>
          <table:table-cell office:value-type="float" office:value="656.93" calcext:value-type="float">
            <text:p>656.93</text:p>
          </table:table-cell>
          <table:table-cell office:value-type="float" office:value="662.66" calcext:value-type="float">
            <text:p>662.66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A41:.A50])" office:value-type="float" office:value="8" calcext:value-type="float">
            <text:p>8</text:p>
          </table:table-cell>
          <table:table-cell table:formula="of:=COUNT([.B41:.B50])" office:value-type="float" office:value="8" calcext:value-type="float">
            <text:p>8</text:p>
          </table:table-cell>
          <table:table-cell table:formula="of:=COUNT([.C41:.C50])" office:value-type="float" office:value="8" calcext:value-type="float">
            <text:p>8</text:p>
          </table:table-cell>
          <table:table-cell table:formula="of:=COUNT([.D41:.D50])" office:value-type="float" office:value="8" calcext:value-type="float">
            <text:p>8</text:p>
          </table:table-cell>
          <table:table-cell table:formula="of:=COUNT([.E41:.E50])" office:value-type="float" office:value="8" calcext:value-type="float">
            <text:p>8</text:p>
          </table:table-cell>
          <table:table-cell table:style-name="ce23" table:formula="of:=COUNT([.F41:.F50])" office:value-type="float" office:value="8" calcext:value-type="float">
            <text:p>8</text:p>
          </table:table-cell>
          <table:table-cell/>
          <table:table-cell table:style-name="ce4" office:value-type="float" office:value="500" calcext:value-type="float">
            <text:p>500</text:p>
          </table:table-cell>
          <table:table-cell office:value-type="float" office:value="458" calcext:value-type="float">
            <text:p>458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O41:.O50])" office:value-type="float" office:value="8" calcext:value-type="float">
            <text:p>8</text:p>
          </table:table-cell>
          <table:table-cell table:style-name="ce23" table:formula="of:=COUNT([.P41:.P50])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739.78" calcext:value-type="float">
            <text:p>739.78</text:p>
          </table:table-cell>
          <table:table-cell office:value-type="float" office:value="745.24" calcext:value-type="float">
            <text:p>745.24</text:p>
          </table:table-cell>
          <table:table-cell office:value-type="float" office:value="740.96" calcext:value-type="float">
            <text:p>740.96</text:p>
          </table:table-cell>
          <table:table-cell office:value-type="float" office:value="745.63" calcext:value-type="float">
            <text:p>745.63</text:p>
          </table:table-cell>
          <table:table-cell office:value-type="float" office:value="714.52" calcext:value-type="float">
            <text:p>714.52</text:p>
          </table:table-cell>
          <table:table-cell office:value-type="float" office:value="720.09" calcext:value-type="float">
            <text:p>720.09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A41:.A50])" office:value-type="float" office:value="745.66625" calcext:value-type="float">
            <text:p>745.66625</text:p>
          </table:table-cell>
          <table:table-cell table:style-name="ce17" table:formula="of:=AVERAGE([.B41:.B50])" office:value-type="float" office:value="749.235" calcext:value-type="float">
            <text:p>749.235</text:p>
          </table:table-cell>
          <table:table-cell table:style-name="ce17" table:formula="of:=AVERAGE([.C41:.C50])" office:value-type="float" office:value="748.0775" calcext:value-type="float">
            <text:p>748.0775</text:p>
          </table:table-cell>
          <table:table-cell table:style-name="ce17" table:formula="of:=AVERAGE([.D41:.D50])" office:value-type="float" office:value="750.87625" calcext:value-type="float">
            <text:p>750.87625</text:p>
          </table:table-cell>
          <table:table-cell table:style-name="ce17" table:formula="of:=AVERAGE([.E41:.E50])" office:value-type="float" office:value="717.1625" calcext:value-type="float">
            <text:p>717.1625</text:p>
          </table:table-cell>
          <table:table-cell table:style-name="ce24" table:formula="of:=AVERAGE([.F41:.F50])" office:value-type="float" office:value="723.8825" calcext:value-type="float">
            <text:p>723.8825</text:p>
          </table:table-cell>
          <table:table-cell table:style-name="ce17"/>
          <table:table-cell table:style-name="ce4" office:value-type="float" office:value="482" calcext:value-type="float">
            <text:p>482</text:p>
          </table:table-cell>
          <table:table-cell office:value-type="float" office:value="251" calcext:value-type="float">
            <text:p>251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O41:.O50])" office:value-type="float" office:value="507.625" calcext:value-type="float">
            <text:p>507.625</text:p>
          </table:table-cell>
          <table:table-cell table:style-name="ce24" table:formula="of:=AVERAGE([.P41:.P50])" office:value-type="float" office:value="276.428571428571" calcext:value-type="float">
            <text:p>276.4285714286</text:p>
          </table:table-cell>
          <table:table-cell table:number-columns-repeated="2"/>
        </table:table-row>
        <table:table-row table:style-name="ro3">
          <table:table-cell office:value-type="float" office:value="739.87" calcext:value-type="float">
            <text:p>739.87</text:p>
          </table:table-cell>
          <table:table-cell office:value-type="float" office:value="745.18" calcext:value-type="float">
            <text:p>745.18</text:p>
          </table:table-cell>
          <table:table-cell office:value-type="float" office:value="746.46" calcext:value-type="float">
            <text:p>746.46</text:p>
          </table:table-cell>
          <table:table-cell office:value-type="float" office:value="742.07" calcext:value-type="float">
            <text:p>742.07</text:p>
          </table:table-cell>
          <table:table-cell office:value-type="float" office:value="720.37" calcext:value-type="float">
            <text:p>720.37</text:p>
          </table:table-cell>
          <table:table-cell office:value-type="float" office:value="718.07" calcext:value-type="float">
            <text:p>718.07</text:p>
          </table:table-cell>
          <table:table-cell table:style-name="ce15" office:value-type="string" calcext:value-type="string">
            <text:p>Sample variance</text:p>
          </table:table-cell>
          <table:table-cell table:formula="of:=VAR([.A42:.A50])" office:value-type="float" office:value="61.3112476190478" calcext:value-type="float">
            <text:p>61.311247619</text:p>
          </table:table-cell>
          <table:table-cell table:formula="of:=VAR([.B42:.B50])" office:value-type="float" office:value="28.2288285714286" calcext:value-type="float">
            <text:p>28.2288285714</text:p>
          </table:table-cell>
          <table:table-cell table:formula="of:=VAR([.C42:.C50])" office:value-type="float" office:value="32.6135285714285" calcext:value-type="float">
            <text:p>32.6135285714</text:p>
          </table:table-cell>
          <table:table-cell table:formula="of:=VAR([.D42:.D50])" office:value-type="float" office:value="51.6834809523809" calcext:value-type="float">
            <text:p>51.6834809524</text:p>
          </table:table-cell>
          <table:table-cell table:formula="of:=VAR([.E42:.E50])" office:value-type="float" office:value="45.5459904761906" calcext:value-type="float">
            <text:p>45.5459904762</text:p>
          </table:table-cell>
          <table:table-cell table:style-name="ce23" table:formula="of:=VAR([.F42:.F50])" office:value-type="float" office:value="223.169614285714" calcext:value-type="float">
            <text:p>223.1696142857</text:p>
          </table:table-cell>
          <table:table-cell/>
          <table:table-cell table:style-name="ce4" office:value-type="float" office:value="500" calcext:value-type="float">
            <text:p>500</text:p>
          </table:table-cell>
          <table:table-cell office:value-type="float" office:value="262" calcext:value-type="float">
            <text:p>262</text:p>
          </table:table-cell>
          <table:table-cell table:style-name="ce15" office:value-type="string" calcext:value-type="string">
            <text:p>Sample variance</text:p>
          </table:table-cell>
          <table:table-cell table:formula="of:=VAR([.O42:.O50])" office:value-type="float" office:value="4690.57142857143" calcext:value-type="float">
            <text:p>4690.5714285714</text:p>
          </table:table-cell>
          <table:table-cell table:style-name="ce23" table:formula="of:=VAR([.P42:.P50])" office:value-type="float" office:value="98.1666666666667" calcext:value-type="float">
            <text:p>98.1666666667</text:p>
          </table:table-cell>
          <table:table-cell table:number-columns-repeated="2"/>
        </table:table-row>
        <table:table-row table:style-name="ro3">
          <table:table-cell office:value-type="float" office:value="740.02" calcext:value-type="float">
            <text:p>740.02</text:p>
          </table:table-cell>
          <table:table-cell office:value-type="float" office:value="746.49" calcext:value-type="float">
            <text:p>746.49</text:p>
          </table:table-cell>
          <table:table-cell office:value-type="float" office:value="747.98" calcext:value-type="float">
            <text:p>747.98</text:p>
          </table:table-cell>
          <table:table-cell office:value-type="float" office:value="764.01" calcext:value-type="float">
            <text:p>764.01</text:p>
          </table:table-cell>
          <table:table-cell office:value-type="float" office:value="724.24" calcext:value-type="float">
            <text:p>724.24</text:p>
          </table:table-cell>
          <table:table-cell office:value-type="float" office:value="722.75" calcext:value-type="float">
            <text:p>722.75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H43]/[.H41])" office:value-type="float" office:value="2.76837604966901" calcext:value-type="float">
            <text:p>2.7683760497</text:p>
          </table:table-cell>
          <table:table-cell table:formula="of:=SQRT([.I43]/[.I41])" office:value-type="float" office:value="1.87845776407897" calcext:value-type="float">
            <text:p>1.8784577641</text:p>
          </table:table-cell>
          <table:table-cell table:formula="of:=SQRT([.J43]/[.J41])" office:value-type="float" office:value="2.01908173966003" calcext:value-type="float">
            <text:p>2.0190817397</text:p>
          </table:table-cell>
          <table:table-cell table:formula="of:=SQRT([.K43]/[.K41])" office:value-type="float" office:value="2.54173860163621" calcext:value-type="float">
            <text:p>2.5417386016</text:p>
          </table:table-cell>
          <table:table-cell table:formula="of:=SQRT([.L43]/[.L41])" office:value-type="float" office:value="2.38605297709917" calcext:value-type="float">
            <text:p>2.3860529771</text:p>
          </table:table-cell>
          <table:table-cell table:style-name="ce23" table:formula="of:=SQRT([.M43]/[.M41])" office:value-type="float" office:value="5.28168550613478" calcext:value-type="float">
            <text:p>5.2816855061</text:p>
          </table:table-cell>
          <table:table-cell/>
          <table:table-cell table:style-name="ce4" office:value-type="float" office:value="501" calcext:value-type="float">
            <text:p>501</text:p>
          </table:table-cell>
          <table:table-cell office:value-type="float" office:value="244" calcext:value-type="float">
            <text:p>244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R43]/[.R41])" office:value-type="float" office:value="24.2140750096184" calcext:value-type="float">
            <text:p>24.2140750096</text:p>
          </table:table-cell>
          <table:table-cell table:style-name="ce23" table:formula="of:=SQRT([.S43]/[.S41])" office:value-type="float" office:value="3.74483771661864" calcext:value-type="float">
            <text:p>3.7448377166</text:p>
          </table:table-cell>
          <table:table-cell table:number-columns-repeated="2"/>
        </table:table-row>
        <table:table-row table:style-name="ro3">
          <table:table-cell office:value-type="float" office:value="743.88" calcext:value-type="float">
            <text:p>743.88</text:p>
          </table:table-cell>
          <table:table-cell office:value-type="float" office:value="750.39" calcext:value-type="float">
            <text:p>750.39</text:p>
          </table:table-cell>
          <table:table-cell office:value-type="float" office:value="747.99" calcext:value-type="float">
            <text:p>747.99</text:p>
          </table:table-cell>
          <table:table-cell office:value-type="float" office:value="752.88" calcext:value-type="float">
            <text:p>752.88</text:p>
          </table:table-cell>
          <table:table-cell office:value-type="float" office:value="726.97" calcext:value-type="float">
            <text:p>726.97</text:p>
          </table:table-cell>
          <table:table-cell office:value-type="float" office:value="744.53" calcext:value-type="float">
            <text:p>744.53</text:p>
          </table:table-cell>
          <table:table-cell table:style-name="ce15" office:value-type="string" calcext:value-type="string">
            <text:p>Degrees of freedom</text:p>
          </table:table-cell>
          <table:table-cell table:formula="of:=[.H41]-1" office:value-type="float" office:value="7" calcext:value-type="float">
            <text:p>7</text:p>
          </table:table-cell>
          <table:table-cell table:formula="of:=[.I41]-1" office:value-type="float" office:value="7" calcext:value-type="float">
            <text:p>7</text:p>
          </table:table-cell>
          <table:table-cell table:formula="of:=[.J41]-1" office:value-type="float" office:value="7" calcext:value-type="float">
            <text:p>7</text:p>
          </table:table-cell>
          <table:table-cell table:formula="of:=[.K41]-1" office:value-type="float" office:value="7" calcext:value-type="float">
            <text:p>7</text:p>
          </table:table-cell>
          <table:table-cell table:formula="of:=[.L41]-1" office:value-type="float" office:value="7" calcext:value-type="float">
            <text:p>7</text:p>
          </table:table-cell>
          <table:table-cell table:style-name="ce23" table:formula="of:=[.M41]-1" office:value-type="float" office:value="7" calcext:value-type="float">
            <text:p>7</text:p>
          </table:table-cell>
          <table:table-cell/>
          <table:table-cell table:style-name="ce4" office:value-type="float" office:value="464" calcext:value-type="float">
            <text:p>464</text:p>
          </table:table-cell>
          <table:table-cell/>
          <table:table-cell table:style-name="ce15" office:value-type="string" calcext:value-type="string">
            <text:p>Degrees of freedom</text:p>
          </table:table-cell>
          <table:table-cell table:formula="of:=[.R41]-1" office:value-type="float" office:value="7" calcext:value-type="float">
            <text:p>7</text:p>
          </table:table-cell>
          <table:table-cell table:style-name="ce23" table:formula="of:=[.S41]-1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753.13" calcext:value-type="float">
            <text:p>753.13</text:p>
          </table:table-cell>
          <table:table-cell office:value-type="float" office:value="748.54" calcext:value-type="float">
            <text:p>748.54</text:p>
          </table:table-cell>
          <table:table-cell office:value-type="float" office:value="750.26" calcext:value-type="float">
            <text:p>750.26</text:p>
          </table:table-cell>
          <table:table-cell office:value-type="float" office:value="756.94" calcext:value-type="float">
            <text:p>756.94</text:p>
          </table:table-cell>
          <table:table-cell office:value-type="float" office:value="728.27" calcext:value-type="float">
            <text:p>728.27</text:p>
          </table:table-cell>
          <table:table-cell office:value-type="float" office:value="724.02" calcext:value-type="float">
            <text:p>724.02</text:p>
          </table:table-cell>
          <table:table-cell table:style-name="ce15" office:value-type="string" calcext:value-type="string">
            <text:p>t value</text:p>
          </table:table-cell>
          <table:table-cell table:formula="of:=TINV(0.05;[.H45])" office:value-type="float" office:value="2.36462425159279" calcext:value-type="float">
            <text:p>2.3646242516</text:p>
          </table:table-cell>
          <table:table-cell table:formula="of:=TINV(0.05;[.I45])" office:value-type="float" office:value="2.36462425159279" calcext:value-type="float">
            <text:p>2.3646242516</text:p>
          </table:table-cell>
          <table:table-cell table:formula="of:=TINV(0.05;[.J45])" office:value-type="float" office:value="2.36462425159279" calcext:value-type="float">
            <text:p>2.3646242516</text:p>
          </table:table-cell>
          <table:table-cell table:formula="of:=TINV(0.05;[.K45])" office:value-type="float" office:value="2.36462425159279" calcext:value-type="float">
            <text:p>2.3646242516</text:p>
          </table:table-cell>
          <table:table-cell table:formula="of:=TINV(0.05;[.L45])" office:value-type="float" office:value="2.36462425159279" calcext:value-type="float">
            <text:p>2.3646242516</text:p>
          </table:table-cell>
          <table:table-cell table:style-name="ce23" table:formula="of:=TINV(0.05;[.M45])" office:value-type="float" office:value="2.36462425159279" calcext:value-type="float">
            <text:p>2.3646242516</text:p>
          </table:table-cell>
          <table:table-cell/>
          <table:table-cell table:style-name="ce4" office:value-type="float" office:value="497" calcext:value-type="float">
            <text:p>497</text:p>
          </table:table-cell>
          <table:table-cell office:value-type="float" office:value="233" calcext:value-type="float">
            <text:p>233</text:p>
          </table:table-cell>
          <table:table-cell table:style-name="ce15" office:value-type="string" calcext:value-type="string">
            <text:p>t value</text:p>
          </table:table-cell>
          <table:table-cell table:formula="of:=TINV(0.05;[.R45])" office:value-type="float" office:value="2.36462425159279" calcext:value-type="float">
            <text:p>2.3646242516</text:p>
          </table:table-cell>
          <table:table-cell table:style-name="ce23" table:formula="of:=TINV(0.05;[.S45])" office:value-type="float" office:value="2.44691185114497" calcext:value-type="float">
            <text:p>2.4469118511</text:p>
          </table:table-cell>
          <table:table-cell table:number-columns-repeated="2"/>
        </table:table-row>
        <table:table-row table:style-name="ro3">
          <table:table-cell office:value-type="float" office:value="753.17" calcext:value-type="float">
            <text:p>753.17</text:p>
          </table:table-cell>
          <table:table-cell office:value-type="float" office:value="757.41" calcext:value-type="float">
            <text:p>757.41</text:p>
          </table:table-cell>
          <table:table-cell office:value-type="float" office:value="751.56" calcext:value-type="float">
            <text:p>751.56</text:p>
          </table:table-cell>
          <table:table-cell office:value-type="float" office:value="753.47" calcext:value-type="float">
            <text:p>753.47</text:p>
          </table:table-cell>
          <table:table-cell office:value-type="float" office:value="731.78" calcext:value-type="float">
            <text:p>731.78</text:p>
          </table:table-cell>
          <table:table-cell office:value-type="float" office:value="742.79" calcext:value-type="float">
            <text:p>742.79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H46]*[.H44])" office:value-type="float" office:value="6.54616914457597" calcext:value-type="float">
            <text:p>6.5461691446</text:p>
          </table:table-cell>
          <table:table-cell table:style-name="ce17" table:formula="of:=([.I46]*[.I44])" office:value-type="float" office:value="4.4418467845339" calcext:value-type="float">
            <text:p>4.4418467845</text:p>
          </table:table-cell>
          <table:table-cell table:style-name="ce17" table:formula="of:=([.J46]*[.J44])" office:value-type="float" office:value="4.77436964754825" calcext:value-type="float">
            <text:p>4.7743696475</text:p>
          </table:table-cell>
          <table:table-cell table:style-name="ce17" table:formula="of:=([.K46]*[.K44])" office:value-type="float" office:value="6.01025673863852" calcext:value-type="float">
            <text:p>6.0102567386</text:p>
          </table:table-cell>
          <table:table-cell table:style-name="ce17" table:formula="of:=([.L46]*[.L44])" office:value-type="float" office:value="5.64211873523387" calcext:value-type="float">
            <text:p>5.6421187352</text:p>
          </table:table-cell>
          <table:table-cell table:style-name="ce24" table:formula="of:=([.M46]*[.M44])" office:value-type="float" office:value="12.4892016370924" calcext:value-type="float">
            <text:p>12.4892016371</text:p>
          </table:table-cell>
          <table:table-cell table:style-name="ce17"/>
          <table:table-cell table:style-name="ce4" office:value-type="float" office:value="458" calcext:value-type="float">
            <text:p>458</text:p>
          </table:table-cell>
          <table:table-cell office:value-type="float" office:value="247" calcext:value-type="float">
            <text:p>247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R46]*[.R44])" office:value-type="float" office:value="57.2571889976306" calcext:value-type="float">
            <text:p>57.2571889976</text:p>
          </table:table-cell>
          <table:table-cell table:style-name="ce24" table:formula="of:=([.S46]*[.S44])" office:value-type="float" office:value="9.16328778940882" calcext:value-type="float">
            <text:p>9.1632877894</text:p>
          </table:table-cell>
          <table:table-cell/>
          <table:table-cell table:formula="of:=CONCATENATE([.I42];&quot;;&quot;;[.I47];&quot;;&quot;;[.M42];&quot;;&quot;;[.M47];&quot;;&quot;;[.R42];&quot;;&quot;;[.R47];&quot;;&quot;;[.S42];&quot;;&quot;;[.S47])" office:value-type="string" office:string-value="749.235;4.4418467845339;723.8825;12.4892016370924;507.625;57.2571889976306;276.428571428571;9.16328778940882" calcext:value-type="string">
            <text:p>749.235;4.4418467845339;723.8825;12.4892016370924;507.625;57.2571889976306;276.428571428571;9.16328778940882</text:p>
          </table:table-cell>
        </table:table-row>
        <table:table-row table:style-name="ro3">
          <table:table-cell office:value-type="float" office:value="758.44" calcext:value-type="float">
            <text:p>758.44</text:p>
          </table:table-cell>
          <table:table-cell office:value-type="float" office:value="757.35" calcext:value-type="float">
            <text:p>757.35</text:p>
          </table:table-cell>
          <table:table-cell office:value-type="float" office:value="759.72" calcext:value-type="float">
            <text:p>759.72</text:p>
          </table:table-cell>
          <table:table-cell office:value-type="float" office:value="751.51" calcext:value-type="float">
            <text:p>751.51</text:p>
          </table:table-cell>
          <table:table-cell office:value-type="float" office:value="734.22" calcext:value-type="float">
            <text:p>734.22</text:p>
          </table:table-cell>
          <table:table-cell office:value-type="float" office:value="756.15" calcext:value-type="float">
            <text:p>756.15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47]/[.H42]" office:value-type="percentage" office:value="0.0087789532442644" calcext:value-type="percentage">
            <text:p>0.88%</text:p>
          </table:table-cell>
          <table:table-cell table:style-name="ce18" table:formula="of:=[.I47]/[.I42]" office:value-type="percentage" office:value="0.00592850945902674" calcext:value-type="percentage">
            <text:p>0.59%</text:p>
          </table:table-cell>
          <table:table-cell table:style-name="ce18" table:formula="of:=[.J47]/[.J42]" office:value-type="percentage" office:value="0.00638218586650213" calcext:value-type="percentage">
            <text:p>0.64%</text:p>
          </table:table-cell>
          <table:table-cell table:style-name="ce18" table:formula="of:=[.K47]/[.K42]" office:value-type="percentage" office:value="0.00800432393305624" calcext:value-type="percentage">
            <text:p>0.80%</text:p>
          </table:table-cell>
          <table:table-cell table:style-name="ce18" table:formula="of:=[.L47]/[.L42]" office:value-type="percentage" office:value="0.00786728075608229" calcext:value-type="percentage">
            <text:p>0.79%</text:p>
          </table:table-cell>
          <table:table-cell table:style-name="ce25" table:formula="of:=[.M47]/[.M42]" office:value-type="percentage" office:value="0.0172530785550036" calcext:value-type="percentage">
            <text:p>1.73%</text:p>
          </table:table-cell>
          <table:table-cell table:style-name="ce26"/>
          <table:table-cell table:style-name="ce5" office:value-type="float" office:value="659" calcext:value-type="float">
            <text:p>659</text:p>
          </table:table-cell>
          <table:table-cell table:style-name="ce10" office:value-type="float" office:value="240" calcext:value-type="float">
            <text:p>240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47]/[.R42]" office:value-type="percentage" office:value="0.112794265447192" calcext:value-type="percentage">
            <text:p>11.28%</text:p>
          </table:table-cell>
          <table:table-cell table:style-name="ce25" table:formula="of:=[.S47]/[.S42]" office:value-type="percentage" office:value="0.0331488447162076" calcext:value-type="percentage">
            <text:p>3.31%</text:p>
          </table:table-cell>
          <table:table-cell table:number-columns-repeated="2"/>
        </table:table-row>
        <table:table-row table:style-name="ro3">
          <table:table-cell table:number-columns-repeated="21"/>
        </table:table-row>
        <table:table-row table:style-name="ro1">
          <table:table-cell table:style-name="ce1" office:value-type="string" calcext:value-type="string">
            <text:p>DERBY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CREAT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9" office:value-type="string" calcext:value-type="string">
            <text:p>CREAT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3"/>
          <table:table-cell table:style-name="ce3"/>
          <table:table-cell table:style-name="ce13" table:number-columns-repeated="3"/>
          <table:table-cell table:style-name="ce22"/>
          <table:table-cell table:number-columns-repeated="2"/>
        </table:table-row>
        <table:table-row table:style-name="ro3">
          <table:table-cell office:value-type="float" office:value="456.6" calcext:value-type="float">
            <text:p>456.6</text:p>
          </table:table-cell>
          <table:table-cell office:value-type="float" office:value="493.67" calcext:value-type="float">
            <text:p>493.67</text:p>
          </table:table-cell>
          <table:table-cell office:value-type="float" office:value="457.24" calcext:value-type="float">
            <text:p>457.24</text:p>
          </table:table-cell>
          <table:table-cell office:value-type="float" office:value="488.62" calcext:value-type="float">
            <text:p>488.62</text:p>
          </table:table-cell>
          <table:table-cell office:value-type="float" office:value="136.03" calcext:value-type="float">
            <text:p>136.03</text:p>
          </table:table-cell>
          <table:table-cell office:value-type="float" office:value="136.59" calcext:value-type="float">
            <text:p>136.59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A53:.A62])" office:value-type="float" office:value="8" calcext:value-type="float">
            <text:p>8</text:p>
          </table:table-cell>
          <table:table-cell table:formula="of:=COUNT([.B53:.B62])" office:value-type="float" office:value="8" calcext:value-type="float">
            <text:p>8</text:p>
          </table:table-cell>
          <table:table-cell table:formula="of:=COUNT([.C53:.C62])" office:value-type="float" office:value="8" calcext:value-type="float">
            <text:p>8</text:p>
          </table:table-cell>
          <table:table-cell table:formula="of:=COUNT([.D53:.D62])" office:value-type="float" office:value="8" calcext:value-type="float">
            <text:p>8</text:p>
          </table:table-cell>
          <table:table-cell table:formula="of:=COUNT([.E53:.E62])" office:value-type="float" office:value="8" calcext:value-type="float">
            <text:p>8</text:p>
          </table:table-cell>
          <table:table-cell table:style-name="ce23" table:formula="of:=COUNT([.F53:.F62])" office:value-type="float" office:value="8" calcext:value-type="float">
            <text:p>8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777" calcext:value-type="float">
            <text:p>777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O53:.O62])" office:value-type="float" office:value="8" calcext:value-type="float">
            <text:p>8</text:p>
          </table:table-cell>
          <table:table-cell table:style-name="ce23" table:formula="of:=COUNT([.P53:.P62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458.09" calcext:value-type="float">
            <text:p>458.09</text:p>
          </table:table-cell>
          <table:table-cell office:value-type="float" office:value="490.62" calcext:value-type="float">
            <text:p>490.62</text:p>
          </table:table-cell>
          <table:table-cell office:value-type="float" office:value="466.17" calcext:value-type="float">
            <text:p>466.17</text:p>
          </table:table-cell>
          <table:table-cell office:value-type="float" office:value="507.66" calcext:value-type="float">
            <text:p>507.66</text:p>
          </table:table-cell>
          <table:table-cell office:value-type="float" office:value="139.72" calcext:value-type="float">
            <text:p>139.72</text:p>
          </table:table-cell>
          <table:table-cell office:value-type="float" office:value="137.11" calcext:value-type="float">
            <text:p>137.11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A53:.A62])" office:value-type="float" office:value="465.2625" calcext:value-type="float">
            <text:p>465.2625</text:p>
          </table:table-cell>
          <table:table-cell table:style-name="ce17" table:formula="of:=AVERAGE([.B53:.B62])" office:value-type="float" office:value="497.1575" calcext:value-type="float">
            <text:p>497.1575</text:p>
          </table:table-cell>
          <table:table-cell table:style-name="ce17" table:formula="of:=AVERAGE([.C53:.C62])" office:value-type="float" office:value="474.2925" calcext:value-type="float">
            <text:p>474.2925</text:p>
          </table:table-cell>
          <table:table-cell table:style-name="ce17" table:formula="of:=AVERAGE([.D53:.D62])" office:value-type="float" office:value="502.23125" calcext:value-type="float">
            <text:p>502.23125</text:p>
          </table:table-cell>
          <table:table-cell table:style-name="ce17" table:formula="of:=AVERAGE([.E53:.E62])" office:value-type="float" office:value="274.0575" calcext:value-type="float">
            <text:p>274.0575</text:p>
          </table:table-cell>
          <table:table-cell table:style-name="ce24" table:formula="of:=AVERAGE([.F53:.F62])" office:value-type="float" office:value="285.135" calcext:value-type="float">
            <text:p>285.135</text:p>
          </table:table-cell>
          <table:table-cell table:style-name="ce17"/>
          <table:table-cell office:value-type="float" office:value="651" calcext:value-type="float">
            <text:p>651</text:p>
          </table:table-cell>
          <table:table-cell office:value-type="float" office:value="701" calcext:value-type="float">
            <text:p>701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O53:.O62])" office:value-type="float" office:value="670.5" calcext:value-type="float">
            <text:p>670.5</text:p>
          </table:table-cell>
          <table:table-cell table:style-name="ce24" table:formula="of:=AVERAGE([.P53:.P62])" office:value-type="float" office:value="655.375" calcext:value-type="float">
            <text:p>655.375</text:p>
          </table:table-cell>
          <table:table-cell table:number-columns-repeated="2"/>
        </table:table-row>
        <table:table-row table:style-name="ro3">
          <table:table-cell office:value-type="float" office:value="460.38" calcext:value-type="float">
            <text:p>460.38</text:p>
          </table:table-cell>
          <table:table-cell office:value-type="float" office:value="492.01" calcext:value-type="float">
            <text:p>492.01</text:p>
          </table:table-cell>
          <table:table-cell office:value-type="float" office:value="467.29" calcext:value-type="float">
            <text:p>467.29</text:p>
          </table:table-cell>
          <table:table-cell office:value-type="float" office:value="509.45" calcext:value-type="float">
            <text:p>509.45</text:p>
          </table:table-cell>
          <table:table-cell office:value-type="float" office:value="140.46" calcext:value-type="float">
            <text:p>140.46</text:p>
          </table:table-cell>
          <table:table-cell office:value-type="float" office:value="139.06" calcext:value-type="float">
            <text:p>139.06</text:p>
          </table:table-cell>
          <table:table-cell table:style-name="ce15" office:value-type="string" calcext:value-type="string">
            <text:p>Sample variance</text:p>
          </table:table-cell>
          <table:table-cell table:formula="of:=VAR([.A54:.A62])" office:value-type="float" office:value="45.3171333333334" calcext:value-type="float">
            <text:p>45.3171333333</text:p>
          </table:table-cell>
          <table:table-cell table:formula="of:=VAR([.B54:.B62])" office:value-type="float" office:value="54.5817285714286" calcext:value-type="float">
            <text:p>54.5817285714</text:p>
          </table:table-cell>
          <table:table-cell table:formula="of:=VAR([.C54:.C62])" office:value-type="float" office:value="64.3911476190475" calcext:value-type="float">
            <text:p>64.391147619</text:p>
          </table:table-cell>
          <table:table-cell table:formula="of:=VAR([.D54:.D62])" office:value-type="float" office:value="64.3126619047617" calcext:value-type="float">
            <text:p>64.3126619048</text:p>
          </table:table-cell>
          <table:table-cell table:formula="of:=VAR([.E54:.E62])" office:value-type="float" office:value="20794.5988952381" calcext:value-type="float">
            <text:p>20794.5988952381</text:p>
          </table:table-cell>
          <table:table-cell table:style-name="ce23" table:formula="of:=VAR([.F54:.F62])" office:value-type="float" office:value="24656.4290285714" calcext:value-type="float">
            <text:p>24656.4290285714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764" calcext:value-type="float">
            <text:p>764</text:p>
          </table:table-cell>
          <table:table-cell table:style-name="ce15" office:value-type="string" calcext:value-type="string">
            <text:p>Sample variance</text:p>
          </table:table-cell>
          <table:table-cell table:formula="of:=VAR([.O54:.O62])" office:value-type="float" office:value="1618.80952380952" calcext:value-type="float">
            <text:p>1618.8095238095</text:p>
          </table:table-cell>
          <table:table-cell table:style-name="ce23" table:formula="of:=VAR([.P54:.P62])" office:value-type="float" office:value="8782.33333333333" calcext:value-type="float">
            <text:p>8782.3333333333</text:p>
          </table:table-cell>
          <table:table-cell table:number-columns-repeated="2"/>
        </table:table-row>
        <table:table-row table:style-name="ro3">
          <table:table-cell office:value-type="float" office:value="460.5" calcext:value-type="float">
            <text:p>460.5</text:p>
          </table:table-cell>
          <table:table-cell office:value-type="float" office:value="498.21" calcext:value-type="float">
            <text:p>498.21</text:p>
          </table:table-cell>
          <table:table-cell office:value-type="float" office:value="474.02" calcext:value-type="float">
            <text:p>474.02</text:p>
          </table:table-cell>
          <table:table-cell office:value-type="float" office:value="506.85" calcext:value-type="float">
            <text:p>506.85</text:p>
          </table:table-cell>
          <table:table-cell office:value-type="float" office:value="141.34" calcext:value-type="float">
            <text:p>141.34</text:p>
          </table:table-cell>
          <table:table-cell office:value-type="float" office:value="140.03" calcext:value-type="float">
            <text:p>140.03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H55]/[.H53])" office:value-type="float" office:value="2.38005076976662" calcext:value-type="float">
            <text:p>2.3800507698</text:p>
          </table:table-cell>
          <table:table-cell table:formula="of:=SQRT([.I55]/[.I53])" office:value-type="float" office:value="2.61203293842719" calcext:value-type="float">
            <text:p>2.6120329384</text:p>
          </table:table-cell>
          <table:table-cell table:formula="of:=SQRT([.J55]/[.J53])" office:value-type="float" office:value="2.83705718172562" calcext:value-type="float">
            <text:p>2.8370571817</text:p>
          </table:table-cell>
          <table:table-cell table:formula="of:=SQRT([.K55]/[.K53])" office:value-type="float" office:value="2.83532762447221" calcext:value-type="float">
            <text:p>2.8353276245</text:p>
          </table:table-cell>
          <table:table-cell table:formula="of:=SQRT([.L55]/[.L53])" office:value-type="float" office:value="50.9835744324068" calcext:value-type="float">
            <text:p>50.9835744324</text:p>
          </table:table-cell>
          <table:table-cell table:style-name="ce23" table:formula="of:=SQRT([.M55]/[.M53])" office:value-type="float" office:value="55.5162465281239" calcext:value-type="float">
            <text:p>55.5162465281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738" calcext:value-type="float">
            <text:p>738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R55]/[.R53])" office:value-type="float" office:value="14.2250198761264" calcext:value-type="float">
            <text:p>14.2250198761</text:p>
          </table:table-cell>
          <table:table-cell table:style-name="ce23" table:formula="of:=SQRT([.S55]/[.S53])" office:value-type="float" office:value="33.1329393001386" calcext:value-type="float">
            <text:p>33.1329393001</text:p>
          </table:table-cell>
          <table:table-cell table:number-columns-repeated="2"/>
        </table:table-row>
        <table:table-row table:style-name="ro3">
          <table:table-cell office:value-type="float" office:value="468.89" calcext:value-type="float">
            <text:p>468.89</text:p>
          </table:table-cell>
          <table:table-cell office:value-type="float" office:value="492.59" calcext:value-type="float">
            <text:p>492.59</text:p>
          </table:table-cell>
          <table:table-cell office:value-type="float" office:value="476.91" calcext:value-type="float">
            <text:p>476.91</text:p>
          </table:table-cell>
          <table:table-cell office:value-type="float" office:value="488.67" calcext:value-type="float">
            <text:p>488.67</text:p>
          </table:table-cell>
          <table:table-cell office:value-type="float" office:value="395.07" calcext:value-type="float">
            <text:p>395.07</text:p>
          </table:table-cell>
          <table:table-cell office:value-type="float" office:value="441.04" calcext:value-type="float">
            <text:p>441.04</text:p>
          </table:table-cell>
          <table:table-cell table:style-name="ce15" office:value-type="string" calcext:value-type="string">
            <text:p>Degrees of freedom</text:p>
          </table:table-cell>
          <table:table-cell table:formula="of:=[.H53]-1" office:value-type="float" office:value="7" calcext:value-type="float">
            <text:p>7</text:p>
          </table:table-cell>
          <table:table-cell table:formula="of:=[.I53]-1" office:value-type="float" office:value="7" calcext:value-type="float">
            <text:p>7</text:p>
          </table:table-cell>
          <table:table-cell table:formula="of:=[.J53]-1" office:value-type="float" office:value="7" calcext:value-type="float">
            <text:p>7</text:p>
          </table:table-cell>
          <table:table-cell table:formula="of:=[.K53]-1" office:value-type="float" office:value="7" calcext:value-type="float">
            <text:p>7</text:p>
          </table:table-cell>
          <table:table-cell table:formula="of:=[.L53]-1" office:value-type="float" office:value="7" calcext:value-type="float">
            <text:p>7</text:p>
          </table:table-cell>
          <table:table-cell table:style-name="ce23" table:formula="of:=[.M53]-1" office:value-type="float" office:value="7" calcext:value-type="float">
            <text:p>7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532" calcext:value-type="float">
            <text:p>532</text:p>
          </table:table-cell>
          <table:table-cell table:style-name="ce15" office:value-type="string" calcext:value-type="string">
            <text:p>Degrees of freedom</text:p>
          </table:table-cell>
          <table:table-cell table:formula="of:=[.R53]-1" office:value-type="float" office:value="7" calcext:value-type="float">
            <text:p>7</text:p>
          </table:table-cell>
          <table:table-cell table:style-name="ce23" table:formula="of:=[.S53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470.18" calcext:value-type="float">
            <text:p>470.18</text:p>
          </table:table-cell>
          <table:table-cell office:value-type="float" office:value="504.33" calcext:value-type="float">
            <text:p>504.33</text:p>
          </table:table-cell>
          <table:table-cell office:value-type="float" office:value="481.83" calcext:value-type="float">
            <text:p>481.83</text:p>
          </table:table-cell>
          <table:table-cell office:value-type="float" office:value="499.48" calcext:value-type="float">
            <text:p>499.48</text:p>
          </table:table-cell>
          <table:table-cell office:value-type="float" office:value="395.71" calcext:value-type="float">
            <text:p>395.71</text:p>
          </table:table-cell>
          <table:table-cell office:value-type="float" office:value="427.44" calcext:value-type="float">
            <text:p>427.44</text:p>
          </table:table-cell>
          <table:table-cell table:style-name="ce15" office:value-type="string" calcext:value-type="string">
            <text:p>t value</text:p>
          </table:table-cell>
          <table:table-cell table:formula="of:=TINV(0.05;[.H57])" office:value-type="float" office:value="2.36462425159279" calcext:value-type="float">
            <text:p>2.3646242516</text:p>
          </table:table-cell>
          <table:table-cell table:formula="of:=TINV(0.05;[.I57])" office:value-type="float" office:value="2.36462425159279" calcext:value-type="float">
            <text:p>2.3646242516</text:p>
          </table:table-cell>
          <table:table-cell table:formula="of:=TINV(0.05;[.J57])" office:value-type="float" office:value="2.36462425159279" calcext:value-type="float">
            <text:p>2.3646242516</text:p>
          </table:table-cell>
          <table:table-cell table:formula="of:=TINV(0.05;[.K57])" office:value-type="float" office:value="2.36462425159279" calcext:value-type="float">
            <text:p>2.3646242516</text:p>
          </table:table-cell>
          <table:table-cell table:formula="of:=TINV(0.05;[.L57])" office:value-type="float" office:value="2.36462425159279" calcext:value-type="float">
            <text:p>2.3646242516</text:p>
          </table:table-cell>
          <table:table-cell table:style-name="ce23" table:formula="of:=TINV(0.05;[.M57])" office:value-type="float" office:value="2.36462425159279" calcext:value-type="float">
            <text:p>2.3646242516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562" calcext:value-type="float">
            <text:p>562</text:p>
          </table:table-cell>
          <table:table-cell table:style-name="ce15" office:value-type="string" calcext:value-type="string">
            <text:p>t value</text:p>
          </table:table-cell>
          <table:table-cell table:formula="of:=TINV(0.05;[.R57])" office:value-type="float" office:value="2.36462425159279" calcext:value-type="float">
            <text:p>2.3646242516</text:p>
          </table:table-cell>
          <table:table-cell table:style-name="ce23" table:formula="of:=TINV(0.05;[.S57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 office:value-type="float" office:value="472.33" calcext:value-type="float">
            <text:p>472.33</text:p>
          </table:table-cell>
          <table:table-cell office:value-type="float" office:value="510.67" calcext:value-type="float">
            <text:p>510.67</text:p>
          </table:table-cell>
          <table:table-cell office:value-type="float" office:value="484.89" calcext:value-type="float">
            <text:p>484.89</text:p>
          </table:table-cell>
          <table:table-cell office:value-type="float" office:value="504.21" calcext:value-type="float">
            <text:p>504.21</text:p>
          </table:table-cell>
          <table:table-cell office:value-type="float" office:value="403.03" calcext:value-type="float">
            <text:p>403.03</text:p>
          </table:table-cell>
          <table:table-cell office:value-type="float" office:value="417.41" calcext:value-type="float">
            <text:p>417.41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H58]*[.H56])" office:value-type="float" office:value="5.62792577021222" calcext:value-type="float">
            <text:p>5.6279257702</text:p>
          </table:table-cell>
          <table:table-cell table:style-name="ce17" table:formula="of:=([.I58]*[.I56])" office:value-type="float" office:value="6.1764764321641" calcext:value-type="float">
            <text:p>6.1764764322</text:p>
          </table:table-cell>
          <table:table-cell table:style-name="ce17" table:formula="of:=([.J58]*[.J56])" office:value-type="float" office:value="6.70857421506389" calcext:value-type="float">
            <text:p>6.7085742151</text:p>
          </table:table-cell>
          <table:table-cell table:style-name="ce17" table:formula="of:=([.K58]*[.K56])" office:value-type="float" office:value="6.70448446203795" calcext:value-type="float">
            <text:p>6.704484462</text:p>
          </table:table-cell>
          <table:table-cell table:style-name="ce17" table:formula="of:=([.L58]*[.L56])" office:value-type="float" office:value="120.556996535755" calcext:value-type="float">
            <text:p>120.5569965358</text:p>
          </table:table-cell>
          <table:table-cell table:style-name="ce24" table:formula="of:=([.M58]*[.M56])" office:value-type="float" office:value="131.275062897806" calcext:value-type="float">
            <text:p>131.2750628978</text:p>
          </table:table-cell>
          <table:table-cell table:style-name="ce17"/>
          <table:table-cell office:value-type="float" office:value="695" calcext:value-type="float">
            <text:p>695</text:p>
          </table:table-cell>
          <table:table-cell office:value-type="float" office:value="577" calcext:value-type="float">
            <text:p>577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R58]*[.R56])" office:value-type="float" office:value="33.6368269784778" calcext:value-type="float">
            <text:p>33.6368269785</text:p>
          </table:table-cell>
          <table:table-cell table:style-name="ce24" table:formula="of:=([.S58]*[.S56])" office:value-type="float" office:value="78.3469517956594" calcext:value-type="float">
            <text:p>78.3469517957</text:p>
          </table:table-cell>
          <table:table-cell/>
          <table:table-cell table:formula="of:=CONCATENATE([.I54];&quot;;&quot;;[.I59];&quot;;&quot;;[.M54];&quot;;&quot;;[.M59];&quot;;&quot;;[.R54];&quot;;&quot;;[.R59];&quot;;&quot;;[.S54];&quot;;&quot;;[.S59])" office:value-type="string" office:string-value="497.1575;6.1764764321641;285.135;131.275062897806;670.5;33.6368269784778;655.375;78.3469517956594" calcext:value-type="string">
            <text:p>497.1575;6.1764764321641;285.135;131.275062897806;670.5;33.6368269784778;655.375;78.3469517956594</text:p>
          </table:table-cell>
        </table:table-row>
        <table:table-row table:style-name="ro3">
          <table:table-cell office:value-type="float" office:value="475.13" calcext:value-type="float">
            <text:p>475.13</text:p>
          </table:table-cell>
          <table:table-cell office:value-type="float" office:value="495.16" calcext:value-type="float">
            <text:p>495.16</text:p>
          </table:table-cell>
          <table:table-cell office:value-type="float" office:value="485.99" calcext:value-type="float">
            <text:p>485.99</text:p>
          </table:table-cell>
          <table:table-cell office:value-type="float" office:value="512.91" calcext:value-type="float">
            <text:p>512.91</text:p>
          </table:table-cell>
          <table:table-cell office:value-type="float" office:value="441.1" calcext:value-type="float">
            <text:p>441.1</text:p>
          </table:table-cell>
          <table:table-cell office:value-type="float" office:value="442.4" calcext:value-type="float">
            <text:p>442.4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59]/[.H54]" office:value-type="percentage" office:value="0.0120962376512447" calcext:value-type="percentage">
            <text:p>1.21%</text:p>
          </table:table-cell>
          <table:table-cell table:style-name="ce18" table:formula="of:=[.I59]/[.I54]" office:value-type="percentage" office:value="0.012423580921869" calcext:value-type="percentage">
            <text:p>1.24%</text:p>
          </table:table-cell>
          <table:table-cell table:style-name="ce18" table:formula="of:=[.J59]/[.J54]" office:value-type="percentage" office:value="0.0141443818214791" calcext:value-type="percentage">
            <text:p>1.41%</text:p>
          </table:table-cell>
          <table:table-cell table:style-name="ce18" table:formula="of:=[.K59]/[.K54]" office:value-type="percentage" office:value="0.0133493972388973" calcext:value-type="percentage">
            <text:p>1.33%</text:p>
          </table:table-cell>
          <table:table-cell table:style-name="ce18" table:formula="of:=[.L59]/[.L54]" office:value-type="percentage" office:value="0.439896724358045" calcext:value-type="percentage">
            <text:p>43.99%</text:p>
          </table:table-cell>
          <table:table-cell table:style-name="ce25" table:formula="of:=[.M59]/[.M54]" office:value-type="percentage" office:value="0.460396173383855" calcext:value-type="percentage">
            <text:p>46.04%</text:p>
          </table:table-cell>
          <table:table-cell table:style-name="ce26"/>
          <table:table-cell office:value-type="float" office:value="724" calcext:value-type="float">
            <text:p>724</text:p>
          </table:table-cell>
          <table:table-cell office:value-type="float" office:value="592" calcext:value-type="float">
            <text:p>592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59]/[.R54]" office:value-type="percentage" office:value="0.0501667814742399" calcext:value-type="percentage">
            <text:p>5.02%</text:p>
          </table:table-cell>
          <table:table-cell table:style-name="ce25" table:formula="of:=[.S59]/[.S54]" office:value-type="percentage" office:value="0.119545224940926" calcext:value-type="percentage">
            <text:p>11.95%</text:p>
          </table:table-cell>
          <table:table-cell table:number-columns-repeated="2"/>
        </table:table-row>
        <table:table-row table:style-name="ro3">
          <table:table-cell table:number-columns-repeated="21"/>
        </table:table-row>
        <table:table-row table:style-name="ro1">
          <table:table-cell table:style-name="ce1" office:value-type="string" calcext:value-type="string">
            <text:p>MPEGAUDI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CREAT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9" office:value-type="string" calcext:value-type="string">
            <text:p>CREAT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3"/>
          <table:table-cell table:style-name="ce3"/>
          <table:table-cell table:style-name="ce13" table:number-columns-repeated="3"/>
          <table:table-cell table:style-name="ce22"/>
          <table:table-cell table:number-columns-repeated="2"/>
        </table:table-row>
        <table:table-row table:style-name="ro3">
          <table:table-cell office:value-type="float" office:value="256.12" calcext:value-type="float">
            <text:p>256.12</text:p>
          </table:table-cell>
          <table:table-cell office:value-type="float" office:value="259.11" calcext:value-type="float">
            <text:p>259.11</text:p>
          </table:table-cell>
          <table:table-cell office:value-type="float" office:value="251.5" calcext:value-type="float">
            <text:p>251.5</text:p>
          </table:table-cell>
          <table:table-cell office:value-type="float" office:value="257.01" calcext:value-type="float">
            <text:p>257.01</text:p>
          </table:table-cell>
          <table:table-cell office:value-type="float" office:value="253.86" calcext:value-type="float">
            <text:p>253.86</text:p>
          </table:table-cell>
          <table:table-cell office:value-type="float" office:value="258.87" calcext:value-type="float">
            <text:p>258.87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A65:.A74])" office:value-type="float" office:value="8" calcext:value-type="float">
            <text:p>8</text:p>
          </table:table-cell>
          <table:table-cell table:formula="of:=COUNT([.B65:.B74])" office:value-type="float" office:value="8" calcext:value-type="float">
            <text:p>8</text:p>
          </table:table-cell>
          <table:table-cell table:formula="of:=COUNT([.C65:.C74])" office:value-type="float" office:value="8" calcext:value-type="float">
            <text:p>8</text:p>
          </table:table-cell>
          <table:table-cell table:formula="of:=COUNT([.D65:.D74])" office:value-type="float" office:value="8" calcext:value-type="float">
            <text:p>8</text:p>
          </table:table-cell>
          <table:table-cell table:formula="of:=COUNT([.E65:.E74])" office:value-type="float" office:value="8" calcext:value-type="float">
            <text:p>8</text:p>
          </table:table-cell>
          <table:table-cell table:style-name="ce23" table:formula="of:=COUNT([.F65:.F74])" office:value-type="float" office:value="8" calcext:value-type="float">
            <text:p>8</text:p>
          </table:table-cell>
          <table:table-cell/>
          <table:table-cell office:value-type="float" office:value="2206" calcext:value-type="float">
            <text:p>2206</text:p>
          </table:table-cell>
          <table:table-cell office:value-type="float" office:value="195" calcext:value-type="float">
            <text:p>195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O65:.O74])" office:value-type="float" office:value="8" calcext:value-type="float">
            <text:p>8</text:p>
          </table:table-cell>
          <table:table-cell table:style-name="ce23" table:formula="of:=COUNT([.P65:.P74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258.45" calcext:value-type="float">
            <text:p>258.45</text:p>
          </table:table-cell>
          <table:table-cell office:value-type="float" office:value="262.75" calcext:value-type="float">
            <text:p>262.75</text:p>
          </table:table-cell>
          <table:table-cell office:value-type="float" office:value="253.92" calcext:value-type="float">
            <text:p>253.92</text:p>
          </table:table-cell>
          <table:table-cell office:value-type="float" office:value="257.97" calcext:value-type="float">
            <text:p>257.97</text:p>
          </table:table-cell>
          <table:table-cell office:value-type="float" office:value="254.45" calcext:value-type="float">
            <text:p>254.45</text:p>
          </table:table-cell>
          <table:table-cell office:value-type="float" office:value="252.12" calcext:value-type="float">
            <text:p>252.12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A65:.A74])" office:value-type="float" office:value="260.99" calcext:value-type="float">
            <text:p>260.99</text:p>
          </table:table-cell>
          <table:table-cell table:style-name="ce17" table:formula="of:=AVERAGE([.B65:.B74])" office:value-type="float" office:value="264.86625" calcext:value-type="float">
            <text:p>264.86625</text:p>
          </table:table-cell>
          <table:table-cell table:style-name="ce17" table:formula="of:=AVERAGE([.C65:.C74])" office:value-type="float" office:value="258.10125" calcext:value-type="float">
            <text:p>258.10125</text:p>
          </table:table-cell>
          <table:table-cell table:style-name="ce17" table:formula="of:=AVERAGE([.D65:.D74])" office:value-type="float" office:value="261.975" calcext:value-type="float">
            <text:p>261.975</text:p>
          </table:table-cell>
          <table:table-cell table:style-name="ce17" table:formula="of:=AVERAGE([.E65:.E74])" office:value-type="float" office:value="257.30375" calcext:value-type="float">
            <text:p>257.30375</text:p>
          </table:table-cell>
          <table:table-cell table:style-name="ce24" table:formula="of:=AVERAGE([.F65:.F74])" office:value-type="float" office:value="260.245" calcext:value-type="float">
            <text:p>260.245</text:p>
          </table:table-cell>
          <table:table-cell table:style-name="ce17"/>
          <table:table-cell office:value-type="float" office:value="1100" calcext:value-type="float">
            <text:p>1100</text:p>
          </table:table-cell>
          <table:table-cell office:value-type="float" office:value="991" calcext:value-type="float">
            <text:p>991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O65:.O74])" office:value-type="float" office:value="1557.375" calcext:value-type="float">
            <text:p>1557.375</text:p>
          </table:table-cell>
          <table:table-cell table:style-name="ce24" table:formula="of:=AVERAGE([.P65:.P74])" office:value-type="float" office:value="302" calcext:value-type="float">
            <text:p>302</text:p>
          </table:table-cell>
          <table:table-cell table:number-columns-repeated="2"/>
        </table:table-row>
        <table:table-row table:style-name="ro3">
          <table:table-cell office:value-type="float" office:value="259.41" calcext:value-type="float">
            <text:p>259.41</text:p>
          </table:table-cell>
          <table:table-cell office:value-type="float" office:value="265.3" calcext:value-type="float">
            <text:p>265.3</text:p>
          </table:table-cell>
          <table:table-cell office:value-type="float" office:value="254.81" calcext:value-type="float">
            <text:p>254.81</text:p>
          </table:table-cell>
          <table:table-cell office:value-type="float" office:value="259.34" calcext:value-type="float">
            <text:p>259.34</text:p>
          </table:table-cell>
          <table:table-cell office:value-type="float" office:value="255.51" calcext:value-type="float">
            <text:p>255.51</text:p>
          </table:table-cell>
          <table:table-cell office:value-type="float" office:value="257.92" calcext:value-type="float">
            <text:p>257.92</text:p>
          </table:table-cell>
          <table:table-cell table:style-name="ce15" office:value-type="string" calcext:value-type="string">
            <text:p>Sample variance</text:p>
          </table:table-cell>
          <table:table-cell table:formula="of:=VAR([.A66:.A74])" office:value-type="float" office:value="4.23706190476189" calcext:value-type="float">
            <text:p>4.2370619048</text:p>
          </table:table-cell>
          <table:table-cell table:formula="of:=VAR([.B66:.B74])" office:value-type="float" office:value="2.1059142857143" calcext:value-type="float">
            <text:p>2.1059142857</text:p>
          </table:table-cell>
          <table:table-cell table:formula="of:=VAR([.C66:.C74])" office:value-type="float" office:value="20.0364952380952" calcext:value-type="float">
            <text:p>20.0364952381</text:p>
          </table:table-cell>
          <table:table-cell table:formula="of:=VAR([.D66:.D74])" office:value-type="float" office:value="15.2963285714286" calcext:value-type="float">
            <text:p>15.2963285714</text:p>
          </table:table-cell>
          <table:table-cell table:formula="of:=VAR([.E66:.E74])" office:value-type="float" office:value="7.18839523809527" calcext:value-type="float">
            <text:p>7.1883952381</text:p>
          </table:table-cell>
          <table:table-cell table:style-name="ce23" table:formula="of:=VAR([.F66:.F74])" office:value-type="float" office:value="19.5252142857143" calcext:value-type="float">
            <text:p>19.5252142857</text:p>
          </table:table-cell>
          <table:table-cell/>
          <table:table-cell office:value-type="float" office:value="1257" calcext:value-type="float">
            <text:p>1257</text:p>
          </table:table-cell>
          <table:table-cell office:value-type="float" office:value="153" calcext:value-type="float">
            <text:p>153</text:p>
          </table:table-cell>
          <table:table-cell table:style-name="ce15" office:value-type="string" calcext:value-type="string">
            <text:p>Sample variance</text:p>
          </table:table-cell>
          <table:table-cell table:formula="of:=VAR([.O66:.O74])" office:value-type="float" office:value="125577.571428571" calcext:value-type="float">
            <text:p>125577.571428571</text:p>
          </table:table-cell>
          <table:table-cell table:style-name="ce23" table:formula="of:=VAR([.P66:.P74])" office:value-type="float" office:value="88952.9047619048" calcext:value-type="float">
            <text:p>88952.9047619048</text:p>
          </table:table-cell>
          <table:table-cell table:number-columns-repeated="2"/>
        </table:table-row>
        <table:table-row table:style-name="ro3">
          <table:table-cell office:value-type="float" office:value="261.27" calcext:value-type="float">
            <text:p>261.27</text:p>
          </table:table-cell>
          <table:table-cell office:value-type="float" office:value="265.87" calcext:value-type="float">
            <text:p>265.87</text:p>
          </table:table-cell>
          <table:table-cell office:value-type="float" office:value="255.87" calcext:value-type="float">
            <text:p>255.87</text:p>
          </table:table-cell>
          <table:table-cell office:value-type="float" office:value="259.34" calcext:value-type="float">
            <text:p>259.34</text:p>
          </table:table-cell>
          <table:table-cell office:value-type="float" office:value="256.36" calcext:value-type="float">
            <text:p>256.36</text:p>
          </table:table-cell>
          <table:table-cell office:value-type="float" office:value="259.66" calcext:value-type="float">
            <text:p>259.66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H67]/[.H65])" office:value-type="float" office:value="0.727758708704496" calcext:value-type="float">
            <text:p>0.7277587087</text:p>
          </table:table-cell>
          <table:table-cell table:formula="of:=SQRT([.I67]/[.I65])" office:value-type="float" office:value="0.513068500021477" calcext:value-type="float">
            <text:p>0.5130685</text:p>
          </table:table-cell>
          <table:table-cell table:formula="of:=SQRT([.J67]/[.J65])" office:value-type="float" office:value="1.58258077353477" calcext:value-type="float">
            <text:p>1.5825807735</text:p>
          </table:table-cell>
          <table:table-cell table:formula="of:=SQRT([.K67]/[.K65])" office:value-type="float" office:value="1.38276573266356" calcext:value-type="float">
            <text:p>1.3827657327</text:p>
          </table:table-cell>
          <table:table-cell table:formula="of:=SQRT([.L67]/[.L65])" office:value-type="float" office:value="0.947918458920338" calcext:value-type="float">
            <text:p>0.9479184589</text:p>
          </table:table-cell>
          <table:table-cell table:style-name="ce23" table:formula="of:=SQRT([.M67]/[.M65])" office:value-type="float" office:value="1.56225855277361" calcext:value-type="float">
            <text:p>1.5622585528</text:p>
          </table:table-cell>
          <table:table-cell/>
          <table:table-cell office:value-type="float" office:value="1793" calcext:value-type="float">
            <text:p>1793</text:p>
          </table:table-cell>
          <table:table-cell office:value-type="float" office:value="197" calcext:value-type="float">
            <text:p>197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R67]/[.R65])" office:value-type="float" office:value="125.288452893998" calcext:value-type="float">
            <text:p>125.288452894</text:p>
          </table:table-cell>
          <table:table-cell table:style-name="ce23" table:formula="of:=SQRT([.S67]/[.S65])" office:value-type="float" office:value="105.44720525096" calcext:value-type="float">
            <text:p>105.447205251</text:p>
          </table:table-cell>
          <table:table-cell table:number-columns-repeated="2"/>
        </table:table-row>
        <table:table-row table:style-name="ro3">
          <table:table-cell office:value-type="float" office:value="262.59" calcext:value-type="float">
            <text:p>262.59</text:p>
          </table:table-cell>
          <table:table-cell office:value-type="float" office:value="265.89" calcext:value-type="float">
            <text:p>265.89</text:p>
          </table:table-cell>
          <table:table-cell office:value-type="float" office:value="257.92" calcext:value-type="float">
            <text:p>257.92</text:p>
          </table:table-cell>
          <table:table-cell office:value-type="float" office:value="262.32" calcext:value-type="float">
            <text:p>262.32</text:p>
          </table:table-cell>
          <table:table-cell office:value-type="float" office:value="256.63" calcext:value-type="float">
            <text:p>256.63</text:p>
          </table:table-cell>
          <table:table-cell office:value-type="float" office:value="261.28" calcext:value-type="float">
            <text:p>261.28</text:p>
          </table:table-cell>
          <table:table-cell table:style-name="ce15" office:value-type="string" calcext:value-type="string">
            <text:p>Degrees of freedom</text:p>
          </table:table-cell>
          <table:table-cell table:formula="of:=[.H65]-1" office:value-type="float" office:value="7" calcext:value-type="float">
            <text:p>7</text:p>
          </table:table-cell>
          <table:table-cell table:formula="of:=[.I65]-1" office:value-type="float" office:value="7" calcext:value-type="float">
            <text:p>7</text:p>
          </table:table-cell>
          <table:table-cell table:formula="of:=[.J65]-1" office:value-type="float" office:value="7" calcext:value-type="float">
            <text:p>7</text:p>
          </table:table-cell>
          <table:table-cell table:formula="of:=[.K65]-1" office:value-type="float" office:value="7" calcext:value-type="float">
            <text:p>7</text:p>
          </table:table-cell>
          <table:table-cell table:formula="of:=[.L65]-1" office:value-type="float" office:value="7" calcext:value-type="float">
            <text:p>7</text:p>
          </table:table-cell>
          <table:table-cell table:style-name="ce23" table:formula="of:=[.M65]-1" office:value-type="float" office:value="7" calcext:value-type="float">
            <text:p>7</text:p>
          </table:table-cell>
          <table:table-cell/>
          <table:table-cell office:value-type="float" office:value="1797" calcext:value-type="float">
            <text:p>1797</text:p>
          </table:table-cell>
          <table:table-cell office:value-type="float" office:value="233" calcext:value-type="float">
            <text:p>233</text:p>
          </table:table-cell>
          <table:table-cell table:style-name="ce15" office:value-type="string" calcext:value-type="string">
            <text:p>Degrees of freedom</text:p>
          </table:table-cell>
          <table:table-cell table:formula="of:=[.R65]-1" office:value-type="float" office:value="7" calcext:value-type="float">
            <text:p>7</text:p>
          </table:table-cell>
          <table:table-cell table:style-name="ce23" table:formula="of:=[.S65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262.89" calcext:value-type="float">
            <text:p>262.89</text:p>
          </table:table-cell>
          <table:table-cell office:value-type="float" office:value="266.48" calcext:value-type="float">
            <text:p>266.48</text:p>
          </table:table-cell>
          <table:table-cell office:value-type="float" office:value="262.88" calcext:value-type="float">
            <text:p>262.88</text:p>
          </table:table-cell>
          <table:table-cell office:value-type="float" office:value="266.22" calcext:value-type="float">
            <text:p>266.22</text:p>
          </table:table-cell>
          <table:table-cell office:value-type="float" office:value="260.15" calcext:value-type="float">
            <text:p>260.15</text:p>
          </table:table-cell>
          <table:table-cell office:value-type="float" office:value="263.1" calcext:value-type="float">
            <text:p>263.1</text:p>
          </table:table-cell>
          <table:table-cell table:style-name="ce15" office:value-type="string" calcext:value-type="string">
            <text:p>t value</text:p>
          </table:table-cell>
          <table:table-cell table:formula="of:=TINV(0.05;[.H69])" office:value-type="float" office:value="2.36462425159279" calcext:value-type="float">
            <text:p>2.3646242516</text:p>
          </table:table-cell>
          <table:table-cell table:formula="of:=TINV(0.05;[.I69])" office:value-type="float" office:value="2.36462425159279" calcext:value-type="float">
            <text:p>2.3646242516</text:p>
          </table:table-cell>
          <table:table-cell table:formula="of:=TINV(0.05;[.J69])" office:value-type="float" office:value="2.36462425159279" calcext:value-type="float">
            <text:p>2.3646242516</text:p>
          </table:table-cell>
          <table:table-cell table:formula="of:=TINV(0.05;[.K69])" office:value-type="float" office:value="2.36462425159279" calcext:value-type="float">
            <text:p>2.3646242516</text:p>
          </table:table-cell>
          <table:table-cell table:formula="of:=TINV(0.05;[.L69])" office:value-type="float" office:value="2.36462425159279" calcext:value-type="float">
            <text:p>2.3646242516</text:p>
          </table:table-cell>
          <table:table-cell table:style-name="ce23" table:formula="of:=TINV(0.05;[.M69])" office:value-type="float" office:value="2.36462425159279" calcext:value-type="float">
            <text:p>2.3646242516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float" office:value="224" calcext:value-type="float">
            <text:p>224</text:p>
          </table:table-cell>
          <table:table-cell table:style-name="ce15" office:value-type="string" calcext:value-type="string">
            <text:p>t value</text:p>
          </table:table-cell>
          <table:table-cell table:formula="of:=TINV(0.05;[.R69])" office:value-type="float" office:value="2.36462425159279" calcext:value-type="float">
            <text:p>2.3646242516</text:p>
          </table:table-cell>
          <table:table-cell table:style-name="ce23" table:formula="of:=TINV(0.05;[.S69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 office:value-type="float" office:value="263.45" calcext:value-type="float">
            <text:p>263.45</text:p>
          </table:table-cell>
          <table:table-cell office:value-type="float" office:value="267.41" calcext:value-type="float">
            <text:p>267.41</text:p>
          </table:table-cell>
          <table:table-cell office:value-type="float" office:value="263.02" calcext:value-type="float">
            <text:p>263.02</text:p>
          </table:table-cell>
          <table:table-cell office:value-type="float" office:value="266.22" calcext:value-type="float">
            <text:p>266.22</text:p>
          </table:table-cell>
          <table:table-cell office:value-type="float" office:value="260.25" calcext:value-type="float">
            <text:p>260.25</text:p>
          </table:table-cell>
          <table:table-cell office:value-type="float" office:value="264.77" calcext:value-type="float">
            <text:p>264.77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H70]*[.H68])" office:value-type="float" office:value="1.7208758919105" calcext:value-type="float">
            <text:p>1.7208758919</text:p>
          </table:table-cell>
          <table:table-cell table:style-name="ce17" table:formula="of:=([.I70]*[.I68])" office:value-type="float" office:value="1.21321421787912" calcext:value-type="float">
            <text:p>1.2132142179</text:p>
          </table:table-cell>
          <table:table-cell table:style-name="ce17" table:formula="of:=([.J70]*[.J68])" office:value-type="float" office:value="3.74220887720478" calcext:value-type="float">
            <text:p>3.7422088772</text:p>
          </table:table-cell>
          <table:table-cell table:style-name="ce17" table:formula="of:=([.K70]*[.K68])" office:value-type="float" office:value="3.26972138572771" calcext:value-type="float">
            <text:p>3.2697213857</text:p>
          </table:table-cell>
          <table:table-cell table:style-name="ce17" table:formula="of:=([.L70]*[.L68])" office:value-type="float" office:value="2.24147097649549" calcext:value-type="float">
            <text:p>2.2414709765</text:p>
          </table:table-cell>
          <table:table-cell table:style-name="ce24" table:formula="of:=([.M70]*[.M68])" office:value-type="float" office:value="3.69415446114672" calcext:value-type="float">
            <text:p>3.6941544611</text:p>
          </table:table-cell>
          <table:table-cell table:style-name="ce17"/>
          <table:table-cell office:value-type="float" office:value="1352" calcext:value-type="float">
            <text:p>1352</text:p>
          </table:table-cell>
          <table:table-cell office:value-type="float" office:value="202" calcext:value-type="float">
            <text:p>202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R70]*[.R68])" office:value-type="float" office:value="296.260114157687" calcext:value-type="float">
            <text:p>296.2601141577</text:p>
          </table:table-cell>
          <table:table-cell table:style-name="ce24" table:formula="of:=([.S70]*[.S68])" office:value-type="float" office:value="249.343018799102" calcext:value-type="float">
            <text:p>249.3430187991</text:p>
          </table:table-cell>
          <table:table-cell/>
          <table:table-cell table:formula="of:=CONCATENATE([.I66];&quot;;&quot;;[.I71];&quot;;&quot;;[.M66];&quot;;&quot;;[.M71];&quot;;&quot;;[.R66];&quot;;&quot;;[.R71];&quot;;&quot;;[.S66];&quot;;&quot;;[.S71])" office:value-type="string" office:string-value="264.86625;1.21321421787912;260.245;3.69415446114672;1557.375;296.260114157687;302;249.343018799102" calcext:value-type="string">
            <text:p>264.86625;1.21321421787912;260.245;3.69415446114672;1557.375;296.260114157687;302;249.343018799102</text:p>
          </table:table-cell>
        </table:table-row>
        <table:table-row table:style-name="ro3">
          <table:table-cell office:value-type="float" office:value="263.74" calcext:value-type="float">
            <text:p>263.74</text:p>
          </table:table-cell>
          <table:table-cell office:value-type="float" office:value="266.12" calcext:value-type="float">
            <text:p>266.12</text:p>
          </table:table-cell>
          <table:table-cell office:value-type="float" office:value="264.89" calcext:value-type="float">
            <text:p>264.89</text:p>
          </table:table-cell>
          <table:table-cell office:value-type="float" office:value="267.38" calcext:value-type="float">
            <text:p>267.38</text:p>
          </table:table-cell>
          <table:table-cell office:value-type="float" office:value="261.22" calcext:value-type="float">
            <text:p>261.22</text:p>
          </table:table-cell>
          <table:table-cell office:value-type="float" office:value="264.24" calcext:value-type="float">
            <text:p>264.24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71]/[.H66]" office:value-type="percentage" office:value="0.00659364685202691" calcext:value-type="percentage">
            <text:p>0.66%</text:p>
          </table:table-cell>
          <table:table-cell table:style-name="ce18" table:formula="of:=[.I71]/[.I66]" office:value-type="percentage" office:value="0.00458047870530548" calcext:value-type="percentage">
            <text:p>0.46%</text:p>
          </table:table-cell>
          <table:table-cell table:style-name="ce18" table:formula="of:=[.J71]/[.J66]" office:value-type="percentage" office:value="0.0144989955577696" calcext:value-type="percentage">
            <text:p>1.45%</text:p>
          </table:table-cell>
          <table:table-cell table:style-name="ce18" table:formula="of:=[.K71]/[.K66]" office:value-type="percentage" office:value="0.012481043556552" calcext:value-type="percentage">
            <text:p>1.25%</text:p>
          </table:table-cell>
          <table:table-cell table:style-name="ce18" table:formula="of:=[.L71]/[.L66]" office:value-type="percentage" office:value="0.00871138091261978" calcext:value-type="percentage">
            <text:p>0.87%</text:p>
          </table:table-cell>
          <table:table-cell table:style-name="ce25" table:formula="of:=[.M71]/[.M66]" office:value-type="percentage" office:value="0.0141949104157495" calcext:value-type="percentage">
            <text:p>1.42%</text:p>
          </table:table-cell>
          <table:table-cell table:style-name="ce26"/>
          <table:table-cell office:value-type="float" office:value="1893" calcext:value-type="float">
            <text:p>1893</text:p>
          </table:table-cell>
          <table:table-cell office:value-type="float" office:value="221" calcext:value-type="float">
            <text:p>221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71]/[.R66]" office:value-type="percentage" office:value="0.190230428867605" calcext:value-type="percentage">
            <text:p>19.02%</text:p>
          </table:table-cell>
          <table:table-cell table:style-name="ce25" table:formula="of:=[.S71]/[.S66]" office:value-type="percentage" office:value="0.825639135096365" calcext:value-type="percentage">
            <text:p>82.56%</text:p>
          </table:table-cell>
          <table:table-cell table:number-columns-repeated="2"/>
        </table:table-row>
        <table:table-row table:style-name="ro3">
          <table:table-cell table:number-columns-repeated="21"/>
        </table:table-row>
        <table:table-row table:style-name="ro1">
          <table:table-cell table:style-name="ce1" office:value-type="string" calcext:value-type="string">
            <text:p>SCIMARK.FFT.LARGE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CREAT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9" office:value-type="string" calcext:value-type="string">
            <text:p>CREAT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3"/>
          <table:table-cell table:style-name="ce3"/>
          <table:table-cell table:style-name="ce13" table:number-columns-repeated="3"/>
          <table:table-cell table:style-name="ce22"/>
          <table:table-cell table:number-columns-repeated="2"/>
        </table:table-row>
        <table:table-row table:style-name="ro3">
          <table:table-cell office:value-type="float" office:value="113.76" calcext:value-type="float">
            <text:p>113.76</text:p>
          </table:table-cell>
          <table:table-cell office:value-type="float" office:value="114.95" calcext:value-type="float">
            <text:p>114.95</text:p>
          </table:table-cell>
          <table:table-cell office:value-type="float" office:value="114.59" calcext:value-type="float">
            <text:p>114.59</text:p>
          </table:table-cell>
          <table:table-cell office:value-type="float" office:value="116.53" calcext:value-type="float">
            <text:p>116.53</text:p>
          </table:table-cell>
          <table:table-cell office:value-type="float" office:value="115.02" calcext:value-type="float">
            <text:p>115.02</text:p>
          </table:table-cell>
          <table:table-cell office:value-type="float" office:value="112.97" calcext:value-type="float">
            <text:p>112.97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A77:.A86])" office:value-type="float" office:value="8" calcext:value-type="float">
            <text:p>8</text:p>
          </table:table-cell>
          <table:table-cell table:formula="of:=COUNT([.B77:.B86])" office:value-type="float" office:value="8" calcext:value-type="float">
            <text:p>8</text:p>
          </table:table-cell>
          <table:table-cell table:formula="of:=COUNT([.C77:.C86])" office:value-type="float" office:value="8" calcext:value-type="float">
            <text:p>8</text:p>
          </table:table-cell>
          <table:table-cell table:formula="of:=COUNT([.D77:.D86])" office:value-type="float" office:value="8" calcext:value-type="float">
            <text:p>8</text:p>
          </table:table-cell>
          <table:table-cell table:formula="of:=COUNT([.E77:.E86])" office:value-type="float" office:value="8" calcext:value-type="float">
            <text:p>8</text:p>
          </table:table-cell>
          <table:table-cell table:style-name="ce23" table:formula="of:=COUNT([.F77:.F86])" office:value-type="float" office:value="8" calcext:value-type="float">
            <text:p>8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71" calcext:value-type="float">
            <text:p>171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O77:.O86])" office:value-type="float" office:value="8" calcext:value-type="float">
            <text:p>8</text:p>
          </table:table-cell>
          <table:table-cell table:style-name="ce23" table:formula="of:=COUNT([.P77:.P86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115.33" calcext:value-type="float">
            <text:p>115.33</text:p>
          </table:table-cell>
          <table:table-cell office:value-type="float" office:value="120.64" calcext:value-type="float">
            <text:p>120.64</text:p>
          </table:table-cell>
          <table:table-cell office:value-type="float" office:value="115.49" calcext:value-type="float">
            <text:p>115.49</text:p>
          </table:table-cell>
          <table:table-cell office:value-type="float" office:value="118.69" calcext:value-type="float">
            <text:p>118.69</text:p>
          </table:table-cell>
          <table:table-cell office:value-type="float" office:value="115.77" calcext:value-type="float">
            <text:p>115.77</text:p>
          </table:table-cell>
          <table:table-cell office:value-type="float" office:value="117.1" calcext:value-type="float">
            <text:p>117.1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A77:.A86])" office:value-type="float" office:value="117.39375" calcext:value-type="float">
            <text:p>117.39375</text:p>
          </table:table-cell>
          <table:table-cell table:style-name="ce17" table:formula="of:=AVERAGE([.B77:.B86])" office:value-type="float" office:value="119.9375" calcext:value-type="float">
            <text:p>119.9375</text:p>
          </table:table-cell>
          <table:table-cell table:style-name="ce17" table:formula="of:=AVERAGE([.C77:.C86])" office:value-type="float" office:value="117.71125" calcext:value-type="float">
            <text:p>117.71125</text:p>
          </table:table-cell>
          <table:table-cell table:style-name="ce17" table:formula="of:=AVERAGE([.D77:.D86])" office:value-type="float" office:value="119.375" calcext:value-type="float">
            <text:p>119.375</text:p>
          </table:table-cell>
          <table:table-cell table:style-name="ce17" table:formula="of:=AVERAGE([.E77:.E86])" office:value-type="float" office:value="119.9" calcext:value-type="float">
            <text:p>119.9</text:p>
          </table:table-cell>
          <table:table-cell table:style-name="ce24" table:formula="of:=AVERAGE([.F77:.F86])" office:value-type="float" office:value="119.11875" calcext:value-type="float">
            <text:p>119.11875</text:p>
          </table:table-cell>
          <table:table-cell table:style-name="ce17"/>
          <table:table-cell office:value-type="float" office:value="391" calcext:value-type="float">
            <text:p>391</text:p>
          </table:table-cell>
          <table:table-cell office:value-type="float" office:value="160" calcext:value-type="float">
            <text:p>160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O77:.O86])" office:value-type="float" office:value="374.5" calcext:value-type="float">
            <text:p>374.5</text:p>
          </table:table-cell>
          <table:table-cell table:style-name="ce24" table:formula="of:=AVERAGE([.P77:.P86])" office:value-type="float" office:value="162" calcext:value-type="float">
            <text:p>162</text:p>
          </table:table-cell>
          <table:table-cell table:number-columns-repeated="2"/>
        </table:table-row>
        <table:table-row table:style-name="ro3">
          <table:table-cell office:value-type="float" office:value="115.8" calcext:value-type="float">
            <text:p>115.8</text:p>
          </table:table-cell>
          <table:table-cell office:value-type="float" office:value="119.67" calcext:value-type="float">
            <text:p>119.67</text:p>
          </table:table-cell>
          <table:table-cell office:value-type="float" office:value="116" calcext:value-type="float">
            <text:p>116</text:p>
          </table:table-cell>
          <table:table-cell office:value-type="float" office:value="116.27" calcext:value-type="float">
            <text:p>116.27</text:p>
          </table:table-cell>
          <table:table-cell office:value-type="float" office:value="119.06" calcext:value-type="float">
            <text:p>119.06</text:p>
          </table:table-cell>
          <table:table-cell office:value-type="float" office:value="119.76" calcext:value-type="float">
            <text:p>119.76</text:p>
          </table:table-cell>
          <table:table-cell table:style-name="ce15" office:value-type="string" calcext:value-type="string">
            <text:p>Sample variance</text:p>
          </table:table-cell>
          <table:table-cell table:formula="of:=VAR([.A78:.A86])" office:value-type="float" office:value="5.35525714285714" calcext:value-type="float">
            <text:p>5.3552571429</text:p>
          </table:table-cell>
          <table:table-cell table:formula="of:=VAR([.B78:.B86])" office:value-type="float" office:value="1.15576666666667" calcext:value-type="float">
            <text:p>1.1557666667</text:p>
          </table:table-cell>
          <table:table-cell table:formula="of:=VAR([.C78:.C86])" office:value-type="float" office:value="3.25905714285714" calcext:value-type="float">
            <text:p>3.2590571429</text:p>
          </table:table-cell>
          <table:table-cell table:formula="of:=VAR([.D78:.D86])" office:value-type="float" office:value="8.41301428571428" calcext:value-type="float">
            <text:p>8.4130142857</text:p>
          </table:table-cell>
          <table:table-cell table:formula="of:=VAR([.E78:.E86])" office:value-type="float" office:value="7.60499047619049" calcext:value-type="float">
            <text:p>7.6049904762</text:p>
          </table:table-cell>
          <table:table-cell table:style-name="ce23" table:formula="of:=VAR([.F78:.F86])" office:value-type="float" office:value="10.0321238095238" calcext:value-type="float">
            <text:p>10.0321238095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08" calcext:value-type="float">
            <text:p>108</text:p>
          </table:table-cell>
          <table:table-cell table:style-name="ce15" office:value-type="string" calcext:value-type="string">
            <text:p>Sample variance</text:p>
          </table:table-cell>
          <table:table-cell table:formula="of:=VAR([.O78:.O86])" office:value-type="float" office:value="716.619047619048" calcext:value-type="float">
            <text:p>716.619047619</text:p>
          </table:table-cell>
          <table:table-cell table:style-name="ce23" table:formula="of:=VAR([.P78:.P86])" office:value-type="float" office:value="2028.90476190476" calcext:value-type="float">
            <text:p>2028.9047619048</text:p>
          </table:table-cell>
          <table:table-cell table:number-columns-repeated="2"/>
        </table:table-row>
        <table:table-row table:style-name="ro3">
          <table:table-cell office:value-type="float" office:value="116.15" calcext:value-type="float">
            <text:p>116.15</text:p>
          </table:table-cell>
          <table:table-cell office:value-type="float" office:value="120.51" calcext:value-type="float">
            <text:p>120.51</text:p>
          </table:table-cell>
          <table:table-cell office:value-type="float" office:value="118.59" calcext:value-type="float">
            <text:p>118.59</text:p>
          </table:table-cell>
          <table:table-cell office:value-type="float" office:value="118.95" calcext:value-type="float">
            <text:p>118.95</text:p>
          </table:table-cell>
          <table:table-cell office:value-type="float" office:value="119.67" calcext:value-type="float">
            <text:p>119.67</text:p>
          </table:table-cell>
          <table:table-cell office:value-type="float" office:value="121.84" calcext:value-type="float">
            <text:p>121.84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H79]/[.H77])" office:value-type="float" office:value="0.818173051901089" calcext:value-type="float">
            <text:p>0.8181730519</text:p>
          </table:table-cell>
          <table:table-cell table:formula="of:=SQRT([.I79]/[.I77])" office:value-type="float" office:value="0.380093190327495" calcext:value-type="float">
            <text:p>0.3800931903</text:p>
          </table:table-cell>
          <table:table-cell table:formula="of:=SQRT([.J79]/[.J77])" office:value-type="float" office:value="0.638264947225792" calcext:value-type="float">
            <text:p>0.6382649472</text:p>
          </table:table-cell>
          <table:table-cell table:formula="of:=SQRT([.K79]/[.K77])" office:value-type="float" office:value="1.02548855952384" calcext:value-type="float">
            <text:p>1.0254885595</text:p>
          </table:table-cell>
          <table:table-cell table:formula="of:=SQRT([.L79]/[.L77])" office:value-type="float" office:value="0.974999389499199" calcext:value-type="float">
            <text:p>0.9749993895</text:p>
          </table:table-cell>
          <table:table-cell table:style-name="ce23" table:formula="of:=SQRT([.M79]/[.M77])" office:value-type="float" office:value="1.11982832442767" calcext:value-type="float">
            <text:p>1.1198283244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64" calcext:value-type="float">
            <text:p>164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R79]/[.R77])" office:value-type="float" office:value="9.46453279102466" calcext:value-type="float">
            <text:p>9.464532791</text:p>
          </table:table-cell>
          <table:table-cell table:style-name="ce23" table:formula="of:=SQRT([.S79]/[.S77])" office:value-type="float" office:value="15.92523454264" calcext:value-type="float">
            <text:p>15.9252345426</text:p>
          </table:table-cell>
          <table:table-cell table:number-columns-repeated="2"/>
        </table:table-row>
        <table:table-row table:style-name="ro3">
          <table:table-cell office:value-type="float" office:value="117.7" calcext:value-type="float">
            <text:p>117.7</text:p>
          </table:table-cell>
          <table:table-cell office:value-type="float" office:value="120.62" calcext:value-type="float">
            <text:p>120.62</text:p>
          </table:table-cell>
          <table:table-cell office:value-type="float" office:value="118.67" calcext:value-type="float">
            <text:p>118.67</text:p>
          </table:table-cell>
          <table:table-cell office:value-type="float" office:value="120.02" calcext:value-type="float">
            <text:p>120.02</text:p>
          </table:table-cell>
          <table:table-cell office:value-type="float" office:value="120.36" calcext:value-type="float">
            <text:p>120.36</text:p>
          </table:table-cell>
          <table:table-cell office:value-type="float" office:value="124.43" calcext:value-type="float">
            <text:p>124.43</text:p>
          </table:table-cell>
          <table:table-cell table:style-name="ce15" office:value-type="string" calcext:value-type="string">
            <text:p>Degrees of freedom</text:p>
          </table:table-cell>
          <table:table-cell table:formula="of:=[.H77]-1" office:value-type="float" office:value="7" calcext:value-type="float">
            <text:p>7</text:p>
          </table:table-cell>
          <table:table-cell table:formula="of:=[.I77]-1" office:value-type="float" office:value="7" calcext:value-type="float">
            <text:p>7</text:p>
          </table:table-cell>
          <table:table-cell table:formula="of:=[.J77]-1" office:value-type="float" office:value="7" calcext:value-type="float">
            <text:p>7</text:p>
          </table:table-cell>
          <table:table-cell table:formula="of:=[.K77]-1" office:value-type="float" office:value="7" calcext:value-type="float">
            <text:p>7</text:p>
          </table:table-cell>
          <table:table-cell table:formula="of:=[.L77]-1" office:value-type="float" office:value="7" calcext:value-type="float">
            <text:p>7</text:p>
          </table:table-cell>
          <table:table-cell table:style-name="ce23" table:formula="of:=[.M77]-1" office:value-type="float" office:value="7" calcext:value-type="float">
            <text:p>7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205" calcext:value-type="float">
            <text:p>205</text:p>
          </table:table-cell>
          <table:table-cell table:style-name="ce15" office:value-type="string" calcext:value-type="string">
            <text:p>Degrees of freedom</text:p>
          </table:table-cell>
          <table:table-cell table:formula="of:=[.R77]-1" office:value-type="float" office:value="7" calcext:value-type="float">
            <text:p>7</text:p>
          </table:table-cell>
          <table:table-cell table:style-name="ce23" table:formula="of:=[.S77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118.88" calcext:value-type="float">
            <text:p>118.88</text:p>
          </table:table-cell>
          <table:table-cell office:value-type="float" office:value="122.89" calcext:value-type="float">
            <text:p>122.89</text:p>
          </table:table-cell>
          <table:table-cell office:value-type="float" office:value="118.74" calcext:value-type="float">
            <text:p>118.74</text:p>
          </table:table-cell>
          <table:table-cell office:value-type="float" office:value="124.21" calcext:value-type="float">
            <text:p>124.21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5.01" calcext:value-type="float">
            <text:p>115.01</text:p>
          </table:table-cell>
          <table:table-cell table:style-name="ce15" office:value-type="string" calcext:value-type="string">
            <text:p>t value</text:p>
          </table:table-cell>
          <table:table-cell table:formula="of:=TINV(0.05;[.H81])" office:value-type="float" office:value="2.36462425159279" calcext:value-type="float">
            <text:p>2.3646242516</text:p>
          </table:table-cell>
          <table:table-cell table:formula="of:=TINV(0.05;[.I81])" office:value-type="float" office:value="2.36462425159279" calcext:value-type="float">
            <text:p>2.3646242516</text:p>
          </table:table-cell>
          <table:table-cell table:formula="of:=TINV(0.05;[.J81])" office:value-type="float" office:value="2.36462425159279" calcext:value-type="float">
            <text:p>2.3646242516</text:p>
          </table:table-cell>
          <table:table-cell table:formula="of:=TINV(0.05;[.K81])" office:value-type="float" office:value="2.36462425159279" calcext:value-type="float">
            <text:p>2.3646242516</text:p>
          </table:table-cell>
          <table:table-cell table:formula="of:=TINV(0.05;[.L81])" office:value-type="float" office:value="2.36462425159279" calcext:value-type="float">
            <text:p>2.3646242516</text:p>
          </table:table-cell>
          <table:table-cell table:style-name="ce23" table:formula="of:=TINV(0.05;[.M81])" office:value-type="float" office:value="2.36462425159279" calcext:value-type="float">
            <text:p>2.3646242516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138" calcext:value-type="float">
            <text:p>138</text:p>
          </table:table-cell>
          <table:table-cell table:style-name="ce15" office:value-type="string" calcext:value-type="string">
            <text:p>t value</text:p>
          </table:table-cell>
          <table:table-cell table:formula="of:=TINV(0.05;[.R81])" office:value-type="float" office:value="2.36462425159279" calcext:value-type="float">
            <text:p>2.3646242516</text:p>
          </table:table-cell>
          <table:table-cell table:style-name="ce23" table:formula="of:=TINV(0.05;[.S81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 office:value-type="float" office:value="120.2" calcext:value-type="float">
            <text:p>120.2</text:p>
          </table:table-cell>
          <table:table-cell office:value-type="float" office:value="120.53" calcext:value-type="float">
            <text:p>120.53</text:p>
          </table:table-cell>
          <table:table-cell office:value-type="float" office:value="118.92" calcext:value-type="float">
            <text:p>118.92</text:p>
          </table:table-cell>
          <table:table-cell office:value-type="float" office:value="123.02" calcext:value-type="float">
            <text:p>123.02</text:p>
          </table:table-cell>
          <table:table-cell office:value-type="float" office:value="122.95" calcext:value-type="float">
            <text:p>122.95</text:p>
          </table:table-cell>
          <table:table-cell office:value-type="float" office:value="121.95" calcext:value-type="float">
            <text:p>121.95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H82]*[.H80])" office:value-type="float" office:value="1.934671840525" calcext:value-type="float">
            <text:p>1.9346718405</text:p>
          </table:table-cell>
          <table:table-cell table:style-name="ce17" table:formula="of:=([.I82]*[.I80])" office:value-type="float" office:value="0.898777575713667" calcext:value-type="float">
            <text:p>0.8987775757</text:p>
          </table:table-cell>
          <table:table-cell table:style-name="ce17" table:formula="of:=([.J82]*[.J80])" office:value-type="float" office:value="1.5092567731517" calcext:value-type="float">
            <text:p>1.5092567732</text:p>
          </table:table-cell>
          <table:table-cell table:style-name="ce17" table:formula="of:=([.K82]*[.K80])" office:value-type="float" office:value="2.42489511758103" calcext:value-type="float">
            <text:p>2.4248951176</text:p>
          </table:table-cell>
          <table:table-cell table:style-name="ce17" table:formula="of:=([.L82]*[.L80])" office:value-type="float" office:value="2.30550720169797" calcext:value-type="float">
            <text:p>2.3055072017</text:p>
          </table:table-cell>
          <table:table-cell table:style-name="ce24" table:formula="of:=([.M82]*[.M80])" office:value-type="float" office:value="2.64797321356218" calcext:value-type="float">
            <text:p>2.6479732136</text:p>
          </table:table-cell>
          <table:table-cell table:style-name="ce17"/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R82]*[.R80])" office:value-type="float" office:value="22.3800637676521" calcext:value-type="float">
            <text:p>22.3800637677</text:p>
          </table:table-cell>
          <table:table-cell table:style-name="ce24" table:formula="of:=([.S82]*[.S80])" office:value-type="float" office:value="37.6571958118298" calcext:value-type="float">
            <text:p>37.6571958118</text:p>
          </table:table-cell>
          <table:table-cell/>
          <table:table-cell table:formula="of:=CONCATENATE([.I78];&quot;;&quot;;[.I83];&quot;;&quot;;[.M78];&quot;;&quot;;[.M83];&quot;;&quot;;[.R78];&quot;;&quot;;[.R83];&quot;;&quot;;[.S78];&quot;;&quot;;[.S83])" office:value-type="string" office:string-value="119.9375;0.898777575713667;119.11875;2.64797321356218;374.5;22.3800637676521;162;37.6571958118298" calcext:value-type="string">
            <text:p>119.9375;0.898777575713667;119.11875;2.64797321356218;374.5;22.3800637676521;162;37.6571958118298</text:p>
          </table:table-cell>
        </table:table-row>
        <table:table-row table:style-name="ro3">
          <table:table-cell office:value-type="float" office:value="121.33" calcext:value-type="float">
            <text:p>121.33</text:p>
          </table:table-cell>
          <table:table-cell office:value-type="float" office:value="119.69" calcext:value-type="float">
            <text:p>119.69</text:p>
          </table:table-cell>
          <table:table-cell office:value-type="float" office:value="120.69" calcext:value-type="float">
            <text:p>120.69</text:p>
          </table:table-cell>
          <table:table-cell office:value-type="float" office:value="117.31" calcext:value-type="float">
            <text:p>117.31</text:p>
          </table:table-cell>
          <table:table-cell office:value-type="float" office:value="123.43" calcext:value-type="float">
            <text:p>123.43</text:p>
          </table:table-cell>
          <table:table-cell office:value-type="float" office:value="119.89" calcext:value-type="float">
            <text:p>119.89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83]/[.H78]" office:value-type="percentage" office:value="0.0164801945633818" calcext:value-type="percentage">
            <text:p>1.65%</text:p>
          </table:table-cell>
          <table:table-cell table:style-name="ce18" table:formula="of:=[.I83]/[.I78]" office:value-type="percentage" office:value="0.00749371610808686" calcext:value-type="percentage">
            <text:p>0.75%</text:p>
          </table:table-cell>
          <table:table-cell table:style-name="ce18" table:formula="of:=[.J83]/[.J78]" office:value-type="percentage" office:value="0.0128216867389625" calcext:value-type="percentage">
            <text:p>1.28%</text:p>
          </table:table-cell>
          <table:table-cell table:style-name="ce18" table:formula="of:=[.K83]/[.K78]" office:value-type="percentage" office:value="0.0203132575294746" calcext:value-type="percentage">
            <text:p>2.03%</text:p>
          </table:table-cell>
          <table:table-cell table:style-name="ce18" table:formula="of:=[.L83]/[.L78]" office:value-type="percentage" office:value="0.0192285838340114" calcext:value-type="percentage">
            <text:p>1.92%</text:p>
          </table:table-cell>
          <table:table-cell table:style-name="ce25" table:formula="of:=[.M83]/[.M78]" office:value-type="percentage" office:value="0.0222296927525027" calcext:value-type="percentage">
            <text:p>2.22%</text:p>
          </table:table-cell>
          <table:table-cell table:style-name="ce26"/>
          <table:table-cell office:value-type="float" office:value="399" calcext:value-type="float">
            <text:p>399</text:p>
          </table:table-cell>
          <table:table-cell office:value-type="float" office:value="118" calcext:value-type="float">
            <text:p>118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83]/[.R78]" office:value-type="percentage" office:value="0.059759849846868" calcext:value-type="percentage">
            <text:p>5.98%</text:p>
          </table:table-cell>
          <table:table-cell table:style-name="ce25" table:formula="of:=[.S83]/[.S78]" office:value-type="percentage" office:value="0.232451825998949" calcext:value-type="percentage">
            <text:p>23.25%</text:p>
          </table:table-cell>
          <table:table-cell table:number-columns-repeated="2"/>
        </table:table-row>
        <table:table-row table:style-name="ro3">
          <table:table-cell table:number-columns-repeated="21"/>
        </table:table-row>
        <table:table-row table:style-name="ro1">
          <table:table-cell table:style-name="ce1" office:value-type="string" calcext:value-type="string">
            <text:p>SCIMARK.FFT.SMALL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CREAT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9" office:value-type="string" calcext:value-type="string">
            <text:p>CREAT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3"/>
          <table:table-cell table:style-name="ce3"/>
          <table:table-cell table:style-name="ce13" table:number-columns-repeated="3"/>
          <table:table-cell table:style-name="ce22"/>
          <table:table-cell table:number-columns-repeated="2"/>
        </table:table-row>
        <table:table-row table:style-name="ro3">
          <table:table-cell office:value-type="float" office:value="343.22" calcext:value-type="float">
            <text:p>343.22</text:p>
          </table:table-cell>
          <table:table-cell office:value-type="float" office:value="342.35" calcext:value-type="float">
            <text:p>342.35</text:p>
          </table:table-cell>
          <table:table-cell office:value-type="float" office:value="340.87" calcext:value-type="float">
            <text:p>340.87</text:p>
          </table:table-cell>
          <table:table-cell office:value-type="float" office:value="337.01" calcext:value-type="float">
            <text:p>337.01</text:p>
          </table:table-cell>
          <table:table-cell office:value-type="float" office:value="326.85" calcext:value-type="float">
            <text:p>326.85</text:p>
          </table:table-cell>
          <table:table-cell office:value-type="float" office:value="322.87" calcext:value-type="float">
            <text:p>322.87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A89:.A98])" office:value-type="float" office:value="8" calcext:value-type="float">
            <text:p>8</text:p>
          </table:table-cell>
          <table:table-cell table:formula="of:=COUNT([.B89:.B98])" office:value-type="float" office:value="8" calcext:value-type="float">
            <text:p>8</text:p>
          </table:table-cell>
          <table:table-cell table:formula="of:=COUNT([.C89:.C98])" office:value-type="float" office:value="8" calcext:value-type="float">
            <text:p>8</text:p>
          </table:table-cell>
          <table:table-cell table:formula="of:=COUNT([.D89:.D98])" office:value-type="float" office:value="8" calcext:value-type="float">
            <text:p>8</text:p>
          </table:table-cell>
          <table:table-cell table:formula="of:=COUNT([.E89:.E98])" office:value-type="float" office:value="8" calcext:value-type="float">
            <text:p>8</text:p>
          </table:table-cell>
          <table:table-cell table:style-name="ce23" table:formula="of:=COUNT([.F89:.F98])" office:value-type="float" office:value="8" calcext:value-type="float">
            <text:p>8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206" calcext:value-type="float">
            <text:p>206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O89:.O98])" office:value-type="float" office:value="8" calcext:value-type="float">
            <text:p>8</text:p>
          </table:table-cell>
          <table:table-cell table:style-name="ce23" table:formula="of:=COUNT([.P89:.P98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367.26" calcext:value-type="float">
            <text:p>367.26</text:p>
          </table:table-cell>
          <table:table-cell office:value-type="float" office:value="371.2" calcext:value-type="float">
            <text:p>371.2</text:p>
          </table:table-cell>
          <table:table-cell office:value-type="float" office:value="341.48" calcext:value-type="float">
            <text:p>341.48</text:p>
          </table:table-cell>
          <table:table-cell office:value-type="float" office:value="337.72" calcext:value-type="float">
            <text:p>337.72</text:p>
          </table:table-cell>
          <table:table-cell office:value-type="float" office:value="328.08" calcext:value-type="float">
            <text:p>328.08</text:p>
          </table:table-cell>
          <table:table-cell office:value-type="float" office:value="324.95" calcext:value-type="float">
            <text:p>324.95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A89:.A98])" office:value-type="float" office:value="369.79375" calcext:value-type="float">
            <text:p>369.79375</text:p>
          </table:table-cell>
          <table:table-cell table:style-name="ce17" table:formula="of:=AVERAGE([.B89:.B98])" office:value-type="float" office:value="372.25125" calcext:value-type="float">
            <text:p>372.25125</text:p>
          </table:table-cell>
          <table:table-cell table:style-name="ce17" table:formula="of:=AVERAGE([.C89:.C98])" office:value-type="float" office:value="347.6325" calcext:value-type="float">
            <text:p>347.6325</text:p>
          </table:table-cell>
          <table:table-cell table:style-name="ce17" table:formula="of:=AVERAGE([.D89:.D98])" office:value-type="float" office:value="345.035" calcext:value-type="float">
            <text:p>345.035</text:p>
          </table:table-cell>
          <table:table-cell table:style-name="ce17" table:formula="of:=AVERAGE([.E89:.E98])" office:value-type="float" office:value="341.23875" calcext:value-type="float">
            <text:p>341.23875</text:p>
          </table:table-cell>
          <table:table-cell table:style-name="ce24" table:formula="of:=AVERAGE([.F89:.F98])" office:value-type="float" office:value="337.95125" calcext:value-type="float">
            <text:p>337.95125</text:p>
          </table:table-cell>
          <table:table-cell table:style-name="ce17"/>
          <table:table-cell office:value-type="float" office:value="368" calcext:value-type="float">
            <text:p>368</text:p>
          </table:table-cell>
          <table:table-cell office:value-type="float" office:value="190" calcext:value-type="float">
            <text:p>190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O89:.O98])" office:value-type="float" office:value="363" calcext:value-type="float">
            <text:p>363</text:p>
          </table:table-cell>
          <table:table-cell table:style-name="ce24" table:formula="of:=AVERAGE([.P89:.P98])" office:value-type="float" office:value="200.875" calcext:value-type="float">
            <text:p>200.875</text:p>
          </table:table-cell>
          <table:table-cell table:number-columns-repeated="2"/>
        </table:table-row>
        <table:table-row table:style-name="ro3">
          <table:table-cell office:value-type="float" office:value="372.66" calcext:value-type="float">
            <text:p>372.66</text:p>
          </table:table-cell>
          <table:table-cell office:value-type="float" office:value="374.54" calcext:value-type="float">
            <text:p>374.54</text:p>
          </table:table-cell>
          <table:table-cell office:value-type="float" office:value="344.56" calcext:value-type="float">
            <text:p>344.56</text:p>
          </table:table-cell>
          <table:table-cell office:value-type="float" office:value="340.72" calcext:value-type="float">
            <text:p>340.72</text:p>
          </table:table-cell>
          <table:table-cell office:value-type="float" office:value="329.88" calcext:value-type="float">
            <text:p>329.88</text:p>
          </table:table-cell>
          <table:table-cell office:value-type="float" office:value="324.82" calcext:value-type="float">
            <text:p>324.82</text:p>
          </table:table-cell>
          <table:table-cell table:style-name="ce15" office:value-type="string" calcext:value-type="string">
            <text:p>Sample variance</text:p>
          </table:table-cell>
          <table:table-cell table:formula="of:=VAR([.A90:.A98])" office:value-type="float" office:value="9.28420000000005" calcext:value-type="float">
            <text:p>9.2842</text:p>
          </table:table-cell>
          <table:table-cell table:formula="of:=VAR([.B90:.B98])" office:value-type="float" office:value="7.45339047619046" calcext:value-type="float">
            <text:p>7.4533904762</text:p>
          </table:table-cell>
          <table:table-cell table:formula="of:=VAR([.C90:.C98])" office:value-type="float" office:value="107.066380952381" calcext:value-type="float">
            <text:p>107.0663809524</text:p>
          </table:table-cell>
          <table:table-cell table:formula="of:=VAR([.D90:.D98])" office:value-type="float" office:value="170.812314285714" calcext:value-type="float">
            <text:p>170.8123142857</text:p>
          </table:table-cell>
          <table:table-cell table:formula="of:=VAR([.E90:.E98])" office:value-type="float" office:value="232.238695238095" calcext:value-type="float">
            <text:p>232.2386952381</text:p>
          </table:table-cell>
          <table:table-cell table:style-name="ce23" table:formula="of:=VAR([.F90:.F98])" office:value-type="float" office:value="308.873728571429" calcext:value-type="float">
            <text:p>308.8737285714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01" calcext:value-type="float">
            <text:p>201</text:p>
          </table:table-cell>
          <table:table-cell table:style-name="ce15" office:value-type="string" calcext:value-type="string">
            <text:p>Sample variance</text:p>
          </table:table-cell>
          <table:table-cell table:formula="of:=VAR([.O90:.O98])" office:value-type="float" office:value="1403.28571428571" calcext:value-type="float">
            <text:p>1403.2857142857</text:p>
          </table:table-cell>
          <table:table-cell table:style-name="ce23" table:formula="of:=VAR([.P90:.P98])" office:value-type="float" office:value="108.809523809524" calcext:value-type="float">
            <text:p>108.8095238095</text:p>
          </table:table-cell>
          <table:table-cell table:number-columns-repeated="2"/>
        </table:table-row>
        <table:table-row table:style-name="ro3">
          <table:table-cell office:value-type="float" office:value="373.98" calcext:value-type="float">
            <text:p>373.98</text:p>
          </table:table-cell>
          <table:table-cell office:value-type="float" office:value="377.13" calcext:value-type="float">
            <text:p>377.13</text:p>
          </table:table-cell>
          <table:table-cell office:value-type="float" office:value="345.11" calcext:value-type="float">
            <text:p>345.11</text:p>
          </table:table-cell>
          <table:table-cell office:value-type="float" office:value="341.76" calcext:value-type="float">
            <text:p>341.76</text:p>
          </table:table-cell>
          <table:table-cell office:value-type="float" office:value="334.73" calcext:value-type="float">
            <text:p>334.73</text:p>
          </table:table-cell>
          <table:table-cell office:value-type="float" office:value="328.74" calcext:value-type="float">
            <text:p>328.74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H91]/[.H89])" office:value-type="float" office:value="1.07727665898784" calcext:value-type="float">
            <text:p>1.077276659</text:p>
          </table:table-cell>
          <table:table-cell table:formula="of:=SQRT([.I91]/[.I89])" office:value-type="float" office:value="0.965232515782497" calcext:value-type="float">
            <text:p>0.9652325158</text:p>
          </table:table-cell>
          <table:table-cell table:formula="of:=SQRT([.J91]/[.J89])" office:value-type="float" office:value="3.65831896081351" calcext:value-type="float">
            <text:p>3.6583189608</text:p>
          </table:table-cell>
          <table:table-cell table:formula="of:=SQRT([.K91]/[.K89])" office:value-type="float" office:value="4.62077258537079" calcext:value-type="float">
            <text:p>4.6207725854</text:p>
          </table:table-cell>
          <table:table-cell table:formula="of:=SQRT([.L91]/[.L89])" office:value-type="float" office:value="5.38793438200225" calcext:value-type="float">
            <text:p>5.387934382</text:p>
          </table:table-cell>
          <table:table-cell table:style-name="ce23" table:formula="of:=SQRT([.M91]/[.M89])" office:value-type="float" office:value="6.21363147212873" calcext:value-type="float">
            <text:p>6.213631472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221" calcext:value-type="float">
            <text:p>221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R91]/[.R89])" office:value-type="float" office:value="13.2442709986512" calcext:value-type="float">
            <text:p>13.2442709987</text:p>
          </table:table-cell>
          <table:table-cell table:style-name="ce23" table:formula="of:=SQRT([.S91]/[.S89])" office:value-type="float" office:value="3.68797918597577" calcext:value-type="float">
            <text:p>3.687979186</text:p>
          </table:table-cell>
          <table:table-cell table:number-columns-repeated="2"/>
        </table:table-row>
        <table:table-row table:style-name="ro3">
          <table:table-cell office:value-type="float" office:value="373.98" calcext:value-type="float">
            <text:p>373.98</text:p>
          </table:table-cell>
          <table:table-cell office:value-type="float" office:value="377.46" calcext:value-type="float">
            <text:p>377.46</text:p>
          </table:table-cell>
          <table:table-cell office:value-type="float" office:value="345.64" calcext:value-type="float">
            <text:p>345.64</text:p>
          </table:table-cell>
          <table:table-cell office:value-type="float" office:value="342.75" calcext:value-type="float">
            <text:p>342.75</text:p>
          </table:table-cell>
          <table:table-cell office:value-type="float" office:value="343.18" calcext:value-type="float">
            <text:p>343.18</text:p>
          </table:table-cell>
          <table:table-cell office:value-type="float" office:value="338.21" calcext:value-type="float">
            <text:p>338.21</text:p>
          </table:table-cell>
          <table:table-cell table:style-name="ce15" office:value-type="string" calcext:value-type="string">
            <text:p>Degrees of freedom</text:p>
          </table:table-cell>
          <table:table-cell table:formula="of:=[.H89]-1" office:value-type="float" office:value="7" calcext:value-type="float">
            <text:p>7</text:p>
          </table:table-cell>
          <table:table-cell table:formula="of:=[.I89]-1" office:value-type="float" office:value="7" calcext:value-type="float">
            <text:p>7</text:p>
          </table:table-cell>
          <table:table-cell table:formula="of:=[.J89]-1" office:value-type="float" office:value="7" calcext:value-type="float">
            <text:p>7</text:p>
          </table:table-cell>
          <table:table-cell table:formula="of:=[.K89]-1" office:value-type="float" office:value="7" calcext:value-type="float">
            <text:p>7</text:p>
          </table:table-cell>
          <table:table-cell table:formula="of:=[.L89]-1" office:value-type="float" office:value="7" calcext:value-type="float">
            <text:p>7</text:p>
          </table:table-cell>
          <table:table-cell table:style-name="ce23" table:formula="of:=[.M89]-1" office:value-type="float" office:value="7" calcext:value-type="float">
            <text:p>7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201" calcext:value-type="float">
            <text:p>201</text:p>
          </table:table-cell>
          <table:table-cell table:style-name="ce15" office:value-type="string" calcext:value-type="string">
            <text:p>Degrees of freedom</text:p>
          </table:table-cell>
          <table:table-cell table:formula="of:=[.R89]-1" office:value-type="float" office:value="7" calcext:value-type="float">
            <text:p>7</text:p>
          </table:table-cell>
          <table:table-cell table:style-name="ce23" table:formula="of:=[.S89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375.47" calcext:value-type="float">
            <text:p>375.47</text:p>
          </table:table-cell>
          <table:table-cell office:value-type="float" office:value="378.25" calcext:value-type="float">
            <text:p>378.25</text:p>
          </table:table-cell>
          <table:table-cell office:value-type="float" office:value="345.78" calcext:value-type="float">
            <text:p>345.78</text:p>
          </table:table-cell>
          <table:table-cell office:value-type="float" office:value="342.63" calcext:value-type="float">
            <text:p>342.63</text:p>
          </table:table-cell>
          <table:table-cell office:value-type="float" office:value="343.69" calcext:value-type="float">
            <text:p>343.69</text:p>
          </table:table-cell>
          <table:table-cell office:value-type="float" office:value="338.2" calcext:value-type="float">
            <text:p>338.2</text:p>
          </table:table-cell>
          <table:table-cell table:style-name="ce15" office:value-type="string" calcext:value-type="string">
            <text:p>t value</text:p>
          </table:table-cell>
          <table:table-cell table:formula="of:=TINV(0.05;[.H93])" office:value-type="float" office:value="2.36462425159279" calcext:value-type="float">
            <text:p>2.3646242516</text:p>
          </table:table-cell>
          <table:table-cell table:formula="of:=TINV(0.05;[.I93])" office:value-type="float" office:value="2.36462425159279" calcext:value-type="float">
            <text:p>2.3646242516</text:p>
          </table:table-cell>
          <table:table-cell table:formula="of:=TINV(0.05;[.J93])" office:value-type="float" office:value="2.36462425159279" calcext:value-type="float">
            <text:p>2.3646242516</text:p>
          </table:table-cell>
          <table:table-cell table:formula="of:=TINV(0.05;[.K93])" office:value-type="float" office:value="2.36462425159279" calcext:value-type="float">
            <text:p>2.3646242516</text:p>
          </table:table-cell>
          <table:table-cell table:formula="of:=TINV(0.05;[.L93])" office:value-type="float" office:value="2.36462425159279" calcext:value-type="float">
            <text:p>2.3646242516</text:p>
          </table:table-cell>
          <table:table-cell table:style-name="ce23" table:formula="of:=TINV(0.05;[.M93])" office:value-type="float" office:value="2.36462425159279" calcext:value-type="float">
            <text:p>2.3646242516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197" calcext:value-type="float">
            <text:p>197</text:p>
          </table:table-cell>
          <table:table-cell table:style-name="ce15" office:value-type="string" calcext:value-type="string">
            <text:p>t value</text:p>
          </table:table-cell>
          <table:table-cell table:formula="of:=TINV(0.05;[.R93])" office:value-type="float" office:value="2.36462425159279" calcext:value-type="float">
            <text:p>2.3646242516</text:p>
          </table:table-cell>
          <table:table-cell table:style-name="ce23" table:formula="of:=TINV(0.05;[.S93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 office:value-type="float" office:value="375.47" calcext:value-type="float">
            <text:p>375.47</text:p>
          </table:table-cell>
          <table:table-cell office:value-type="float" office:value="378.33" calcext:value-type="float">
            <text:p>378.33</text:p>
          </table:table-cell>
          <table:table-cell office:value-type="float" office:value="345.81" calcext:value-type="float">
            <text:p>345.81</text:p>
          </table:table-cell>
          <table:table-cell office:value-type="float" office:value="342.13" calcext:value-type="float">
            <text:p>342.13</text:p>
          </table:table-cell>
          <table:table-cell office:value-type="float" office:value="351.09" calcext:value-type="float">
            <text:p>351.09</text:p>
          </table:table-cell>
          <table:table-cell office:value-type="float" office:value="352.58" calcext:value-type="float">
            <text:p>352.58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H94]*[.H92])" office:value-type="float" office:value="2.5473545135175" calcext:value-type="float">
            <text:p>2.5473545135</text:p>
          </table:table-cell>
          <table:table-cell table:style-name="ce17" table:formula="of:=([.I94]*[.I92])" office:value-type="float" office:value="2.28241221524521" calcext:value-type="float">
            <text:p>2.2824122152</text:p>
          </table:table-cell>
          <table:table-cell table:style-name="ce17" table:formula="of:=([.J94]*[.J92])" office:value-type="float" office:value="8.65054973480134" calcext:value-type="float">
            <text:p>8.6505497348</text:p>
          </table:table-cell>
          <table:table-cell table:style-name="ce17" table:formula="of:=([.K94]*[.K92])" office:value-type="float" office:value="10.9263909164629" calcext:value-type="float">
            <text:p>10.9263909165</text:p>
          </table:table-cell>
          <table:table-cell table:style-name="ce17" table:formula="of:=([.L94]*[.L92])" office:value-type="float" office:value="12.7404403056731" calcext:value-type="float">
            <text:p>12.7404403057</text:p>
          </table:table-cell>
          <table:table-cell table:style-name="ce24" table:formula="of:=([.M94]*[.M92])" office:value-type="float" office:value="14.6929036694558" calcext:value-type="float">
            <text:p>14.6929036695</text:p>
          </table:table-cell>
          <table:table-cell table:style-name="ce17"/>
          <table:table-cell office:value-type="float" office:value="359" calcext:value-type="float">
            <text:p>359</text:p>
          </table:table-cell>
          <table:table-cell office:value-type="float" office:value="201" calcext:value-type="float">
            <text:p>201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R94]*[.R92])" office:value-type="float" office:value="31.3177243980777" calcext:value-type="float">
            <text:p>31.3177243981</text:p>
          </table:table-cell>
          <table:table-cell table:style-name="ce24" table:formula="of:=([.S94]*[.S92])" office:value-type="float" office:value="8.72068502252772" calcext:value-type="float">
            <text:p>8.7206850225</text:p>
          </table:table-cell>
          <table:table-cell/>
          <table:table-cell table:formula="of:=CONCATENATE([.I90];&quot;;&quot;;[.I95];&quot;;&quot;;[.M90];&quot;;&quot;;[.M95];&quot;;&quot;;[.R90];&quot;;&quot;;[.R95];&quot;;&quot;;[.S90];&quot;;&quot;;[.S95])" office:value-type="string" office:string-value="372.25125;2.28241221524521;337.95125;14.6929036694558;363;31.3177243980777;200.875;8.72068502252772" calcext:value-type="string">
            <text:p>372.25125;2.28241221524521;337.95125;14.6929036694558;363;31.3177243980777;200.875;8.72068502252772</text:p>
          </table:table-cell>
        </table:table-row>
        <table:table-row table:style-name="ro3">
          <table:table-cell office:value-type="float" office:value="376.31" calcext:value-type="float">
            <text:p>376.31</text:p>
          </table:table-cell>
          <table:table-cell office:value-type="float" office:value="378.75" calcext:value-type="float">
            <text:p>378.75</text:p>
          </table:table-cell>
          <table:table-cell office:value-type="float" office:value="371.81" calcext:value-type="float">
            <text:p>371.81</text:p>
          </table:table-cell>
          <table:table-cell office:value-type="float" office:value="375.56" calcext:value-type="float">
            <text:p>375.56</text:p>
          </table:table-cell>
          <table:table-cell office:value-type="float" office:value="372.41" calcext:value-type="float">
            <text:p>372.41</text:p>
          </table:table-cell>
          <table:table-cell office:value-type="float" office:value="373.24" calcext:value-type="float">
            <text:p>373.24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95]/[.H90]" office:value-type="percentage" office:value="0.00688858184736087" calcext:value-type="percentage">
            <text:p>0.69%</text:p>
          </table:table-cell>
          <table:table-cell table:style-name="ce18" table:formula="of:=[.I95]/[.I90]" office:value-type="percentage" office:value="0.0061313755568187" calcext:value-type="percentage">
            <text:p>0.61%</text:p>
          </table:table-cell>
          <table:table-cell table:style-name="ce18" table:formula="of:=[.J95]/[.J90]" office:value-type="percentage" office:value="0.0248841800890347" calcext:value-type="percentage">
            <text:p>2.49%</text:p>
          </table:table-cell>
          <table:table-cell table:style-name="ce18" table:formula="of:=[.K95]/[.K90]" office:value-type="percentage" office:value="0.0316674856651148" calcext:value-type="percentage">
            <text:p>3.17%</text:p>
          </table:table-cell>
          <table:table-cell table:style-name="ce18" table:formula="of:=[.L95]/[.L90]" office:value-type="percentage" office:value="0.0373358544587129" calcext:value-type="percentage">
            <text:p>3.73%</text:p>
          </table:table-cell>
          <table:table-cell table:style-name="ce25" table:formula="of:=[.M95]/[.M90]" office:value-type="percentage" office:value="0.0434763998341647" calcext:value-type="percentage">
            <text:p>4.35%</text:p>
          </table:table-cell>
          <table:table-cell table:style-name="ce26"/>
          <table:table-cell office:value-type="float" office:value="406" calcext:value-type="float">
            <text:p>406</text:p>
          </table:table-cell>
          <table:table-cell office:value-type="float" office:value="190" calcext:value-type="float">
            <text:p>190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95]/[.R90]" office:value-type="percentage" office:value="0.0862747228597183" calcext:value-type="percentage">
            <text:p>8.63%</text:p>
          </table:table-cell>
          <table:table-cell table:style-name="ce25" table:formula="of:=[.S95]/[.S90]" office:value-type="percentage" office:value="0.0434134910891237" calcext:value-type="percentage">
            <text:p>4.34%</text:p>
          </table:table-cell>
          <table:table-cell table:number-columns-repeated="2"/>
        </table:table-row>
        <table:table-row table:style-name="ro3">
          <table:table-cell table:number-columns-repeated="21"/>
        </table:table-row>
        <table:table-row table:style-name="ro1">
          <table:table-cell table:style-name="ce1" office:value-type="string" calcext:value-type="string">
            <text:p>SCIMARK.LU.LARGE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CREAT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9" office:value-type="string" calcext:value-type="string">
            <text:p>CREAT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3"/>
          <table:table-cell table:style-name="ce3"/>
          <table:table-cell table:style-name="ce13" table:number-columns-repeated="3"/>
          <table:table-cell table:style-name="ce22"/>
          <table:table-cell table:number-columns-repeated="2"/>
        </table:table-row>
        <table:table-row table:style-name="ro3">
          <table:table-cell office:value-type="float" office:value="26.98" calcext:value-type="float">
            <text:p>26.98</text:p>
          </table:table-cell>
          <table:table-cell office:value-type="float" office:value="27.98" calcext:value-type="float">
            <text:p>27.98</text:p>
          </table:table-cell>
          <table:table-cell office:value-type="float" office:value="25.98" calcext:value-type="float">
            <text:p>25.98</text:p>
          </table:table-cell>
          <table:table-cell office:value-type="float" office:value="26.94" calcext:value-type="float">
            <text:p>26.94</text:p>
          </table:table-cell>
          <table:table-cell office:value-type="float" office:value="26" calcext:value-type="float">
            <text:p>26</text:p>
          </table:table-cell>
          <table:table-cell office:value-type="float" office:value="29.24" calcext:value-type="float">
            <text:p>29.24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A101:.A110])" office:value-type="float" office:value="8" calcext:value-type="float">
            <text:p>8</text:p>
          </table:table-cell>
          <table:table-cell table:formula="of:=COUNT([.B101:.B110])" office:value-type="float" office:value="8" calcext:value-type="float">
            <text:p>8</text:p>
          </table:table-cell>
          <table:table-cell table:formula="of:=COUNT([.C101:.C110])" office:value-type="float" office:value="8" calcext:value-type="float">
            <text:p>8</text:p>
          </table:table-cell>
          <table:table-cell table:formula="of:=COUNT([.D101:.D110])" office:value-type="float" office:value="8" calcext:value-type="float">
            <text:p>8</text:p>
          </table:table-cell>
          <table:table-cell table:formula="of:=COUNT([.E101:.E110])" office:value-type="float" office:value="8" calcext:value-type="float">
            <text:p>8</text:p>
          </table:table-cell>
          <table:table-cell table:style-name="ce23" table:formula="of:=COUNT([.F101:.F110])" office:value-type="float" office:value="8" calcext:value-type="float">
            <text:p>8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96" calcext:value-type="float">
            <text:p>96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O101:.O110])" office:value-type="float" office:value="8" calcext:value-type="float">
            <text:p>8</text:p>
          </table:table-cell>
          <table:table-cell table:style-name="ce23" table:formula="of:=COUNT([.P101:.P110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27.32" calcext:value-type="float">
            <text:p>27.32</text:p>
          </table:table-cell>
          <table:table-cell office:value-type="float" office:value="28.38" calcext:value-type="float">
            <text:p>28.38</text:p>
          </table:table-cell>
          <table:table-cell office:value-type="float" office:value="26.17" calcext:value-type="float">
            <text:p>26.17</text:p>
          </table:table-cell>
          <table:table-cell office:value-type="float" office:value="28.37" calcext:value-type="float">
            <text:p>28.37</text:p>
          </table:table-cell>
          <table:table-cell office:value-type="float" office:value="27.21" calcext:value-type="float">
            <text:p>27.21</text:p>
          </table:table-cell>
          <table:table-cell office:value-type="float" office:value="28.77" calcext:value-type="float">
            <text:p>28.77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A101:.A110])" office:value-type="float" office:value="27.89625" calcext:value-type="float">
            <text:p>27.89625</text:p>
          </table:table-cell>
          <table:table-cell table:style-name="ce17" table:formula="of:=AVERAGE([.B101:.B110])" office:value-type="float" office:value="28.785" calcext:value-type="float">
            <text:p>28.785</text:p>
          </table:table-cell>
          <table:table-cell table:style-name="ce17" table:formula="of:=AVERAGE([.C101:.C110])" office:value-type="float" office:value="26.5575" calcext:value-type="float">
            <text:p>26.5575</text:p>
          </table:table-cell>
          <table:table-cell table:style-name="ce17" table:formula="of:=AVERAGE([.D101:.D110])" office:value-type="float" office:value="28.26875" calcext:value-type="float">
            <text:p>28.26875</text:p>
          </table:table-cell>
          <table:table-cell table:style-name="ce17" table:formula="of:=AVERAGE([.E101:.E110])" office:value-type="float" office:value="27.45125" calcext:value-type="float">
            <text:p>27.45125</text:p>
          </table:table-cell>
          <table:table-cell table:style-name="ce24" table:formula="of:=AVERAGE([.F101:.F110])" office:value-type="float" office:value="28.95625" calcext:value-type="float">
            <text:p>28.95625</text:p>
          </table:table-cell>
          <table:table-cell table:style-name="ce17"/>
          <table:table-cell office:value-type="float" office:value="374" calcext:value-type="float">
            <text:p>374</text:p>
          </table:table-cell>
          <table:table-cell office:value-type="float" office:value="68" calcext:value-type="float">
            <text:p>68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O101:.O110])" office:value-type="float" office:value="327.5" calcext:value-type="float">
            <text:p>327.5</text:p>
          </table:table-cell>
          <table:table-cell table:style-name="ce24" table:formula="of:=AVERAGE([.P101:.P110])" office:value-type="float" office:value="83.5" calcext:value-type="float">
            <text:p>83.5</text:p>
          </table:table-cell>
          <table:table-cell table:number-columns-repeated="2"/>
        </table:table-row>
        <table:table-row table:style-name="ro3">
          <table:table-cell office:value-type="float" office:value="27.34" calcext:value-type="float">
            <text:p>27.34</text:p>
          </table:table-cell>
          <table:table-cell office:value-type="float" office:value="29.33" calcext:value-type="float">
            <text:p>29.33</text:p>
          </table:table-cell>
          <table:table-cell office:value-type="float" office:value="26.28" calcext:value-type="float">
            <text:p>26.28</text:p>
          </table:table-cell>
          <table:table-cell office:value-type="float" office:value="29.54" calcext:value-type="float">
            <text:p>29.54</text:p>
          </table:table-cell>
          <table:table-cell office:value-type="float" office:value="27.31" calcext:value-type="float">
            <text:p>27.31</text:p>
          </table:table-cell>
          <table:table-cell office:value-type="float" office:value="28.49" calcext:value-type="float">
            <text:p>28.49</text:p>
          </table:table-cell>
          <table:table-cell table:style-name="ce15" office:value-type="string" calcext:value-type="string">
            <text:p>Sample variance</text:p>
          </table:table-cell>
          <table:table-cell table:formula="of:=VAR([.A102:.A110])" office:value-type="float" office:value="0.565523809523809" calcext:value-type="float">
            <text:p>0.5655238095</text:p>
          </table:table-cell>
          <table:table-cell table:formula="of:=VAR([.B102:.B110])" office:value-type="float" office:value="0.510466666666667" calcext:value-type="float">
            <text:p>0.5104666667</text:p>
          </table:table-cell>
          <table:table-cell table:formula="of:=VAR([.C102:.C110])" office:value-type="float" office:value="0.149766666666666" calcext:value-type="float">
            <text:p>0.1497666667</text:p>
          </table:table-cell>
          <table:table-cell table:formula="of:=VAR([.D102:.D110])" office:value-type="float" office:value="0.694847619047619" calcext:value-type="float">
            <text:p>0.694847619</text:p>
          </table:table-cell>
          <table:table-cell table:formula="of:=VAR([.E102:.E110])" office:value-type="float" office:value="0.128814285714286" calcext:value-type="float">
            <text:p>0.1288142857</text:p>
          </table:table-cell>
          <table:table-cell table:style-name="ce23" table:formula="of:=VAR([.F102:.F110])" office:value-type="float" office:value="0.479961904761904" calcext:value-type="float">
            <text:p>0.4799619048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31" calcext:value-type="float">
            <text:p>131</text:p>
          </table:table-cell>
          <table:table-cell table:style-name="ce15" office:value-type="string" calcext:value-type="string">
            <text:p>Sample variance</text:p>
          </table:table-cell>
          <table:table-cell table:formula="of:=VAR([.O102:.O110])" office:value-type="float" office:value="1223.61904761905" calcext:value-type="float">
            <text:p>1223.6190476191</text:p>
          </table:table-cell>
          <table:table-cell table:style-name="ce23" table:formula="of:=VAR([.P102:.P110])" office:value-type="float" office:value="707.904761904762" calcext:value-type="float">
            <text:p>707.9047619048</text:p>
          </table:table-cell>
          <table:table-cell table:number-columns-repeated="2"/>
        </table:table-row>
        <table:table-row table:style-name="ro3">
          <table:table-cell office:value-type="float" office:value="27.63" calcext:value-type="float">
            <text:p>27.63</text:p>
          </table:table-cell>
          <table:table-cell office:value-type="float" office:value="28.06" calcext:value-type="float">
            <text:p>28.06</text:p>
          </table:table-cell>
          <table:table-cell office:value-type="float" office:value="26.38" calcext:value-type="float">
            <text:p>26.38</text:p>
          </table:table-cell>
          <table:table-cell office:value-type="float" office:value="29.39" calcext:value-type="float">
            <text:p>29.39</text:p>
          </table:table-cell>
          <table:table-cell office:value-type="float" office:value="27.51" calcext:value-type="float">
            <text:p>27.51</text:p>
          </table:table-cell>
          <table:table-cell office:value-type="float" office:value="30.15" calcext:value-type="float">
            <text:p>30.15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H103]/[.H101])" office:value-type="float" office:value="0.26587680641695" calcext:value-type="float">
            <text:p>0.2658768064</text:p>
          </table:table-cell>
          <table:table-cell table:formula="of:=SQRT([.I103]/[.I101])" office:value-type="float" office:value="0.252603114258976" calcext:value-type="float">
            <text:p>0.2526031143</text:p>
          </table:table-cell>
          <table:table-cell table:formula="of:=SQRT([.J103]/[.J101])" office:value-type="float" office:value="0.136824096318351" calcext:value-type="float">
            <text:p>0.1368240963</text:p>
          </table:table-cell>
          <table:table-cell table:formula="of:=SQRT([.K103]/[.K101])" office:value-type="float" office:value="0.294713339333245" calcext:value-type="float">
            <text:p>0.2947133393</text:p>
          </table:table-cell>
          <table:table-cell table:formula="of:=SQRT([.L103]/[.L101])" office:value-type="float" office:value="0.126892811909445" calcext:value-type="float">
            <text:p>0.1268928119</text:p>
          </table:table-cell>
          <table:table-cell table:style-name="ce23" table:formula="of:=SQRT([.M103]/[.M101])" office:value-type="float" office:value="0.244939253888057" calcext:value-type="float">
            <text:p>0.244939253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49" calcext:value-type="float">
            <text:p>49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R103]/[.R101])" office:value-type="float" office:value="12.3673918411434" calcext:value-type="float">
            <text:p>12.3673918411</text:p>
          </table:table-cell>
          <table:table-cell table:style-name="ce23" table:formula="of:=SQRT([.S103]/[.S101])" office:value-type="float" office:value="9.40681110887719" calcext:value-type="float">
            <text:p>9.4068111089</text:p>
          </table:table-cell>
          <table:table-cell table:number-columns-repeated="2"/>
        </table:table-row>
        <table:table-row table:style-name="ro3">
          <table:table-cell office:value-type="float" office:value="27.74" calcext:value-type="float">
            <text:p>27.74</text:p>
          </table:table-cell>
          <table:table-cell office:value-type="float" office:value="29.14" calcext:value-type="float">
            <text:p>29.14</text:p>
          </table:table-cell>
          <table:table-cell office:value-type="float" office:value="26.7" calcext:value-type="float">
            <text:p>26.7</text:p>
          </table:table-cell>
          <table:table-cell office:value-type="float" office:value="27.94" calcext:value-type="float">
            <text:p>27.94</text:p>
          </table:table-cell>
          <table:table-cell office:value-type="float" office:value="27.56" calcext:value-type="float">
            <text:p>27.56</text:p>
          </table:table-cell>
          <table:table-cell office:value-type="float" office:value="28.99" calcext:value-type="float">
            <text:p>28.99</text:p>
          </table:table-cell>
          <table:table-cell table:style-name="ce15" office:value-type="string" calcext:value-type="string">
            <text:p>Degrees of freedom</text:p>
          </table:table-cell>
          <table:table-cell table:formula="of:=[.H101]-1" office:value-type="float" office:value="7" calcext:value-type="float">
            <text:p>7</text:p>
          </table:table-cell>
          <table:table-cell table:formula="of:=[.I101]-1" office:value-type="float" office:value="7" calcext:value-type="float">
            <text:p>7</text:p>
          </table:table-cell>
          <table:table-cell table:formula="of:=[.J101]-1" office:value-type="float" office:value="7" calcext:value-type="float">
            <text:p>7</text:p>
          </table:table-cell>
          <table:table-cell table:formula="of:=[.K101]-1" office:value-type="float" office:value="7" calcext:value-type="float">
            <text:p>7</text:p>
          </table:table-cell>
          <table:table-cell table:formula="of:=[.L101]-1" office:value-type="float" office:value="7" calcext:value-type="float">
            <text:p>7</text:p>
          </table:table-cell>
          <table:table-cell table:style-name="ce23" table:formula="of:=[.M101]-1" office:value-type="float" office:value="7" calcext:value-type="float">
            <text:p>7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72" calcext:value-type="float">
            <text:p>72</text:p>
          </table:table-cell>
          <table:table-cell table:style-name="ce15" office:value-type="string" calcext:value-type="string">
            <text:p>Degrees of freedom</text:p>
          </table:table-cell>
          <table:table-cell table:formula="of:=[.R101]-1" office:value-type="float" office:value="7" calcext:value-type="float">
            <text:p>7</text:p>
          </table:table-cell>
          <table:table-cell table:style-name="ce23" table:formula="of:=[.S101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28.03" calcext:value-type="float">
            <text:p>28.03</text:p>
          </table:table-cell>
          <table:table-cell office:value-type="float" office:value="29.27" calcext:value-type="float">
            <text:p>29.27</text:p>
          </table:table-cell>
          <table:table-cell office:value-type="float" office:value="26.84" calcext:value-type="float">
            <text:p>26.84</text:p>
          </table:table-cell>
          <table:table-cell office:value-type="float" office:value="27.38" calcext:value-type="float">
            <text:p>27.38</text:p>
          </table:table-cell>
          <table:table-cell office:value-type="float" office:value="27.85" calcext:value-type="float">
            <text:p>27.85</text:p>
          </table:table-cell>
          <table:table-cell office:value-type="float" office:value="28.03" calcext:value-type="float">
            <text:p>28.03</text:p>
          </table:table-cell>
          <table:table-cell table:style-name="ce15" office:value-type="string" calcext:value-type="string">
            <text:p>t value</text:p>
          </table:table-cell>
          <table:table-cell table:formula="of:=TINV(0.05;[.H105])" office:value-type="float" office:value="2.36462425159279" calcext:value-type="float">
            <text:p>2.3646242516</text:p>
          </table:table-cell>
          <table:table-cell table:formula="of:=TINV(0.05;[.I105])" office:value-type="float" office:value="2.36462425159279" calcext:value-type="float">
            <text:p>2.3646242516</text:p>
          </table:table-cell>
          <table:table-cell table:formula="of:=TINV(0.05;[.J105])" office:value-type="float" office:value="2.36462425159279" calcext:value-type="float">
            <text:p>2.3646242516</text:p>
          </table:table-cell>
          <table:table-cell table:formula="of:=TINV(0.05;[.K105])" office:value-type="float" office:value="2.36462425159279" calcext:value-type="float">
            <text:p>2.3646242516</text:p>
          </table:table-cell>
          <table:table-cell table:formula="of:=TINV(0.05;[.L105])" office:value-type="float" office:value="2.36462425159279" calcext:value-type="float">
            <text:p>2.3646242516</text:p>
          </table:table-cell>
          <table:table-cell table:style-name="ce23" table:formula="of:=TINV(0.05;[.M105])" office:value-type="float" office:value="2.36462425159279" calcext:value-type="float">
            <text:p>2.3646242516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99" calcext:value-type="float">
            <text:p>99</text:p>
          </table:table-cell>
          <table:table-cell table:style-name="ce15" office:value-type="string" calcext:value-type="string">
            <text:p>t value</text:p>
          </table:table-cell>
          <table:table-cell table:formula="of:=TINV(0.05;[.R105])" office:value-type="float" office:value="2.36462425159279" calcext:value-type="float">
            <text:p>2.3646242516</text:p>
          </table:table-cell>
          <table:table-cell table:style-name="ce23" table:formula="of:=TINV(0.05;[.S105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 office:value-type="float" office:value="28.95" calcext:value-type="float">
            <text:p>28.95</text:p>
          </table:table-cell>
          <table:table-cell office:value-type="float" office:value="29.97" calcext:value-type="float">
            <text:p>29.97</text:p>
          </table:table-cell>
          <table:table-cell office:value-type="float" office:value="26.84" calcext:value-type="float">
            <text:p>26.84</text:p>
          </table:table-cell>
          <table:table-cell office:value-type="float" office:value="28.86" calcext:value-type="float">
            <text:p>28.86</text:p>
          </table:table-cell>
          <table:table-cell office:value-type="float" office:value="27.99" calcext:value-type="float">
            <text:p>27.99</text:p>
          </table:table-cell>
          <table:table-cell office:value-type="float" office:value="29.41" calcext:value-type="float">
            <text:p>29.41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H106]*[.H104])" office:value-type="float" office:value="0.62869874438956" calcext:value-type="float">
            <text:p>0.6286987444</text:p>
          </table:table-cell>
          <table:table-cell table:style-name="ce17" table:formula="of:=([.I106]*[.I104])" office:value-type="float" office:value="0.597311450004638" calcext:value-type="float">
            <text:p>0.59731145</text:p>
          </table:table-cell>
          <table:table-cell table:style-name="ce17" table:formula="of:=([.J106]*[.J104])" office:value-type="float" office:value="0.323537576356639" calcext:value-type="float">
            <text:p>0.3235375764</text:p>
          </table:table-cell>
          <table:table-cell table:style-name="ce17" table:formula="of:=([.K106]*[.K104])" office:value-type="float" office:value="0.696886309455285" calcext:value-type="float">
            <text:p>0.6968863095</text:p>
          </table:table-cell>
          <table:table-cell table:style-name="ce17" table:formula="of:=([.L106]*[.L104])" office:value-type="float" office:value="0.300053820393875" calcext:value-type="float">
            <text:p>0.3000538204</text:p>
          </table:table-cell>
          <table:table-cell table:style-name="ce24" table:formula="of:=([.M106]*[.M104])" office:value-type="float" office:value="0.579189299910742" calcext:value-type="float">
            <text:p>0.5791892999</text:p>
          </table:table-cell>
          <table:table-cell table:style-name="ce17"/>
          <table:table-cell office:value-type="float" office:value="345" calcext:value-type="float">
            <text:p>345</text:p>
          </table:table-cell>
          <table:table-cell office:value-type="float" office:value="84" calcext:value-type="float">
            <text:p>84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R106]*[.R104])" office:value-type="float" office:value="29.2442346765185" calcext:value-type="float">
            <text:p>29.2442346765</text:p>
          </table:table-cell>
          <table:table-cell table:style-name="ce24" table:formula="of:=([.S106]*[.S104])" office:value-type="float" office:value="22.2435736782034" calcext:value-type="float">
            <text:p>22.2435736782</text:p>
          </table:table-cell>
          <table:table-cell/>
          <table:table-cell table:formula="of:=CONCATENATE([.I102];&quot;;&quot;;[.I107];&quot;;&quot;;[.M102];&quot;;&quot;;[.M107];&quot;;&quot;;[.R102];&quot;;&quot;;[.R107];&quot;;&quot;;[.S102];&quot;;&quot;;[.S107])" office:value-type="string" office:string-value="28.785;0.597311450004638;28.95625;0.579189299910742;327.5;29.2442346765185;83.5;22.2435736782034" calcext:value-type="string">
            <text:p>28.785;0.597311450004638;28.95625;0.579189299910742;327.5;29.2442346765185;83.5;22.2435736782034</text:p>
          </table:table-cell>
        </table:table-row>
        <table:table-row table:style-name="ro3">
          <table:table-cell office:value-type="float" office:value="29.18" calcext:value-type="float">
            <text:p>29.18</text:p>
          </table:table-cell>
          <table:table-cell office:value-type="float" office:value="28.15" calcext:value-type="float">
            <text:p>28.15</text:p>
          </table:table-cell>
          <table:table-cell office:value-type="float" office:value="27.27" calcext:value-type="float">
            <text:p>27.27</text:p>
          </table:table-cell>
          <table:table-cell office:value-type="float" office:value="27.73" calcext:value-type="float">
            <text:p>27.73</text:p>
          </table:table-cell>
          <table:table-cell office:value-type="float" office:value="28.18" calcext:value-type="float">
            <text:p>28.18</text:p>
          </table:table-cell>
          <table:table-cell office:value-type="float" office:value="28.57" calcext:value-type="float">
            <text:p>28.57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107]/[.H102]" office:value-type="percentage" office:value="0.0225370343465362" calcext:value-type="percentage">
            <text:p>2.25%</text:p>
          </table:table-cell>
          <table:table-cell table:style-name="ce18" table:formula="of:=[.I107]/[.I102]" office:value-type="percentage" office:value="0.0207507886053374" calcext:value-type="percentage">
            <text:p>2.08%</text:p>
          </table:table-cell>
          <table:table-cell table:style-name="ce18" table:formula="of:=[.J107]/[.J102]" office:value-type="percentage" office:value="0.0121825313510925" calcext:value-type="percentage">
            <text:p>1.22%</text:p>
          </table:table-cell>
          <table:table-cell table:style-name="ce18" table:formula="of:=[.K107]/[.K102]" office:value-type="percentage" office:value="0.0246521798613411" calcext:value-type="percentage">
            <text:p>2.47%</text:p>
          </table:table-cell>
          <table:table-cell table:style-name="ce18" table:formula="of:=[.L107]/[.L102]" office:value-type="percentage" office:value="0.0109304246762488" calcext:value-type="percentage">
            <text:p>1.09%</text:p>
          </table:table-cell>
          <table:table-cell table:style-name="ce25" table:formula="of:=[.M107]/[.M102]" office:value-type="percentage" office:value="0.0200022205883269" calcext:value-type="percentage">
            <text:p>2.00%</text:p>
          </table:table-cell>
          <table:table-cell table:style-name="ce26"/>
          <table:table-cell office:value-type="float" office:value="307" calcext:value-type="float">
            <text:p>307</text:p>
          </table:table-cell>
          <table:table-cell office:value-type="float" office:value="69" calcext:value-type="float">
            <text:p>69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107]/[.R102]" office:value-type="percentage" office:value="0.0892953730580718" calcext:value-type="percentage">
            <text:p>8.93%</text:p>
          </table:table-cell>
          <table:table-cell table:style-name="ce25" table:formula="of:=[.S107]/[.S102]" office:value-type="percentage" office:value="0.26639010393058" calcext:value-type="percentage">
            <text:p>26.64%</text:p>
          </table:table-cell>
          <table:table-cell table:number-columns-repeated="2"/>
        </table:table-row>
        <table:table-row table:style-name="ro3">
          <table:table-cell table:number-columns-repeated="21"/>
        </table:table-row>
        <table:table-row table:style-name="ro1">
          <table:table-cell table:style-name="ce1" office:value-type="string" calcext:value-type="string">
            <text:p>SCIMARK.LU.SMALL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CREAT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9" office:value-type="string" calcext:value-type="string">
            <text:p>CREAT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3"/>
          <table:table-cell table:style-name="ce3"/>
          <table:table-cell table:style-name="ce13" table:number-columns-repeated="3"/>
          <table:table-cell table:style-name="ce22"/>
          <table:table-cell table:number-columns-repeated="2"/>
        </table:table-row>
        <table:table-row table:style-name="ro3">
          <table:table-cell office:value-type="float" office:value="793.56" calcext:value-type="float">
            <text:p>793.56</text:p>
          </table:table-cell>
          <table:table-cell office:value-type="float" office:value="812.19" calcext:value-type="float">
            <text:p>812.19</text:p>
          </table:table-cell>
          <table:table-cell office:value-type="float" office:value="799.36" calcext:value-type="float">
            <text:p>799.36</text:p>
          </table:table-cell>
          <table:table-cell office:value-type="float" office:value="808.09" calcext:value-type="float">
            <text:p>808.09</text:p>
          </table:table-cell>
          <table:table-cell office:value-type="float" office:value="788.9" calcext:value-type="float">
            <text:p>788.9</text:p>
          </table:table-cell>
          <table:table-cell office:value-type="float" office:value="798.15" calcext:value-type="float">
            <text:p>798.15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A113:.A122])" office:value-type="float" office:value="8" calcext:value-type="float">
            <text:p>8</text:p>
          </table:table-cell>
          <table:table-cell table:formula="of:=COUNT([.B113:.B122])" office:value-type="float" office:value="8" calcext:value-type="float">
            <text:p>8</text:p>
          </table:table-cell>
          <table:table-cell table:formula="of:=COUNT([.C113:.C122])" office:value-type="float" office:value="8" calcext:value-type="float">
            <text:p>8</text:p>
          </table:table-cell>
          <table:table-cell table:formula="of:=COUNT([.D113:.D122])" office:value-type="float" office:value="8" calcext:value-type="float">
            <text:p>8</text:p>
          </table:table-cell>
          <table:table-cell table:formula="of:=COUNT([.E113:.E122])" office:value-type="float" office:value="8" calcext:value-type="float">
            <text:p>8</text:p>
          </table:table-cell>
          <table:table-cell table:style-name="ce23" table:formula="of:=COUNT([.F113:.F122])" office:value-type="float" office:value="8" calcext:value-type="float">
            <text:p>8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310" calcext:value-type="float">
            <text:p>310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O113:.O122])" office:value-type="float" office:value="8" calcext:value-type="float">
            <text:p>8</text:p>
          </table:table-cell>
          <table:table-cell table:style-name="ce23" table:formula="of:=COUNT([.P113:.P122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797.81" calcext:value-type="float">
            <text:p>797.81</text:p>
          </table:table-cell>
          <table:table-cell office:value-type="float" office:value="801.15" calcext:value-type="float">
            <text:p>801.15</text:p>
          </table:table-cell>
          <table:table-cell office:value-type="float" office:value="809.92" calcext:value-type="float">
            <text:p>809.92</text:p>
          </table:table-cell>
          <table:table-cell office:value-type="float" office:value="820" calcext:value-type="float">
            <text:p>820</text:p>
          </table:table-cell>
          <table:table-cell office:value-type="float" office:value="797.9" calcext:value-type="float">
            <text:p>797.9</text:p>
          </table:table-cell>
          <table:table-cell office:value-type="float" office:value="797.61" calcext:value-type="float">
            <text:p>797.61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A113:.A122])" office:value-type="float" office:value="805.72" calcext:value-type="float">
            <text:p>805.72</text:p>
          </table:table-cell>
          <table:table-cell table:style-name="ce17" table:formula="of:=AVERAGE([.B113:.B122])" office:value-type="float" office:value="809.98375" calcext:value-type="float">
            <text:p>809.98375</text:p>
          </table:table-cell>
          <table:table-cell table:style-name="ce17" table:formula="of:=AVERAGE([.C113:.C122])" office:value-type="float" office:value="813.2825" calcext:value-type="float">
            <text:p>813.2825</text:p>
          </table:table-cell>
          <table:table-cell table:style-name="ce17" table:formula="of:=AVERAGE([.D113:.D122])" office:value-type="float" office:value="816.5225" calcext:value-type="float">
            <text:p>816.5225</text:p>
          </table:table-cell>
          <table:table-cell table:style-name="ce17" table:formula="of:=AVERAGE([.E113:.E122])" office:value-type="float" office:value="804.59625" calcext:value-type="float">
            <text:p>804.59625</text:p>
          </table:table-cell>
          <table:table-cell table:style-name="ce24" table:formula="of:=AVERAGE([.F113:.F122])" office:value-type="float" office:value="797.35125" calcext:value-type="float">
            <text:p>797.35125</text:p>
          </table:table-cell>
          <table:table-cell table:style-name="ce17"/>
          <table:table-cell office:value-type="float" office:value="499" calcext:value-type="float">
            <text:p>499</text:p>
          </table:table-cell>
          <table:table-cell office:value-type="float" office:value="211" calcext:value-type="float">
            <text:p>211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O113:.O122])" office:value-type="float" office:value="513" calcext:value-type="float">
            <text:p>513</text:p>
          </table:table-cell>
          <table:table-cell table:style-name="ce24" table:formula="of:=AVERAGE([.P113:.P122])" office:value-type="float" office:value="236.375" calcext:value-type="float">
            <text:p>236.375</text:p>
          </table:table-cell>
          <table:table-cell table:number-columns-repeated="2"/>
        </table:table-row>
        <table:table-row table:style-name="ro3">
          <table:table-cell office:value-type="float" office:value="802.15" calcext:value-type="float">
            <text:p>802.15</text:p>
          </table:table-cell>
          <table:table-cell office:value-type="float" office:value="811.97" calcext:value-type="float">
            <text:p>811.97</text:p>
          </table:table-cell>
          <table:table-cell office:value-type="float" office:value="810.04" calcext:value-type="float">
            <text:p>810.04</text:p>
          </table:table-cell>
          <table:table-cell office:value-type="float" office:value="820.37" calcext:value-type="float">
            <text:p>820.37</text:p>
          </table:table-cell>
          <table:table-cell office:value-type="float" office:value="799.14" calcext:value-type="float">
            <text:p>799.14</text:p>
          </table:table-cell>
          <table:table-cell office:value-type="float" office:value="794.29" calcext:value-type="float">
            <text:p>794.29</text:p>
          </table:table-cell>
          <table:table-cell table:style-name="ce15" office:value-type="string" calcext:value-type="string">
            <text:p>Sample variance</text:p>
          </table:table-cell>
          <table:table-cell table:formula="of:=VAR([.A114:.A122])" office:value-type="float" office:value="45.7633904761906" calcext:value-type="float">
            <text:p>45.7633904762</text:p>
          </table:table-cell>
          <table:table-cell table:formula="of:=VAR([.B114:.B122])" office:value-type="float" office:value="19.9322476190475" calcext:value-type="float">
            <text:p>19.932247619</text:p>
          </table:table-cell>
          <table:table-cell table:formula="of:=VAR([.C114:.C122])" office:value-type="float" office:value="31.5166476190479" calcext:value-type="float">
            <text:p>31.516647619</text:p>
          </table:table-cell>
          <table:table-cell table:formula="of:=VAR([.D114:.D122])" office:value-type="float" office:value="21.8497571428573" calcext:value-type="float">
            <text:p>21.8497571429</text:p>
          </table:table-cell>
          <table:table-cell table:formula="of:=VAR([.E114:.E122])" office:value-type="float" office:value="50.4768476190478" calcext:value-type="float">
            <text:p>50.476847619</text:p>
          </table:table-cell>
          <table:table-cell table:style-name="ce23" table:formula="of:=VAR([.F114:.F122])" office:value-type="float" office:value="33.159957142857" calcext:value-type="float">
            <text:p>33.1599571429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245" calcext:value-type="float">
            <text:p>245</text:p>
          </table:table-cell>
          <table:table-cell table:style-name="ce15" office:value-type="string" calcext:value-type="string">
            <text:p>Sample variance</text:p>
          </table:table-cell>
          <table:table-cell table:formula="of:=VAR([.O114:.O122])" office:value-type="float" office:value="8580.90476190476" calcext:value-type="float">
            <text:p>8580.9047619048</text:p>
          </table:table-cell>
          <table:table-cell table:style-name="ce23" table:formula="of:=VAR([.P114:.P122])" office:value-type="float" office:value="395.476190476191" calcext:value-type="float">
            <text:p>395.4761904762</text:p>
          </table:table-cell>
          <table:table-cell table:number-columns-repeated="2"/>
        </table:table-row>
        <table:table-row table:style-name="ro3">
          <table:table-cell office:value-type="float" office:value="803.79" calcext:value-type="float">
            <text:p>803.79</text:p>
          </table:table-cell>
          <table:table-cell office:value-type="float" office:value="812" calcext:value-type="float">
            <text:p>812</text:p>
          </table:table-cell>
          <table:table-cell office:value-type="float" office:value="811.55" calcext:value-type="float">
            <text:p>811.55</text:p>
          </table:table-cell>
          <table:table-cell office:value-type="float" office:value="816.32" calcext:value-type="float">
            <text:p>816.32</text:p>
          </table:table-cell>
          <table:table-cell office:value-type="float" office:value="803.23" calcext:value-type="float">
            <text:p>803.23</text:p>
          </table:table-cell>
          <table:table-cell office:value-type="float" office:value="807.4" calcext:value-type="float">
            <text:p>807.4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H115]/[.H113])" office:value-type="float" office:value="2.39174074881117" calcext:value-type="float">
            <text:p>2.3917407488</text:p>
          </table:table-cell>
          <table:table-cell table:formula="of:=SQRT([.I115]/[.I113])" office:value-type="float" office:value="1.57845841008908" calcext:value-type="float">
            <text:p>1.5784584101</text:p>
          </table:table-cell>
          <table:table-cell table:formula="of:=SQRT([.J115]/[.J113])" office:value-type="float" office:value="1.98483776475081" calcext:value-type="float">
            <text:p>1.9848377648</text:p>
          </table:table-cell>
          <table:table-cell table:formula="of:=SQRT([.K115]/[.K113])" office:value-type="float" office:value="1.6526402036914" calcext:value-type="float">
            <text:p>1.6526402037</text:p>
          </table:table-cell>
          <table:table-cell table:formula="of:=SQRT([.L115]/[.L113])" office:value-type="float" office:value="2.5118929022514" calcext:value-type="float">
            <text:p>2.5118929023</text:p>
          </table:table-cell>
          <table:table-cell table:style-name="ce23" table:formula="of:=SQRT([.M115]/[.M113])" office:value-type="float" office:value="2.035925991498" calcext:value-type="float">
            <text:p>2.0359259915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201" calcext:value-type="float">
            <text:p>201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R115]/[.R113])" office:value-type="float" office:value="32.7507724372738" calcext:value-type="float">
            <text:p>32.7507724373</text:p>
          </table:table-cell>
          <table:table-cell table:style-name="ce23" table:formula="of:=SQRT([.S115]/[.S113])" office:value-type="float" office:value="7.0309689097253" calcext:value-type="float">
            <text:p>7.0309689097</text:p>
          </table:table-cell>
          <table:table-cell table:number-columns-repeated="2"/>
        </table:table-row>
        <table:table-row table:style-name="ro3">
          <table:table-cell office:value-type="float" office:value="807.43" calcext:value-type="float">
            <text:p>807.43</text:p>
          </table:table-cell>
          <table:table-cell office:value-type="float" office:value="813.56" calcext:value-type="float">
            <text:p>813.56</text:p>
          </table:table-cell>
          <table:table-cell office:value-type="float" office:value="813.07" calcext:value-type="float">
            <text:p>813.07</text:p>
          </table:table-cell>
          <table:table-cell office:value-type="float" office:value="812.93" calcext:value-type="float">
            <text:p>812.93</text:p>
          </table:table-cell>
          <table:table-cell office:value-type="float" office:value="806.99" calcext:value-type="float">
            <text:p>806.99</text:p>
          </table:table-cell>
          <table:table-cell office:value-type="float" office:value="790.47" calcext:value-type="float">
            <text:p>790.47</text:p>
          </table:table-cell>
          <table:table-cell table:style-name="ce15" office:value-type="string" calcext:value-type="string">
            <text:p>Degrees of freedom</text:p>
          </table:table-cell>
          <table:table-cell table:formula="of:=[.H113]-1" office:value-type="float" office:value="7" calcext:value-type="float">
            <text:p>7</text:p>
          </table:table-cell>
          <table:table-cell table:formula="of:=[.I113]-1" office:value-type="float" office:value="7" calcext:value-type="float">
            <text:p>7</text:p>
          </table:table-cell>
          <table:table-cell table:formula="of:=[.J113]-1" office:value-type="float" office:value="7" calcext:value-type="float">
            <text:p>7</text:p>
          </table:table-cell>
          <table:table-cell table:formula="of:=[.K113]-1" office:value-type="float" office:value="7" calcext:value-type="float">
            <text:p>7</text:p>
          </table:table-cell>
          <table:table-cell table:formula="of:=[.L113]-1" office:value-type="float" office:value="7" calcext:value-type="float">
            <text:p>7</text:p>
          </table:table-cell>
          <table:table-cell table:style-name="ce23" table:formula="of:=[.M113]-1" office:value-type="float" office:value="7" calcext:value-type="float">
            <text:p>7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255" calcext:value-type="float">
            <text:p>255</text:p>
          </table:table-cell>
          <table:table-cell table:style-name="ce15" office:value-type="string" calcext:value-type="string">
            <text:p>Degrees of freedom</text:p>
          </table:table-cell>
          <table:table-cell table:formula="of:=[.R113]-1" office:value-type="float" office:value="7" calcext:value-type="float">
            <text:p>7</text:p>
          </table:table-cell>
          <table:table-cell table:style-name="ce23" table:formula="of:=[.S113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810.86" calcext:value-type="float">
            <text:p>810.86</text:p>
          </table:table-cell>
          <table:table-cell office:value-type="float" office:value="805.94" calcext:value-type="float">
            <text:p>805.94</text:p>
          </table:table-cell>
          <table:table-cell office:value-type="float" office:value="816.87" calcext:value-type="float">
            <text:p>816.87</text:p>
          </table:table-cell>
          <table:table-cell office:value-type="float" office:value="812.79" calcext:value-type="float">
            <text:p>812.79</text:p>
          </table:table-cell>
          <table:table-cell office:value-type="float" office:value="810.38" calcext:value-type="float">
            <text:p>810.38</text:p>
          </table:table-cell>
          <table:table-cell office:value-type="float" office:value="791.97" calcext:value-type="float">
            <text:p>791.97</text:p>
          </table:table-cell>
          <table:table-cell table:style-name="ce15" office:value-type="string" calcext:value-type="string">
            <text:p>t value</text:p>
          </table:table-cell>
          <table:table-cell table:formula="of:=TINV(0.05;[.H117])" office:value-type="float" office:value="2.36462425159279" calcext:value-type="float">
            <text:p>2.3646242516</text:p>
          </table:table-cell>
          <table:table-cell table:formula="of:=TINV(0.05;[.I117])" office:value-type="float" office:value="2.36462425159279" calcext:value-type="float">
            <text:p>2.3646242516</text:p>
          </table:table-cell>
          <table:table-cell table:formula="of:=TINV(0.05;[.J117])" office:value-type="float" office:value="2.36462425159279" calcext:value-type="float">
            <text:p>2.3646242516</text:p>
          </table:table-cell>
          <table:table-cell table:formula="of:=TINV(0.05;[.K117])" office:value-type="float" office:value="2.36462425159279" calcext:value-type="float">
            <text:p>2.3646242516</text:p>
          </table:table-cell>
          <table:table-cell table:formula="of:=TINV(0.05;[.L117])" office:value-type="float" office:value="2.36462425159279" calcext:value-type="float">
            <text:p>2.3646242516</text:p>
          </table:table-cell>
          <table:table-cell table:style-name="ce23" table:formula="of:=TINV(0.05;[.M117])" office:value-type="float" office:value="2.36462425159279" calcext:value-type="float">
            <text:p>2.3646242516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236" calcext:value-type="float">
            <text:p>236</text:p>
          </table:table-cell>
          <table:table-cell table:style-name="ce15" office:value-type="string" calcext:value-type="string">
            <text:p>t value</text:p>
          </table:table-cell>
          <table:table-cell table:formula="of:=TINV(0.05;[.R117])" office:value-type="float" office:value="2.36462425159279" calcext:value-type="float">
            <text:p>2.3646242516</text:p>
          </table:table-cell>
          <table:table-cell table:style-name="ce23" table:formula="of:=TINV(0.05;[.S117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 office:value-type="float" office:value="812.62" calcext:value-type="float">
            <text:p>812.62</text:p>
          </table:table-cell>
          <table:table-cell office:value-type="float" office:value="811.93" calcext:value-type="float">
            <text:p>811.93</text:p>
          </table:table-cell>
          <table:table-cell office:value-type="float" office:value="822.12" calcext:value-type="float">
            <text:p>822.12</text:p>
          </table:table-cell>
          <table:table-cell office:value-type="float" office:value="825.85" calcext:value-type="float">
            <text:p>825.85</text:p>
          </table:table-cell>
          <table:table-cell office:value-type="float" office:value="814.37" calcext:value-type="float">
            <text:p>814.37</text:p>
          </table:table-cell>
          <table:table-cell office:value-type="float" office:value="800.77" calcext:value-type="float">
            <text:p>800.77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H118]*[.H116])" office:value-type="float" office:value="5.65556817816159" calcext:value-type="float">
            <text:p>5.6555681782</text:p>
          </table:table-cell>
          <table:table-cell table:style-name="ce17" table:formula="of:=([.I118]*[.I116])" office:value-type="float" office:value="3.73246103662723" calcext:value-type="float">
            <text:p>3.7324610366</text:p>
          </table:table-cell>
          <table:table-cell table:style-name="ce17" table:formula="of:=([.J118]*[.J116])" office:value-type="float" office:value="4.69339551400698" calcext:value-type="float">
            <text:p>4.693395514</text:p>
          </table:table-cell>
          <table:table-cell table:style-name="ce17" table:formula="of:=([.K118]*[.K116])" office:value-type="float" office:value="3.90787310480593" calcext:value-type="float">
            <text:p>3.9078731048</text:p>
          </table:table-cell>
          <table:table-cell table:style-name="ce17" table:formula="of:=([.L118]*[.L116])" office:value-type="float" office:value="5.93968287406745" calcext:value-type="float">
            <text:p>5.9396828741</text:p>
          </table:table-cell>
          <table:table-cell table:style-name="ce24" table:formula="of:=([.M118]*[.M116])" office:value-type="float" office:value="4.81419997394426" calcext:value-type="float">
            <text:p>4.8141999739</text:p>
          </table:table-cell>
          <table:table-cell table:style-name="ce17"/>
          <table:table-cell office:value-type="float" office:value="678" calcext:value-type="float">
            <text:p>678</text:p>
          </table:table-cell>
          <table:table-cell office:value-type="float" office:value="212" calcext:value-type="float">
            <text:p>212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R118]*[.R116])" office:value-type="float" office:value="77.4432707635743" calcext:value-type="float">
            <text:p>77.4432707636</text:p>
          </table:table-cell>
          <table:table-cell table:style-name="ce24" table:formula="of:=([.S118]*[.S116])" office:value-type="float" office:value="16.6255995961313" calcext:value-type="float">
            <text:p>16.6255995961</text:p>
          </table:table-cell>
          <table:table-cell/>
          <table:table-cell table:formula="of:=CONCATENATE([.I114];&quot;;&quot;;[.I119];&quot;;&quot;;[.M114];&quot;;&quot;;[.M119];&quot;;&quot;;[.R114];&quot;;&quot;;[.R119];&quot;;&quot;;[.S114];&quot;;&quot;;[.S119])" office:value-type="string" office:string-value="809.98375;3.73246103662723;797.35125;4.81419997394426;513;77.4432707635743;236.375;16.6255995961313" calcext:value-type="string">
            <text:p>809.98375;3.73246103662723;797.35125;4.81419997394426;513;77.4432707635743;236.375;16.6255995961313</text:p>
          </table:table-cell>
        </table:table-row>
        <table:table-row table:style-name="ro3">
          <table:table-cell office:value-type="float" office:value="817.54" calcext:value-type="float">
            <text:p>817.54</text:p>
          </table:table-cell>
          <table:table-cell office:value-type="float" office:value="811.13" calcext:value-type="float">
            <text:p>811.13</text:p>
          </table:table-cell>
          <table:table-cell office:value-type="float" office:value="823.33" calcext:value-type="float">
            <text:p>823.33</text:p>
          </table:table-cell>
          <table:table-cell office:value-type="float" office:value="815.83" calcext:value-type="float">
            <text:p>815.83</text:p>
          </table:table-cell>
          <table:table-cell office:value-type="float" office:value="815.86" calcext:value-type="float">
            <text:p>815.86</text:p>
          </table:table-cell>
          <table:table-cell office:value-type="float" office:value="798.15" calcext:value-type="float">
            <text:p>798.15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119]/[.H114]" office:value-type="percentage" office:value="0.00701927242486421" calcext:value-type="percentage">
            <text:p>0.70%</text:p>
          </table:table-cell>
          <table:table-cell table:style-name="ce18" table:formula="of:=[.I119]/[.I114]" office:value-type="percentage" office:value="0.00460806903425806" calcext:value-type="percentage">
            <text:p>0.46%</text:p>
          </table:table-cell>
          <table:table-cell table:style-name="ce18" table:formula="of:=[.J119]/[.J114]" office:value-type="percentage" office:value="0.00577092893798524" calcext:value-type="percentage">
            <text:p>0.58%</text:p>
          </table:table-cell>
          <table:table-cell table:style-name="ce18" table:formula="of:=[.K119]/[.K114]" office:value-type="percentage" office:value="0.00478599561531487" calcext:value-type="percentage">
            <text:p>0.48%</text:p>
          </table:table-cell>
          <table:table-cell table:style-name="ce18" table:formula="of:=[.L119]/[.L114]" office:value-type="percentage" office:value="0.00738219060064902" calcext:value-type="percentage">
            <text:p>0.74%</text:p>
          </table:table-cell>
          <table:table-cell table:style-name="ce25" table:formula="of:=[.M119]/[.M114]" office:value-type="percentage" office:value="0.00603774054902938" calcext:value-type="percentage">
            <text:p>0.60%</text:p>
          </table:table-cell>
          <table:table-cell table:style-name="ce26"/>
          <table:table-cell office:value-type="float" office:value="489" calcext:value-type="float">
            <text:p>489</text:p>
          </table:table-cell>
          <table:table-cell office:value-type="float" office:value="221" calcext:value-type="float">
            <text:p>221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119]/[.R114]" office:value-type="percentage" office:value="0.150961541449463" calcext:value-type="percentage">
            <text:p>15.10%</text:p>
          </table:table-cell>
          <table:table-cell table:style-name="ce25" table:formula="of:=[.S119]/[.S114]" office:value-type="percentage" office:value="0.0703356936906667" calcext:value-type="percentage">
            <text:p>7.03%</text:p>
          </table:table-cell>
          <table:table-cell table:number-columns-repeated="2"/>
        </table:table-row>
        <table:table-row table:style-name="ro3">
          <table:table-cell table:number-columns-repeated="21"/>
        </table:table-row>
        <table:table-row table:style-name="ro1">
          <table:table-cell table:style-name="ce1" office:value-type="string" calcext:value-type="string">
            <text:p>SCIMARK.MONTE_CARL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CREAT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9" office:value-type="string" calcext:value-type="string">
            <text:p>CREAT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3"/>
          <table:table-cell table:style-name="ce3"/>
          <table:table-cell table:style-name="ce13" table:number-columns-repeated="3"/>
          <table:table-cell table:style-name="ce22"/>
          <table:table-cell table:number-columns-repeated="2"/>
        </table:table-row>
        <table:table-row table:style-name="ro3">
          <table:table-cell office:value-type="float" office:value="314.79" calcext:value-type="float">
            <text:p>314.79</text:p>
          </table:table-cell>
          <table:table-cell office:value-type="float" office:value="321.76" calcext:value-type="float">
            <text:p>321.76</text:p>
          </table:table-cell>
          <table:table-cell office:value-type="float" office:value="311.01" calcext:value-type="float">
            <text:p>311.01</text:p>
          </table:table-cell>
          <table:table-cell office:value-type="float" office:value="274.62" calcext:value-type="float">
            <text:p>274.62</text:p>
          </table:table-cell>
          <table:table-cell office:value-type="float" office:value="322.64" calcext:value-type="float">
            <text:p>322.64</text:p>
          </table:table-cell>
          <table:table-cell office:value-type="float" office:value="329.66" calcext:value-type="float">
            <text:p>329.66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A125:.A134])" office:value-type="float" office:value="8" calcext:value-type="float">
            <text:p>8</text:p>
          </table:table-cell>
          <table:table-cell table:formula="of:=COUNT([.B125:.B134])" office:value-type="float" office:value="8" calcext:value-type="float">
            <text:p>8</text:p>
          </table:table-cell>
          <table:table-cell table:formula="of:=COUNT([.C125:.C134])" office:value-type="float" office:value="8" calcext:value-type="float">
            <text:p>8</text:p>
          </table:table-cell>
          <table:table-cell table:formula="of:=COUNT([.D125:.D134])" office:value-type="float" office:value="8" calcext:value-type="float">
            <text:p>8</text:p>
          </table:table-cell>
          <table:table-cell table:formula="of:=COUNT([.E125:.E134])" office:value-type="float" office:value="8" calcext:value-type="float">
            <text:p>8</text:p>
          </table:table-cell>
          <table:table-cell table:style-name="ce23" table:formula="of:=COUNT([.F125:.F134])" office:value-type="float" office:value="8" calcext:value-type="float">
            <text:p>8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166" calcext:value-type="float">
            <text:p>166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O125:.O134])" office:value-type="float" office:value="8" calcext:value-type="float">
            <text:p>8</text:p>
          </table:table-cell>
          <table:table-cell table:style-name="ce23" table:formula="of:=COUNT([.P125:.P134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314.83" calcext:value-type="float">
            <text:p>314.83</text:p>
          </table:table-cell>
          <table:table-cell office:value-type="float" office:value="322.17" calcext:value-type="float">
            <text:p>322.17</text:p>
          </table:table-cell>
          <table:table-cell office:value-type="float" office:value="317.76" calcext:value-type="float">
            <text:p>317.76</text:p>
          </table:table-cell>
          <table:table-cell office:value-type="float" office:value="320.86" calcext:value-type="float">
            <text:p>320.86</text:p>
          </table:table-cell>
          <table:table-cell office:value-type="float" office:value="325.22" calcext:value-type="float">
            <text:p>325.22</text:p>
          </table:table-cell>
          <table:table-cell office:value-type="float" office:value="328.93" calcext:value-type="float">
            <text:p>328.93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A125:.A134])" office:value-type="float" office:value="322.7" calcext:value-type="float">
            <text:p>322.7</text:p>
          </table:table-cell>
          <table:table-cell table:style-name="ce17" table:formula="of:=AVERAGE([.B125:.B134])" office:value-type="float" office:value="328.86125" calcext:value-type="float">
            <text:p>328.86125</text:p>
          </table:table-cell>
          <table:table-cell table:style-name="ce17" table:formula="of:=AVERAGE([.C125:.C134])" office:value-type="float" office:value="335.35875" calcext:value-type="float">
            <text:p>335.35875</text:p>
          </table:table-cell>
          <table:table-cell table:style-name="ce17" table:formula="of:=AVERAGE([.D125:.D134])" office:value-type="float" office:value="334.1975" calcext:value-type="float">
            <text:p>334.1975</text:p>
          </table:table-cell>
          <table:table-cell table:style-name="ce17" table:formula="of:=AVERAGE([.E125:.E134])" office:value-type="float" office:value="334.34125" calcext:value-type="float">
            <text:p>334.34125</text:p>
          </table:table-cell>
          <table:table-cell table:style-name="ce24" table:formula="of:=AVERAGE([.F125:.F134])" office:value-type="float" office:value="339.88125" calcext:value-type="float">
            <text:p>339.88125</text:p>
          </table:table-cell>
          <table:table-cell table:style-name="ce17"/>
          <table:table-cell office:value-type="float" office:value="334" calcext:value-type="float">
            <text:p>334</text:p>
          </table:table-cell>
          <table:table-cell office:value-type="float" office:value="165" calcext:value-type="float">
            <text:p>165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O125:.O134])" office:value-type="float" office:value="328" calcext:value-type="float">
            <text:p>328</text:p>
          </table:table-cell>
          <table:table-cell table:style-name="ce24" table:formula="of:=AVERAGE([.P125:.P134])" office:value-type="float" office:value="177.75" calcext:value-type="float">
            <text:p>177.75</text:p>
          </table:table-cell>
          <table:table-cell table:number-columns-repeated="2"/>
        </table:table-row>
        <table:table-row table:style-name="ro3">
          <table:table-cell office:value-type="float" office:value="316.3" calcext:value-type="float">
            <text:p>316.3</text:p>
          </table:table-cell>
          <table:table-cell office:value-type="float" office:value="327.18" calcext:value-type="float">
            <text:p>327.18</text:p>
          </table:table-cell>
          <table:table-cell office:value-type="float" office:value="341.95" calcext:value-type="float">
            <text:p>341.95</text:p>
          </table:table-cell>
          <table:table-cell office:value-type="float" office:value="344.68" calcext:value-type="float">
            <text:p>344.68</text:p>
          </table:table-cell>
          <table:table-cell office:value-type="float" office:value="332.44" calcext:value-type="float">
            <text:p>332.44</text:p>
          </table:table-cell>
          <table:table-cell office:value-type="float" office:value="338.55" calcext:value-type="float">
            <text:p>338.55</text:p>
          </table:table-cell>
          <table:table-cell table:style-name="ce15" office:value-type="string" calcext:value-type="string">
            <text:p>Sample variance</text:p>
          </table:table-cell>
          <table:table-cell table:formula="of:=VAR([.A126:.A134])" office:value-type="float" office:value="152.542733333334" calcext:value-type="float">
            <text:p>152.5427333333</text:p>
          </table:table-cell>
          <table:table-cell table:formula="of:=VAR([.B126:.B134])" office:value-type="float" office:value="99.5290952380951" calcext:value-type="float">
            <text:p>99.5290952381</text:p>
          </table:table-cell>
          <table:table-cell table:formula="of:=VAR([.C126:.C134])" office:value-type="float" office:value="86.4617238095238" calcext:value-type="float">
            <text:p>86.4617238095</text:p>
          </table:table-cell>
          <table:table-cell table:formula="of:=VAR([.D126:.D134])" office:value-type="float" office:value="94.2713809523809" calcext:value-type="float">
            <text:p>94.2713809524</text:p>
          </table:table-cell>
          <table:table-cell table:formula="of:=VAR([.E126:.E134])" office:value-type="float" office:value="35.7737238095237" calcext:value-type="float">
            <text:p>35.7737238095</text:p>
          </table:table-cell>
          <table:table-cell table:style-name="ce23" table:formula="of:=VAR([.F126:.F134])" office:value-type="float" office:value="42.4367809523809" calcext:value-type="float">
            <text:p>42.436780952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22" calcext:value-type="float">
            <text:p>222</text:p>
          </table:table-cell>
          <table:table-cell table:style-name="ce15" office:value-type="string" calcext:value-type="string">
            <text:p>Sample variance</text:p>
          </table:table-cell>
          <table:table-cell table:formula="of:=VAR([.O126:.O134])" office:value-type="float" office:value="1763.28571428571" calcext:value-type="float">
            <text:p>1763.2857142857</text:p>
          </table:table-cell>
          <table:table-cell table:style-name="ce23" table:formula="of:=VAR([.P126:.P134])" office:value-type="float" office:value="527.619047619048" calcext:value-type="float">
            <text:p>527.619047619</text:p>
          </table:table-cell>
          <table:table-cell table:number-columns-repeated="2"/>
        </table:table-row>
        <table:table-row table:style-name="ro3">
          <table:table-cell office:value-type="float" office:value="317.02" calcext:value-type="float">
            <text:p>317.02</text:p>
          </table:table-cell>
          <table:table-cell office:value-type="float" office:value="323.47" calcext:value-type="float">
            <text:p>323.47</text:p>
          </table:table-cell>
          <table:table-cell office:value-type="float" office:value="342" calcext:value-type="float">
            <text:p>342</text:p>
          </table:table-cell>
          <table:table-cell office:value-type="float" office:value="347.43" calcext:value-type="float">
            <text:p>347.43</text:p>
          </table:table-cell>
          <table:table-cell office:value-type="float" office:value="333.45" calcext:value-type="float">
            <text:p>333.45</text:p>
          </table:table-cell>
          <table:table-cell office:value-type="float" office:value="338.9" calcext:value-type="float">
            <text:p>338.9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H127]/[.H125])" office:value-type="float" office:value="4.36667398218217" calcext:value-type="float">
            <text:p>4.3666739822</text:p>
          </table:table-cell>
          <table:table-cell table:formula="of:=SQRT([.I127]/[.I125])" office:value-type="float" office:value="3.52719958391383" calcext:value-type="float">
            <text:p>3.5271995839</text:p>
          </table:table-cell>
          <table:table-cell table:formula="of:=SQRT([.J127]/[.J125])" office:value-type="float" office:value="3.28750900777328" calcext:value-type="float">
            <text:p>3.2875090078</text:p>
          </table:table-cell>
          <table:table-cell table:formula="of:=SQRT([.K127]/[.K125])" office:value-type="float" office:value="3.4327718565392" calcext:value-type="float">
            <text:p>3.4327718565</text:p>
          </table:table-cell>
          <table:table-cell table:formula="of:=SQRT([.L127]/[.L125])" office:value-type="float" office:value="2.11464310846782" calcext:value-type="float">
            <text:p>2.1146431085</text:p>
          </table:table-cell>
          <table:table-cell table:style-name="ce23" table:formula="of:=SQRT([.M127]/[.M125])" office:value-type="float" office:value="2.3031712092347" calcext:value-type="float">
            <text:p>2.3031712092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183" calcext:value-type="float">
            <text:p>183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R127]/[.R125])" office:value-type="float" office:value="14.8462356941318" calcext:value-type="float">
            <text:p>14.8462356941</text:p>
          </table:table-cell>
          <table:table-cell table:style-name="ce23" table:formula="of:=SQRT([.S127]/[.S125])" office:value-type="float" office:value="8.12110712602543" calcext:value-type="float">
            <text:p>8.121107126</text:p>
          </table:table-cell>
          <table:table-cell table:number-columns-repeated="2"/>
        </table:table-row>
        <table:table-row table:style-name="ro3">
          <table:table-cell office:value-type="float" office:value="317.15" calcext:value-type="float">
            <text:p>317.15</text:p>
          </table:table-cell>
          <table:table-cell office:value-type="float" office:value="326.18" calcext:value-type="float">
            <text:p>326.18</text:p>
          </table:table-cell>
          <table:table-cell office:value-type="float" office:value="342.37" calcext:value-type="float">
            <text:p>342.37</text:p>
          </table:table-cell>
          <table:table-cell office:value-type="float" office:value="347.09" calcext:value-type="float">
            <text:p>347.09</text:p>
          </table:table-cell>
          <table:table-cell office:value-type="float" office:value="338.84" calcext:value-type="float">
            <text:p>338.84</text:p>
          </table:table-cell>
          <table:table-cell office:value-type="float" office:value="344.44" calcext:value-type="float">
            <text:p>344.44</text:p>
          </table:table-cell>
          <table:table-cell table:style-name="ce15" office:value-type="string" calcext:value-type="string">
            <text:p>Degrees of freedom</text:p>
          </table:table-cell>
          <table:table-cell table:formula="of:=[.H125]-1" office:value-type="float" office:value="7" calcext:value-type="float">
            <text:p>7</text:p>
          </table:table-cell>
          <table:table-cell table:formula="of:=[.I125]-1" office:value-type="float" office:value="7" calcext:value-type="float">
            <text:p>7</text:p>
          </table:table-cell>
          <table:table-cell table:formula="of:=[.J125]-1" office:value-type="float" office:value="7" calcext:value-type="float">
            <text:p>7</text:p>
          </table:table-cell>
          <table:table-cell table:formula="of:=[.K125]-1" office:value-type="float" office:value="7" calcext:value-type="float">
            <text:p>7</text:p>
          </table:table-cell>
          <table:table-cell table:formula="of:=[.L125]-1" office:value-type="float" office:value="7" calcext:value-type="float">
            <text:p>7</text:p>
          </table:table-cell>
          <table:table-cell table:style-name="ce23" table:formula="of:=[.M125]-1" office:value-type="float" office:value="7" calcext:value-type="float">
            <text:p>7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188" calcext:value-type="float">
            <text:p>188</text:p>
          </table:table-cell>
          <table:table-cell table:style-name="ce15" office:value-type="string" calcext:value-type="string">
            <text:p>Degrees of freedom</text:p>
          </table:table-cell>
          <table:table-cell table:formula="of:=[.R125]-1" office:value-type="float" office:value="7" calcext:value-type="float">
            <text:p>7</text:p>
          </table:table-cell>
          <table:table-cell table:style-name="ce23" table:formula="of:=[.S125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318.43" calcext:value-type="float">
            <text:p>318.43</text:p>
          </table:table-cell>
          <table:table-cell office:value-type="float" office:value="322.18" calcext:value-type="float">
            <text:p>322.18</text:p>
          </table:table-cell>
          <table:table-cell office:value-type="float" office:value="342.5" calcext:value-type="float">
            <text:p>342.5</text:p>
          </table:table-cell>
          <table:table-cell office:value-type="float" office:value="344.63" calcext:value-type="float">
            <text:p>344.63</text:p>
          </table:table-cell>
          <table:table-cell office:value-type="float" office:value="339.03" calcext:value-type="float">
            <text:p>339.03</text:p>
          </table:table-cell>
          <table:table-cell office:value-type="float" office:value="344.26" calcext:value-type="float">
            <text:p>344.26</text:p>
          </table:table-cell>
          <table:table-cell table:style-name="ce15" office:value-type="string" calcext:value-type="string">
            <text:p>t value</text:p>
          </table:table-cell>
          <table:table-cell table:formula="of:=TINV(0.05;[.H129])" office:value-type="float" office:value="2.36462425159279" calcext:value-type="float">
            <text:p>2.3646242516</text:p>
          </table:table-cell>
          <table:table-cell table:formula="of:=TINV(0.05;[.I129])" office:value-type="float" office:value="2.36462425159279" calcext:value-type="float">
            <text:p>2.3646242516</text:p>
          </table:table-cell>
          <table:table-cell table:formula="of:=TINV(0.05;[.J129])" office:value-type="float" office:value="2.36462425159279" calcext:value-type="float">
            <text:p>2.3646242516</text:p>
          </table:table-cell>
          <table:table-cell table:formula="of:=TINV(0.05;[.K129])" office:value-type="float" office:value="2.36462425159279" calcext:value-type="float">
            <text:p>2.3646242516</text:p>
          </table:table-cell>
          <table:table-cell table:formula="of:=TINV(0.05;[.L129])" office:value-type="float" office:value="2.36462425159279" calcext:value-type="float">
            <text:p>2.3646242516</text:p>
          </table:table-cell>
          <table:table-cell table:style-name="ce23" table:formula="of:=TINV(0.05;[.M129])" office:value-type="float" office:value="2.36462425159279" calcext:value-type="float">
            <text:p>2.3646242516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179" calcext:value-type="float">
            <text:p>179</text:p>
          </table:table-cell>
          <table:table-cell table:style-name="ce15" office:value-type="string" calcext:value-type="string">
            <text:p>t value</text:p>
          </table:table-cell>
          <table:table-cell table:formula="of:=TINV(0.05;[.R129])" office:value-type="float" office:value="2.36462425159279" calcext:value-type="float">
            <text:p>2.3646242516</text:p>
          </table:table-cell>
          <table:table-cell table:style-name="ce23" table:formula="of:=TINV(0.05;[.S129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 office:value-type="float" office:value="337.66" calcext:value-type="float">
            <text:p>337.66</text:p>
          </table:table-cell>
          <table:table-cell office:value-type="float" office:value="340.89" calcext:value-type="float">
            <text:p>340.89</text:p>
          </table:table-cell>
          <table:table-cell office:value-type="float" office:value="342.57" calcext:value-type="float">
            <text:p>342.57</text:p>
          </table:table-cell>
          <table:table-cell office:value-type="float" office:value="347.05" calcext:value-type="float">
            <text:p>347.05</text:p>
          </table:table-cell>
          <table:table-cell office:value-type="float" office:value="341.17" calcext:value-type="float">
            <text:p>341.17</text:p>
          </table:table-cell>
          <table:table-cell office:value-type="float" office:value="346.41" calcext:value-type="float">
            <text:p>346.41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H130]*[.H128])" office:value-type="float" office:value="10.3255431970672" calcext:value-type="float">
            <text:p>10.3255431971</text:p>
          </table:table-cell>
          <table:table-cell table:style-name="ce17" table:formula="of:=([.I130]*[.I128])" office:value-type="float" office:value="8.34050167633062" calcext:value-type="float">
            <text:p>8.3405016763</text:p>
          </table:table-cell>
          <table:table-cell table:style-name="ce17" table:formula="of:=([.J130]*[.J128])" office:value-type="float" office:value="7.77372352711044" calcext:value-type="float">
            <text:p>7.7737235271</text:p>
          </table:table-cell>
          <table:table-cell table:style-name="ce17" table:formula="of:=([.K130]*[.K128])" office:value-type="float" office:value="8.11721558215779" calcext:value-type="float">
            <text:p>8.1172155822</text:p>
          </table:table-cell>
          <table:table-cell table:style-name="ce17" table:formula="of:=([.L130]*[.L128])" office:value-type="float" office:value="5.00033637774657" calcext:value-type="float">
            <text:p>5.0003363777</text:p>
          </table:table-cell>
          <table:table-cell table:style-name="ce24" table:formula="of:=([.M130]*[.M128])" office:value-type="float" office:value="5.44613449692665" calcext:value-type="float">
            <text:p>5.4461344969</text:p>
          </table:table-cell>
          <table:table-cell table:style-name="ce17"/>
          <table:table-cell office:value-type="float" office:value="263" calcext:value-type="float">
            <text:p>263</text:p>
          </table:table-cell>
          <table:table-cell office:value-type="float" office:value="171" calcext:value-type="float">
            <text:p>171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R130]*[.R128])" office:value-type="float" office:value="35.1057689672066" calcext:value-type="float">
            <text:p>35.1057689672</text:p>
          </table:table-cell>
          <table:table-cell table:style-name="ce24" table:formula="of:=([.S130]*[.S128])" office:value-type="float" office:value="19.2033668599827" calcext:value-type="float">
            <text:p>19.20336686</text:p>
          </table:table-cell>
          <table:table-cell/>
          <table:table-cell table:formula="of:=CONCATENATE([.I126];&quot;;&quot;;[.I131];&quot;;&quot;;[.M126];&quot;;&quot;;[.M131];&quot;;&quot;;[.R126];&quot;;&quot;;[.R131];&quot;;&quot;;[.S126];&quot;;&quot;;[.S131])" office:value-type="string" office:string-value="328.86125;8.34050167633062;339.88125;5.44613449692665;328;35.1057689672066;177.75;19.2033668599827" calcext:value-type="string">
            <text:p>328.86125;8.34050167633062;339.88125;5.44613449692665;328;35.1057689672066;177.75;19.2033668599827</text:p>
          </table:table-cell>
        </table:table-row>
        <table:table-row table:style-name="ro3">
          <table:table-cell office:value-type="float" office:value="345.42" calcext:value-type="float">
            <text:p>345.42</text:p>
          </table:table-cell>
          <table:table-cell office:value-type="float" office:value="347.06" calcext:value-type="float">
            <text:p>347.06</text:p>
          </table:table-cell>
          <table:table-cell office:value-type="float" office:value="342.71" calcext:value-type="float">
            <text:p>342.71</text:p>
          </table:table-cell>
          <table:table-cell office:value-type="float" office:value="347.22" calcext:value-type="float">
            <text:p>347.22</text:p>
          </table:table-cell>
          <table:table-cell office:value-type="float" office:value="341.94" calcext:value-type="float">
            <text:p>341.94</text:p>
          </table:table-cell>
          <table:table-cell office:value-type="float" office:value="347.9" calcext:value-type="float">
            <text:p>347.9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131]/[.H126]" office:value-type="percentage" office:value="0.0319973448932978" calcext:value-type="percentage">
            <text:p>3.20%</text:p>
          </table:table-cell>
          <table:table-cell table:style-name="ce18" table:formula="of:=[.I131]/[.I126]" office:value-type="percentage" office:value="0.0253617648060713" calcext:value-type="percentage">
            <text:p>2.54%</text:p>
          </table:table-cell>
          <table:table-cell table:style-name="ce18" table:formula="of:=[.J131]/[.J126]" office:value-type="percentage" office:value="0.0231803211549138" calcext:value-type="percentage">
            <text:p>2.32%</text:p>
          </table:table-cell>
          <table:table-cell table:style-name="ce18" table:formula="of:=[.K131]/[.K126]" office:value-type="percentage" office:value="0.0242886783478566" calcext:value-type="percentage">
            <text:p>2.43%</text:p>
          </table:table-cell>
          <table:table-cell table:style-name="ce18" table:formula="of:=[.L131]/[.L126]" office:value-type="percentage" office:value="0.0149557865735878" calcext:value-type="percentage">
            <text:p>1.50%</text:p>
          </table:table-cell>
          <table:table-cell table:style-name="ce25" table:formula="of:=[.M131]/[.M126]" office:value-type="percentage" office:value="0.0160236391296273" calcext:value-type="percentage">
            <text:p>1.60%</text:p>
          </table:table-cell>
          <table:table-cell table:style-name="ce26"/>
          <table:table-cell office:value-type="float" office:value="342" calcext:value-type="float">
            <text:p>342</text:p>
          </table:table-cell>
          <table:table-cell office:value-type="float" office:value="148" calcext:value-type="float">
            <text:p>148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131]/[.R126]" office:value-type="percentage" office:value="0.107029783436606" calcext:value-type="percentage">
            <text:p>10.70%</text:p>
          </table:table-cell>
          <table:table-cell table:style-name="ce25" table:formula="of:=[.S131]/[.S126]" office:value-type="percentage" office:value="0.10803581918415" calcext:value-type="percentage">
            <text:p>10.80%</text:p>
          </table:table-cell>
          <table:table-cell table:number-columns-repeated="2"/>
        </table:table-row>
        <table:table-row table:style-name="ro3">
          <table:table-cell table:number-columns-repeated="21"/>
        </table:table-row>
        <table:table-row table:style-name="ro1">
          <table:table-cell table:style-name="ce1" office:value-type="string" calcext:value-type="string">
            <text:p>SCIMARK.SOR.LARGE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CREAT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9" office:value-type="string" calcext:value-type="string">
            <text:p>CREAT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3"/>
          <table:table-cell table:style-name="ce3"/>
          <table:table-cell table:style-name="ce13" table:number-columns-repeated="3"/>
          <table:table-cell table:style-name="ce22"/>
          <table:table-cell table:number-columns-repeated="2"/>
        </table:table-row>
        <table:table-row table:style-name="ro3">
          <table:table-cell office:value-type="float" office:value="83.02" calcext:value-type="float">
            <text:p>83.02</text:p>
          </table:table-cell>
          <table:table-cell office:value-type="float" office:value="87.78" calcext:value-type="float">
            <text:p>87.78</text:p>
          </table:table-cell>
          <table:table-cell office:value-type="float" office:value="79.97" calcext:value-type="float">
            <text:p>79.97</text:p>
          </table:table-cell>
          <table:table-cell office:value-type="float" office:value="89.48" calcext:value-type="float">
            <text:p>89.48</text:p>
          </table:table-cell>
          <table:table-cell office:value-type="float" office:value="84.12" calcext:value-type="float">
            <text:p>84.12</text:p>
          </table:table-cell>
          <table:table-cell office:value-type="float" office:value="89.54" calcext:value-type="float">
            <text:p>89.54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A137:.A146])" office:value-type="float" office:value="8" calcext:value-type="float">
            <text:p>8</text:p>
          </table:table-cell>
          <table:table-cell table:formula="of:=COUNT([.B137:.B146])" office:value-type="float" office:value="8" calcext:value-type="float">
            <text:p>8</text:p>
          </table:table-cell>
          <table:table-cell table:formula="of:=COUNT([.C137:.C146])" office:value-type="float" office:value="8" calcext:value-type="float">
            <text:p>8</text:p>
          </table:table-cell>
          <table:table-cell table:formula="of:=COUNT([.D137:.D146])" office:value-type="float" office:value="8" calcext:value-type="float">
            <text:p>8</text:p>
          </table:table-cell>
          <table:table-cell table:formula="of:=COUNT([.E137:.E146])" office:value-type="float" office:value="8" calcext:value-type="float">
            <text:p>8</text:p>
          </table:table-cell>
          <table:table-cell table:style-name="ce23" table:formula="of:=COUNT([.F137:.F146])" office:value-type="float" office:value="8" calcext:value-type="float">
            <text:p>8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175" calcext:value-type="float">
            <text:p>175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O137:.O146])" office:value-type="float" office:value="8" calcext:value-type="float">
            <text:p>8</text:p>
          </table:table-cell>
          <table:table-cell table:style-name="ce23" table:formula="of:=COUNT([.P137:.P146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84.22" calcext:value-type="float">
            <text:p>84.22</text:p>
          </table:table-cell>
          <table:table-cell office:value-type="float" office:value="87.42" calcext:value-type="float">
            <text:p>87.42</text:p>
          </table:table-cell>
          <table:table-cell office:value-type="float" office:value="82.12" calcext:value-type="float">
            <text:p>82.12</text:p>
          </table:table-cell>
          <table:table-cell office:value-type="float" office:value="87.99" calcext:value-type="float">
            <text:p>87.99</text:p>
          </table:table-cell>
          <table:table-cell office:value-type="float" office:value="84.54" calcext:value-type="float">
            <text:p>84.54</text:p>
          </table:table-cell>
          <table:table-cell office:value-type="float" office:value="88.82" calcext:value-type="float">
            <text:p>88.82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A137:.A146])" office:value-type="float" office:value="86.34875" calcext:value-type="float">
            <text:p>86.34875</text:p>
          </table:table-cell>
          <table:table-cell table:style-name="ce17" table:formula="of:=AVERAGE([.B137:.B146])" office:value-type="float" office:value="88.25875" calcext:value-type="float">
            <text:p>88.25875</text:p>
          </table:table-cell>
          <table:table-cell table:style-name="ce17" table:formula="of:=AVERAGE([.C137:.C146])" office:value-type="float" office:value="84.99125" calcext:value-type="float">
            <text:p>84.99125</text:p>
          </table:table-cell>
          <table:table-cell table:style-name="ce17" table:formula="of:=AVERAGE([.D137:.D146])" office:value-type="float" office:value="88.6775" calcext:value-type="float">
            <text:p>88.6775</text:p>
          </table:table-cell>
          <table:table-cell table:style-name="ce17" table:formula="of:=AVERAGE([.E137:.E146])" office:value-type="float" office:value="87.98625" calcext:value-type="float">
            <text:p>87.98625</text:p>
          </table:table-cell>
          <table:table-cell table:style-name="ce24" table:formula="of:=AVERAGE([.F137:.F146])" office:value-type="float" office:value="88.58375" calcext:value-type="float">
            <text:p>88.58375</text:p>
          </table:table-cell>
          <table:table-cell table:style-name="ce17"/>
          <table:table-cell office:value-type="float" office:value="319" calcext:value-type="float">
            <text:p>319</text:p>
          </table:table-cell>
          <table:table-cell office:value-type="float" office:value="160" calcext:value-type="float">
            <text:p>160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O137:.O146])" office:value-type="float" office:value="327.125" calcext:value-type="float">
            <text:p>327.125</text:p>
          </table:table-cell>
          <table:table-cell table:style-name="ce24" table:formula="of:=AVERAGE([.P137:.P146])" office:value-type="float" office:value="153.375" calcext:value-type="float">
            <text:p>153.375</text:p>
          </table:table-cell>
          <table:table-cell table:number-columns-repeated="2"/>
        </table:table-row>
        <table:table-row table:style-name="ro3">
          <table:table-cell office:value-type="float" office:value="84.35" calcext:value-type="float">
            <text:p>84.35</text:p>
          </table:table-cell>
          <table:table-cell office:value-type="float" office:value="86.99" calcext:value-type="float">
            <text:p>86.99</text:p>
          </table:table-cell>
          <table:table-cell office:value-type="float" office:value="82.43" calcext:value-type="float">
            <text:p>82.43</text:p>
          </table:table-cell>
          <table:table-cell office:value-type="float" office:value="87.1" calcext:value-type="float">
            <text:p>87.1</text:p>
          </table:table-cell>
          <table:table-cell office:value-type="float" office:value="84.93" calcext:value-type="float">
            <text:p>84.93</text:p>
          </table:table-cell>
          <table:table-cell office:value-type="float" office:value="87.61" calcext:value-type="float">
            <text:p>87.61</text:p>
          </table:table-cell>
          <table:table-cell table:style-name="ce15" office:value-type="string" calcext:value-type="string">
            <text:p>Sample variance</text:p>
          </table:table-cell>
          <table:table-cell table:formula="of:=VAR([.A138:.A146])" office:value-type="float" office:value="6.12602857142857" calcext:value-type="float">
            <text:p>6.1260285714</text:p>
          </table:table-cell>
          <table:table-cell table:formula="of:=VAR([.B138:.B146])" office:value-type="float" office:value="2.72749047619047" calcext:value-type="float">
            <text:p>2.7274904762</text:p>
          </table:table-cell>
          <table:table-cell table:formula="of:=VAR([.C138:.C146])" office:value-type="float" office:value="11.2984476190476" calcext:value-type="float">
            <text:p>11.298447619</text:p>
          </table:table-cell>
          <table:table-cell table:formula="of:=VAR([.D138:.D146])" office:value-type="float" office:value="2.00825714285714" calcext:value-type="float">
            <text:p>2.0082571429</text:p>
          </table:table-cell>
          <table:table-cell table:formula="of:=VAR([.E138:.E146])" office:value-type="float" office:value="6.7684476190476" calcext:value-type="float">
            <text:p>6.768447619</text:p>
          </table:table-cell>
          <table:table-cell table:style-name="ce23" table:formula="of:=VAR([.F138:.F146])" office:value-type="float" office:value="2.85732380952381" calcext:value-type="float">
            <text:p>2.8573238095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98" calcext:value-type="float">
            <text:p>98</text:p>
          </table:table-cell>
          <table:table-cell table:style-name="ce15" office:value-type="string" calcext:value-type="string">
            <text:p>Sample variance</text:p>
          </table:table-cell>
          <table:table-cell table:formula="of:=VAR([.O138:.O146])" office:value-type="float" office:value="991.809523809524" calcext:value-type="float">
            <text:p>991.8095238095</text:p>
          </table:table-cell>
          <table:table-cell table:style-name="ce23" table:formula="of:=VAR([.P138:.P146])" office:value-type="float" office:value="1918.57142857143" calcext:value-type="float">
            <text:p>1918.5714285714</text:p>
          </table:table-cell>
          <table:table-cell table:number-columns-repeated="2"/>
        </table:table-row>
        <table:table-row table:style-name="ro3">
          <table:table-cell office:value-type="float" office:value="85.25" calcext:value-type="float">
            <text:p>85.25</text:p>
          </table:table-cell>
          <table:table-cell office:value-type="float" office:value="87.37" calcext:value-type="float">
            <text:p>87.37</text:p>
          </table:table-cell>
          <table:table-cell office:value-type="float" office:value="83.37" calcext:value-type="float">
            <text:p>83.37</text:p>
          </table:table-cell>
          <table:table-cell office:value-type="float" office:value="89.68" calcext:value-type="float">
            <text:p>89.68</text:p>
          </table:table-cell>
          <table:table-cell office:value-type="float" office:value="89.95" calcext:value-type="float">
            <text:p>89.95</text:p>
          </table:table-cell>
          <table:table-cell office:value-type="float" office:value="88.75" calcext:value-type="float">
            <text:p>88.75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H139]/[.H137])" office:value-type="float" office:value="0.875073466303585" calcext:value-type="float">
            <text:p>0.8750734663</text:p>
          </table:table-cell>
          <table:table-cell table:formula="of:=SQRT([.I139]/[.I137])" office:value-type="float" office:value="0.583897516285015" calcext:value-type="float">
            <text:p>0.5838975163</text:p>
          </table:table-cell>
          <table:table-cell table:formula="of:=SQRT([.J139]/[.J137])" office:value-type="float" office:value="1.1884047931496" calcext:value-type="float">
            <text:p>1.1884047931</text:p>
          </table:table-cell>
          <table:table-cell table:formula="of:=SQRT([.K139]/[.K137])" office:value-type="float" office:value="0.50103107973173" calcext:value-type="float">
            <text:p>0.5010310797</text:p>
          </table:table-cell>
          <table:table-cell table:formula="of:=SQRT([.L139]/[.L137])" office:value-type="float" office:value="0.919812998593165" calcext:value-type="float">
            <text:p>0.9198129986</text:p>
          </table:table-cell>
          <table:table-cell table:style-name="ce23" table:formula="of:=SQRT([.M139]/[.M137])" office:value-type="float" office:value="0.59763322882055" calcext:value-type="float">
            <text:p>0.5976332288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91" calcext:value-type="float">
            <text:p>91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R139]/[.R137])" office:value-type="float" office:value="11.1344595951573" calcext:value-type="float">
            <text:p>11.1344595952</text:p>
          </table:table-cell>
          <table:table-cell table:style-name="ce23" table:formula="of:=SQRT([.S139]/[.S137])" office:value-type="float" office:value="15.4861689443009" calcext:value-type="float">
            <text:p>15.4861689443</text:p>
          </table:table-cell>
          <table:table-cell table:number-columns-repeated="2"/>
        </table:table-row>
        <table:table-row table:style-name="ro3">
          <table:table-cell office:value-type="float" office:value="85.72" calcext:value-type="float">
            <text:p>85.72</text:p>
          </table:table-cell>
          <table:table-cell office:value-type="float" office:value="90.69" calcext:value-type="float">
            <text:p>90.69</text:p>
          </table:table-cell>
          <table:table-cell office:value-type="float" office:value="84.47" calcext:value-type="float">
            <text:p>84.47</text:p>
          </table:table-cell>
          <table:table-cell office:value-type="float" office:value="86.37" calcext:value-type="float">
            <text:p>86.37</text:p>
          </table:table-cell>
          <table:table-cell office:value-type="float" office:value="90.02" calcext:value-type="float">
            <text:p>90.02</text:p>
          </table:table-cell>
          <table:table-cell office:value-type="float" office:value="90.74" calcext:value-type="float">
            <text:p>90.74</text:p>
          </table:table-cell>
          <table:table-cell table:style-name="ce15" office:value-type="string" calcext:value-type="string">
            <text:p>Degrees of freedom</text:p>
          </table:table-cell>
          <table:table-cell table:formula="of:=[.H137]-1" office:value-type="float" office:value="7" calcext:value-type="float">
            <text:p>7</text:p>
          </table:table-cell>
          <table:table-cell table:formula="of:=[.I137]-1" office:value-type="float" office:value="7" calcext:value-type="float">
            <text:p>7</text:p>
          </table:table-cell>
          <table:table-cell table:formula="of:=[.J137]-1" office:value-type="float" office:value="7" calcext:value-type="float">
            <text:p>7</text:p>
          </table:table-cell>
          <table:table-cell table:formula="of:=[.K137]-1" office:value-type="float" office:value="7" calcext:value-type="float">
            <text:p>7</text:p>
          </table:table-cell>
          <table:table-cell table:formula="of:=[.L137]-1" office:value-type="float" office:value="7" calcext:value-type="float">
            <text:p>7</text:p>
          </table:table-cell>
          <table:table-cell table:style-name="ce23" table:formula="of:=[.M137]-1" office:value-type="float" office:value="7" calcext:value-type="float">
            <text:p>7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141" calcext:value-type="float">
            <text:p>141</text:p>
          </table:table-cell>
          <table:table-cell table:style-name="ce15" office:value-type="string" calcext:value-type="string">
            <text:p>Degrees of freedom</text:p>
          </table:table-cell>
          <table:table-cell table:formula="of:=[.R137]-1" office:value-type="float" office:value="7" calcext:value-type="float">
            <text:p>7</text:p>
          </table:table-cell>
          <table:table-cell table:style-name="ce23" table:formula="of:=[.S137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89.25" calcext:value-type="float">
            <text:p>89.25</text:p>
          </table:table-cell>
          <table:table-cell office:value-type="float" office:value="90.41" calcext:value-type="float">
            <text:p>90.41</text:p>
          </table:table-cell>
          <table:table-cell office:value-type="float" office:value="88.49" calcext:value-type="float">
            <text:p>88.49</text:p>
          </table:table-cell>
          <table:table-cell office:value-type="float" office:value="89.2" calcext:value-type="float">
            <text:p>89.2</text:p>
          </table:table-cell>
          <table:table-cell office:value-type="float" office:value="90.08" calcext:value-type="float">
            <text:p>90.08</text:p>
          </table:table-cell>
          <table:table-cell office:value-type="float" office:value="88.17" calcext:value-type="float">
            <text:p>88.17</text:p>
          </table:table-cell>
          <table:table-cell table:style-name="ce15" office:value-type="string" calcext:value-type="string">
            <text:p>t value</text:p>
          </table:table-cell>
          <table:table-cell table:formula="of:=TINV(0.05;[.H141])" office:value-type="float" office:value="2.36462425159279" calcext:value-type="float">
            <text:p>2.3646242516</text:p>
          </table:table-cell>
          <table:table-cell table:formula="of:=TINV(0.05;[.I141])" office:value-type="float" office:value="2.36462425159279" calcext:value-type="float">
            <text:p>2.3646242516</text:p>
          </table:table-cell>
          <table:table-cell table:formula="of:=TINV(0.05;[.J141])" office:value-type="float" office:value="2.36462425159279" calcext:value-type="float">
            <text:p>2.3646242516</text:p>
          </table:table-cell>
          <table:table-cell table:formula="of:=TINV(0.05;[.K141])" office:value-type="float" office:value="2.36462425159279" calcext:value-type="float">
            <text:p>2.3646242516</text:p>
          </table:table-cell>
          <table:table-cell table:formula="of:=TINV(0.05;[.L141])" office:value-type="float" office:value="2.36462425159279" calcext:value-type="float">
            <text:p>2.3646242516</text:p>
          </table:table-cell>
          <table:table-cell table:style-name="ce23" table:formula="of:=TINV(0.05;[.M141])" office:value-type="float" office:value="2.36462425159279" calcext:value-type="float">
            <text:p>2.3646242516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199" calcext:value-type="float">
            <text:p>199</text:p>
          </table:table-cell>
          <table:table-cell table:style-name="ce15" office:value-type="string" calcext:value-type="string">
            <text:p>t value</text:p>
          </table:table-cell>
          <table:table-cell table:formula="of:=TINV(0.05;[.R141])" office:value-type="float" office:value="2.36462425159279" calcext:value-type="float">
            <text:p>2.3646242516</text:p>
          </table:table-cell>
          <table:table-cell table:style-name="ce23" table:formula="of:=TINV(0.05;[.S141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 office:value-type="float" office:value="89.32" calcext:value-type="float">
            <text:p>89.32</text:p>
          </table:table-cell>
          <table:table-cell office:value-type="float" office:value="86.67" calcext:value-type="float">
            <text:p>86.67</text:p>
          </table:table-cell>
          <table:table-cell office:value-type="float" office:value="89.36" calcext:value-type="float">
            <text:p>89.36</text:p>
          </table:table-cell>
          <table:table-cell office:value-type="float" office:value="89.63" calcext:value-type="float">
            <text:p>89.63</text:p>
          </table:table-cell>
          <table:table-cell office:value-type="float" office:value="90.08" calcext:value-type="float">
            <text:p>90.08</text:p>
          </table:table-cell>
          <table:table-cell office:value-type="float" office:value="89.66" calcext:value-type="float">
            <text:p>89.66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H142]*[.H140])" office:value-type="float" office:value="2.06921994034682" calcext:value-type="float">
            <text:p>2.0692199403</text:p>
          </table:table-cell>
          <table:table-cell table:style-name="ce17" table:formula="of:=([.I142]*[.I140])" office:value-type="float" office:value="1.38069822745234" calcext:value-type="float">
            <text:p>1.3806982275</text:p>
          </table:table-cell>
          <table:table-cell table:style-name="ce17" table:formula="of:=([.J142]*[.J140])" office:value-type="float" office:value="2.81013079459066" calcext:value-type="float">
            <text:p>2.8101307946</text:p>
          </table:table-cell>
          <table:table-cell table:style-name="ce17" table:formula="of:=([.K142]*[.K140])" office:value-type="float" office:value="1.18475024193537" calcext:value-type="float">
            <text:p>1.1847502419</text:p>
          </table:table-cell>
          <table:table-cell table:style-name="ce17" table:formula="of:=([.L142]*[.L140])" office:value-type="float" office:value="2.17501212340368" calcext:value-type="float">
            <text:p>2.1750121234</text:p>
          </table:table-cell>
          <table:table-cell table:style-name="ce24" table:formula="of:=([.M142]*[.M140])" office:value-type="float" office:value="1.41317802642677" calcext:value-type="float">
            <text:p>1.4131780264</text:p>
          </table:table-cell>
          <table:table-cell table:style-name="ce17"/>
          <table:table-cell office:value-type="float" office:value="353" calcext:value-type="float">
            <text:p>353</text:p>
          </table:table-cell>
          <table:table-cell office:value-type="float" office:value="201" calcext:value-type="float">
            <text:p>201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R142]*[.R140])" office:value-type="float" office:value="26.3288131870889" calcext:value-type="float">
            <text:p>26.3288131871</text:p>
          </table:table-cell>
          <table:table-cell table:style-name="ce24" table:formula="of:=([.S142]*[.S140])" office:value-type="float" office:value="36.6189706499569" calcext:value-type="float">
            <text:p>36.61897065</text:p>
          </table:table-cell>
          <table:table-cell/>
          <table:table-cell table:formula="of:=CONCATENATE([.I138];&quot;;&quot;;[.I143];&quot;;&quot;;[.M138];&quot;;&quot;;[.M143];&quot;;&quot;;[.R138];&quot;;&quot;;[.R143];&quot;;&quot;;[.S138];&quot;;&quot;;[.S143])" office:value-type="string" office:string-value="88.25875;1.38069822745234;88.58375;1.41317802642677;327.125;26.3288131870889;153.375;36.6189706499569" calcext:value-type="string">
            <text:p>88.25875;1.38069822745234;88.58375;1.41317802642677;327.125;26.3288131870889;153.375;36.6189706499569</text:p>
          </table:table-cell>
        </table:table-row>
        <table:table-row table:style-name="ro3">
          <table:table-cell office:value-type="float" office:value="89.66" calcext:value-type="float">
            <text:p>89.66</text:p>
          </table:table-cell>
          <table:table-cell office:value-type="float" office:value="88.74" calcext:value-type="float">
            <text:p>88.74</text:p>
          </table:table-cell>
          <table:table-cell office:value-type="float" office:value="89.72" calcext:value-type="float">
            <text:p>89.72</text:p>
          </table:table-cell>
          <table:table-cell office:value-type="float" office:value="89.97" calcext:value-type="float">
            <text:p>89.97</text:p>
          </table:table-cell>
          <table:table-cell office:value-type="float" office:value="90.17" calcext:value-type="float">
            <text:p>90.17</text:p>
          </table:table-cell>
          <table:table-cell office:value-type="float" office:value="85.38" calcext:value-type="float">
            <text:p>85.38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143]/[.H138]" office:value-type="percentage" office:value="0.0239635193369541" calcext:value-type="percentage">
            <text:p>2.40%</text:p>
          </table:table-cell>
          <table:table-cell table:style-name="ce18" table:formula="of:=[.I143]/[.I138]" office:value-type="percentage" office:value="0.0156437546130252" calcext:value-type="percentage">
            <text:p>1.56%</text:p>
          </table:table-cell>
          <table:table-cell table:style-name="ce18" table:formula="of:=[.J143]/[.J138]" office:value-type="percentage" office:value="0.0330637659122634" calcext:value-type="percentage">
            <text:p>3.31%</text:p>
          </table:table-cell>
          <table:table-cell table:style-name="ce18" table:formula="of:=[.K143]/[.K138]" office:value-type="percentage" office:value="0.0133602124770699" calcext:value-type="percentage">
            <text:p>1.34%</text:p>
          </table:table-cell>
          <table:table-cell table:style-name="ce18" table:formula="of:=[.L143]/[.L138]" office:value-type="percentage" office:value="0.0247199093426948" calcext:value-type="percentage">
            <text:p>2.47%</text:p>
          </table:table-cell>
          <table:table-cell table:style-name="ce25" table:formula="of:=[.M143]/[.M138]" office:value-type="percentage" office:value="0.0159530165117956" calcext:value-type="percentage">
            <text:p>1.60%</text:p>
          </table:table-cell>
          <table:table-cell table:style-name="ce26"/>
          <table:table-cell office:value-type="float" office:value="386" calcext:value-type="float">
            <text:p>386</text:p>
          </table:table-cell>
          <table:table-cell office:value-type="float" office:value="162" calcext:value-type="float">
            <text:p>162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143]/[.R138]" office:value-type="percentage" office:value="0.0804854816571309" calcext:value-type="percentage">
            <text:p>8.05%</text:p>
          </table:table-cell>
          <table:table-cell table:style-name="ce25" table:formula="of:=[.S143]/[.S138]" office:value-type="percentage" office:value="0.238754494865245" calcext:value-type="percentage">
            <text:p>23.88%</text:p>
          </table:table-cell>
          <table:table-cell table:number-columns-repeated="2"/>
        </table:table-row>
        <table:table-row table:style-name="ro3">
          <table:table-cell table:number-columns-repeated="21"/>
        </table:table-row>
        <table:table-row table:style-name="ro1">
          <table:table-cell table:style-name="ce1" office:value-type="string" calcext:value-type="string">
            <text:p>SCIMARK.SOR.SMALL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CREAT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9" office:value-type="string" calcext:value-type="string">
            <text:p>CREAT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3"/>
          <table:table-cell table:style-name="ce3"/>
          <table:table-cell table:style-name="ce13" table:number-columns-repeated="3"/>
          <table:table-cell table:style-name="ce22"/>
          <table:table-cell table:number-columns-repeated="2"/>
        </table:table-row>
        <table:table-row table:style-name="ro3">
          <table:table-cell office:value-type="float" office:value="379.11" calcext:value-type="float">
            <text:p>379.11</text:p>
          </table:table-cell>
          <table:table-cell office:value-type="float" office:value="362.13" calcext:value-type="float">
            <text:p>362.13</text:p>
          </table:table-cell>
          <table:table-cell office:value-type="float" office:value="378.3" calcext:value-type="float">
            <text:p>378.3</text:p>
          </table:table-cell>
          <table:table-cell office:value-type="float" office:value="361.97" calcext:value-type="float">
            <text:p>361.97</text:p>
          </table:table-cell>
          <table:table-cell office:value-type="float" office:value="359.36" calcext:value-type="float">
            <text:p>359.36</text:p>
          </table:table-cell>
          <table:table-cell office:value-type="float" office:value="361.08" calcext:value-type="float">
            <text:p>361.08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A149:.A158])" office:value-type="float" office:value="8" calcext:value-type="float">
            <text:p>8</text:p>
          </table:table-cell>
          <table:table-cell table:formula="of:=COUNT([.B149:.B158])" office:value-type="float" office:value="8" calcext:value-type="float">
            <text:p>8</text:p>
          </table:table-cell>
          <table:table-cell table:formula="of:=COUNT([.C149:.C158])" office:value-type="float" office:value="8" calcext:value-type="float">
            <text:p>8</text:p>
          </table:table-cell>
          <table:table-cell table:formula="of:=COUNT([.D149:.D158])" office:value-type="float" office:value="8" calcext:value-type="float">
            <text:p>8</text:p>
          </table:table-cell>
          <table:table-cell table:formula="of:=COUNT([.E149:.E158])" office:value-type="float" office:value="8" calcext:value-type="float">
            <text:p>8</text:p>
          </table:table-cell>
          <table:table-cell table:style-name="ce23" table:formula="of:=COUNT([.F149:.F158])" office:value-type="float" office:value="8" calcext:value-type="float">
            <text:p>8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226" calcext:value-type="float">
            <text:p>226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O149:.O158])" office:value-type="float" office:value="8" calcext:value-type="float">
            <text:p>8</text:p>
          </table:table-cell>
          <table:table-cell table:style-name="ce23" table:formula="of:=COUNT([.P149:.P158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379.12" calcext:value-type="float">
            <text:p>379.12</text:p>
          </table:table-cell>
          <table:table-cell office:value-type="float" office:value="362.24" calcext:value-type="float">
            <text:p>362.24</text:p>
          </table:table-cell>
          <table:table-cell office:value-type="float" office:value="378.36" calcext:value-type="float">
            <text:p>378.36</text:p>
          </table:table-cell>
          <table:table-cell office:value-type="float" office:value="362.04" calcext:value-type="float">
            <text:p>362.04</text:p>
          </table:table-cell>
          <table:table-cell office:value-type="float" office:value="360.01" calcext:value-type="float">
            <text:p>360.01</text:p>
          </table:table-cell>
          <table:table-cell office:value-type="float" office:value="361.26" calcext:value-type="float">
            <text:p>361.26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A149:.A158])" office:value-type="float" office:value="379.74875" calcext:value-type="float">
            <text:p>379.74875</text:p>
          </table:table-cell>
          <table:table-cell table:style-name="ce17" table:formula="of:=AVERAGE([.B149:.B158])" office:value-type="float" office:value="362.26875" calcext:value-type="float">
            <text:p>362.26875</text:p>
          </table:table-cell>
          <table:table-cell table:style-name="ce17" table:formula="of:=AVERAGE([.C149:.C158])" office:value-type="float" office:value="379.30375" calcext:value-type="float">
            <text:p>379.30375</text:p>
          </table:table-cell>
          <table:table-cell table:style-name="ce17" table:formula="of:=AVERAGE([.D149:.D158])" office:value-type="float" office:value="361.98875" calcext:value-type="float">
            <text:p>361.98875</text:p>
          </table:table-cell>
          <table:table-cell table:style-name="ce17" table:formula="of:=AVERAGE([.E149:.E158])" office:value-type="float" office:value="377.57875" calcext:value-type="float">
            <text:p>377.57875</text:p>
          </table:table-cell>
          <table:table-cell table:style-name="ce24" table:formula="of:=AVERAGE([.F149:.F158])" office:value-type="float" office:value="373.53875" calcext:value-type="float">
            <text:p>373.53875</text:p>
          </table:table-cell>
          <table:table-cell table:style-name="ce17"/>
          <table:table-cell office:value-type="float" office:value="361" calcext:value-type="float">
            <text:p>361</text:p>
          </table:table-cell>
          <table:table-cell office:value-type="float" office:value="201" calcext:value-type="float">
            <text:p>201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O149:.O158])" office:value-type="float" office:value="335.375" calcext:value-type="float">
            <text:p>335.375</text:p>
          </table:table-cell>
          <table:table-cell table:style-name="ce24" table:formula="of:=AVERAGE([.P149:.P158])" office:value-type="float" office:value="197.625" calcext:value-type="float">
            <text:p>197.625</text:p>
          </table:table-cell>
          <table:table-cell table:number-columns-repeated="2"/>
        </table:table-row>
        <table:table-row table:style-name="ro3">
          <table:table-cell office:value-type="float" office:value="379.19" calcext:value-type="float">
            <text:p>379.19</text:p>
          </table:table-cell>
          <table:table-cell office:value-type="float" office:value="362.23" calcext:value-type="float">
            <text:p>362.23</text:p>
          </table:table-cell>
          <table:table-cell office:value-type="float" office:value="378.7" calcext:value-type="float">
            <text:p>378.7</text:p>
          </table:table-cell>
          <table:table-cell office:value-type="float" office:value="362.05" calcext:value-type="float">
            <text:p>362.05</text:p>
          </table:table-cell>
          <table:table-cell office:value-type="float" office:value="360.19" calcext:value-type="float">
            <text:p>360.19</text:p>
          </table:table-cell>
          <table:table-cell office:value-type="float" office:value="361.26" calcext:value-type="float">
            <text:p>361.26</text:p>
          </table:table-cell>
          <table:table-cell table:style-name="ce15" office:value-type="string" calcext:value-type="string">
            <text:p>Sample variance</text:p>
          </table:table-cell>
          <table:table-cell table:formula="of:=VAR([.A150:.A158])" office:value-type="float" office:value="1.77413333333334" calcext:value-type="float">
            <text:p>1.7741333333</text:p>
          </table:table-cell>
          <table:table-cell table:formula="of:=VAR([.B150:.B158])" office:value-type="float" office:value="0.010180952380952" calcext:value-type="float">
            <text:p>0.0101809524</text:p>
          </table:table-cell>
          <table:table-cell table:formula="of:=VAR([.C150:.C158])" office:value-type="float" office:value="2.73132380952379" calcext:value-type="float">
            <text:p>2.7313238095</text:p>
          </table:table-cell>
          <table:table-cell table:formula="of:=VAR([.D150:.D158])" office:value-type="float" office:value="0.0129142857142855" calcext:value-type="float">
            <text:p>0.0129142857</text:p>
          </table:table-cell>
          <table:table-cell table:formula="of:=VAR([.E150:.E158])" office:value-type="float" office:value="611.924847619048" calcext:value-type="float">
            <text:p>611.924847619</text:p>
          </table:table-cell>
          <table:table-cell table:style-name="ce23" table:formula="of:=VAR([.F150:.F158])" office:value-type="float" office:value="508.109980952381" calcext:value-type="float">
            <text:p>508.1099809524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25" calcext:value-type="float">
            <text:p>225</text:p>
          </table:table-cell>
          <table:table-cell table:style-name="ce15" office:value-type="string" calcext:value-type="string">
            <text:p>Sample variance</text:p>
          </table:table-cell>
          <table:table-cell table:formula="of:=VAR([.O150:.O158])" office:value-type="float" office:value="1206.90476190476" calcext:value-type="float">
            <text:p>1206.9047619048</text:p>
          </table:table-cell>
          <table:table-cell table:style-name="ce23" table:formula="of:=VAR([.P150:.P158])" office:value-type="float" office:value="405.619047619048" calcext:value-type="float">
            <text:p>405.619047619</text:p>
          </table:table-cell>
          <table:table-cell table:number-columns-repeated="2"/>
        </table:table-row>
        <table:table-row table:style-name="ro3">
          <table:table-cell office:value-type="float" office:value="379.19" calcext:value-type="float">
            <text:p>379.19</text:p>
          </table:table-cell>
          <table:table-cell office:value-type="float" office:value="362.4" calcext:value-type="float">
            <text:p>362.4</text:p>
          </table:table-cell>
          <table:table-cell office:value-type="float" office:value="378.83" calcext:value-type="float">
            <text:p>378.83</text:p>
          </table:table-cell>
          <table:table-cell office:value-type="float" office:value="361.85" calcext:value-type="float">
            <text:p>361.85</text:p>
          </table:table-cell>
          <table:table-cell office:value-type="float" office:value="360.22" calcext:value-type="float">
            <text:p>360.22</text:p>
          </table:table-cell>
          <table:table-cell office:value-type="float" office:value="360.54" calcext:value-type="float">
            <text:p>360.54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H151]/[.H149])" office:value-type="float" office:value="0.470921083268384" calcext:value-type="float">
            <text:p>0.4709210833</text:p>
          </table:table-cell>
          <table:table-cell table:formula="of:=SQRT([.I151]/[.I149])" office:value-type="float" office:value="0.0356737865612693" calcext:value-type="float">
            <text:p>0.0356737866</text:p>
          </table:table-cell>
          <table:table-cell table:formula="of:=SQRT([.J151]/[.J149])" office:value-type="float" office:value="0.584307689655436" calcext:value-type="float">
            <text:p>0.5843076897</text:p>
          </table:table-cell>
          <table:table-cell table:formula="of:=SQRT([.K151]/[.K149])" office:value-type="float" office:value="0.0401781746012147" calcext:value-type="float">
            <text:p>0.0401781746</text:p>
          </table:table-cell>
          <table:table-cell table:formula="of:=SQRT([.L151]/[.L149])" office:value-type="float" office:value="8.74589080382216" calcext:value-type="float">
            <text:p>8.7458908038</text:p>
          </table:table-cell>
          <table:table-cell table:style-name="ce23" table:formula="of:=SQRT([.M151]/[.M149])" office:value-type="float" office:value="7.96955128090958" calcext:value-type="float">
            <text:p>7.9695512809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202" calcext:value-type="float">
            <text:p>202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R151]/[.R149])" office:value-type="float" office:value="12.2826338884661" calcext:value-type="float">
            <text:p>12.2826338885</text:p>
          </table:table-cell>
          <table:table-cell table:style-name="ce23" table:formula="of:=SQRT([.S151]/[.S149])" office:value-type="float" office:value="7.12056043808217" calcext:value-type="float">
            <text:p>7.1205604381</text:p>
          </table:table-cell>
          <table:table-cell table:number-columns-repeated="2"/>
        </table:table-row>
        <table:table-row table:style-name="ro3">
          <table:table-cell office:value-type="float" office:value="379.25" calcext:value-type="float">
            <text:p>379.25</text:p>
          </table:table-cell>
          <table:table-cell office:value-type="float" office:value="362.19" calcext:value-type="float">
            <text:p>362.19</text:p>
          </table:table-cell>
          <table:table-cell office:value-type="float" office:value="378.95" calcext:value-type="float">
            <text:p>378.95</text:p>
          </table:table-cell>
          <table:table-cell office:value-type="float" office:value="361.83" calcext:value-type="float">
            <text:p>361.83</text:p>
          </table:table-cell>
          <table:table-cell office:value-type="float" office:value="360.98" calcext:value-type="float">
            <text:p>360.98</text:p>
          </table:table-cell>
          <table:table-cell office:value-type="float" office:value="361.92" calcext:value-type="float">
            <text:p>361.92</text:p>
          </table:table-cell>
          <table:table-cell table:style-name="ce15" office:value-type="string" calcext:value-type="string">
            <text:p>Degrees of freedom</text:p>
          </table:table-cell>
          <table:table-cell table:formula="of:=[.H149]-1" office:value-type="float" office:value="7" calcext:value-type="float">
            <text:p>7</text:p>
          </table:table-cell>
          <table:table-cell table:formula="of:=[.I149]-1" office:value-type="float" office:value="7" calcext:value-type="float">
            <text:p>7</text:p>
          </table:table-cell>
          <table:table-cell table:formula="of:=[.J149]-1" office:value-type="float" office:value="7" calcext:value-type="float">
            <text:p>7</text:p>
          </table:table-cell>
          <table:table-cell table:formula="of:=[.K149]-1" office:value-type="float" office:value="7" calcext:value-type="float">
            <text:p>7</text:p>
          </table:table-cell>
          <table:table-cell table:formula="of:=[.L149]-1" office:value-type="float" office:value="7" calcext:value-type="float">
            <text:p>7</text:p>
          </table:table-cell>
          <table:table-cell table:style-name="ce23" table:formula="of:=[.M149]-1" office:value-type="float" office:value="7" calcext:value-type="float">
            <text:p>7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94" calcext:value-type="float">
            <text:p>194</text:p>
          </table:table-cell>
          <table:table-cell table:style-name="ce15" office:value-type="string" calcext:value-type="string">
            <text:p>Degrees of freedom</text:p>
          </table:table-cell>
          <table:table-cell table:formula="of:=[.R149]-1" office:value-type="float" office:value="7" calcext:value-type="float">
            <text:p>7</text:p>
          </table:table-cell>
          <table:table-cell table:style-name="ce23" table:formula="of:=[.S149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379.43" calcext:value-type="float">
            <text:p>379.43</text:p>
          </table:table-cell>
          <table:table-cell office:value-type="float" office:value="362.41" calcext:value-type="float">
            <text:p>362.41</text:p>
          </table:table-cell>
          <table:table-cell office:value-type="float" office:value="378.96" calcext:value-type="float">
            <text:p>378.96</text:p>
          </table:table-cell>
          <table:table-cell office:value-type="float" office:value="362.05" calcext:value-type="float">
            <text:p>362.05</text:p>
          </table:table-cell>
          <table:table-cell office:value-type="float" office:value="406.23" calcext:value-type="float">
            <text:p>406.23</text:p>
          </table:table-cell>
          <table:table-cell office:value-type="float" office:value="408.11" calcext:value-type="float">
            <text:p>408.11</text:p>
          </table:table-cell>
          <table:table-cell table:style-name="ce15" office:value-type="string" calcext:value-type="string">
            <text:p>t value</text:p>
          </table:table-cell>
          <table:table-cell table:formula="of:=TINV(0.05;[.H153])" office:value-type="float" office:value="2.36462425159279" calcext:value-type="float">
            <text:p>2.3646242516</text:p>
          </table:table-cell>
          <table:table-cell table:formula="of:=TINV(0.05;[.I153])" office:value-type="float" office:value="2.36462425159279" calcext:value-type="float">
            <text:p>2.3646242516</text:p>
          </table:table-cell>
          <table:table-cell table:formula="of:=TINV(0.05;[.J153])" office:value-type="float" office:value="2.36462425159279" calcext:value-type="float">
            <text:p>2.3646242516</text:p>
          </table:table-cell>
          <table:table-cell table:formula="of:=TINV(0.05;[.K153])" office:value-type="float" office:value="2.36462425159279" calcext:value-type="float">
            <text:p>2.3646242516</text:p>
          </table:table-cell>
          <table:table-cell table:formula="of:=TINV(0.05;[.L153])" office:value-type="float" office:value="2.36462425159279" calcext:value-type="float">
            <text:p>2.3646242516</text:p>
          </table:table-cell>
          <table:table-cell table:style-name="ce23" table:formula="of:=TINV(0.05;[.M153])" office:value-type="float" office:value="2.36462425159279" calcext:value-type="float">
            <text:p>2.3646242516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197" calcext:value-type="float">
            <text:p>197</text:p>
          </table:table-cell>
          <table:table-cell table:style-name="ce15" office:value-type="string" calcext:value-type="string">
            <text:p>t value</text:p>
          </table:table-cell>
          <table:table-cell table:formula="of:=TINV(0.05;[.R153])" office:value-type="float" office:value="2.36462425159279" calcext:value-type="float">
            <text:p>2.3646242516</text:p>
          </table:table-cell>
          <table:table-cell table:style-name="ce23" table:formula="of:=TINV(0.05;[.S153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 office:value-type="float" office:value="379.9" calcext:value-type="float">
            <text:p>379.9</text:p>
          </table:table-cell>
          <table:table-cell office:value-type="float" office:value="362.37" calcext:value-type="float">
            <text:p>362.37</text:p>
          </table:table-cell>
          <table:table-cell office:value-type="float" office:value="379.18" calcext:value-type="float">
            <text:p>379.18</text:p>
          </table:table-cell>
          <table:table-cell office:value-type="float" office:value="361.98" calcext:value-type="float">
            <text:p>361.98</text:p>
          </table:table-cell>
          <table:table-cell office:value-type="float" office:value="406.6" calcext:value-type="float">
            <text:p>406.6</text:p>
          </table:table-cell>
          <table:table-cell office:value-type="float" office:value="408.33" calcext:value-type="float">
            <text:p>408.33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H154]*[.H152])" office:value-type="float" office:value="1.11355141408277" calcext:value-type="float">
            <text:p>1.1135514141</text:p>
          </table:table-cell>
          <table:table-cell table:style-name="ce17" table:formula="of:=([.I154]*[.I152])" office:value-type="float" office:value="0.0843551008489223" calcext:value-type="float">
            <text:p>0.0843551008</text:p>
          </table:table-cell>
          <table:table-cell table:style-name="ce17" table:formula="of:=([.J154]*[.J152])" office:value-type="float" office:value="1.3816681333514" calcext:value-type="float">
            <text:p>1.3816681334</text:p>
          </table:table-cell>
          <table:table-cell table:style-name="ce17" table:formula="of:=([.K154]*[.K152])" office:value-type="float" office:value="0.0950062860467615" calcext:value-type="float">
            <text:p>0.095006286</text:p>
          </table:table-cell>
          <table:table-cell table:style-name="ce17" table:formula="of:=([.L154]*[.L152])" office:value-type="float" office:value="20.6807454965002" calcext:value-type="float">
            <text:p>20.6807454965</text:p>
          </table:table-cell>
          <table:table-cell table:style-name="ce24" table:formula="of:=([.M154]*[.M152])" office:value-type="float" office:value="18.8449942331512" calcext:value-type="float">
            <text:p>18.8449942332</text:p>
          </table:table-cell>
          <table:table-cell table:style-name="ce17"/>
          <table:table-cell office:value-type="float" office:value="308" calcext:value-type="float">
            <text:p>308</text:p>
          </table:table-cell>
          <table:table-cell office:value-type="float" office:value="168" calcext:value-type="float">
            <text:p>168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R154]*[.R152])" office:value-type="float" office:value="29.0438139661023" calcext:value-type="float">
            <text:p>29.0438139661</text:p>
          </table:table-cell>
          <table:table-cell table:style-name="ce24" table:formula="of:=([.S154]*[.S152])" office:value-type="float" office:value="16.8374498968213" calcext:value-type="float">
            <text:p>16.8374498968</text:p>
          </table:table-cell>
          <table:table-cell/>
          <table:table-cell table:formula="of:=CONCATENATE([.I150];&quot;;&quot;;[.I155];&quot;;&quot;;[.M150];&quot;;&quot;;[.M155];&quot;;&quot;;[.R150];&quot;;&quot;;[.R155];&quot;;&quot;;[.S150];&quot;;&quot;;[.S155])" office:value-type="string" office:string-value="362.26875;0.0843551008489223;373.53875;18.8449942331512;335.375;29.0438139661023;197.625;16.8374498968213" calcext:value-type="string">
            <text:p>362.26875;0.0843551008489223;373.53875;18.8449942331512;335.375;29.0438139661023;197.625;16.8374498968213</text:p>
          </table:table-cell>
        </table:table-row>
        <table:table-row table:style-name="ro3">
          <table:table-cell office:value-type="float" office:value="382.8" calcext:value-type="float">
            <text:p>382.8</text:p>
          </table:table-cell>
          <table:table-cell office:value-type="float" office:value="362.18" calcext:value-type="float">
            <text:p>362.18</text:p>
          </table:table-cell>
          <table:table-cell office:value-type="float" office:value="383.15" calcext:value-type="float">
            <text:p>383.15</text:p>
          </table:table-cell>
          <table:table-cell office:value-type="float" office:value="362.14" calcext:value-type="float">
            <text:p>362.14</text:p>
          </table:table-cell>
          <table:table-cell office:value-type="float" office:value="407.04" calcext:value-type="float">
            <text:p>407.04</text:p>
          </table:table-cell>
          <table:table-cell office:value-type="float" office:value="365.81" calcext:value-type="float">
            <text:p>365.81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155]/[.H150]" office:value-type="percentage" office:value="0.00293233727321753" calcext:value-type="percentage">
            <text:p>0.29%</text:p>
          </table:table-cell>
          <table:table-cell table:style-name="ce18" table:formula="of:=[.I155]/[.I150]" office:value-type="percentage" office:value="0.000232852270169376" calcext:value-type="percentage">
            <text:p>0.02%</text:p>
          </table:table-cell>
          <table:table-cell table:style-name="ce18" table:formula="of:=[.J155]/[.J150]" office:value-type="percentage" office:value="0.00364264295660508" calcext:value-type="percentage">
            <text:p>0.36%</text:p>
          </table:table-cell>
          <table:table-cell table:style-name="ce18" table:formula="of:=[.K155]/[.K150]" office:value-type="percentage" office:value="0.000262456460447352" calcext:value-type="percentage">
            <text:p>0.03%</text:p>
          </table:table-cell>
          <table:table-cell table:style-name="ce18" table:formula="of:=[.L155]/[.L150]" office:value-type="percentage" office:value="0.0547720058305723" calcext:value-type="percentage">
            <text:p>5.48%</text:p>
          </table:table-cell>
          <table:table-cell table:style-name="ce25" table:formula="of:=[.M155]/[.M150]" office:value-type="percentage" office:value="0.0504499044159439" calcext:value-type="percentage">
            <text:p>5.04%</text:p>
          </table:table-cell>
          <table:table-cell table:style-name="ce26"/>
          <table:table-cell office:value-type="float" office:value="355" calcext:value-type="float">
            <text:p>355</text:p>
          </table:table-cell>
          <table:table-cell office:value-type="float" office:value="168" calcext:value-type="float">
            <text:p>168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155]/[.R150]" office:value-type="percentage" office:value="0.0866010107077221" calcext:value-type="percentage">
            <text:p>8.66%</text:p>
          </table:table-cell>
          <table:table-cell table:style-name="ce25" table:formula="of:=[.S155]/[.S150]" office:value-type="percentage" office:value="0.0851989874601961" calcext:value-type="percentage">
            <text:p>8.52%</text:p>
          </table:table-cell>
          <table:table-cell table:number-columns-repeated="2"/>
        </table:table-row>
        <table:table-row table:style-name="ro3">
          <table:table-cell table:number-columns-repeated="21"/>
        </table:table-row>
        <table:table-row table:style-name="ro1">
          <table:table-cell table:style-name="ce1" office:value-type="string" calcext:value-type="string">
            <text:p>SCIMARK.SPARSE.LARGE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CREAT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9" office:value-type="string" calcext:value-type="string">
            <text:p>CREAT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3"/>
          <table:table-cell table:style-name="ce3"/>
          <table:table-cell table:style-name="ce13" table:number-columns-repeated="3"/>
          <table:table-cell table:style-name="ce22"/>
          <table:table-cell table:number-columns-repeated="2"/>
        </table:table-row>
        <table:table-row table:style-name="ro3">
          <table:table-cell office:value-type="float" office:value="54.4" calcext:value-type="float">
            <text:p>54.4</text:p>
          </table:table-cell>
          <table:table-cell office:value-type="float" office:value="68.62" calcext:value-type="float">
            <text:p>68.62</text:p>
          </table:table-cell>
          <table:table-cell office:value-type="float" office:value="45.22" calcext:value-type="float">
            <text:p>45.22</text:p>
          </table:table-cell>
          <table:table-cell office:value-type="float" office:value="57.12" calcext:value-type="float">
            <text:p>57.12</text:p>
          </table:table-cell>
          <table:table-cell office:value-type="float" office:value="57.66" calcext:value-type="float">
            <text:p>57.66</text:p>
          </table:table-cell>
          <table:table-cell office:value-type="float" office:value="56.57" calcext:value-type="float">
            <text:p>56.57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A161:.A170])" office:value-type="float" office:value="8" calcext:value-type="float">
            <text:p>8</text:p>
          </table:table-cell>
          <table:table-cell table:formula="of:=COUNT([.B161:.B170])" office:value-type="float" office:value="8" calcext:value-type="float">
            <text:p>8</text:p>
          </table:table-cell>
          <table:table-cell table:formula="of:=COUNT([.C161:.C170])" office:value-type="float" office:value="8" calcext:value-type="float">
            <text:p>8</text:p>
          </table:table-cell>
          <table:table-cell table:formula="of:=COUNT([.D161:.D170])" office:value-type="float" office:value="8" calcext:value-type="float">
            <text:p>8</text:p>
          </table:table-cell>
          <table:table-cell table:formula="of:=COUNT([.E161:.E170])" office:value-type="float" office:value="8" calcext:value-type="float">
            <text:p>8</text:p>
          </table:table-cell>
          <table:table-cell table:style-name="ce23" table:formula="of:=COUNT([.F161:.F170])" office:value-type="float" office:value="8" calcext:value-type="float">
            <text:p>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39" calcext:value-type="float">
            <text:p>139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O161:.O170])" office:value-type="float" office:value="8" calcext:value-type="float">
            <text:p>8</text:p>
          </table:table-cell>
          <table:table-cell table:style-name="ce23" table:formula="of:=COUNT([.P161:.P170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56.81" calcext:value-type="float">
            <text:p>56.81</text:p>
          </table:table-cell>
          <table:table-cell office:value-type="float" office:value="65.27" calcext:value-type="float">
            <text:p>65.27</text:p>
          </table:table-cell>
          <table:table-cell office:value-type="float" office:value="47.55" calcext:value-type="float">
            <text:p>47.55</text:p>
          </table:table-cell>
          <table:table-cell office:value-type="float" office:value="63.83" calcext:value-type="float">
            <text:p>63.83</text:p>
          </table:table-cell>
          <table:table-cell office:value-type="float" office:value="58.95" calcext:value-type="float">
            <text:p>58.95</text:p>
          </table:table-cell>
          <table:table-cell office:value-type="float" office:value="62.57" calcext:value-type="float">
            <text:p>62.57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A161:.A170])" office:value-type="float" office:value="59.83625" calcext:value-type="float">
            <text:p>59.83625</text:p>
          </table:table-cell>
          <table:table-cell table:style-name="ce17" table:formula="of:=AVERAGE([.B161:.B170])" office:value-type="float" office:value="66.3975" calcext:value-type="float">
            <text:p>66.3975</text:p>
          </table:table-cell>
          <table:table-cell table:style-name="ce17" table:formula="of:=AVERAGE([.C161:.C170])" office:value-type="float" office:value="50.455" calcext:value-type="float">
            <text:p>50.455</text:p>
          </table:table-cell>
          <table:table-cell table:style-name="ce17" table:formula="of:=AVERAGE([.D161:.D170])" office:value-type="float" office:value="60.6675" calcext:value-type="float">
            <text:p>60.6675</text:p>
          </table:table-cell>
          <table:table-cell table:style-name="ce17" table:formula="of:=AVERAGE([.E161:.E170])" office:value-type="float" office:value="59.7975" calcext:value-type="float">
            <text:p>59.7975</text:p>
          </table:table-cell>
          <table:table-cell table:style-name="ce24" table:formula="of:=AVERAGE([.F161:.F170])" office:value-type="float" office:value="63.3475" calcext:value-type="float">
            <text:p>63.3475</text:p>
          </table:table-cell>
          <table:table-cell table:style-name="ce17"/>
          <table:table-cell office:value-type="float" office:value="319" calcext:value-type="float">
            <text:p>319</text:p>
          </table:table-cell>
          <table:table-cell office:value-type="float" office:value="155" calcext:value-type="float">
            <text:p>155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O161:.O170])" office:value-type="float" office:value="365.75" calcext:value-type="float">
            <text:p>365.75</text:p>
          </table:table-cell>
          <table:table-cell table:style-name="ce24" table:formula="of:=AVERAGE([.P161:.P170])" office:value-type="float" office:value="147.375" calcext:value-type="float">
            <text:p>147.375</text:p>
          </table:table-cell>
          <table:table-cell table:number-columns-repeated="2"/>
        </table:table-row>
        <table:table-row table:style-name="ro3">
          <table:table-cell office:value-type="float" office:value="57.2" calcext:value-type="float">
            <text:p>57.2</text:p>
          </table:table-cell>
          <table:table-cell office:value-type="float" office:value="67.6" calcext:value-type="float">
            <text:p>67.6</text:p>
          </table:table-cell>
          <table:table-cell office:value-type="float" office:value="47.89" calcext:value-type="float">
            <text:p>47.89</text:p>
          </table:table-cell>
          <table:table-cell office:value-type="float" office:value="63.41" calcext:value-type="float">
            <text:p>63.41</text:p>
          </table:table-cell>
          <table:table-cell office:value-type="float" office:value="59.33" calcext:value-type="float">
            <text:p>59.33</text:p>
          </table:table-cell>
          <table:table-cell office:value-type="float" office:value="69.71" calcext:value-type="float">
            <text:p>69.71</text:p>
          </table:table-cell>
          <table:table-cell table:style-name="ce15" office:value-type="string" calcext:value-type="string">
            <text:p>Sample variance</text:p>
          </table:table-cell>
          <table:table-cell table:formula="of:=VAR([.A162:.A170])" office:value-type="float" office:value="11.7128571428571" calcext:value-type="float">
            <text:p>11.7128571429</text:p>
          </table:table-cell>
          <table:table-cell table:formula="of:=VAR([.B162:.B170])" office:value-type="float" office:value="9.60553333333333" calcext:value-type="float">
            <text:p>9.6055333333</text:p>
          </table:table-cell>
          <table:table-cell table:formula="of:=VAR([.C162:.C170])" office:value-type="float" office:value="14.1634571428571" calcext:value-type="float">
            <text:p>14.1634571429</text:p>
          </table:table-cell>
          <table:table-cell table:formula="of:=VAR([.D162:.D170])" office:value-type="float" office:value="8.02162857142856" calcext:value-type="float">
            <text:p>8.0216285714</text:p>
          </table:table-cell>
          <table:table-cell table:formula="of:=VAR([.E162:.E170])" office:value-type="float" office:value="1.00082380952381" calcext:value-type="float">
            <text:p>1.0008238095</text:p>
          </table:table-cell>
          <table:table-cell table:style-name="ce23" table:formula="of:=VAR([.F162:.F170])" office:value-type="float" office:value="7.57392857142856" calcext:value-type="float">
            <text:p>7.5739285714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130" calcext:value-type="float">
            <text:p>130</text:p>
          </table:table-cell>
          <table:table-cell table:style-name="ce15" office:value-type="string" calcext:value-type="string">
            <text:p>Sample variance</text:p>
          </table:table-cell>
          <table:table-cell table:formula="of:=VAR([.O162:.O170])" office:value-type="float" office:value="1772.47619047619" calcext:value-type="float">
            <text:p>1772.4761904762</text:p>
          </table:table-cell>
          <table:table-cell table:style-name="ce23" table:formula="of:=VAR([.P162:.P170])" office:value-type="float" office:value="2321.95238095238" calcext:value-type="float">
            <text:p>2321.9523809524</text:p>
          </table:table-cell>
          <table:table-cell table:number-columns-repeated="2"/>
        </table:table-row>
        <table:table-row table:style-name="ro3">
          <table:table-cell office:value-type="float" office:value="57.7" calcext:value-type="float">
            <text:p>57.7</text:p>
          </table:table-cell>
          <table:table-cell office:value-type="float" office:value="63.21" calcext:value-type="float">
            <text:p>63.21</text:p>
          </table:table-cell>
          <table:table-cell office:value-type="float" office:value="48.94" calcext:value-type="float">
            <text:p>48.94</text:p>
          </table:table-cell>
          <table:table-cell office:value-type="float" office:value="60.09" calcext:value-type="float">
            <text:p>60.09</text:p>
          </table:table-cell>
          <table:table-cell office:value-type="float" office:value="59.49" calcext:value-type="float">
            <text:p>59.49</text:p>
          </table:table-cell>
          <table:table-cell office:value-type="float" office:value="64.44" calcext:value-type="float">
            <text:p>64.44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H163]/[.H161])" office:value-type="float" office:value="1.21000295159026" calcext:value-type="float">
            <text:p>1.2100029516</text:p>
          </table:table-cell>
          <table:table-cell table:formula="of:=SQRT([.I163]/[.I161])" office:value-type="float" office:value="1.09576077072811" calcext:value-type="float">
            <text:p>1.0957607707</text:p>
          </table:table-cell>
          <table:table-cell table:formula="of:=SQRT([.J163]/[.J161])" office:value-type="float" office:value="1.33057586888427" calcext:value-type="float">
            <text:p>1.3305758689</text:p>
          </table:table-cell>
          <table:table-cell table:formula="of:=SQRT([.K163]/[.K161])" office:value-type="float" office:value="1.00135087328497" calcext:value-type="float">
            <text:p>1.0013508733</text:p>
          </table:table-cell>
          <table:table-cell table:formula="of:=SQRT([.L163]/[.L161])" office:value-type="float" office:value="0.353698990937882" calcext:value-type="float">
            <text:p>0.3536989909</text:p>
          </table:table-cell>
          <table:table-cell table:style-name="ce23" table:formula="of:=SQRT([.M163]/[.M161])" office:value-type="float" office:value="0.973006203180931" calcext:value-type="float">
            <text:p>0.9730062032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156" calcext:value-type="float">
            <text:p>156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R163]/[.R161])" office:value-type="float" office:value="14.8848756732975" calcext:value-type="float">
            <text:p>14.8848756733</text:p>
          </table:table-cell>
          <table:table-cell table:style-name="ce23" table:formula="of:=SQRT([.S163]/[.S161])" office:value-type="float" office:value="17.036550343865" calcext:value-type="float">
            <text:p>17.0365503439</text:p>
          </table:table-cell>
          <table:table-cell table:number-columns-repeated="2"/>
        </table:table-row>
        <table:table-row table:style-name="ro3">
          <table:table-cell office:value-type="float" office:value="61.67" calcext:value-type="float">
            <text:p>61.67</text:p>
          </table:table-cell>
          <table:table-cell office:value-type="float" office:value="66.9" calcext:value-type="float">
            <text:p>66.9</text:p>
          </table:table-cell>
          <table:table-cell office:value-type="float" office:value="49.86" calcext:value-type="float">
            <text:p>49.86</text:p>
          </table:table-cell>
          <table:table-cell office:value-type="float" office:value="57.88" calcext:value-type="float">
            <text:p>57.88</text:p>
          </table:table-cell>
          <table:table-cell office:value-type="float" office:value="59.68" calcext:value-type="float">
            <text:p>59.68</text:p>
          </table:table-cell>
          <table:table-cell office:value-type="float" office:value="64.11" calcext:value-type="float">
            <text:p>64.11</text:p>
          </table:table-cell>
          <table:table-cell table:style-name="ce15" office:value-type="string" calcext:value-type="string">
            <text:p>Degrees of freedom</text:p>
          </table:table-cell>
          <table:table-cell table:formula="of:=[.H161]-1" office:value-type="float" office:value="7" calcext:value-type="float">
            <text:p>7</text:p>
          </table:table-cell>
          <table:table-cell table:formula="of:=[.I161]-1" office:value-type="float" office:value="7" calcext:value-type="float">
            <text:p>7</text:p>
          </table:table-cell>
          <table:table-cell table:formula="of:=[.J161]-1" office:value-type="float" office:value="7" calcext:value-type="float">
            <text:p>7</text:p>
          </table:table-cell>
          <table:table-cell table:formula="of:=[.K161]-1" office:value-type="float" office:value="7" calcext:value-type="float">
            <text:p>7</text:p>
          </table:table-cell>
          <table:table-cell table:formula="of:=[.L161]-1" office:value-type="float" office:value="7" calcext:value-type="float">
            <text:p>7</text:p>
          </table:table-cell>
          <table:table-cell table:style-name="ce23" table:formula="of:=[.M161]-1" office:value-type="float" office:value="7" calcext:value-type="float">
            <text:p>7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78" calcext:value-type="float">
            <text:p>78</text:p>
          </table:table-cell>
          <table:table-cell table:style-name="ce15" office:value-type="string" calcext:value-type="string">
            <text:p>Degrees of freedom</text:p>
          </table:table-cell>
          <table:table-cell table:formula="of:=[.R161]-1" office:value-type="float" office:value="7" calcext:value-type="float">
            <text:p>7</text:p>
          </table:table-cell>
          <table:table-cell table:style-name="ce23" table:formula="of:=[.S161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62.26" calcext:value-type="float">
            <text:p>62.26</text:p>
          </table:table-cell>
          <table:table-cell office:value-type="float" office:value="71.75" calcext:value-type="float">
            <text:p>71.75</text:p>
          </table:table-cell>
          <table:table-cell office:value-type="float" office:value="51.81" calcext:value-type="float">
            <text:p>51.81</text:p>
          </table:table-cell>
          <table:table-cell office:value-type="float" office:value="62.71" calcext:value-type="float">
            <text:p>62.71</text:p>
          </table:table-cell>
          <table:table-cell office:value-type="float" office:value="60.67" calcext:value-type="float">
            <text:p>60.67</text:p>
          </table:table-cell>
          <table:table-cell office:value-type="float" office:value="64.56" calcext:value-type="float">
            <text:p>64.56</text:p>
          </table:table-cell>
          <table:table-cell table:style-name="ce15" office:value-type="string" calcext:value-type="string">
            <text:p>t value</text:p>
          </table:table-cell>
          <table:table-cell table:formula="of:=TINV(0.05;[.H165])" office:value-type="float" office:value="2.36462425159279" calcext:value-type="float">
            <text:p>2.3646242516</text:p>
          </table:table-cell>
          <table:table-cell table:formula="of:=TINV(0.05;[.I165])" office:value-type="float" office:value="2.36462425159279" calcext:value-type="float">
            <text:p>2.3646242516</text:p>
          </table:table-cell>
          <table:table-cell table:formula="of:=TINV(0.05;[.J165])" office:value-type="float" office:value="2.36462425159279" calcext:value-type="float">
            <text:p>2.3646242516</text:p>
          </table:table-cell>
          <table:table-cell table:formula="of:=TINV(0.05;[.K165])" office:value-type="float" office:value="2.36462425159279" calcext:value-type="float">
            <text:p>2.3646242516</text:p>
          </table:table-cell>
          <table:table-cell table:formula="of:=TINV(0.05;[.L165])" office:value-type="float" office:value="2.36462425159279" calcext:value-type="float">
            <text:p>2.3646242516</text:p>
          </table:table-cell>
          <table:table-cell table:style-name="ce23" table:formula="of:=TINV(0.05;[.M165])" office:value-type="float" office:value="2.36462425159279" calcext:value-type="float">
            <text:p>2.3646242516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176" calcext:value-type="float">
            <text:p>176</text:p>
          </table:table-cell>
          <table:table-cell table:style-name="ce15" office:value-type="string" calcext:value-type="string">
            <text:p>t value</text:p>
          </table:table-cell>
          <table:table-cell table:formula="of:=TINV(0.05;[.R165])" office:value-type="float" office:value="2.36462425159279" calcext:value-type="float">
            <text:p>2.3646242516</text:p>
          </table:table-cell>
          <table:table-cell table:style-name="ce23" table:formula="of:=TINV(0.05;[.S165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 office:value-type="float" office:value="62.86" calcext:value-type="float">
            <text:p>62.86</text:p>
          </table:table-cell>
          <table:table-cell office:value-type="float" office:value="65.37" calcext:value-type="float">
            <text:p>65.37</text:p>
          </table:table-cell>
          <table:table-cell office:value-type="float" office:value="54.82" calcext:value-type="float">
            <text:p>54.82</text:p>
          </table:table-cell>
          <table:table-cell office:value-type="float" office:value="57.02" calcext:value-type="float">
            <text:p>57.02</text:p>
          </table:table-cell>
          <table:table-cell office:value-type="float" office:value="60.89" calcext:value-type="float">
            <text:p>60.89</text:p>
          </table:table-cell>
          <table:table-cell office:value-type="float" office:value="64.13" calcext:value-type="float">
            <text:p>64.13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H166]*[.H164])" office:value-type="float" office:value="2.86120232382918" calcext:value-type="float">
            <text:p>2.8612023238</text:p>
          </table:table-cell>
          <table:table-cell table:style-name="ce17" table:formula="of:=([.I166]*[.I164])" office:value-type="float" office:value="2.5910624924077" calcext:value-type="float">
            <text:p>2.5910624924</text:p>
          </table:table-cell>
          <table:table-cell table:style-name="ce17" table:formula="of:=([.J166]*[.J164])" office:value-type="float" office:value="3.1463119681479" calcext:value-type="float">
            <text:p>3.1463119681</text:p>
          </table:table-cell>
          <table:table-cell table:style-name="ce17" table:formula="of:=([.K166]*[.K164])" office:value-type="float" office:value="2.36781855932325" calcext:value-type="float">
            <text:p>2.3678185593</text:p>
          </table:table-cell>
          <table:table-cell table:style-name="ce17" table:formula="of:=([.L166]*[.L164])" office:value-type="float" office:value="0.836365211735614" calcext:value-type="float">
            <text:p>0.8363652117</text:p>
          </table:table-cell>
          <table:table-cell table:style-name="ce24" table:formula="of:=([.M166]*[.M164])" office:value-type="float" office:value="2.30079406499185" calcext:value-type="float">
            <text:p>2.300794065</text:p>
          </table:table-cell>
          <table:table-cell table:style-name="ce17"/>
          <table:table-cell office:value-type="float" office:value="438" calcext:value-type="float">
            <text:p>438</text:p>
          </table:table-cell>
          <table:table-cell office:value-type="float" office:value="115" calcext:value-type="float">
            <text:p>115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R166]*[.R164])" office:value-type="float" office:value="35.1971379990228" calcext:value-type="float">
            <text:p>35.197137999</text:p>
          </table:table-cell>
          <table:table-cell table:style-name="ce24" table:formula="of:=([.S166]*[.S164])" office:value-type="float" office:value="40.2850401065847" calcext:value-type="float">
            <text:p>40.2850401066</text:p>
          </table:table-cell>
          <table:table-cell/>
          <table:table-cell table:formula="of:=CONCATENATE([.I162];&quot;;&quot;;[.I167];&quot;;&quot;;[.M162];&quot;;&quot;;[.M167];&quot;;&quot;;[.R162];&quot;;&quot;;[.R167];&quot;;&quot;;[.S162];&quot;;&quot;;[.S167])" office:value-type="string" office:string-value="66.3975;2.5910624924077;63.3475;2.30079406499185;365.75;35.1971379990228;147.375;40.2850401065847" calcext:value-type="string">
            <text:p>66.3975;2.5910624924077;63.3475;2.30079406499185;365.75;35.1971379990228;147.375;40.2850401065847</text:p>
          </table:table-cell>
        </table:table-row>
        <table:table-row table:style-name="ro3">
          <table:table-cell office:value-type="float" office:value="65.79" calcext:value-type="float">
            <text:p>65.79</text:p>
          </table:table-cell>
          <table:table-cell office:value-type="float" office:value="62.46" calcext:value-type="float">
            <text:p>62.46</text:p>
          </table:table-cell>
          <table:table-cell office:value-type="float" office:value="57.55" calcext:value-type="float">
            <text:p>57.55</text:p>
          </table:table-cell>
          <table:table-cell office:value-type="float" office:value="63.28" calcext:value-type="float">
            <text:p>63.28</text:p>
          </table:table-cell>
          <table:table-cell office:value-type="float" office:value="61.71" calcext:value-type="float">
            <text:p>61.71</text:p>
          </table:table-cell>
          <table:table-cell office:value-type="float" office:value="60.69" calcext:value-type="float">
            <text:p>60.69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167]/[.H162]" office:value-type="percentage" office:value="0.0478172065232895" calcext:value-type="percentage">
            <text:p>4.78%</text:p>
          </table:table-cell>
          <table:table-cell table:style-name="ce18" table:formula="of:=[.I167]/[.I162]" office:value-type="percentage" office:value="0.039023494746153" calcext:value-type="percentage">
            <text:p>3.90%</text:p>
          </table:table-cell>
          <table:table-cell table:style-name="ce18" table:formula="of:=[.J167]/[.J162]" office:value-type="percentage" office:value="0.0623587745148727" calcext:value-type="percentage">
            <text:p>6.24%</text:p>
          </table:table-cell>
          <table:table-cell table:style-name="ce18" table:formula="of:=[.K167]/[.K162]" office:value-type="percentage" office:value="0.0390294401338979" calcext:value-type="percentage">
            <text:p>3.90%</text:p>
          </table:table-cell>
          <table:table-cell table:style-name="ce18" table:formula="of:=[.L167]/[.L162]" office:value-type="percentage" office:value="0.0139866250551547" calcext:value-type="percentage">
            <text:p>1.40%</text:p>
          </table:table-cell>
          <table:table-cell table:style-name="ce25" table:formula="of:=[.M167]/[.M162]" office:value-type="percentage" office:value="0.0363202030860231" calcext:value-type="percentage">
            <text:p>3.63%</text:p>
          </table:table-cell>
          <table:table-cell table:style-name="ce26"/>
          <table:table-cell office:value-type="float" office:value="327" calcext:value-type="float">
            <text:p>327</text:p>
          </table:table-cell>
          <table:table-cell office:value-type="float" office:value="230" calcext:value-type="float">
            <text:p>230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167]/[.R162]" office:value-type="percentage" office:value="0.0962327764839994" calcext:value-type="percentage">
            <text:p>9.62%</text:p>
          </table:table-cell>
          <table:table-cell table:style-name="ce25" table:formula="of:=[.S167]/[.S162]" office:value-type="percentage" office:value="0.273350569001423" calcext:value-type="percentage">
            <text:p>27.34%</text:p>
          </table:table-cell>
          <table:table-cell table:number-columns-repeated="2"/>
        </table:table-row>
        <table:table-row table:style-name="ro3">
          <table:table-cell table:number-columns-repeated="21"/>
        </table:table-row>
        <table:table-row table:style-name="ro1">
          <table:table-cell table:style-name="ce1" office:value-type="string" calcext:value-type="string">
            <text:p>SCIMARK.SPARSE.SMALL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CREAT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9" office:value-type="string" calcext:value-type="string">
            <text:p>CREAT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3"/>
          <table:table-cell table:style-name="ce3"/>
          <table:table-cell table:style-name="ce13" table:number-columns-repeated="3"/>
          <table:table-cell table:style-name="ce22"/>
          <table:table-cell table:number-columns-repeated="2"/>
        </table:table-row>
        <table:table-row table:style-name="ro3">
          <table:table-cell office:value-type="float" office:value="354.22" calcext:value-type="float">
            <text:p>354.22</text:p>
          </table:table-cell>
          <table:table-cell office:value-type="float" office:value="345.17" calcext:value-type="float">
            <text:p>345.17</text:p>
          </table:table-cell>
          <table:table-cell office:value-type="float" office:value="334.24" calcext:value-type="float">
            <text:p>334.24</text:p>
          </table:table-cell>
          <table:table-cell office:value-type="float" office:value="324.83" calcext:value-type="float">
            <text:p>324.83</text:p>
          </table:table-cell>
          <table:table-cell office:value-type="float" office:value="346.9" calcext:value-type="float">
            <text:p>346.9</text:p>
          </table:table-cell>
          <table:table-cell office:value-type="float" office:value="336.49" calcext:value-type="float">
            <text:p>336.49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A173:.A182])" office:value-type="float" office:value="8" calcext:value-type="float">
            <text:p>8</text:p>
          </table:table-cell>
          <table:table-cell table:formula="of:=COUNT([.B173:.B182])" office:value-type="float" office:value="8" calcext:value-type="float">
            <text:p>8</text:p>
          </table:table-cell>
          <table:table-cell table:formula="of:=COUNT([.C173:.C182])" office:value-type="float" office:value="8" calcext:value-type="float">
            <text:p>8</text:p>
          </table:table-cell>
          <table:table-cell table:formula="of:=COUNT([.D173:.D182])" office:value-type="float" office:value="8" calcext:value-type="float">
            <text:p>8</text:p>
          </table:table-cell>
          <table:table-cell table:formula="of:=COUNT([.E173:.E182])" office:value-type="float" office:value="8" calcext:value-type="float">
            <text:p>8</text:p>
          </table:table-cell>
          <table:table-cell table:style-name="ce23" table:formula="of:=COUNT([.F173:.F182])" office:value-type="float" office:value="8" calcext:value-type="float">
            <text:p>8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241" calcext:value-type="float">
            <text:p>241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O173:.O182])" office:value-type="float" office:value="8" calcext:value-type="float">
            <text:p>8</text:p>
          </table:table-cell>
          <table:table-cell table:style-name="ce23" table:formula="of:=COUNT([.P173:.P182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380.22" calcext:value-type="float">
            <text:p>380.22</text:p>
          </table:table-cell>
          <table:table-cell office:value-type="float" office:value="368.01" calcext:value-type="float">
            <text:p>368.01</text:p>
          </table:table-cell>
          <table:table-cell office:value-type="float" office:value="361.77" calcext:value-type="float">
            <text:p>361.77</text:p>
          </table:table-cell>
          <table:table-cell office:value-type="float" office:value="351.23" calcext:value-type="float">
            <text:p>351.23</text:p>
          </table:table-cell>
          <table:table-cell office:value-type="float" office:value="357.94" calcext:value-type="float">
            <text:p>357.94</text:p>
          </table:table-cell>
          <table:table-cell office:value-type="float" office:value="347.41" calcext:value-type="float">
            <text:p>347.41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A173:.A182])" office:value-type="float" office:value="382.65375" calcext:value-type="float">
            <text:p>382.65375</text:p>
          </table:table-cell>
          <table:table-cell table:style-name="ce17" table:formula="of:=AVERAGE([.B173:.B182])" office:value-type="float" office:value="369.30125" calcext:value-type="float">
            <text:p>369.30125</text:p>
          </table:table-cell>
          <table:table-cell table:style-name="ce17" table:formula="of:=AVERAGE([.C173:.C182])" office:value-type="float" office:value="382.03125" calcext:value-type="float">
            <text:p>382.03125</text:p>
          </table:table-cell>
          <table:table-cell table:style-name="ce17" table:formula="of:=AVERAGE([.D173:.D182])" office:value-type="float" office:value="368.67375" calcext:value-type="float">
            <text:p>368.67375</text:p>
          </table:table-cell>
          <table:table-cell table:style-name="ce17" table:formula="of:=AVERAGE([.E173:.E182])" office:value-type="float" office:value="373.1525" calcext:value-type="float">
            <text:p>373.1525</text:p>
          </table:table-cell>
          <table:table-cell table:style-name="ce24" table:formula="of:=AVERAGE([.F173:.F182])" office:value-type="float" office:value="361.06" calcext:value-type="float">
            <text:p>361.06</text:p>
          </table:table-cell>
          <table:table-cell table:style-name="ce17"/>
          <table:table-cell office:value-type="float" office:value="450" calcext:value-type="float">
            <text:p>450</text:p>
          </table:table-cell>
          <table:table-cell office:value-type="float" office:value="235" calcext:value-type="float">
            <text:p>235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O173:.O182])" office:value-type="float" office:value="381.75" calcext:value-type="float">
            <text:p>381.75</text:p>
          </table:table-cell>
          <table:table-cell table:style-name="ce24" table:formula="of:=AVERAGE([.P173:.P182])" office:value-type="float" office:value="220.375" calcext:value-type="float">
            <text:p>220.375</text:p>
          </table:table-cell>
          <table:table-cell table:number-columns-repeated="2"/>
        </table:table-row>
        <table:table-row table:style-name="ro3">
          <table:table-cell office:value-type="float" office:value="381.45" calcext:value-type="float">
            <text:p>381.45</text:p>
          </table:table-cell>
          <table:table-cell office:value-type="float" office:value="368.73" calcext:value-type="float">
            <text:p>368.73</text:p>
          </table:table-cell>
          <table:table-cell office:value-type="float" office:value="381.83" calcext:value-type="float">
            <text:p>381.83</text:p>
          </table:table-cell>
          <table:table-cell office:value-type="float" office:value="368.88" calcext:value-type="float">
            <text:p>368.88</text:p>
          </table:table-cell>
          <table:table-cell office:value-type="float" office:value="361.54" calcext:value-type="float">
            <text:p>361.54</text:p>
          </table:table-cell>
          <table:table-cell office:value-type="float" office:value="351.45" calcext:value-type="float">
            <text:p>351.45</text:p>
          </table:table-cell>
          <table:table-cell table:style-name="ce15" office:value-type="string" calcext:value-type="string">
            <text:p>Sample variance</text:p>
          </table:table-cell>
          <table:table-cell table:formula="of:=VAR([.A174:.A182])" office:value-type="float" office:value="73.7830285714285" calcext:value-type="float">
            <text:p>73.7830285714</text:p>
          </table:table-cell>
          <table:table-cell table:formula="of:=VAR([.B174:.B182])" office:value-type="float" office:value="62.8010809523809" calcext:value-type="float">
            <text:p>62.8010809524</text:p>
          </table:table-cell>
          <table:table-cell table:formula="of:=VAR([.C174:.C182])" office:value-type="float" office:value="208.864580952381" calcext:value-type="float">
            <text:p>208.8645809524</text:p>
          </table:table-cell>
          <table:table-cell table:formula="of:=VAR([.D174:.D182])" office:value-type="float" office:value="159.893657142857" calcext:value-type="float">
            <text:p>159.8936571429</text:p>
          </table:table-cell>
          <table:table-cell table:formula="of:=VAR([.E174:.E182])" office:value-type="float" office:value="247.153823809523" calcext:value-type="float">
            <text:p>247.1538238095</text:p>
          </table:table-cell>
          <table:table-cell table:style-name="ce23" table:formula="of:=VAR([.F174:.F182])" office:value-type="float" office:value="184.791933333333" calcext:value-type="float">
            <text:p>184.791933333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36" calcext:value-type="float">
            <text:p>236</text:p>
          </table:table-cell>
          <table:table-cell table:style-name="ce15" office:value-type="string" calcext:value-type="string">
            <text:p>Sample variance</text:p>
          </table:table-cell>
          <table:table-cell table:formula="of:=VAR([.O174:.O182])" office:value-type="float" office:value="2162.57142857143" calcext:value-type="float">
            <text:p>2162.5714285714</text:p>
          </table:table-cell>
          <table:table-cell table:style-name="ce23" table:formula="of:=VAR([.P174:.P182])" office:value-type="float" office:value="687.619047619048" calcext:value-type="float">
            <text:p>687.619047619</text:p>
          </table:table-cell>
          <table:table-cell table:number-columns-repeated="2"/>
        </table:table-row>
        <table:table-row table:style-name="ro3">
          <table:table-cell office:value-type="float" office:value="381.48" calcext:value-type="float">
            <text:p>381.48</text:p>
          </table:table-cell>
          <table:table-cell office:value-type="float" office:value="366.99" calcext:value-type="float">
            <text:p>366.99</text:p>
          </table:table-cell>
          <table:table-cell office:value-type="float" office:value="381.96" calcext:value-type="float">
            <text:p>381.96</text:p>
          </table:table-cell>
          <table:table-cell office:value-type="float" office:value="368.8" calcext:value-type="float">
            <text:p>368.8</text:p>
          </table:table-cell>
          <table:table-cell office:value-type="float" office:value="362.48" calcext:value-type="float">
            <text:p>362.48</text:p>
          </table:table-cell>
          <table:table-cell office:value-type="float" office:value="352.06" calcext:value-type="float">
            <text:p>352.06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H175]/[.H173])" office:value-type="float" office:value="3.03691925665279" calcext:value-type="float">
            <text:p>3.0369192567</text:p>
          </table:table-cell>
          <table:table-cell table:formula="of:=SQRT([.I175]/[.I173])" office:value-type="float" office:value="2.80180925814867" calcext:value-type="float">
            <text:p>2.8018092581</text:p>
          </table:table-cell>
          <table:table-cell table:formula="of:=SQRT([.J175]/[.J173])" office:value-type="float" office:value="5.10960591621777" calcext:value-type="float">
            <text:p>5.1096059162</text:p>
          </table:table-cell>
          <table:table-cell table:formula="of:=SQRT([.K175]/[.K173])" office:value-type="float" office:value="4.47064952136232" calcext:value-type="float">
            <text:p>4.4706495214</text:p>
          </table:table-cell>
          <table:table-cell table:formula="of:=SQRT([.L175]/[.L173])" office:value-type="float" office:value="5.5582576385222" calcext:value-type="float">
            <text:p>5.5582576385</text:p>
          </table:table-cell>
          <table:table-cell table:style-name="ce23" table:formula="of:=SQRT([.M175]/[.M173])" office:value-type="float" office:value="4.80614103690962" calcext:value-type="float">
            <text:p>4.8061410369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200" calcext:value-type="float">
            <text:p>200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R175]/[.R173])" office:value-type="float" office:value="16.4414545759014" calcext:value-type="float">
            <text:p>16.4414545759</text:p>
          </table:table-cell>
          <table:table-cell table:style-name="ce23" table:formula="of:=SQRT([.S175]/[.S173])" office:value-type="float" office:value="9.27105069301107" calcext:value-type="float">
            <text:p>9.271050693</text:p>
          </table:table-cell>
          <table:table-cell table:number-columns-repeated="2"/>
        </table:table-row>
        <table:table-row table:style-name="ro3">
          <table:table-cell office:value-type="float" office:value="382.51" calcext:value-type="float">
            <text:p>382.51</text:p>
          </table:table-cell>
          <table:table-cell office:value-type="float" office:value="368.37" calcext:value-type="float">
            <text:p>368.37</text:p>
          </table:table-cell>
          <table:table-cell office:value-type="float" office:value="398.32" calcext:value-type="float">
            <text:p>398.32</text:p>
          </table:table-cell>
          <table:table-cell office:value-type="float" office:value="383.27" calcext:value-type="float">
            <text:p>383.27</text:p>
          </table:table-cell>
          <table:table-cell office:value-type="float" office:value="381.13" calcext:value-type="float">
            <text:p>381.13</text:p>
          </table:table-cell>
          <table:table-cell office:value-type="float" office:value="370.74" calcext:value-type="float">
            <text:p>370.74</text:p>
          </table:table-cell>
          <table:table-cell table:style-name="ce15" office:value-type="string" calcext:value-type="string">
            <text:p>Degrees of freedom</text:p>
          </table:table-cell>
          <table:table-cell table:formula="of:=[.H173]-1" office:value-type="float" office:value="7" calcext:value-type="float">
            <text:p>7</text:p>
          </table:table-cell>
          <table:table-cell table:formula="of:=[.I173]-1" office:value-type="float" office:value="7" calcext:value-type="float">
            <text:p>7</text:p>
          </table:table-cell>
          <table:table-cell table:formula="of:=[.J173]-1" office:value-type="float" office:value="7" calcext:value-type="float">
            <text:p>7</text:p>
          </table:table-cell>
          <table:table-cell table:formula="of:=[.K173]-1" office:value-type="float" office:value="7" calcext:value-type="float">
            <text:p>7</text:p>
          </table:table-cell>
          <table:table-cell table:formula="of:=[.L173]-1" office:value-type="float" office:value="7" calcext:value-type="float">
            <text:p>7</text:p>
          </table:table-cell>
          <table:table-cell table:style-name="ce23" table:formula="of:=[.M173]-1" office:value-type="float" office:value="7" calcext:value-type="float">
            <text:p>7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203" calcext:value-type="float">
            <text:p>203</text:p>
          </table:table-cell>
          <table:table-cell table:style-name="ce15" office:value-type="string" calcext:value-type="string">
            <text:p>Degrees of freedom</text:p>
          </table:table-cell>
          <table:table-cell table:formula="of:=[.R173]-1" office:value-type="float" office:value="7" calcext:value-type="float">
            <text:p>7</text:p>
          </table:table-cell>
          <table:table-cell table:style-name="ce23" table:formula="of:=[.S173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382.9" calcext:value-type="float">
            <text:p>382.9</text:p>
          </table:table-cell>
          <table:table-cell office:value-type="float" office:value="368.5" calcext:value-type="float">
            <text:p>368.5</text:p>
          </table:table-cell>
          <table:table-cell office:value-type="float" office:value="398.57" calcext:value-type="float">
            <text:p>398.57</text:p>
          </table:table-cell>
          <table:table-cell office:value-type="float" office:value="384.17" calcext:value-type="float">
            <text:p>384.17</text:p>
          </table:table-cell>
          <table:table-cell office:value-type="float" office:value="391.06" calcext:value-type="float">
            <text:p>391.06</text:p>
          </table:table-cell>
          <table:table-cell office:value-type="float" office:value="376.26" calcext:value-type="float">
            <text:p>376.26</text:p>
          </table:table-cell>
          <table:table-cell table:style-name="ce15" office:value-type="string" calcext:value-type="string">
            <text:p>t value</text:p>
          </table:table-cell>
          <table:table-cell table:formula="of:=TINV(0.05;[.H177])" office:value-type="float" office:value="2.36462425159279" calcext:value-type="float">
            <text:p>2.3646242516</text:p>
          </table:table-cell>
          <table:table-cell table:formula="of:=TINV(0.05;[.I177])" office:value-type="float" office:value="2.36462425159279" calcext:value-type="float">
            <text:p>2.3646242516</text:p>
          </table:table-cell>
          <table:table-cell table:formula="of:=TINV(0.05;[.J177])" office:value-type="float" office:value="2.36462425159279" calcext:value-type="float">
            <text:p>2.3646242516</text:p>
          </table:table-cell>
          <table:table-cell table:formula="of:=TINV(0.05;[.K177])" office:value-type="float" office:value="2.36462425159279" calcext:value-type="float">
            <text:p>2.3646242516</text:p>
          </table:table-cell>
          <table:table-cell table:formula="of:=TINV(0.05;[.L177])" office:value-type="float" office:value="2.36462425159279" calcext:value-type="float">
            <text:p>2.3646242516</text:p>
          </table:table-cell>
          <table:table-cell table:style-name="ce23" table:formula="of:=TINV(0.05;[.M177])" office:value-type="float" office:value="2.36462425159279" calcext:value-type="float">
            <text:p>2.3646242516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228" calcext:value-type="float">
            <text:p>228</text:p>
          </table:table-cell>
          <table:table-cell table:style-name="ce15" office:value-type="string" calcext:value-type="string">
            <text:p>t value</text:p>
          </table:table-cell>
          <table:table-cell table:formula="of:=TINV(0.05;[.R177])" office:value-type="float" office:value="2.36462425159279" calcext:value-type="float">
            <text:p>2.3646242516</text:p>
          </table:table-cell>
          <table:table-cell table:style-name="ce23" table:formula="of:=TINV(0.05;[.S177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 office:value-type="float" office:value="398.95" calcext:value-type="float">
            <text:p>398.95</text:p>
          </table:table-cell>
          <table:table-cell office:value-type="float" office:value="384.43" calcext:value-type="float">
            <text:p>384.43</text:p>
          </table:table-cell>
          <table:table-cell office:value-type="float" office:value="399.68" calcext:value-type="float">
            <text:p>399.68</text:p>
          </table:table-cell>
          <table:table-cell office:value-type="float" office:value="383.79" calcext:value-type="float">
            <text:p>383.79</text:p>
          </table:table-cell>
          <table:table-cell office:value-type="float" office:value="392.02" calcext:value-type="float">
            <text:p>392.02</text:p>
          </table:table-cell>
          <table:table-cell office:value-type="float" office:value="376.74" calcext:value-type="float">
            <text:p>376.74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H178]*[.H176])" office:value-type="float" office:value="7.18117292441034" calcext:value-type="float">
            <text:p>7.1811729244</text:p>
          </table:table-cell>
          <table:table-cell table:style-name="ce17" table:formula="of:=([.I178]*[.I176])" office:value-type="float" office:value="6.62522612015554" calcext:value-type="float">
            <text:p>6.6252261202</text:p>
          </table:table-cell>
          <table:table-cell table:style-name="ce17" table:formula="of:=([.J178]*[.J176])" office:value-type="float" office:value="12.0822980655705" calcext:value-type="float">
            <text:p>12.0822980656</text:p>
          </table:table-cell>
          <table:table-cell table:style-name="ce17" table:formula="of:=([.K178]*[.K176])" office:value-type="float" office:value="10.571406278585" calcext:value-type="float">
            <text:p>10.5714062786</text:p>
          </table:table-cell>
          <table:table-cell table:style-name="ce17" table:formula="of:=([.L178]*[.L176])" office:value-type="float" office:value="13.1431908086505" calcext:value-type="float">
            <text:p>13.1431908087</text:p>
          </table:table-cell>
          <table:table-cell table:style-name="ce24" table:formula="of:=([.M178]*[.M176])" office:value-type="float" office:value="11.3647176524518" calcext:value-type="float">
            <text:p>11.3647176525</text:p>
          </table:table-cell>
          <table:table-cell table:style-name="ce17"/>
          <table:table-cell office:value-type="float" office:value="335" calcext:value-type="float">
            <text:p>335</text:p>
          </table:table-cell>
          <table:table-cell office:value-type="float" office:value="247" calcext:value-type="float">
            <text:p>247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R178]*[.R176])" office:value-type="float" office:value="38.8778622216376" calcext:value-type="float">
            <text:p>38.8778622216</text:p>
          </table:table-cell>
          <table:table-cell table:style-name="ce24" table:formula="of:=([.S178]*[.S176])" office:value-type="float" office:value="21.9225513064401" calcext:value-type="float">
            <text:p>21.9225513064</text:p>
          </table:table-cell>
          <table:table-cell/>
          <table:table-cell table:formula="of:=CONCATENATE([.I174];&quot;;&quot;;[.I179];&quot;;&quot;;[.M174];&quot;;&quot;;[.M179];&quot;;&quot;;[.R174];&quot;;&quot;;[.R179];&quot;;&quot;;[.S174];&quot;;&quot;;[.S179])" office:value-type="string" office:string-value="369.30125;6.62522612015554;361.06;11.3647176524518;381.75;38.8778622216376;220.375;21.9225513064401" calcext:value-type="string">
            <text:p>369.30125;6.62522612015554;361.06;11.3647176524518;381.75;38.8778622216376;220.375;21.9225513064401</text:p>
          </table:table-cell>
        </table:table-row>
        <table:table-row table:style-name="ro3">
          <table:table-cell office:value-type="float" office:value="399.5" calcext:value-type="float">
            <text:p>399.5</text:p>
          </table:table-cell>
          <table:table-cell office:value-type="float" office:value="384.21" calcext:value-type="float">
            <text:p>384.21</text:p>
          </table:table-cell>
          <table:table-cell office:value-type="float" office:value="399.88" calcext:value-type="float">
            <text:p>399.88</text:p>
          </table:table-cell>
          <table:table-cell office:value-type="float" office:value="384.42" calcext:value-type="float">
            <text:p>384.42</text:p>
          </table:table-cell>
          <table:table-cell office:value-type="float" office:value="392.15" calcext:value-type="float">
            <text:p>392.15</text:p>
          </table:table-cell>
          <table:table-cell office:value-type="float" office:value="377.33" calcext:value-type="float">
            <text:p>377.33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179]/[.H174]" office:value-type="percentage" office:value="0.0187667647956157" calcext:value-type="percentage">
            <text:p>1.88%</text:p>
          </table:table-cell>
          <table:table-cell table:style-name="ce18" table:formula="of:=[.I179]/[.I174]" office:value-type="percentage" office:value="0.017939896277512" calcext:value-type="percentage">
            <text:p>1.79%</text:p>
          </table:table-cell>
          <table:table-cell table:style-name="ce18" table:formula="of:=[.J179]/[.J174]" office:value-type="percentage" office:value="0.031626465284111" calcext:value-type="percentage">
            <text:p>3.16%</text:p>
          </table:table-cell>
          <table:table-cell table:style-name="ce18" table:formula="of:=[.K179]/[.K174]" office:value-type="percentage" office:value="0.0286741496474458" calcext:value-type="percentage">
            <text:p>2.87%</text:p>
          </table:table-cell>
          <table:table-cell table:style-name="ce18" table:formula="of:=[.L179]/[.L174]" office:value-type="percentage" office:value="0.0352220360540274" calcext:value-type="percentage">
            <text:p>3.52%</text:p>
          </table:table-cell>
          <table:table-cell table:style-name="ce25" table:formula="of:=[.M179]/[.M174]" office:value-type="percentage" office:value="0.0314759808686971" calcext:value-type="percentage">
            <text:p>3.15%</text:p>
          </table:table-cell>
          <table:table-cell table:style-name="ce26"/>
          <table:table-cell office:value-type="float" office:value="404" calcext:value-type="float">
            <text:p>404</text:p>
          </table:table-cell>
          <table:table-cell office:value-type="float" office:value="173" calcext:value-type="float">
            <text:p>173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179]/[.R174]" office:value-type="percentage" office:value="0.101841158406385" calcext:value-type="percentage">
            <text:p>10.18%</text:p>
          </table:table-cell>
          <table:table-cell table:style-name="ce25" table:formula="of:=[.S179]/[.S174]" office:value-type="percentage" office:value="0.0994783950377315" calcext:value-type="percentage">
            <text:p>9.95%</text:p>
          </table:table-cell>
          <table:table-cell table:number-columns-repeated="2"/>
        </table:table-row>
        <table:table-row table:style-name="ro3">
          <table:table-cell table:number-columns-repeated="21"/>
        </table:table-row>
        <table:table-row table:style-name="ro1">
          <table:table-cell table:style-name="ce1" office:value-type="string" calcext:value-type="string">
            <text:p>SERIAL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CREAT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9" office:value-type="string" calcext:value-type="string">
            <text:p>CREAT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3"/>
          <table:table-cell table:style-name="ce3"/>
          <table:table-cell table:style-name="ce13" table:number-columns-repeated="3"/>
          <table:table-cell table:style-name="ce22"/>
          <table:table-cell table:number-columns-repeated="2"/>
        </table:table-row>
        <table:table-row table:style-name="ro3">
          <table:table-cell office:value-type="float" office:value="178.71" calcext:value-type="float">
            <text:p>178.71</text:p>
          </table:table-cell>
          <table:table-cell office:value-type="float" office:value="212.11" calcext:value-type="float">
            <text:p>212.11</text:p>
          </table:table-cell>
          <table:table-cell office:value-type="float" office:value="188.52" calcext:value-type="float">
            <text:p>188.52</text:p>
          </table:table-cell>
          <table:table-cell office:value-type="float" office:value="211.61" calcext:value-type="float">
            <text:p>211.61</text:p>
          </table:table-cell>
          <table:table-cell office:value-type="float" office:value="100.8" calcext:value-type="float">
            <text:p>100.8</text:p>
          </table:table-cell>
          <table:table-cell office:value-type="float" office:value="10.46" calcext:value-type="float">
            <text:p>10.46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A185:.A194])" office:value-type="float" office:value="8" calcext:value-type="float">
            <text:p>8</text:p>
          </table:table-cell>
          <table:table-cell table:formula="of:=COUNT([.B185:.B194])" office:value-type="float" office:value="8" calcext:value-type="float">
            <text:p>8</text:p>
          </table:table-cell>
          <table:table-cell table:formula="of:=COUNT([.C185:.C194])" office:value-type="float" office:value="8" calcext:value-type="float">
            <text:p>8</text:p>
          </table:table-cell>
          <table:table-cell table:formula="of:=COUNT([.D185:.D194])" office:value-type="float" office:value="8" calcext:value-type="float">
            <text:p>8</text:p>
          </table:table-cell>
          <table:table-cell table:formula="of:=COUNT([.E185:.E194])" office:value-type="float" office:value="8" calcext:value-type="float">
            <text:p>8</text:p>
          </table:table-cell>
          <table:table-cell table:style-name="ce23" table:formula="of:=COUNT([.F185:.F194])" office:value-type="float" office:value="8" calcext:value-type="float">
            <text:p>8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96" calcext:value-type="float">
            <text:p>396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O185:.O194])" office:value-type="float" office:value="8" calcext:value-type="float">
            <text:p>8</text:p>
          </table:table-cell>
          <table:table-cell table:style-name="ce23" table:formula="of:=COUNT([.P185:.P194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182.99" calcext:value-type="float">
            <text:p>182.99</text:p>
          </table:table-cell>
          <table:table-cell office:value-type="float" office:value="206.14" calcext:value-type="float">
            <text:p>206.14</text:p>
          </table:table-cell>
          <table:table-cell office:value-type="float" office:value="190.24" calcext:value-type="float">
            <text:p>190.24</text:p>
          </table:table-cell>
          <table:table-cell office:value-type="float" office:value="211.7" calcext:value-type="float">
            <text:p>211.7</text:p>
          </table:table-cell>
          <table:table-cell office:value-type="float" office:value="153.19" calcext:value-type="float">
            <text:p>153.19</text:p>
          </table:table-cell>
          <table:table-cell office:value-type="float" office:value="148.39" calcext:value-type="float">
            <text:p>148.39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A185:.A194])" office:value-type="float" office:value="191.78125" calcext:value-type="float">
            <text:p>191.78125</text:p>
          </table:table-cell>
          <table:table-cell table:style-name="ce17" table:formula="of:=AVERAGE([.B185:.B194])" office:value-type="float" office:value="210.5675" calcext:value-type="float">
            <text:p>210.5675</text:p>
          </table:table-cell>
          <table:table-cell table:style-name="ce17" table:formula="of:=AVERAGE([.C185:.C194])" office:value-type="float" office:value="196.855" calcext:value-type="float">
            <text:p>196.855</text:p>
          </table:table-cell>
          <table:table-cell table:style-name="ce17" table:formula="of:=AVERAGE([.D185:.D194])" office:value-type="float" office:value="216.18875" calcext:value-type="float">
            <text:p>216.18875</text:p>
          </table:table-cell>
          <table:table-cell table:style-name="ce17" table:formula="of:=AVERAGE([.E185:.E194])" office:value-type="float" office:value="147.0625" calcext:value-type="float">
            <text:p>147.0625</text:p>
          </table:table-cell>
          <table:table-cell table:style-name="ce24" table:formula="of:=AVERAGE([.F185:.F194])" office:value-type="float" office:value="147.70125" calcext:value-type="float">
            <text:p>147.70125</text:p>
          </table:table-cell>
          <table:table-cell table:style-name="ce17"/>
          <table:table-cell office:value-type="float" office:value="405" calcext:value-type="float">
            <text:p>405</text:p>
          </table:table-cell>
          <table:table-cell office:value-type="float" office:value="407" calcext:value-type="float">
            <text:p>407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O185:.O194])" office:value-type="float" office:value="414.375" calcext:value-type="float">
            <text:p>414.375</text:p>
          </table:table-cell>
          <table:table-cell table:style-name="ce24" table:formula="of:=AVERAGE([.P185:.P194])" office:value-type="float" office:value="296.375" calcext:value-type="float">
            <text:p>296.375</text:p>
          </table:table-cell>
          <table:table-cell table:number-columns-repeated="2"/>
        </table:table-row>
        <table:table-row table:style-name="ro3">
          <table:table-cell office:value-type="float" office:value="183.85" calcext:value-type="float">
            <text:p>183.85</text:p>
          </table:table-cell>
          <table:table-cell office:value-type="float" office:value="213.7" calcext:value-type="float">
            <text:p>213.7</text:p>
          </table:table-cell>
          <table:table-cell office:value-type="float" office:value="191.14" calcext:value-type="float">
            <text:p>191.14</text:p>
          </table:table-cell>
          <table:table-cell office:value-type="float" office:value="211.01" calcext:value-type="float">
            <text:p>211.01</text:p>
          </table:table-cell>
          <table:table-cell office:value-type="float" office:value="166.83" calcext:value-type="float">
            <text:p>166.83</text:p>
          </table:table-cell>
          <table:table-cell office:value-type="float" office:value="197.88" calcext:value-type="float">
            <text:p>197.88</text:p>
          </table:table-cell>
          <table:table-cell table:style-name="ce15" office:value-type="string" calcext:value-type="string">
            <text:p>Sample variance</text:p>
          </table:table-cell>
          <table:table-cell table:formula="of:=VAR([.A186:.A194])" office:value-type="float" office:value="72.6274476190476" calcext:value-type="float">
            <text:p>72.627447619</text:p>
          </table:table-cell>
          <table:table-cell table:formula="of:=VAR([.B186:.B194])" office:value-type="float" office:value="22.8781571428571" calcext:value-type="float">
            <text:p>22.8781571429</text:p>
          </table:table-cell>
          <table:table-cell table:formula="of:=VAR([.C186:.C194])" office:value-type="float" office:value="36.2347285714286" calcext:value-type="float">
            <text:p>36.2347285714</text:p>
          </table:table-cell>
          <table:table-cell table:formula="of:=VAR([.D186:.D194])" office:value-type="float" office:value="26.3665904761905" calcext:value-type="float">
            <text:p>26.3665904762</text:p>
          </table:table-cell>
          <table:table-cell table:formula="of:=VAR([.E186:.E194])" office:value-type="float" office:value="3703.25784761905" calcext:value-type="float">
            <text:p>3703.2578476191</text:p>
          </table:table-cell>
          <table:table-cell table:style-name="ce23" table:formula="of:=VAR([.F186:.F194])" office:value-type="float" office:value="4771.72372380952" calcext:value-type="float">
            <text:p>4771.7237238095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06" calcext:value-type="float">
            <text:p>206</text:p>
          </table:table-cell>
          <table:table-cell table:style-name="ce15" office:value-type="string" calcext:value-type="string">
            <text:p>Sample variance</text:p>
          </table:table-cell>
          <table:table-cell table:formula="of:=VAR([.O186:.O194])" office:value-type="float" office:value="980.952380952381" calcext:value-type="float">
            <text:p>980.9523809524</text:p>
          </table:table-cell>
          <table:table-cell table:style-name="ce23" table:formula="of:=VAR([.P186:.P194])" office:value-type="float" office:value="15480.1428571429" calcext:value-type="float">
            <text:p>15480.1428571429</text:p>
          </table:table-cell>
          <table:table-cell table:number-columns-repeated="2"/>
        </table:table-row>
        <table:table-row table:style-name="ro3">
          <table:table-cell office:value-type="float" office:value="188.58" calcext:value-type="float">
            <text:p>188.58</text:p>
          </table:table-cell>
          <table:table-cell office:value-type="float" office:value="209.94" calcext:value-type="float">
            <text:p>209.94</text:p>
          </table:table-cell>
          <table:table-cell office:value-type="float" office:value="196" calcext:value-type="float">
            <text:p>196</text:p>
          </table:table-cell>
          <table:table-cell office:value-type="float" office:value="221.21" calcext:value-type="float">
            <text:p>221.21</text:p>
          </table:table-cell>
          <table:table-cell office:value-type="float" office:value="18.51" calcext:value-type="float">
            <text:p>18.51</text:p>
          </table:table-cell>
          <table:table-cell office:value-type="float" office:value="17.3" calcext:value-type="float">
            <text:p>17.3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H187]/[.H185])" office:value-type="float" office:value="3.01304347004502" calcext:value-type="float">
            <text:p>3.01304347</text:p>
          </table:table-cell>
          <table:table-cell table:formula="of:=SQRT([.I187]/[.I185])" office:value-type="float" office:value="1.69108534464028" calcext:value-type="float">
            <text:p>1.6910853446</text:p>
          </table:table-cell>
          <table:table-cell table:formula="of:=SQRT([.J187]/[.J185])" office:value-type="float" office:value="2.128224863925" calcext:value-type="float">
            <text:p>2.1282248639</text:p>
          </table:table-cell>
          <table:table-cell table:formula="of:=SQRT([.K187]/[.K185])" office:value-type="float" office:value="1.81544038996708" calcext:value-type="float">
            <text:p>1.81544039</text:p>
          </table:table-cell>
          <table:table-cell table:formula="of:=SQRT([.L187]/[.L185])" office:value-type="float" office:value="21.5152790117252" calcext:value-type="float">
            <text:p>21.5152790117</text:p>
          </table:table-cell>
          <table:table-cell table:style-name="ce23" table:formula="of:=SQRT([.M187]/[.M185])" office:value-type="float" office:value="24.4226424752972" calcext:value-type="float">
            <text:p>24.4226424753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510" calcext:value-type="float">
            <text:p>510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R187]/[.R185])" office:value-type="float" office:value="11.0733485278414" calcext:value-type="float">
            <text:p>11.0733485278</text:p>
          </table:table-cell>
          <table:table-cell table:style-name="ce23" table:formula="of:=SQRT([.S187]/[.S185])" office:value-type="float" office:value="43.9888378698831" calcext:value-type="float">
            <text:p>43.9888378699</text:p>
          </table:table-cell>
          <table:table-cell table:number-columns-repeated="2"/>
        </table:table-row>
        <table:table-row table:style-name="ro3">
          <table:table-cell office:value-type="float" office:value="195.57" calcext:value-type="float">
            <text:p>195.57</text:p>
          </table:table-cell>
          <table:table-cell office:value-type="float" office:value="213.9" calcext:value-type="float">
            <text:p>213.9</text:p>
          </table:table-cell>
          <table:table-cell office:value-type="float" office:value="198.01" calcext:value-type="float">
            <text:p>198.01</text:p>
          </table:table-cell>
          <table:table-cell office:value-type="float" office:value="212.27" calcext:value-type="float">
            <text:p>212.27</text:p>
          </table:table-cell>
          <table:table-cell office:value-type="float" office:value="180.32" calcext:value-type="float">
            <text:p>180.32</text:p>
          </table:table-cell>
          <table:table-cell office:value-type="float" office:value="197.95" calcext:value-type="float">
            <text:p>197.95</text:p>
          </table:table-cell>
          <table:table-cell table:style-name="ce15" office:value-type="string" calcext:value-type="string">
            <text:p>Degrees of freedom</text:p>
          </table:table-cell>
          <table:table-cell table:formula="of:=[.H185]-1" office:value-type="float" office:value="7" calcext:value-type="float">
            <text:p>7</text:p>
          </table:table-cell>
          <table:table-cell table:formula="of:=[.I185]-1" office:value-type="float" office:value="7" calcext:value-type="float">
            <text:p>7</text:p>
          </table:table-cell>
          <table:table-cell table:formula="of:=[.J185]-1" office:value-type="float" office:value="7" calcext:value-type="float">
            <text:p>7</text:p>
          </table:table-cell>
          <table:table-cell table:formula="of:=[.K185]-1" office:value-type="float" office:value="7" calcext:value-type="float">
            <text:p>7</text:p>
          </table:table-cell>
          <table:table-cell table:formula="of:=[.L185]-1" office:value-type="float" office:value="7" calcext:value-type="float">
            <text:p>7</text:p>
          </table:table-cell>
          <table:table-cell table:style-name="ce23" table:formula="of:=[.M185]-1" office:value-type="float" office:value="7" calcext:value-type="float">
            <text:p>7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212" calcext:value-type="float">
            <text:p>212</text:p>
          </table:table-cell>
          <table:table-cell table:style-name="ce15" office:value-type="string" calcext:value-type="string">
            <text:p>Degrees of freedom</text:p>
          </table:table-cell>
          <table:table-cell table:formula="of:=[.R185]-1" office:value-type="float" office:value="7" calcext:value-type="float">
            <text:p>7</text:p>
          </table:table-cell>
          <table:table-cell table:style-name="ce23" table:formula="of:=[.S185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198.93" calcext:value-type="float">
            <text:p>198.93</text:p>
          </table:table-cell>
          <table:table-cell office:value-type="float" office:value="204.3" calcext:value-type="float">
            <text:p>204.3</text:p>
          </table:table-cell>
          <table:table-cell office:value-type="float" office:value="201.28" calcext:value-type="float">
            <text:p>201.28</text:p>
          </table:table-cell>
          <table:table-cell office:value-type="float" office:value="222.8" calcext:value-type="float">
            <text:p>222.8</text:p>
          </table:table-cell>
          <table:table-cell office:value-type="float" office:value="184.13" calcext:value-type="float">
            <text:p>184.13</text:p>
          </table:table-cell>
          <table:table-cell office:value-type="float" office:value="206.09" calcext:value-type="float">
            <text:p>206.09</text:p>
          </table:table-cell>
          <table:table-cell table:style-name="ce15" office:value-type="string" calcext:value-type="string">
            <text:p>t value</text:p>
          </table:table-cell>
          <table:table-cell table:formula="of:=TINV(0.05;[.H189])" office:value-type="float" office:value="2.36462425159279" calcext:value-type="float">
            <text:p>2.3646242516</text:p>
          </table:table-cell>
          <table:table-cell table:formula="of:=TINV(0.05;[.I189])" office:value-type="float" office:value="2.36462425159279" calcext:value-type="float">
            <text:p>2.3646242516</text:p>
          </table:table-cell>
          <table:table-cell table:formula="of:=TINV(0.05;[.J189])" office:value-type="float" office:value="2.36462425159279" calcext:value-type="float">
            <text:p>2.3646242516</text:p>
          </table:table-cell>
          <table:table-cell table:formula="of:=TINV(0.05;[.K189])" office:value-type="float" office:value="2.36462425159279" calcext:value-type="float">
            <text:p>2.3646242516</text:p>
          </table:table-cell>
          <table:table-cell table:formula="of:=TINV(0.05;[.L189])" office:value-type="float" office:value="2.36462425159279" calcext:value-type="float">
            <text:p>2.3646242516</text:p>
          </table:table-cell>
          <table:table-cell table:style-name="ce23" table:formula="of:=TINV(0.05;[.M189])" office:value-type="float" office:value="2.36462425159279" calcext:value-type="float">
            <text:p>2.3646242516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228" calcext:value-type="float">
            <text:p>228</text:p>
          </table:table-cell>
          <table:table-cell table:style-name="ce15" office:value-type="string" calcext:value-type="string">
            <text:p>t value</text:p>
          </table:table-cell>
          <table:table-cell table:formula="of:=TINV(0.05;[.R189])" office:value-type="float" office:value="2.36462425159279" calcext:value-type="float">
            <text:p>2.3646242516</text:p>
          </table:table-cell>
          <table:table-cell table:style-name="ce23" table:formula="of:=TINV(0.05;[.S189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 office:value-type="float" office:value="202.1" calcext:value-type="float">
            <text:p>202.1</text:p>
          </table:table-cell>
          <table:table-cell office:value-type="float" office:value="217.32" calcext:value-type="float">
            <text:p>217.32</text:p>
          </table:table-cell>
          <table:table-cell office:value-type="float" office:value="203.77" calcext:value-type="float">
            <text:p>203.77</text:p>
          </table:table-cell>
          <table:table-cell office:value-type="float" office:value="217.38" calcext:value-type="float">
            <text:p>217.38</text:p>
          </table:table-cell>
          <table:table-cell office:value-type="float" office:value="185.22" calcext:value-type="float">
            <text:p>185.22</text:p>
          </table:table-cell>
          <table:table-cell office:value-type="float" office:value="198.84" calcext:value-type="float">
            <text:p>198.84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H190]*[.H188])" office:value-type="float" office:value="7.12471566037174" calcext:value-type="float">
            <text:p>7.1247156604</text:p>
          </table:table-cell>
          <table:table-cell table:style-name="ce17" table:formula="of:=([.I190]*[.I188])" office:value-type="float" office:value="3.99878141744955" calcext:value-type="float">
            <text:p>3.9987814174</text:p>
          </table:table-cell>
          <table:table-cell table:style-name="ce17" table:formula="of:=([.J190]*[.J188])" office:value-type="float" office:value="5.03245212607981" calcext:value-type="float">
            <text:p>5.0324521261</text:p>
          </table:table-cell>
          <table:table-cell table:style-name="ce17" table:formula="of:=([.K190]*[.K188])" office:value-type="float" office:value="4.29283437343722" calcext:value-type="float">
            <text:p>4.2928343734</text:p>
          </table:table-cell>
          <table:table-cell table:style-name="ce17" table:formula="of:=([.L190]*[.L188])" office:value-type="float" office:value="50.8755505309106" calcext:value-type="float">
            <text:p>50.8755505309</text:p>
          </table:table-cell>
          <table:table-cell table:style-name="ce24" table:formula="of:=([.M190]*[.M188])" office:value-type="float" office:value="57.7503726850678" calcext:value-type="float">
            <text:p>57.7503726851</text:p>
          </table:table-cell>
          <table:table-cell table:style-name="ce17"/>
          <table:table-cell office:value-type="float" office:value="452" calcext:value-type="float">
            <text:p>452</text:p>
          </table:table-cell>
          <table:table-cell office:value-type="float" office:value="214" calcext:value-type="float">
            <text:p>214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R190]*[.R188])" office:value-type="float" office:value="26.1843084752731" calcext:value-type="float">
            <text:p>26.1843084753</text:p>
          </table:table-cell>
          <table:table-cell table:style-name="ce24" table:formula="of:=([.S190]*[.S188])" office:value-type="float" office:value="104.017072826509" calcext:value-type="float">
            <text:p>104.0170728265</text:p>
          </table:table-cell>
          <table:table-cell/>
          <table:table-cell table:formula="of:=CONCATENATE([.I186];&quot;;&quot;;[.I191];&quot;;&quot;;[.M186];&quot;;&quot;;[.M191];&quot;;&quot;;[.R186];&quot;;&quot;;[.R191];&quot;;&quot;;[.S186];&quot;;&quot;;[.S191])" office:value-type="string" office:string-value="210.5675;3.99878141744955;147.70125;57.7503726850678;414.375;26.1843084752731;296.375;104.017072826509" calcext:value-type="string">
            <text:p>210.5675;3.99878141744955;147.70125;57.7503726850678;414.375;26.1843084752731;296.375;104.017072826509</text:p>
          </table:table-cell>
        </table:table-row>
        <table:table-row table:style-name="ro3">
          <table:table-cell office:value-type="float" office:value="203.52" calcext:value-type="float">
            <text:p>203.52</text:p>
          </table:table-cell>
          <table:table-cell office:value-type="float" office:value="207.13" calcext:value-type="float">
            <text:p>207.13</text:p>
          </table:table-cell>
          <table:table-cell office:value-type="float" office:value="205.88" calcext:value-type="float">
            <text:p>205.88</text:p>
          </table:table-cell>
          <table:table-cell office:value-type="float" office:value="221.53" calcext:value-type="float">
            <text:p>221.53</text:p>
          </table:table-cell>
          <table:table-cell office:value-type="float" office:value="187.5" calcext:value-type="float">
            <text:p>187.5</text:p>
          </table:table-cell>
          <table:table-cell office:value-type="float" office:value="204.7" calcext:value-type="float">
            <text:p>204.7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191]/[.H186]" office:value-type="percentage" office:value="0.0371502201616255" calcext:value-type="percentage">
            <text:p>3.72%</text:p>
          </table:table-cell>
          <table:table-cell table:style-name="ce18" table:formula="of:=[.I191]/[.I186]" office:value-type="percentage" office:value="0.0189904967169651" calcext:value-type="percentage">
            <text:p>1.90%</text:p>
          </table:table-cell>
          <table:table-cell table:style-name="ce18" table:formula="of:=[.J191]/[.J186]" office:value-type="percentage" office:value="0.0255642585968342" calcext:value-type="percentage">
            <text:p>2.56%</text:p>
          </table:table-cell>
          <table:table-cell table:style-name="ce18" table:formula="of:=[.K191]/[.K186]" office:value-type="percentage" office:value="0.0198568814216152" calcext:value-type="percentage">
            <text:p>1.99%</text:p>
          </table:table-cell>
          <table:table-cell table:style-name="ce18" table:formula="of:=[.L191]/[.L186]" office:value-type="percentage" office:value="0.345945094982817" calcext:value-type="percentage">
            <text:p>34.59%</text:p>
          </table:table-cell>
          <table:table-cell table:style-name="ce25" table:formula="of:=[.M191]/[.M186]" office:value-type="percentage" office:value="0.390994474894883" calcext:value-type="percentage">
            <text:p>39.10%</text:p>
          </table:table-cell>
          <table:table-cell table:style-name="ce26"/>
          <table:table-cell office:value-type="float" office:value="437" calcext:value-type="float">
            <text:p>437</text:p>
          </table:table-cell>
          <table:table-cell office:value-type="float" office:value="198" calcext:value-type="float">
            <text:p>198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191]/[.R186]" office:value-type="percentage" office:value="0.0631898847065414" calcext:value-type="percentage">
            <text:p>6.32%</text:p>
          </table:table-cell>
          <table:table-cell table:style-name="ce25" table:formula="of:=[.S191]/[.S186]" office:value-type="percentage" office:value="0.350964395871813" calcext:value-type="percentage">
            <text:p>35.10%</text:p>
          </table:table-cell>
          <table:table-cell table:number-columns-repeated="2"/>
        </table:table-row>
        <table:table-row table:style-name="ro3">
          <table:table-cell table:number-columns-repeated="21"/>
        </table:table-row>
        <table:table-row table:style-name="ro1">
          <table:table-cell table:style-name="ce1" office:value-type="string" calcext:value-type="string">
            <text:p>SUNFLOW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7"/>
          <table:table-cell table:style-name="ce20"/>
          <table:table-cell table:style-name="ce8"/>
          <table:table-cell table:style-name="ce27"/>
          <table:table-cell table:style-name="ce7" table:number-columns-repeated="3"/>
          <table:table-cell table:style-name="ce20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USE</text:p>
          </table:table-cell>
          <table:covered-table-cell table:style-name="ce8"/>
          <table:table-cell table:style-name="ce8"/>
          <table:table-cell table:style-name="ce2" office:value-type="string" calcext:value-type="string" table:number-columns-spanned="2" table:number-rows-spanned="1">
            <text:p>BASELINE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CREATE</text:p>
          </table:table-cell>
          <table:covered-table-cell table:style-name="ce8"/>
          <table:table-cell table:style-name="ce19" office:value-type="string" calcext:value-type="string" table:number-columns-spanned="2" table:number-rows-spanned="1">
            <text:p>USE</text:p>
          </table:table-cell>
          <table:covered-table-cell table:style-name="ce21"/>
          <table:table-cell table:style-name="ce8"/>
          <table:table-cell table:style-name="ce28" office:value-type="string" calcext:value-type="string">
            <text:p>CREATE</text:p>
          </table:table-cell>
          <table:table-cell table:style-name="ce29" office:value-type="string" calcext:value-type="string">
            <text:p>USE</text:p>
          </table:table-cell>
          <table:table-cell table:style-name="ce29"/>
          <table:table-cell table:style-name="ce29" office:value-type="string" calcext:value-type="string">
            <text:p>CREATE</text:p>
          </table:table-cell>
          <table:table-cell table:style-name="ce21" office:value-type="string" calcext:value-type="string">
            <text:p>USE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/>
          <table:table-cell table:style-name="ce3" office:value-type="string" calcext:value-type="string">
            <text:p>warmup</text:p>
          </table:table-cell>
          <table:table-cell table:style-name="ce9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13" office:value-type="string" calcext:value-type="string">
            <text:p>iteration</text:p>
          </table:table-cell>
          <table:table-cell table:style-name="ce13" office:value-type="string" calcext:value-type="string">
            <text:p>warmup</text:p>
          </table:table-cell>
          <table:table-cell table:style-name="ce22" office:value-type="string" calcext:value-type="string">
            <text:p>iteration</text:p>
          </table:table-cell>
          <table:table-cell table:style-name="ce13"/>
          <table:table-cell table:style-name="ce3"/>
          <table:table-cell table:style-name="ce13" table:number-columns-repeated="3"/>
          <table:table-cell table:style-name="ce22"/>
          <table:table-cell table:number-columns-repeated="2"/>
        </table:table-row>
        <table:table-row table:style-name="ro3">
          <table:table-cell office:value-type="float" office:value="100.2" calcext:value-type="float">
            <text:p>100.2</text:p>
          </table:table-cell>
          <table:table-cell office:value-type="float" office:value="101.64" calcext:value-type="float">
            <text:p>101.64</text:p>
          </table:table-cell>
          <table:table-cell office:value-type="float" office:value="100.64" calcext:value-type="float">
            <text:p>100.64</text:p>
          </table:table-cell>
          <table:table-cell office:value-type="float" office:value="103.93" calcext:value-type="float">
            <text:p>103.93</text:p>
          </table:table-cell>
          <table:table-cell office:value-type="float" office:value="86.77" calcext:value-type="float">
            <text:p>86.77</text:p>
          </table:table-cell>
          <table:table-cell office:value-type="float" office:value="85.64" calcext:value-type="float">
            <text:p>85.64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A197:.A206])" office:value-type="float" office:value="8" calcext:value-type="float">
            <text:p>8</text:p>
          </table:table-cell>
          <table:table-cell table:formula="of:=COUNT([.B197:.B206])" office:value-type="float" office:value="8" calcext:value-type="float">
            <text:p>8</text:p>
          </table:table-cell>
          <table:table-cell table:formula="of:=COUNT([.C197:.C206])" office:value-type="float" office:value="8" calcext:value-type="float">
            <text:p>8</text:p>
          </table:table-cell>
          <table:table-cell table:formula="of:=COUNT([.D197:.D206])" office:value-type="float" office:value="8" calcext:value-type="float">
            <text:p>8</text:p>
          </table:table-cell>
          <table:table-cell table:formula="of:=COUNT([.E197:.E206])" office:value-type="float" office:value="8" calcext:value-type="float">
            <text:p>8</text:p>
          </table:table-cell>
          <table:table-cell table:style-name="ce23" table:formula="of:=COUNT([.F197:.F206])" office:value-type="float" office:value="8" calcext:value-type="float">
            <text:p>8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610" calcext:value-type="float">
            <text:p>610</text:p>
          </table:table-cell>
          <table:table-cell table:style-name="ce15" office:value-type="string" calcext:value-type="string">
            <text:p>Count of obvervations</text:p>
          </table:table-cell>
          <table:table-cell table:formula="of:=COUNT([.O197:.O206])" office:value-type="float" office:value="8" calcext:value-type="float">
            <text:p>8</text:p>
          </table:table-cell>
          <table:table-cell table:style-name="ce23" table:formula="of:=COUNT([.P197:.P206]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100.2" calcext:value-type="float">
            <text:p>100.2</text:p>
          </table:table-cell>
          <table:table-cell office:value-type="float" office:value="102.22" calcext:value-type="float">
            <text:p>102.22</text:p>
          </table:table-cell>
          <table:table-cell office:value-type="float" office:value="101.8" calcext:value-type="float">
            <text:p>101.8</text:p>
          </table:table-cell>
          <table:table-cell office:value-type="float" office:value="106.73" calcext:value-type="float">
            <text:p>106.73</text:p>
          </table:table-cell>
          <table:table-cell office:value-type="float" office:value="89.52" calcext:value-type="float">
            <text:p>89.52</text:p>
          </table:table-cell>
          <table:table-cell office:value-type="float" office:value="89.97" calcext:value-type="float">
            <text:p>89.97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A197:.A206])" office:value-type="float" office:value="99.4975" calcext:value-type="float">
            <text:p>99.4975</text:p>
          </table:table-cell>
          <table:table-cell table:style-name="ce17" table:formula="of:=AVERAGE([.B197:.B206])" office:value-type="float" office:value="101.3" calcext:value-type="float">
            <text:p>101.3</text:p>
          </table:table-cell>
          <table:table-cell table:style-name="ce17" table:formula="of:=AVERAGE([.C197:.C206])" office:value-type="float" office:value="100.475" calcext:value-type="float">
            <text:p>100.475</text:p>
          </table:table-cell>
          <table:table-cell table:style-name="ce17" table:formula="of:=AVERAGE([.D197:.D206])" office:value-type="float" office:value="103.135" calcext:value-type="float">
            <text:p>103.135</text:p>
          </table:table-cell>
          <table:table-cell table:style-name="ce17" table:formula="of:=AVERAGE([.E197:.E206])" office:value-type="float" office:value="92.32375" calcext:value-type="float">
            <text:p>92.32375</text:p>
          </table:table-cell>
          <table:table-cell table:style-name="ce24" table:formula="of:=AVERAGE([.F197:.F206])" office:value-type="float" office:value="93.12375" calcext:value-type="float">
            <text:p>93.12375</text:p>
          </table:table-cell>
          <table:table-cell table:style-name="ce17"/>
          <table:table-cell office:value-type="float" office:value="560" calcext:value-type="float">
            <text:p>560</text:p>
          </table:table-cell>
          <table:table-cell office:value-type="float" office:value="207" calcext:value-type="float">
            <text:p>207</text:p>
          </table:table-cell>
          <table:table-cell table:style-name="ce15" office:value-type="string" calcext:value-type="string">
            <text:p>Sample mean</text:p>
          </table:table-cell>
          <table:table-cell table:style-name="ce17" table:formula="of:=AVERAGE([.O197:.O206])" office:value-type="float" office:value="448.625" calcext:value-type="float">
            <text:p>448.625</text:p>
          </table:table-cell>
          <table:table-cell table:style-name="ce24" table:formula="of:=AVERAGE([.P197:.P206])" office:value-type="float" office:value="343.25" calcext:value-type="float">
            <text:p>343.25</text:p>
          </table:table-cell>
          <table:table-cell table:number-columns-repeated="2"/>
        </table:table-row>
        <table:table-row table:style-name="ro3">
          <table:table-cell office:value-type="float" office:value="100.67" calcext:value-type="float">
            <text:p>100.67</text:p>
          </table:table-cell>
          <table:table-cell office:value-type="float" office:value="104.77" calcext:value-type="float">
            <text:p>104.77</text:p>
          </table:table-cell>
          <table:table-cell office:value-type="float" office:value="106.48" calcext:value-type="float">
            <text:p>106.48</text:p>
          </table:table-cell>
          <table:table-cell office:value-type="float" office:value="105.75" calcext:value-type="float">
            <text:p>105.75</text:p>
          </table:table-cell>
          <table:table-cell office:value-type="float" office:value="89.87" calcext:value-type="float">
            <text:p>89.87</text:p>
          </table:table-cell>
          <table:table-cell office:value-type="float" office:value="91.09" calcext:value-type="float">
            <text:p>91.09</text:p>
          </table:table-cell>
          <table:table-cell table:style-name="ce15" office:value-type="string" calcext:value-type="string">
            <text:p>Sample variance</text:p>
          </table:table-cell>
          <table:table-cell table:formula="of:=VAR([.A198:.A206])" office:value-type="float" office:value="1.21059047619047" calcext:value-type="float">
            <text:p>1.2105904762</text:p>
          </table:table-cell>
          <table:table-cell table:formula="of:=VAR([.B198:.B206])" office:value-type="float" office:value="3.31411428571428" calcext:value-type="float">
            <text:p>3.3141142857</text:p>
          </table:table-cell>
          <table:table-cell table:formula="of:=VAR([.C198:.C206])" office:value-type="float" office:value="8.83468095238096" calcext:value-type="float">
            <text:p>8.8346809524</text:p>
          </table:table-cell>
          <table:table-cell table:formula="of:=VAR([.D198:.D206])" office:value-type="float" office:value="5.79808095238095" calcext:value-type="float">
            <text:p>5.7980809524</text:p>
          </table:table-cell>
          <table:table-cell table:formula="of:=VAR([.E198:.E206])" office:value-type="float" office:value="11.1393571428572" calcext:value-type="float">
            <text:p>11.1393571429</text:p>
          </table:table-cell>
          <table:table-cell table:style-name="ce23" table:formula="of:=VAR([.F198:.F206])" office:value-type="float" office:value="13.5560238095238" calcext:value-type="float">
            <text:p>13.5560238095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599" calcext:value-type="float">
            <text:p>599</text:p>
          </table:table-cell>
          <table:table-cell table:style-name="ce15" office:value-type="string" calcext:value-type="string">
            <text:p>Sample variance</text:p>
          </table:table-cell>
          <table:table-cell table:formula="of:=VAR([.O198:.O206])" office:value-type="float" office:value="6487.47619047619" calcext:value-type="float">
            <text:p>6487.4761904762</text:p>
          </table:table-cell>
          <table:table-cell table:style-name="ce23" table:formula="of:=VAR([.P198:.P206])" office:value-type="float" office:value="24177.8095238095" calcext:value-type="float">
            <text:p>24177.8095238095</text:p>
          </table:table-cell>
          <table:table-cell table:number-columns-repeated="2"/>
        </table:table-row>
        <table:table-row table:style-name="ro3">
          <table:table-cell office:value-type="float" office:value="97.87" calcext:value-type="float">
            <text:p>97.87</text:p>
          </table:table-cell>
          <table:table-cell office:value-type="float" office:value="100.37" calcext:value-type="float">
            <text:p>100.37</text:p>
          </table:table-cell>
          <table:table-cell office:value-type="float" office:value="97.61" calcext:value-type="float">
            <text:p>97.61</text:p>
          </table:table-cell>
          <table:table-cell office:value-type="float" office:value="99.73" calcext:value-type="float">
            <text:p>99.73</text:p>
          </table:table-cell>
          <table:table-cell office:value-type="float" office:value="89.88" calcext:value-type="float">
            <text:p>89.88</text:p>
          </table:table-cell>
          <table:table-cell office:value-type="float" office:value="90.52" calcext:value-type="float">
            <text:p>90.52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H199]/[.H197])" office:value-type="float" office:value="0.38900361119636" calcext:value-type="float">
            <text:p>0.3890036112</text:p>
          </table:table-cell>
          <table:table-cell table:formula="of:=SQRT([.I199]/[.I197])" office:value-type="float" office:value="0.64363365800297" calcext:value-type="float">
            <text:p>0.643633658</text:p>
          </table:table-cell>
          <table:table-cell table:formula="of:=SQRT([.J199]/[.J197])" office:value-type="float" office:value="1.05087350287636" calcext:value-type="float">
            <text:p>1.0508735029</text:p>
          </table:table-cell>
          <table:table-cell table:formula="of:=SQRT([.K199]/[.K197])" office:value-type="float" office:value="0.851328443697037" calcext:value-type="float">
            <text:p>0.8513284437</text:p>
          </table:table-cell>
          <table:table-cell table:formula="of:=SQRT([.L199]/[.L197])" office:value-type="float" office:value="1.1800083232152" calcext:value-type="float">
            <text:p>1.1800083232</text:p>
          </table:table-cell>
          <table:table-cell table:style-name="ce23" table:formula="of:=SQRT([.M199]/[.M197])" office:value-type="float" office:value="1.30173076179004" calcext:value-type="float">
            <text:p>1.3017307618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235" calcext:value-type="float">
            <text:p>235</text:p>
          </table:table-cell>
          <table:table-cell table:style-name="ce15" office:value-type="string" calcext:value-type="string">
            <text:p>Estimate of std. Error</text:p>
          </table:table-cell>
          <table:table-cell table:formula="of:=SQRT([.R199]/[.R197])" office:value-type="float" office:value="28.4769121185834" calcext:value-type="float">
            <text:p>28.4769121186</text:p>
          </table:table-cell>
          <table:table-cell table:style-name="ce23" table:formula="of:=SQRT([.S199]/[.S197])" office:value-type="float" office:value="54.9747777665012" calcext:value-type="float">
            <text:p>54.9747777665</text:p>
          </table:table-cell>
          <table:table-cell table:number-columns-repeated="2"/>
        </table:table-row>
        <table:table-row table:style-name="ro3">
          <table:table-cell office:value-type="float" office:value="97.93" calcext:value-type="float">
            <text:p>97.93</text:p>
          </table:table-cell>
          <table:table-cell office:value-type="float" office:value="100.03" calcext:value-type="float">
            <text:p>100.03</text:p>
          </table:table-cell>
          <table:table-cell office:value-type="float" office:value="98.22" calcext:value-type="float">
            <text:p>98.22</text:p>
          </table:table-cell>
          <table:table-cell office:value-type="float" office:value="102.43" calcext:value-type="float">
            <text:p>102.43</text:p>
          </table:table-cell>
          <table:table-cell office:value-type="float" office:value="93.34" calcext:value-type="float">
            <text:p>93.34</text:p>
          </table:table-cell>
          <table:table-cell office:value-type="float" office:value="94.71" calcext:value-type="float">
            <text:p>94.71</text:p>
          </table:table-cell>
          <table:table-cell table:style-name="ce15" office:value-type="string" calcext:value-type="string">
            <text:p>Degrees of freedom</text:p>
          </table:table-cell>
          <table:table-cell table:formula="of:=[.H197]-1" office:value-type="float" office:value="7" calcext:value-type="float">
            <text:p>7</text:p>
          </table:table-cell>
          <table:table-cell table:formula="of:=[.I197]-1" office:value-type="float" office:value="7" calcext:value-type="float">
            <text:p>7</text:p>
          </table:table-cell>
          <table:table-cell table:formula="of:=[.J197]-1" office:value-type="float" office:value="7" calcext:value-type="float">
            <text:p>7</text:p>
          </table:table-cell>
          <table:table-cell table:formula="of:=[.K197]-1" office:value-type="float" office:value="7" calcext:value-type="float">
            <text:p>7</text:p>
          </table:table-cell>
          <table:table-cell table:formula="of:=[.L197]-1" office:value-type="float" office:value="7" calcext:value-type="float">
            <text:p>7</text:p>
          </table:table-cell>
          <table:table-cell table:style-name="ce23" table:formula="of:=[.M197]-1" office:value-type="float" office:value="7" calcext:value-type="float">
            <text:p>7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447" calcext:value-type="float">
            <text:p>447</text:p>
          </table:table-cell>
          <table:table-cell table:style-name="ce15" office:value-type="string" calcext:value-type="string">
            <text:p>Degrees of freedom</text:p>
          </table:table-cell>
          <table:table-cell table:formula="of:=[.R197]-1" office:value-type="float" office:value="7" calcext:value-type="float">
            <text:p>7</text:p>
          </table:table-cell>
          <table:table-cell table:style-name="ce23" table:formula="of:=[.S197]-1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99.31" calcext:value-type="float">
            <text:p>99.31</text:p>
          </table:table-cell>
          <table:table-cell office:value-type="float" office:value="101.72" calcext:value-type="float">
            <text:p>101.72</text:p>
          </table:table-cell>
          <table:table-cell office:value-type="float" office:value="99.59" calcext:value-type="float">
            <text:p>99.59</text:p>
          </table:table-cell>
          <table:table-cell office:value-type="float" office:value="102.24" calcext:value-type="float">
            <text:p>102.24</text:p>
          </table:table-cell>
          <table:table-cell office:value-type="float" office:value="95.87" calcext:value-type="float">
            <text:p>95.87</text:p>
          </table:table-cell>
          <table:table-cell office:value-type="float" office:value="98.6" calcext:value-type="float">
            <text:p>98.6</text:p>
          </table:table-cell>
          <table:table-cell table:style-name="ce15" office:value-type="string" calcext:value-type="string">
            <text:p>t value</text:p>
          </table:table-cell>
          <table:table-cell table:formula="of:=TINV(0.05;[.H201])" office:value-type="float" office:value="2.36462425159279" calcext:value-type="float">
            <text:p>2.3646242516</text:p>
          </table:table-cell>
          <table:table-cell table:formula="of:=TINV(0.05;[.I201])" office:value-type="float" office:value="2.36462425159279" calcext:value-type="float">
            <text:p>2.3646242516</text:p>
          </table:table-cell>
          <table:table-cell table:formula="of:=TINV(0.05;[.J201])" office:value-type="float" office:value="2.36462425159279" calcext:value-type="float">
            <text:p>2.3646242516</text:p>
          </table:table-cell>
          <table:table-cell table:formula="of:=TINV(0.05;[.K201])" office:value-type="float" office:value="2.36462425159279" calcext:value-type="float">
            <text:p>2.3646242516</text:p>
          </table:table-cell>
          <table:table-cell table:formula="of:=TINV(0.05;[.L201])" office:value-type="float" office:value="2.36462425159279" calcext:value-type="float">
            <text:p>2.3646242516</text:p>
          </table:table-cell>
          <table:table-cell table:style-name="ce23" table:formula="of:=TINV(0.05;[.M201])" office:value-type="float" office:value="2.36462425159279" calcext:value-type="float">
            <text:p>2.3646242516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206" calcext:value-type="float">
            <text:p>206</text:p>
          </table:table-cell>
          <table:table-cell table:style-name="ce15" office:value-type="string" calcext:value-type="string">
            <text:p>t value</text:p>
          </table:table-cell>
          <table:table-cell table:formula="of:=TINV(0.05;[.R201])" office:value-type="float" office:value="2.36462425159279" calcext:value-type="float">
            <text:p>2.3646242516</text:p>
          </table:table-cell>
          <table:table-cell table:style-name="ce23" table:formula="of:=TINV(0.05;[.S201])" office:value-type="float" office:value="2.36462425159279" calcext:value-type="float">
            <text:p>2.3646242516</text:p>
          </table:table-cell>
          <table:table-cell table:number-columns-repeated="2"/>
        </table:table-row>
        <table:table-row table:style-name="ro3">
          <table:table-cell office:value-type="float" office:value="99.88" calcext:value-type="float">
            <text:p>99.88</text:p>
          </table:table-cell>
          <table:table-cell office:value-type="float" office:value="99.89" calcext:value-type="float">
            <text:p>99.89</text:p>
          </table:table-cell>
          <table:table-cell office:value-type="float" office:value="99.66" calcext:value-type="float">
            <text:p>99.66</text:p>
          </table:table-cell>
          <table:table-cell office:value-type="float" office:value="102.47" calcext:value-type="float">
            <text:p>102.47</text:p>
          </table:table-cell>
          <table:table-cell office:value-type="float" office:value="96.66" calcext:value-type="float">
            <text:p>96.66</text:p>
          </table:table-cell>
          <table:table-cell office:value-type="float" office:value="98.29" calcext:value-type="float">
            <text:p>98.29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H202]*[.H200])" office:value-type="float" office:value="0.919847372992084" calcext:value-type="float">
            <text:p>0.919847373</text:p>
          </table:table-cell>
          <table:table-cell table:style-name="ce17" table:formula="of:=([.I202]*[.I200])" office:value-type="float" office:value="1.5219517568552" calcext:value-type="float">
            <text:p>1.5219517569</text:p>
          </table:table-cell>
          <table:table-cell table:style-name="ce17" table:formula="of:=([.J202]*[.J200])" office:value-type="float" office:value="2.48492097025769" calcext:value-type="float">
            <text:p>2.4849209703</text:p>
          </table:table-cell>
          <table:table-cell table:style-name="ce17" table:formula="of:=([.K202]*[.K200])" office:value-type="float" office:value="2.01307188403676" calcext:value-type="float">
            <text:p>2.013071884</text:p>
          </table:table-cell>
          <table:table-cell table:style-name="ce17" table:formula="of:=([.L202]*[.L200])" office:value-type="float" office:value="2.790276298156" calcext:value-type="float">
            <text:p>2.7902762982</text:p>
          </table:table-cell>
          <table:table-cell table:style-name="ce24" table:formula="of:=([.M202]*[.M200])" office:value-type="float" office:value="3.07810412837308" calcext:value-type="float">
            <text:p>3.0781041284</text:p>
          </table:table-cell>
          <table:table-cell table:style-name="ce17"/>
          <table:table-cell office:value-type="float" office:value="371" calcext:value-type="float">
            <text:p>371</text:p>
          </table:table-cell>
          <table:table-cell office:value-type="float" office:value="216" calcext:value-type="float">
            <text:p>216</text:p>
          </table:table-cell>
          <table:table-cell table:style-name="ce15" office:value-type="string" calcext:value-type="string">
            <text:p>Margin of error</text:p>
          </table:table-cell>
          <table:table-cell table:style-name="ce17" table:formula="of:=([.R202]*[.R200])" office:value-type="float" office:value="67.3371970060789" calcext:value-type="float">
            <text:p>67.3371970061</text:p>
          </table:table-cell>
          <table:table-cell table:style-name="ce24" table:formula="of:=([.S202]*[.S200])" office:value-type="float" office:value="129.994692732593" calcext:value-type="float">
            <text:p>129.9946927326</text:p>
          </table:table-cell>
          <table:table-cell/>
          <table:table-cell table:formula="of:=CONCATENATE([.I198];&quot;;&quot;;[.I203];&quot;;&quot;;[.M198];&quot;;&quot;;[.M203];&quot;;&quot;;[.R198];&quot;;&quot;;[.R203];&quot;;&quot;;[.S198];&quot;;&quot;;[.S203])" office:value-type="string" office:string-value="101.3;1.5219517568552;93.12375;3.07810412837308;448.625;67.3371970060789;343.25;129.994692732593" calcext:value-type="string">
            <text:p>101.3;1.5219517568552;93.12375;3.07810412837308;448.625;67.3371970060789;343.25;129.994692732593</text:p>
          </table:table-cell>
        </table:table-row>
        <table:table-row table:style-name="ro3">
          <table:table-cell office:value-type="float" office:value="99.92" calcext:value-type="float">
            <text:p>99.92</text:p>
          </table:table-cell>
          <table:table-cell office:value-type="float" office:value="99.76" calcext:value-type="float">
            <text:p>99.76</text:p>
          </table:table-cell>
          <table:table-cell office:value-type="float" office:value="99.8" calcext:value-type="float">
            <text:p>99.8</text:p>
          </table:table-cell>
          <table:table-cell office:value-type="float" office:value="101.8" calcext:value-type="float">
            <text:p>101.8</text:p>
          </table:table-cell>
          <table:table-cell office:value-type="float" office:value="96.68" calcext:value-type="float">
            <text:p>96.68</text:p>
          </table:table-cell>
          <table:table-cell office:value-type="float" office:value="96.17" calcext:value-type="float">
            <text:p>96.17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H203]/[.H198]" office:value-type="percentage" office:value="0.00924492950066167" calcext:value-type="percentage">
            <text:p>0.92%</text:p>
          </table:table-cell>
          <table:table-cell table:style-name="ce18" table:formula="of:=[.I203]/[.I198]" office:value-type="percentage" office:value="0.0150242029304561" calcext:value-type="percentage">
            <text:p>1.50%</text:p>
          </table:table-cell>
          <table:table-cell table:style-name="ce18" table:formula="of:=[.J203]/[.J198]" office:value-type="percentage" office:value="0.0247317339662373" calcext:value-type="percentage">
            <text:p>2.47%</text:p>
          </table:table-cell>
          <table:table-cell table:style-name="ce18" table:formula="of:=[.K203]/[.K198]" office:value-type="percentage" office:value="0.0195188043247856" calcext:value-type="percentage">
            <text:p>1.95%</text:p>
          </table:table-cell>
          <table:table-cell table:style-name="ce18" table:formula="of:=[.L203]/[.L198]" office:value-type="percentage" office:value="0.0302227357332864" calcext:value-type="percentage">
            <text:p>3.02%</text:p>
          </table:table-cell>
          <table:table-cell table:style-name="ce25" table:formula="of:=[.M203]/[.M198]" office:value-type="percentage" office:value="0.0330539108269704" calcext:value-type="percentage">
            <text:p>3.31%</text:p>
          </table:table-cell>
          <table:table-cell table:style-name="ce26"/>
          <table:table-cell office:value-type="float" office:value="365" calcext:value-type="float">
            <text:p>365</text:p>
          </table:table-cell>
          <table:table-cell office:value-type="float" office:value="226" calcext:value-type="float">
            <text:p>226</text:p>
          </table:table-cell>
          <table:table-cell table:style-name="ce16" office:value-type="string" calcext:value-type="string">
            <text:p>Margin of error %</text:p>
          </table:table-cell>
          <table:table-cell table:style-name="ce18" table:formula="of:=[.R203]/[.R198]" office:value-type="percentage" office:value="0.150096844817117" calcext:value-type="percentage">
            <text:p>15.01%</text:p>
          </table:table-cell>
          <table:table-cell table:style-name="ce25" table:formula="of:=[.S203]/[.S198]" office:value-type="percentage" office:value="0.378717240298886" calcext:value-type="percentage">
            <text:p>37.87%</text:p>
          </table:table-cell>
          <table:table-cell table:number-columns-repeated="2"/>
        </table:table-row>
        <table:table-row table:style-name="ro3" table:number-rows-repeated="2">
          <table:table-cell table:number-columns-repeated="21"/>
        </table:table-row>
        <table:table-row table:style-name="ro3">
          <table:table-cell table:number-columns-repeated="6"/>
          <table:table-cell office:value-type="string" calcext:value-type="string">
            <text:p>bench/startup.compiler.compiler.baseline</text:p>
          </table:table-cell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bench/startup.compiler.compiler.baseline</text:p>
          </table:table-cell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bench/startup.compiler.compiler.baseline</text:p>
          </table:table-cell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bench/startup.compiler.compiler.baseline</text:p>
          </table:table-cell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bench/startup.compiler.compiler.baseline</text:p>
          </table:table-cell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bench/startup.compiler.compiler.baseline</text:p>
          </table:table-cell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bench/startup.compiler.compiler.baseline</text:p>
          </table:table-cell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bench/startup.compiler.compiler.baseline</text:p>
          </table:table-cell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bench/startup.compiler.compiler.create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iler.compiler.create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iler.compiler.create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iler.compiler.create</text:p>
          </table:table-cell>
          <table:table-cell table:number-columns-repeated="3"/>
          <table:table-cell office:value-type="float" office:value="182" calcext:value-type="float">
            <text:p>182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iler.compiler.create</text:p>
          </table:table-cell>
          <table:table-cell table:number-columns-repeated="3"/>
          <table:table-cell office:value-type="float" office:value="197" calcext:value-type="float">
            <text:p>197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iler.compiler.create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iler.compiler.create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iler.compiler.create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iler.compiler.use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iler.compiler.use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iler.compiler.use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iler.compiler.use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iler.compiler.use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iler.compiler.use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iler.compiler.use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iler.compiler.use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iler.sunflow.baseline</text:p>
          </table:table-cell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bench/startup.compiler.sunflow.baseline</text:p>
          </table:table-cell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bench/startup.compiler.sunflow.baseline</text:p>
          </table:table-cell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bench/startup.compiler.sunflow.baseline</text:p>
          </table:table-cell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bench/startup.compiler.sunflow.baseline</text:p>
          </table:table-cell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bench/startup.compiler.sunflow.baseline</text:p>
          </table:table-cell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bench/startup.compiler.sunflow.baseline</text:p>
          </table:table-cell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bench/startup.compiler.sunflow.baseline</text:p>
          </table:table-cell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bench/startup.compiler.sunflow.create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iler.sunflow.create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iler.sunflow.create</text:p>
          </table:table-cell>
          <table:table-cell table:number-columns-repeated="3"/>
          <table:table-cell office:value-type="float" office:value="178" calcext:value-type="float">
            <text:p>17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iler.sunflow.create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iler.sunflow.create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iler.sunflow.create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iler.sunflow.create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iler.sunflow.create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iler.sunflow.use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iler.sunflow.use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iler.sunflow.use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iler.sunflow.use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iler.sunflow.use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iler.sunflow.use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iler.sunflow.use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iler.sunflow.use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ress.baseline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compress.baseline</text:p>
          </table:table-cell>
          <table:table-cell table:number-columns-repeated="2"/>
          <table:table-cell office:value-type="float" office:value="15.64" calcext:value-type="float">
            <text:p>15.64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compress.baseline</text:p>
          </table:table-cell>
          <table:table-cell table:number-columns-repeated="2"/>
          <table:table-cell office:value-type="float" office:value="15.69" calcext:value-type="float">
            <text:p>15.69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compress.baseline</text:p>
          </table:table-cell>
          <table:table-cell table:number-columns-repeated="2"/>
          <table:table-cell office:value-type="float" office:value="15.74" calcext:value-type="float">
            <text:p>15.74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compress.baseline</text:p>
          </table:table-cell>
          <table:table-cell table:number-columns-repeated="2"/>
          <table:table-cell office:value-type="float" office:value="15.74" calcext:value-type="float">
            <text:p>15.74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compress.baseline</text:p>
          </table:table-cell>
          <table:table-cell table:number-columns-repeated="2"/>
          <table:table-cell office:value-type="float" office:value="15.75" calcext:value-type="float">
            <text:p>15.75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compress.baseline</text:p>
          </table:table-cell>
          <table:table-cell table:number-columns-repeated="2"/>
          <table:table-cell office:value-type="float" office:value="15.89" calcext:value-type="float">
            <text:p>15.89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compress.baseline</text:p>
          </table:table-cell>
          <table:table-cell table:number-columns-repeated="2"/>
          <table:table-cell office:value-type="float" office:value="16.63" calcext:value-type="float">
            <text:p>16.63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compress.create</text:p>
          </table:table-cell>
          <table:table-cell table:number-columns-repeated="2"/>
          <table:table-cell office:value-type="float" office:value="15.46" calcext:value-type="float">
            <text:p>15.46</text:p>
          </table:table-cell>
          <table:table-cell office:value-type="float" office:value="197" calcext:value-type="float">
            <text:p>197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ress.create</text:p>
          </table:table-cell>
          <table:table-cell table:number-columns-repeated="2"/>
          <table:table-cell office:value-type="float" office:value="15.58" calcext:value-type="float">
            <text:p>15.58</text:p>
          </table:table-cell>
          <table:table-cell office:value-type="float" office:value="172" calcext:value-type="float">
            <text:p>172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ress.create</text:p>
          </table:table-cell>
          <table:table-cell table:number-columns-repeated="2"/>
          <table:table-cell office:value-type="float" office:value="15.62" calcext:value-type="float">
            <text:p>15.62</text:p>
          </table:table-cell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ress.create</text:p>
          </table:table-cell>
          <table:table-cell table:number-columns-repeated="2"/>
          <table:table-cell office:value-type="float" office:value="15.63" calcext:value-type="float">
            <text:p>15.63</text:p>
          </table:table-cell>
          <table:table-cell office:value-type="float" office:value="182" calcext:value-type="float">
            <text:p>182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ress.create</text:p>
          </table:table-cell>
          <table:table-cell table:number-columns-repeated="2"/>
          <table:table-cell office:value-type="float" office:value="15.65" calcext:value-type="float">
            <text:p>15.65</text:p>
          </table:table-cell>
          <table:table-cell office:value-type="float" office:value="128" calcext:value-type="float">
            <text:p>12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ress.create</text:p>
          </table:table-cell>
          <table:table-cell table:number-columns-repeated="2"/>
          <table:table-cell office:value-type="float" office:value="15.73" calcext:value-type="float">
            <text:p>15.73</text:p>
          </table:table-cell>
          <table:table-cell office:value-type="float" office:value="201" calcext:value-type="float">
            <text:p>201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ress.create</text:p>
          </table:table-cell>
          <table:table-cell table:number-columns-repeated="2"/>
          <table:table-cell office:value-type="float" office:value="15.85" calcext:value-type="float">
            <text:p>15.85</text:p>
          </table:table-cell>
          <table:table-cell office:value-type="float" office:value="231" calcext:value-type="float">
            <text:p>231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ress.create</text:p>
          </table:table-cell>
          <table:table-cell table:number-columns-repeated="2"/>
          <table:table-cell office:value-type="float" office:value="16.34" calcext:value-type="float">
            <text:p>16.34</text:p>
          </table:table-cell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ress.use</text:p>
          </table:table-cell>
          <table:table-cell table:number-columns-repeated="2"/>
          <table:table-cell office:value-type="float" office:value="15.41" calcext:value-type="float">
            <text:p>15.41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ress.use</text:p>
          </table:table-cell>
          <table:table-cell table:number-columns-repeated="2"/>
          <table:table-cell office:value-type="float" office:value="15.43" calcext:value-type="float">
            <text:p>15.43</text:p>
          </table:table-cell>
          <table:table-cell office:value-type="float" office:value="110" calcext:value-type="float">
            <text:p>11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ress.use</text:p>
          </table:table-cell>
          <table:table-cell table:number-columns-repeated="2"/>
          <table:table-cell office:value-type="float" office:value="15.67" calcext:value-type="float">
            <text:p>15.67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ress.use</text:p>
          </table:table-cell>
          <table:table-cell table:number-columns-repeated="2"/>
          <table:table-cell office:value-type="float" office:value="15.82" calcext:value-type="float">
            <text:p>15.82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ress.use</text:p>
          </table:table-cell>
          <table:table-cell table:number-columns-repeated="2"/>
          <table:table-cell office:value-type="float" office:value="15.85" calcext:value-type="float">
            <text:p>15.85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ress.use</text:p>
          </table:table-cell>
          <table:table-cell table:number-columns-repeated="2"/>
          <table:table-cell office:value-type="float" office:value="15.98" calcext:value-type="float">
            <text:p>15.98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ress.us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ompress.use</text:p>
          </table:table-cell>
          <table:table-cell table:number-columns-repeated="2"/>
          <table:table-cell office:value-type="float" office:value="16.37" calcext:value-type="float">
            <text:p>16.37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aes.baseline</text:p>
          </table:table-cell>
          <table:table-cell table:number-columns-repeated="2"/>
          <table:table-cell office:value-type="float" office:value="8.21" calcext:value-type="float">
            <text:p>8.21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crypto.aes.baseline</text:p>
          </table:table-cell>
          <table:table-cell table:number-columns-repeated="2"/>
          <table:table-cell office:value-type="float" office:value="8.22" calcext:value-type="float">
            <text:p>8.22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crypto.aes.baseline</text:p>
          </table:table-cell>
          <table:table-cell table:number-columns-repeated="2"/>
          <table:table-cell office:value-type="float" office:value="8.22" calcext:value-type="float">
            <text:p>8.22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crypto.aes.baseline</text:p>
          </table:table-cell>
          <table:table-cell table:number-columns-repeated="2"/>
          <table:table-cell office:value-type="float" office:value="8.23" calcext:value-type="float">
            <text:p>8.23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crypto.aes.baseline</text:p>
          </table:table-cell>
          <table:table-cell table:number-columns-repeated="2"/>
          <table:table-cell office:value-type="float" office:value="8.24" calcext:value-type="float">
            <text:p>8.24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crypto.aes.baseline</text:p>
          </table:table-cell>
          <table:table-cell table:number-columns-repeated="2"/>
          <table:table-cell office:value-type="float" office:value="8.25" calcext:value-type="float">
            <text:p>8.25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crypto.aes.baseline</text:p>
          </table:table-cell>
          <table:table-cell table:number-columns-repeated="2"/>
          <table:table-cell office:value-type="float" office:value="8.27" calcext:value-type="float">
            <text:p>8.27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crypto.aes.baseline</text:p>
          </table:table-cell>
          <table:table-cell table:number-columns-repeated="2"/>
          <table:table-cell office:value-type="float" office:value="8.47" calcext:value-type="float">
            <text:p>8.47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crypto.aes.create</text:p>
          </table:table-cell>
          <table:table-cell table:number-columns-repeated="2"/>
          <table:table-cell office:value-type="float" office:value="6.99" calcext:value-type="float">
            <text:p>6.99</text:p>
          </table:table-cell>
          <table:table-cell office:value-type="float" office:value="198" calcext:value-type="float">
            <text:p>19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aes.create</text:p>
          </table:table-cell>
          <table:table-cell table:number-columns-repeated="2"/>
          <table:table-cell office:value-type="float" office:value="7.04" calcext:value-type="float">
            <text:p>7.04</text:p>
          </table:table-cell>
          <table:table-cell office:value-type="float" office:value="145" calcext:value-type="float">
            <text:p>145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aes.create</text:p>
          </table:table-cell>
          <table:table-cell table:number-columns-repeated="2"/>
          <table:table-cell office:value-type="float" office:value="8.25" calcext:value-type="float">
            <text:p>8.25</text:p>
          </table:table-cell>
          <table:table-cell office:value-type="float" office:value="244" calcext:value-type="float">
            <text:p>244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aes.create</text:p>
          </table:table-cell>
          <table:table-cell table:number-columns-repeated="2"/>
          <table:table-cell office:value-type="float" office:value="8.29" calcext:value-type="float">
            <text:p>8.29</text:p>
          </table:table-cell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aes.create</text:p>
          </table:table-cell>
          <table:table-cell table:number-columns-repeated="2"/>
          <table:table-cell office:value-type="float" office:value="8.29" calcext:value-type="float">
            <text:p>8.29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aes.create</text:p>
          </table:table-cell>
          <table:table-cell table:number-columns-repeated="2"/>
          <table:table-cell office:value-type="float" office:value="8.3" calcext:value-type="float">
            <text:p>8.3</text:p>
          </table:table-cell>
          <table:table-cell office:value-type="float" office:value="204" calcext:value-type="float">
            <text:p>204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aes.create</text:p>
          </table:table-cell>
          <table:table-cell table:number-columns-repeated="2"/>
          <table:table-cell office:value-type="float" office:value="8.34" calcext:value-type="float">
            <text:p>8.34</text:p>
          </table:table-cell>
          <table:table-cell office:value-type="float" office:value="191" calcext:value-type="float">
            <text:p>191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aes.create</text:p>
          </table:table-cell>
          <table:table-cell table:number-columns-repeated="2"/>
          <table:table-cell office:value-type="float" office:value="8.76" calcext:value-type="float">
            <text:p>8.76</text:p>
          </table:table-cell>
          <table:table-cell office:value-type="float" office:value="213" calcext:value-type="float">
            <text:p>213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aes.use</text:p>
          </table:table-cell>
          <table:table-cell table:number-columns-repeated="2"/>
          <table:table-cell office:value-type="float" office:value="7.05" calcext:value-type="float">
            <text:p>7.05</text:p>
          </table:table-cell>
          <table:table-cell office:value-type="float" office:value="103" calcext:value-type="float">
            <text:p>103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aes.use</text:p>
          </table:table-cell>
          <table:table-cell table:number-columns-repeated="2"/>
          <table:table-cell office:value-type="float" office:value="7.08" calcext:value-type="float">
            <text:p>7.08</text:p>
          </table:table-cell>
          <table:table-cell office:value-type="float" office:value="117" calcext:value-type="float">
            <text:p>117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aes.use</text:p>
          </table:table-cell>
          <table:table-cell table:number-columns-repeated="2"/>
          <table:table-cell office:value-type="float" office:value="7.08" calcext:value-type="float">
            <text:p>7.08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aes.use</text:p>
          </table:table-cell>
          <table:table-cell table:number-columns-repeated="2"/>
          <table:table-cell office:value-type="float" office:value="8.37" calcext:value-type="float">
            <text:p>8.37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aes.use</text:p>
          </table:table-cell>
          <table:table-cell table:number-columns-repeated="2"/>
          <table:table-cell office:value-type="float" office:value="8.4" calcext:value-type="float">
            <text:p>8.4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aes.use</text:p>
          </table:table-cell>
          <table:table-cell table:number-columns-repeated="2"/>
          <table:table-cell office:value-type="float" office:value="8.4" calcext:value-type="float">
            <text:p>8.4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aes.use</text:p>
          </table:table-cell>
          <table:table-cell table:number-columns-repeated="2"/>
          <table:table-cell office:value-type="float" office:value="8.42" calcext:value-type="float">
            <text:p>8.42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aes.use</text:p>
          </table:table-cell>
          <table:table-cell table:number-columns-repeated="2"/>
          <table:table-cell office:value-type="float" office:value="8.73" calcext:value-type="float">
            <text:p>8.73</text:p>
          </table:table-cell>
          <table:table-cell office:value-type="float" office:value="113" calcext:value-type="float">
            <text:p>113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rsa.baseline</text:p>
          </table:table-cell>
          <table:table-cell table:number-columns-repeated="2"/>
          <table:table-cell office:value-type="float" office:value="19.7" calcext:value-type="float">
            <text:p>19.7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crypto.rsa.baseline</text:p>
          </table:table-cell>
          <table:table-cell table:number-columns-repeated="2"/>
          <table:table-cell office:value-type="float" office:value="19.74" calcext:value-type="float">
            <text:p>19.74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crypto.rsa.baseline</text:p>
          </table:table-cell>
          <table:table-cell table:number-columns-repeated="2"/>
          <table:table-cell office:value-type="float" office:value="19.99" calcext:value-type="float">
            <text:p>19.99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crypto.rsa.baseline</text:p>
          </table:table-cell>
          <table:table-cell table:number-columns-repeated="2"/>
          <table:table-cell office:value-type="float" office:value="20.33" calcext:value-type="float">
            <text:p>20.33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crypto.rsa.baseline</text:p>
          </table:table-cell>
          <table:table-cell table:number-columns-repeated="2"/>
          <table:table-cell office:value-type="float" office:value="20.34" calcext:value-type="float">
            <text:p>20.34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crypto.rsa.baseline</text:p>
          </table:table-cell>
          <table:table-cell table:number-columns-repeated="2"/>
          <table:table-cell office:value-type="float" office:value="20.53" calcext:value-type="float">
            <text:p>20.53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crypto.rsa.baseline</text:p>
          </table:table-cell>
          <table:table-cell table:number-columns-repeated="2"/>
          <table:table-cell office:value-type="float" office:value="20.68" calcext:value-type="float">
            <text:p>20.68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crypto.rsa.baseline</text:p>
          </table:table-cell>
          <table:table-cell table:number-columns-repeated="2"/>
          <table:table-cell office:value-type="float" office:value="21.97" calcext:value-type="float">
            <text:p>21.97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crypto.rsa.create</text:p>
          </table:table-cell>
          <table:table-cell table:number-columns-repeated="2"/>
          <table:table-cell office:value-type="float" office:value="19.43" calcext:value-type="float">
            <text:p>19.43</text:p>
          </table:table-cell>
          <table:table-cell office:value-type="float" office:value="198" calcext:value-type="float">
            <text:p>19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rsa.create</text:p>
          </table:table-cell>
          <table:table-cell table:number-columns-repeated="2"/>
          <table:table-cell office:value-type="float" office:value="19.55" calcext:value-type="float">
            <text:p>19.55</text:p>
          </table:table-cell>
          <table:table-cell office:value-type="float" office:value="211" calcext:value-type="float">
            <text:p>211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rsa.create</text:p>
          </table:table-cell>
          <table:table-cell table:number-columns-repeated="2"/>
          <table:table-cell office:value-type="float" office:value="19.63" calcext:value-type="float">
            <text:p>19.63</text:p>
          </table:table-cell>
          <table:table-cell office:value-type="float" office:value="209" calcext:value-type="float">
            <text:p>209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rsa.create</text:p>
          </table:table-cell>
          <table:table-cell table:number-columns-repeated="2"/>
          <table:table-cell office:value-type="float" office:value="19.71" calcext:value-type="float">
            <text:p>19.71</text:p>
          </table:table-cell>
          <table:table-cell office:value-type="float" office:value="235" calcext:value-type="float">
            <text:p>235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rsa.create</text:p>
          </table:table-cell>
          <table:table-cell table:number-columns-repeated="2"/>
          <table:table-cell office:value-type="float" office:value="19.83" calcext:value-type="float">
            <text:p>19.83</text:p>
          </table:table-cell>
          <table:table-cell office:value-type="float" office:value="202" calcext:value-type="float">
            <text:p>202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rsa.create</text:p>
          </table:table-cell>
          <table:table-cell table:number-columns-repeated="2"/>
          <table:table-cell office:value-type="float" office:value="19.87" calcext:value-type="float">
            <text:p>19.87</text:p>
          </table:table-cell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rsa.create</text:p>
          </table:table-cell>
          <table:table-cell table:number-columns-repeated="2"/>
          <table:table-cell office:value-type="float" office:value="20.13" calcext:value-type="float">
            <text:p>20.13</text:p>
          </table:table-cell>
          <table:table-cell office:value-type="float" office:value="128" calcext:value-type="float">
            <text:p>12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rsa.create</text:p>
          </table:table-cell>
          <table:table-cell table:number-columns-repeated="2"/>
          <table:table-cell office:value-type="float" office:value="20.46" calcext:value-type="float">
            <text:p>20.46</text:p>
          </table:table-cell>
          <table:table-cell office:value-type="float" office:value="219" calcext:value-type="float">
            <text:p>219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rsa.use</text:p>
          </table:table-cell>
          <table:table-cell table:number-columns-repeated="2"/>
          <table:table-cell office:value-type="float" office:value="20.15" calcext:value-type="float">
            <text:p>20.15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rsa.use</text:p>
          </table:table-cell>
          <table:table-cell table:number-columns-repeated="2"/>
          <table:table-cell office:value-type="float" office:value="20.17" calcext:value-type="float">
            <text:p>20.17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rsa.use</text:p>
          </table:table-cell>
          <table:table-cell table:number-columns-repeated="2"/>
          <table:table-cell office:value-type="float" office:value="20.25" calcext:value-type="float">
            <text:p>20.25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rsa.use</text:p>
          </table:table-cell>
          <table:table-cell table:number-columns-repeated="2"/>
          <table:table-cell office:value-type="float" office:value="20.33" calcext:value-type="float">
            <text:p>20.33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rsa.use</text:p>
          </table:table-cell>
          <table:table-cell table:number-columns-repeated="2"/>
          <table:table-cell office:value-type="float" office:value="20.39" calcext:value-type="float">
            <text:p>20.39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rsa.use</text:p>
          </table:table-cell>
          <table:table-cell table:number-columns-repeated="2"/>
          <table:table-cell office:value-type="float" office:value="20.54" calcext:value-type="float">
            <text:p>20.54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rsa.use</text:p>
          </table:table-cell>
          <table:table-cell table:number-columns-repeated="2"/>
          <table:table-cell office:value-type="float" office:value="20.69" calcext:value-type="float">
            <text:p>20.69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rsa.use</text:p>
          </table:table-cell>
          <table:table-cell table:number-columns-repeated="2"/>
          <table:table-cell office:value-type="float" office:value="22.66" calcext:value-type="float">
            <text:p>22.66</text:p>
          </table:table-cell>
          <table:table-cell office:value-type="float" office:value="108" calcext:value-type="float">
            <text:p>10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signverify.baseline</text:p>
          </table:table-cell>
          <table:table-cell table:number-columns-repeated="2"/>
          <table:table-cell office:value-type="float" office:value="19.06" calcext:value-type="float">
            <text:p>19.06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crypto.signverify.baseline</text:p>
          </table:table-cell>
          <table:table-cell table:number-columns-repeated="2"/>
          <table:table-cell office:value-type="float" office:value="20.01" calcext:value-type="float">
            <text:p>20.01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crypto.signverify.baseline</text:p>
          </table:table-cell>
          <table:table-cell table:number-columns-repeated="2"/>
          <table:table-cell office:value-type="float" office:value="20.02" calcext:value-type="float">
            <text:p>20.02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crypto.signverify.baseline</text:p>
          </table:table-cell>
          <table:table-cell table:number-columns-repeated="2"/>
          <table:table-cell office:value-type="float" office:value="20.3" calcext:value-type="float">
            <text:p>20.3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crypto.signverify.baseline</text:p>
          </table:table-cell>
          <table:table-cell table:number-columns-repeated="2"/>
          <table:table-cell office:value-type="float" office:value="20.35" calcext:value-type="float">
            <text:p>20.35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crypto.signverify.baseline</text:p>
          </table:table-cell>
          <table:table-cell table:number-columns-repeated="2"/>
          <table:table-cell office:value-type="float" office:value="20.4" calcext:value-type="float">
            <text:p>20.4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crypto.signverify.baseline</text:p>
          </table:table-cell>
          <table:table-cell table:number-columns-repeated="2"/>
          <table:table-cell office:value-type="float" office:value="20.42" calcext:value-type="float">
            <text:p>20.42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crypto.signverify.baseline</text:p>
          </table:table-cell>
          <table:table-cell table:number-columns-repeated="2"/>
          <table:table-cell office:value-type="float" office:value="21.29" calcext:value-type="float">
            <text:p>21.29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crypto.signverify.create</text:p>
          </table:table-cell>
          <table:table-cell table:number-columns-repeated="2"/>
          <table:table-cell office:value-type="float" office:value="18.79" calcext:value-type="float">
            <text:p>18.79</text:p>
          </table:table-cell>
          <table:table-cell office:value-type="float" office:value="188" calcext:value-type="float">
            <text:p>18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signverify.create</text:p>
          </table:table-cell>
          <table:table-cell table:number-columns-repeated="2"/>
          <table:table-cell office:value-type="float" office:value="19.34" calcext:value-type="float">
            <text:p>19.34</text:p>
          </table:table-cell>
          <table:table-cell office:value-type="float" office:value="184" calcext:value-type="float">
            <text:p>184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signverify.create</text:p>
          </table:table-cell>
          <table:table-cell table:number-columns-repeated="2"/>
          <table:table-cell office:value-type="float" office:value="19.37" calcext:value-type="float">
            <text:p>19.37</text:p>
          </table:table-cell>
          <table:table-cell office:value-type="float" office:value="230" calcext:value-type="float">
            <text:p>23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signverify.create</text:p>
          </table:table-cell>
          <table:table-cell table:number-columns-repeated="2"/>
          <table:table-cell office:value-type="float" office:value="19.63" calcext:value-type="float">
            <text:p>19.63</text:p>
          </table:table-cell>
          <table:table-cell office:value-type="float" office:value="217" calcext:value-type="float">
            <text:p>217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signverify.create</text:p>
          </table:table-cell>
          <table:table-cell table:number-columns-repeated="2"/>
          <table:table-cell office:value-type="float" office:value="19.72" calcext:value-type="float">
            <text:p>19.72</text:p>
          </table:table-cell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signverify.create</text:p>
          </table:table-cell>
          <table:table-cell table:number-columns-repeated="2"/>
          <table:table-cell office:value-type="float" office:value="19.72" calcext:value-type="float">
            <text:p>19.72</text:p>
          </table:table-cell>
          <table:table-cell office:value-type="float" office:value="212" calcext:value-type="float">
            <text:p>212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signverify.create</text:p>
          </table:table-cell>
          <table:table-cell table:number-columns-repeated="2"/>
          <table:table-cell office:value-type="float" office:value="20.01" calcext:value-type="float">
            <text:p>20.01</text:p>
          </table:table-cell>
          <table:table-cell office:value-type="float" office:value="144" calcext:value-type="float">
            <text:p>144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signverify.create</text:p>
          </table:table-cell>
          <table:table-cell table:number-columns-repeated="2"/>
          <table:table-cell office:value-type="float" office:value="21.2" calcext:value-type="float">
            <text:p>21.2</text:p>
          </table:table-cell>
          <table:table-cell office:value-type="float" office:value="227" calcext:value-type="float">
            <text:p>227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signverify.use</text:p>
          </table:table-cell>
          <table:table-cell table:number-columns-repeated="2"/>
          <table:table-cell office:value-type="float" office:value="19.37" calcext:value-type="float">
            <text:p>19.37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signverify.use</text:p>
          </table:table-cell>
          <table:table-cell table:number-columns-repeated="2"/>
          <table:table-cell office:value-type="float" office:value="19.44" calcext:value-type="float">
            <text:p>19.44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signverify.use</text:p>
          </table:table-cell>
          <table:table-cell table:number-columns-repeated="2"/>
          <table:table-cell office:value-type="float" office:value="19.76" calcext:value-type="float">
            <text:p>19.76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signverify.use</text:p>
          </table:table-cell>
          <table:table-cell table:number-columns-repeated="2"/>
          <table:table-cell office:value-type="float" office:value="19.91" calcext:value-type="float">
            <text:p>19.91</text:p>
          </table:table-cell>
          <table:table-cell office:value-type="float" office:value="107" calcext:value-type="float">
            <text:p>107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signverify.use</text:p>
          </table:table-cell>
          <table:table-cell table:number-columns-repeated="2"/>
          <table:table-cell office:value-type="float" office:value="20.1" calcext:value-type="float">
            <text:p>20.1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signverify.use</text:p>
          </table:table-cell>
          <table:table-cell table:number-columns-repeated="2"/>
          <table:table-cell office:value-type="float" office:value="20.13" calcext:value-type="float">
            <text:p>20.13</text:p>
          </table:table-cell>
          <table:table-cell office:value-type="float" office:value="105" calcext:value-type="float">
            <text:p>105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signverify.use</text:p>
          </table:table-cell>
          <table:table-cell table:number-columns-repeated="2"/>
          <table:table-cell office:value-type="float" office:value="20.37" calcext:value-type="float">
            <text:p>20.37</text:p>
          </table:table-cell>
          <table:table-cell office:value-type="float" office:value="106" calcext:value-type="float">
            <text:p>106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crypto.signverify.use</text:p>
          </table:table-cell>
          <table:table-cell table:number-columns-repeated="2"/>
          <table:table-cell office:value-type="float" office:value="21.57" calcext:value-type="float">
            <text:p>21.57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helloworld.baseline</text:p>
          </table:table-cell>
          <table:table-cell table:number-columns-repeated="2"/>
          <table:table-cell office:value-type="float" office:value="34.01" calcext:value-type="float">
            <text:p>34.01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helloworld.baseline</text:p>
          </table:table-cell>
          <table:table-cell table:number-columns-repeated="2"/>
          <table:table-cell office:value-type="float" office:value="34.34" calcext:value-type="float">
            <text:p>34.34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helloworld.baseline</text:p>
          </table:table-cell>
          <table:table-cell table:number-columns-repeated="2"/>
          <table:table-cell office:value-type="float" office:value="34.9" calcext:value-type="float">
            <text:p>34.9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helloworld.baseline</text:p>
          </table:table-cell>
          <table:table-cell table:number-columns-repeated="2"/>
          <table:table-cell office:value-type="float" office:value="35.25" calcext:value-type="float">
            <text:p>35.25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helloworld.baseline</text:p>
          </table:table-cell>
          <table:table-cell table:number-columns-repeated="2"/>
          <table:table-cell office:value-type="float" office:value="35.36" calcext:value-type="float">
            <text:p>35.36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helloworld.baseline</text:p>
          </table:table-cell>
          <table:table-cell table:number-columns-repeated="2"/>
          <table:table-cell office:value-type="float" office:value="42.61" calcext:value-type="float">
            <text:p>42.61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helloworld.baseline</text:p>
          </table:table-cell>
          <table:table-cell table:number-columns-repeated="2"/>
          <table:table-cell office:value-type="float" office:value="43.48" calcext:value-type="float">
            <text:p>43.48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helloworld.baseline</text:p>
          </table:table-cell>
          <table:table-cell table:number-columns-repeated="2"/>
          <table:table-cell office:value-type="float" office:value="47.17" calcext:value-type="float">
            <text:p>47.17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helloworld.create</text:p>
          </table:table-cell>
          <table:table-cell table:number-columns-repeated="2"/>
          <table:table-cell office:value-type="float" office:value="30.09" calcext:value-type="float">
            <text:p>30.09</text:p>
          </table:table-cell>
          <table:table-cell office:value-type="float" office:value="213" calcext:value-type="float">
            <text:p>213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helloworld.create</text:p>
          </table:table-cell>
          <table:table-cell table:number-columns-repeated="2"/>
          <table:table-cell office:value-type="float" office:value="30.55" calcext:value-type="float">
            <text:p>30.55</text:p>
          </table:table-cell>
          <table:table-cell office:value-type="float" office:value="122" calcext:value-type="float">
            <text:p>122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helloworld.create</text:p>
          </table:table-cell>
          <table:table-cell table:number-columns-repeated="2"/>
          <table:table-cell office:value-type="float" office:value="30.74" calcext:value-type="float">
            <text:p>30.74</text:p>
          </table:table-cell>
          <table:table-cell office:value-type="float" office:value="203" calcext:value-type="float">
            <text:p>203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helloworld.create</text:p>
          </table:table-cell>
          <table:table-cell table:number-columns-repeated="2"/>
          <table:table-cell office:value-type="float" office:value="31.22" calcext:value-type="float">
            <text:p>31.22</text:p>
          </table:table-cell>
          <table:table-cell office:value-type="float" office:value="166" calcext:value-type="float">
            <text:p>166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helloworld.create</text:p>
          </table:table-cell>
          <table:table-cell table:number-columns-repeated="2"/>
          <table:table-cell office:value-type="float" office:value="31.83" calcext:value-type="float">
            <text:p>31.83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helloworld.create</text:p>
          </table:table-cell>
          <table:table-cell table:number-columns-repeated="2"/>
          <table:table-cell office:value-type="float" office:value="41.58" calcext:value-type="float">
            <text:p>41.58</text:p>
          </table:table-cell>
          <table:table-cell office:value-type="float" office:value="209" calcext:value-type="float">
            <text:p>209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helloworld.create</text:p>
          </table:table-cell>
          <table:table-cell table:number-columns-repeated="2"/>
          <table:table-cell office:value-type="float" office:value="43.23" calcext:value-type="float">
            <text:p>43.23</text:p>
          </table:table-cell>
          <table:table-cell office:value-type="float" office:value="155" calcext:value-type="float">
            <text:p>155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helloworld.create</text:p>
          </table:table-cell>
          <table:table-cell table:number-columns-repeated="2"/>
          <table:table-cell office:value-type="float" office:value="48.66" calcext:value-type="float">
            <text:p>48.66</text:p>
          </table:table-cell>
          <table:table-cell office:value-type="float" office:value="232" calcext:value-type="float">
            <text:p>232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helloworld.use</text:p>
          </table:table-cell>
          <table:table-cell table:number-columns-repeated="2"/>
          <table:table-cell office:value-type="float" office:value="42.4" calcext:value-type="float">
            <text:p>42.4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helloworld.use</text:p>
          </table:table-cell>
          <table:table-cell table:number-columns-repeated="2"/>
          <table:table-cell office:value-type="float" office:value="42.67" calcext:value-type="float">
            <text:p>42.67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helloworld.use</text:p>
          </table:table-cell>
          <table:table-cell table:number-columns-repeated="2"/>
          <table:table-cell office:value-type="float" office:value="42.98" calcext:value-type="float">
            <text:p>42.98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helloworld.use</text:p>
          </table:table-cell>
          <table:table-cell table:number-columns-repeated="2"/>
          <table:table-cell office:value-type="float" office:value="43.17" calcext:value-type="float">
            <text:p>43.17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helloworld.use</text:p>
          </table:table-cell>
          <table:table-cell table:number-columns-repeated="2"/>
          <table:table-cell office:value-type="float" office:value="43.35" calcext:value-type="float">
            <text:p>43.35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helloworld.use</text:p>
          </table:table-cell>
          <table:table-cell table:number-columns-repeated="2"/>
          <table:table-cell office:value-type="float" office:value="43.54" calcext:value-type="float">
            <text:p>43.54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helloworld.use</text:p>
          </table:table-cell>
          <table:table-cell table:number-columns-repeated="2"/>
          <table:table-cell office:value-type="float" office:value="44.02" calcext:value-type="float">
            <text:p>44.02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helloworld.use</text:p>
          </table:table-cell>
          <table:table-cell table:number-columns-repeated="2"/>
          <table:table-cell office:value-type="float" office:value="50.68" calcext:value-type="float">
            <text:p>50.68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mpegaudio.baseline</text:p>
          </table:table-cell>
          <table:table-cell table:number-columns-repeated="2"/>
          <table:table-cell office:value-type="float" office:value="11.08" calcext:value-type="float">
            <text:p>11.08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mpegaudio.baseline</text:p>
          </table:table-cell>
          <table:table-cell table:number-columns-repeated="2"/>
          <table:table-cell office:value-type="float" office:value="11.33" calcext:value-type="float">
            <text:p>11.33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mpegaudio.baseline</text:p>
          </table:table-cell>
          <table:table-cell table:number-columns-repeated="2"/>
          <table:table-cell office:value-type="float" office:value="11.35" calcext:value-type="float">
            <text:p>11.35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mpegaudio.baseline</text:p>
          </table:table-cell>
          <table:table-cell table:number-columns-repeated="2"/>
          <table:table-cell office:value-type="float" office:value="11.51" calcext:value-type="float">
            <text:p>11.51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mpegaudio.baseline</text:p>
          </table:table-cell>
          <table:table-cell table:number-columns-repeated="2"/>
          <table:table-cell office:value-type="float" office:value="11.61" calcext:value-type="float">
            <text:p>11.61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mpegaudio.baseline</text:p>
          </table:table-cell>
          <table:table-cell table:number-columns-repeated="2"/>
          <table:table-cell office:value-type="float" office:value="11.62" calcext:value-type="float">
            <text:p>11.62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mpegaudio.baseline</text:p>
          </table:table-cell>
          <table:table-cell table:number-columns-repeated="2"/>
          <table:table-cell office:value-type="float" office:value="11.78" calcext:value-type="float">
            <text:p>11.78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mpegaudio.baseline</text:p>
          </table:table-cell>
          <table:table-cell table:number-columns-repeated="2"/>
          <table:table-cell office:value-type="float" office:value="12.05" calcext:value-type="float">
            <text:p>12.05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mpegaudio.create</text:p>
          </table:table-cell>
          <table:table-cell table:number-columns-repeated="2"/>
          <table:table-cell office:value-type="float" office:value="10.86" calcext:value-type="float">
            <text:p>10.86</text:p>
          </table:table-cell>
          <table:table-cell office:value-type="float" office:value="221" calcext:value-type="float">
            <text:p>221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mpegaudio.create</text:p>
          </table:table-cell>
          <table:table-cell table:number-columns-repeated="2"/>
          <table:table-cell office:value-type="float" office:value="11.07" calcext:value-type="float">
            <text:p>11.07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mpegaudio.create</text:p>
          </table:table-cell>
          <table:table-cell table:number-columns-repeated="2"/>
          <table:table-cell office:value-type="float" office:value="11.27" calcext:value-type="float">
            <text:p>11.27</text:p>
          </table:table-cell>
          <table:table-cell office:value-type="float" office:value="119" calcext:value-type="float">
            <text:p>119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mpegaudio.create</text:p>
          </table:table-cell>
          <table:table-cell table:number-columns-repeated="2"/>
          <table:table-cell office:value-type="float" office:value="11.32" calcext:value-type="float">
            <text:p>11.32</text:p>
          </table:table-cell>
          <table:table-cell office:value-type="float" office:value="198" calcext:value-type="float">
            <text:p>19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mpegaudio.create</text:p>
          </table:table-cell>
          <table:table-cell table:number-columns-repeated="2"/>
          <table:table-cell office:value-type="float" office:value="11.55" calcext:value-type="float">
            <text:p>11.55</text:p>
          </table:table-cell>
          <table:table-cell office:value-type="float" office:value="216" calcext:value-type="float">
            <text:p>216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mpegaudio.create</text:p>
          </table:table-cell>
          <table:table-cell table:number-columns-repeated="2"/>
          <table:table-cell office:value-type="float" office:value="11.59" calcext:value-type="float">
            <text:p>11.59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mpegaudio.create</text:p>
          </table:table-cell>
          <table:table-cell table:number-columns-repeated="2"/>
          <table:table-cell office:value-type="float" office:value="11.63" calcext:value-type="float">
            <text:p>11.63</text:p>
          </table:table-cell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mpegaudio.create</text:p>
          </table:table-cell>
          <table:table-cell table:number-columns-repeated="2"/>
          <table:table-cell office:value-type="float" office:value="11.97" calcext:value-type="float">
            <text:p>11.97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mpegaudio.use</text:p>
          </table:table-cell>
          <table:table-cell table:number-columns-repeated="2"/>
          <table:table-cell office:value-type="float" office:value="11.23" calcext:value-type="float">
            <text:p>11.23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mpegaudio.use</text:p>
          </table:table-cell>
          <table:table-cell table:number-columns-repeated="2"/>
          <table:table-cell office:value-type="float" office:value="11.42" calcext:value-type="float">
            <text:p>11.42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mpegaudio.use</text:p>
          </table:table-cell>
          <table:table-cell table:number-columns-repeated="2"/>
          <table:table-cell office:value-type="float" office:value="11.64" calcext:value-type="float">
            <text:p>11.64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mpegaudio.use</text:p>
          </table:table-cell>
          <table:table-cell table:number-columns-repeated="2"/>
          <table:table-cell office:value-type="float" office:value="11.66" calcext:value-type="float">
            <text:p>11.66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mpegaudio.use</text:p>
          </table:table-cell>
          <table:table-cell table:number-columns-repeated="2"/>
          <table:table-cell office:value-type="float" office:value="11.68" calcext:value-type="float">
            <text:p>11.68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mpegaudio.use</text:p>
          </table:table-cell>
          <table:table-cell table:number-columns-repeated="2"/>
          <table:table-cell office:value-type="float" office:value="11.69" calcext:value-type="float">
            <text:p>11.69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mpegaudio.use</text:p>
          </table:table-cell>
          <table:table-cell table:number-columns-repeated="2"/>
          <table:table-cell office:value-type="float" office:value="11.71" calcext:value-type="float">
            <text:p>11.71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mpegaudio.use</text:p>
          </table:table-cell>
          <table:table-cell table:number-columns-repeated="2"/>
          <table:table-cell office:value-type="float" office:value="11.97" calcext:value-type="float">
            <text:p>11.97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fft.baseline</text:p>
          </table:table-cell>
          <table:table-cell table:number-columns-repeated="2"/>
          <table:table-cell office:value-type="float" office:value="13.57" calcext:value-type="float">
            <text:p>13.57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fft.baseline</text:p>
          </table:table-cell>
          <table:table-cell table:number-columns-repeated="2"/>
          <table:table-cell office:value-type="float" office:value="13.95" calcext:value-type="float">
            <text:p>13.95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fft.baseline</text:p>
          </table:table-cell>
          <table:table-cell table:number-columns-repeated="2"/>
          <table:table-cell office:value-type="float" office:value="13.96" calcext:value-type="float">
            <text:p>13.96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fft.baseline</text:p>
          </table:table-cell>
          <table:table-cell table:number-columns-repeated="2"/>
          <table:table-cell office:value-type="float" office:value="14.08" calcext:value-type="float">
            <text:p>14.08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fft.baseline</text:p>
          </table:table-cell>
          <table:table-cell table:number-columns-repeated="2"/>
          <table:table-cell office:value-type="float" office:value="14.13" calcext:value-type="float">
            <text:p>14.13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fft.baseline</text:p>
          </table:table-cell>
          <table:table-cell table:number-columns-repeated="2"/>
          <table:table-cell office:value-type="float" office:value="14.16" calcext:value-type="float">
            <text:p>14.16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fft.baseline</text:p>
          </table:table-cell>
          <table:table-cell table:number-columns-repeated="2"/>
          <table:table-cell office:value-type="float" office:value="14.21" calcext:value-type="float">
            <text:p>14.21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fft.baseline</text:p>
          </table:table-cell>
          <table:table-cell table:number-columns-repeated="2"/>
          <table:table-cell office:value-type="float" office:value="14.64" calcext:value-type="float">
            <text:p>14.64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fft.create</text:p>
          </table:table-cell>
          <table:table-cell table:number-columns-repeated="2"/>
          <table:table-cell office:value-type="float" office:value="13.81" calcext:value-type="float">
            <text:p>13.81</text:p>
          </table:table-cell>
          <table:table-cell office:value-type="float" office:value="141" calcext:value-type="float">
            <text:p>141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fft.create</text:p>
          </table:table-cell>
          <table:table-cell table:number-columns-repeated="2"/>
          <table:table-cell office:value-type="float" office:value="13.83" calcext:value-type="float">
            <text:p>13.83</text:p>
          </table:table-cell>
          <table:table-cell office:value-type="float" office:value="213" calcext:value-type="float">
            <text:p>213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fft.create</text:p>
          </table:table-cell>
          <table:table-cell table:number-columns-repeated="2"/>
          <table:table-cell office:value-type="float" office:value="13.86" calcext:value-type="float">
            <text:p>13.86</text:p>
          </table:table-cell>
          <table:table-cell office:value-type="float" office:value="178" calcext:value-type="float">
            <text:p>17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fft.create</text:p>
          </table:table-cell>
          <table:table-cell table:number-columns-repeated="2"/>
          <table:table-cell office:value-type="float" office:value="13.87" calcext:value-type="float">
            <text:p>13.87</text:p>
          </table:table-cell>
          <table:table-cell office:value-type="float" office:value="178" calcext:value-type="float">
            <text:p>17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fft.create</text:p>
          </table:table-cell>
          <table:table-cell table:number-columns-repeated="2"/>
          <table:table-cell office:value-type="float" office:value="13.92" calcext:value-type="float">
            <text:p>13.92</text:p>
          </table:table-cell>
          <table:table-cell office:value-type="float" office:value="125" calcext:value-type="float">
            <text:p>125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fft.create</text:p>
          </table:table-cell>
          <table:table-cell table:number-columns-repeated="2"/>
          <table:table-cell office:value-type="float" office:value="14.03" calcext:value-type="float">
            <text:p>14.03</text:p>
          </table:table-cell>
          <table:table-cell office:value-type="float" office:value="127" calcext:value-type="float">
            <text:p>127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fft.create</text:p>
          </table:table-cell>
          <table:table-cell table:number-columns-repeated="2"/>
          <table:table-cell office:value-type="float" office:value="14.1" calcext:value-type="float">
            <text:p>14.1</text:p>
          </table:table-cell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fft.create</text:p>
          </table:table-cell>
          <table:table-cell table:number-columns-repeated="2"/>
          <table:table-cell office:value-type="float" office:value="14.64" calcext:value-type="float">
            <text:p>14.64</text:p>
          </table:table-cell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fft.use</text:p>
          </table:table-cell>
          <table:table-cell table:number-columns-repeated="2"/>
          <table:table-cell office:value-type="float" office:value="13.66" calcext:value-type="float">
            <text:p>13.66</text:p>
          </table:table-cell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fft.use</text:p>
          </table:table-cell>
          <table:table-cell table:number-columns-repeated="2"/>
          <table:table-cell office:value-type="float" office:value="13.76" calcext:value-type="float">
            <text:p>13.76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fft.use</text:p>
          </table:table-cell>
          <table:table-cell table:number-columns-repeated="2"/>
          <table:table-cell office:value-type="float" office:value="13.9" calcext:value-type="float">
            <text:p>13.9</text:p>
          </table:table-cell>
          <table:table-cell office:value-type="float" office:value="108" calcext:value-type="float">
            <text:p>10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fft.use</text:p>
          </table:table-cell>
          <table:table-cell table:number-columns-repeated="2"/>
          <table:table-cell office:value-type="float" office:value="13.9" calcext:value-type="float">
            <text:p>13.9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fft.use</text:p>
          </table:table-cell>
          <table:table-cell table:number-columns-repeated="2"/>
          <table:table-cell office:value-type="float" office:value="13.93" calcext:value-type="float">
            <text:p>13.93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fft.use</text:p>
          </table:table-cell>
          <table:table-cell table:number-columns-repeated="2"/>
          <table:table-cell office:value-type="float" office:value="14.16" calcext:value-type="float">
            <text:p>14.16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fft.use</text:p>
          </table:table-cell>
          <table:table-cell table:number-columns-repeated="2"/>
          <table:table-cell office:value-type="float" office:value="14.37" calcext:value-type="float">
            <text:p>14.37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fft.use</text:p>
          </table:table-cell>
          <table:table-cell table:number-columns-repeated="2"/>
          <table:table-cell office:value-type="float" office:value="14.83" calcext:value-type="float">
            <text:p>14.83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lu.baseline</text:p>
          </table:table-cell>
          <table:table-cell table:number-columns-repeated="2"/>
          <table:table-cell office:value-type="float" office:value="25.28" calcext:value-type="float">
            <text:p>25.28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lu.baseline</text:p>
          </table:table-cell>
          <table:table-cell table:number-columns-repeated="2"/>
          <table:table-cell office:value-type="float" office:value="25.49" calcext:value-type="float">
            <text:p>25.49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lu.baseline</text:p>
          </table:table-cell>
          <table:table-cell table:number-columns-repeated="2"/>
          <table:table-cell office:value-type="float" office:value="25.59" calcext:value-type="float">
            <text:p>25.59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lu.baseline</text:p>
          </table:table-cell>
          <table:table-cell table:number-columns-repeated="2"/>
          <table:table-cell office:value-type="float" office:value="25.6" calcext:value-type="float">
            <text:p>25.6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lu.baseline</text:p>
          </table:table-cell>
          <table:table-cell table:number-columns-repeated="2"/>
          <table:table-cell office:value-type="float" office:value="25.7" calcext:value-type="float">
            <text:p>25.7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lu.baseline</text:p>
          </table:table-cell>
          <table:table-cell table:number-columns-repeated="2"/>
          <table:table-cell office:value-type="float" office:value="25.76" calcext:value-type="float">
            <text:p>25.76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lu.baseline</text:p>
          </table:table-cell>
          <table:table-cell table:number-columns-repeated="2"/>
          <table:table-cell office:value-type="float" office:value="25.83" calcext:value-type="float">
            <text:p>25.83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lu.baseline</text:p>
          </table:table-cell>
          <table:table-cell table:number-columns-repeated="2"/>
          <table:table-cell office:value-type="float" office:value="27.7" calcext:value-type="float">
            <text:p>27.7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lu.create</text:p>
          </table:table-cell>
          <table:table-cell table:number-columns-repeated="2"/>
          <table:table-cell office:value-type="float" office:value="24.75" calcext:value-type="float">
            <text:p>24.75</text:p>
          </table:table-cell>
          <table:table-cell office:value-type="float" office:value="198" calcext:value-type="float">
            <text:p>19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lu.create</text:p>
          </table:table-cell>
          <table:table-cell table:number-columns-repeated="2"/>
          <table:table-cell office:value-type="float" office:value="24.8" calcext:value-type="float">
            <text:p>24.8</text:p>
          </table:table-cell>
          <table:table-cell office:value-type="float" office:value="212" calcext:value-type="float">
            <text:p>212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lu.create</text:p>
          </table:table-cell>
          <table:table-cell table:number-columns-repeated="2"/>
          <table:table-cell office:value-type="float" office:value="24.88" calcext:value-type="float">
            <text:p>24.88</text:p>
          </table:table-cell>
          <table:table-cell office:value-type="float" office:value="198" calcext:value-type="float">
            <text:p>19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lu.create</text:p>
          </table:table-cell>
          <table:table-cell table:number-columns-repeated="2"/>
          <table:table-cell office:value-type="float" office:value="24.9" calcext:value-type="float">
            <text:p>24.9</text:p>
          </table:table-cell>
          <table:table-cell office:value-type="float" office:value="236" calcext:value-type="float">
            <text:p>236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lu.create</text:p>
          </table:table-cell>
          <table:table-cell table:number-columns-repeated="2"/>
          <table:table-cell office:value-type="float" office:value="25.15" calcext:value-type="float">
            <text:p>25.15</text:p>
          </table:table-cell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lu.create</text:p>
          </table:table-cell>
          <table:table-cell table:number-columns-repeated="2"/>
          <table:table-cell office:value-type="float" office:value="25.15" calcext:value-type="float">
            <text:p>25.15</text:p>
          </table:table-cell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lu.create</text:p>
          </table:table-cell>
          <table:table-cell table:number-columns-repeated="2"/>
          <table:table-cell office:value-type="float" office:value="25.35" calcext:value-type="float">
            <text:p>25.35</text:p>
          </table:table-cell>
          <table:table-cell office:value-type="float" office:value="243" calcext:value-type="float">
            <text:p>243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lu.create</text:p>
          </table:table-cell>
          <table:table-cell table:number-columns-repeated="2"/>
          <table:table-cell office:value-type="float" office:value="27.61" calcext:value-type="float">
            <text:p>27.61</text:p>
          </table:table-cell>
          <table:table-cell office:value-type="float" office:value="189" calcext:value-type="float">
            <text:p>189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lu.use</text:p>
          </table:table-cell>
          <table:table-cell table:number-columns-repeated="2"/>
          <table:table-cell office:value-type="float" office:value="25.37" calcext:value-type="float">
            <text:p>25.37</text:p>
          </table:table-cell>
          <table:table-cell office:value-type="float" office:value="114" calcext:value-type="float">
            <text:p>114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lu.use</text:p>
          </table:table-cell>
          <table:table-cell table:number-columns-repeated="2"/>
          <table:table-cell office:value-type="float" office:value="25.47" calcext:value-type="float">
            <text:p>25.47</text:p>
          </table:table-cell>
          <table:table-cell office:value-type="float" office:value="102" calcext:value-type="float">
            <text:p>102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lu.use</text:p>
          </table:table-cell>
          <table:table-cell table:number-columns-repeated="2"/>
          <table:table-cell office:value-type="float" office:value="25.47" calcext:value-type="float">
            <text:p>25.47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lu.use</text:p>
          </table:table-cell>
          <table:table-cell table:number-columns-repeated="2"/>
          <table:table-cell office:value-type="float" office:value="25.48" calcext:value-type="float">
            <text:p>25.48</text:p>
          </table:table-cell>
          <table:table-cell office:value-type="float" office:value="107" calcext:value-type="float">
            <text:p>107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lu.use</text:p>
          </table:table-cell>
          <table:table-cell table:number-columns-repeated="2"/>
          <table:table-cell office:value-type="float" office:value="25.54" calcext:value-type="float">
            <text:p>25.54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lu.use</text:p>
          </table:table-cell>
          <table:table-cell table:number-columns-repeated="2"/>
          <table:table-cell office:value-type="float" office:value="25.66" calcext:value-type="float">
            <text:p>25.66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lu.use</text:p>
          </table:table-cell>
          <table:table-cell table:number-columns-repeated="2"/>
          <table:table-cell office:value-type="float" office:value="26.11" calcext:value-type="float">
            <text:p>26.11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lu.use</text:p>
          </table:table-cell>
          <table:table-cell table:number-columns-repeated="2"/>
          <table:table-cell office:value-type="float" office:value="27.96" calcext:value-type="float">
            <text:p>27.96</text:p>
          </table:table-cell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monte_carlo.baseline</text:p>
          </table:table-cell>
          <table:table-cell table:number-columns-repeated="2"/>
          <table:table-cell office:value-type="float" office:value="11.34" calcext:value-type="float">
            <text:p>11.34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monte_carlo.baseline</text:p>
          </table:table-cell>
          <table:table-cell table:number-columns-repeated="2"/>
          <table:table-cell office:value-type="float" office:value="11.35" calcext:value-type="float">
            <text:p>11.35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monte_carlo.baseline</text:p>
          </table:table-cell>
          <table:table-cell table:number-columns-repeated="2"/>
          <table:table-cell office:value-type="float" office:value="11.36" calcext:value-type="float">
            <text:p>11.36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monte_carlo.baseline</text:p>
          </table:table-cell>
          <table:table-cell table:number-columns-repeated="2"/>
          <table:table-cell office:value-type="float" office:value="11.36" calcext:value-type="float">
            <text:p>11.36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monte_carlo.baseline</text:p>
          </table:table-cell>
          <table:table-cell table:number-columns-repeated="2"/>
          <table:table-cell office:value-type="float" office:value="11.42" calcext:value-type="float">
            <text:p>11.42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monte_carlo.baseline</text:p>
          </table:table-cell>
          <table:table-cell table:number-columns-repeated="2"/>
          <table:table-cell office:value-type="float" office:value="11.42" calcext:value-type="float">
            <text:p>11.42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monte_carlo.baseline</text:p>
          </table:table-cell>
          <table:table-cell table:number-columns-repeated="2"/>
          <table:table-cell office:value-type="float" office:value="11.44" calcext:value-type="float">
            <text:p>11.44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monte_carlo.baseline</text:p>
          </table:table-cell>
          <table:table-cell table:number-columns-repeated="2"/>
          <table:table-cell office:value-type="float" office:value="11.82" calcext:value-type="float">
            <text:p>11.82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monte_carlo.create</text:p>
          </table:table-cell>
          <table:table-cell table:number-columns-repeated="2"/>
          <table:table-cell office:value-type="float" office:value="11.25" calcext:value-type="float">
            <text:p>11.25</text:p>
          </table:table-cell>
          <table:table-cell office:value-type="float" office:value="223" calcext:value-type="float">
            <text:p>223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monte_carlo.create</text:p>
          </table:table-cell>
          <table:table-cell table:number-columns-repeated="2"/>
          <table:table-cell office:value-type="float" office:value="11.26" calcext:value-type="float">
            <text:p>11.26</text:p>
          </table:table-cell>
          <table:table-cell office:value-type="float" office:value="229" calcext:value-type="float">
            <text:p>229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monte_carlo.create</text:p>
          </table:table-cell>
          <table:table-cell table:number-columns-repeated="2"/>
          <table:table-cell office:value-type="float" office:value="11.27" calcext:value-type="float">
            <text:p>11.27</text:p>
          </table:table-cell>
          <table:table-cell office:value-type="float" office:value="201" calcext:value-type="float">
            <text:p>201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monte_carlo.create</text:p>
          </table:table-cell>
          <table:table-cell table:number-columns-repeated="2"/>
          <table:table-cell office:value-type="float" office:value="11.27" calcext:value-type="float">
            <text:p>11.27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monte_carlo.create</text:p>
          </table:table-cell>
          <table:table-cell table:number-columns-repeated="2"/>
          <table:table-cell office:value-type="float" office:value="11.35" calcext:value-type="float">
            <text:p>11.35</text:p>
          </table:table-cell>
          <table:table-cell office:value-type="float" office:value="156" calcext:value-type="float">
            <text:p>156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monte_carlo.create</text:p>
          </table:table-cell>
          <table:table-cell table:number-columns-repeated="2"/>
          <table:table-cell office:value-type="float" office:value="11.8" calcext:value-type="float">
            <text:p>11.8</text:p>
          </table:table-cell>
          <table:table-cell office:value-type="float" office:value="175" calcext:value-type="float">
            <text:p>175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monte_carlo.create</text:p>
          </table:table-cell>
          <table:table-cell table:number-columns-repeated="2"/>
          <table:table-cell office:value-type="float" office:value="9.33" calcext:value-type="float">
            <text:p>9.33</text:p>
          </table:table-cell>
          <table:table-cell office:value-type="float" office:value="222" calcext:value-type="float">
            <text:p>222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monte_carlo.create</text:p>
          </table:table-cell>
          <table:table-cell table:number-columns-repeated="2"/>
          <table:table-cell office:value-type="float" office:value="9.48" calcext:value-type="float">
            <text:p>9.48</text:p>
          </table:table-cell>
          <table:table-cell office:value-type="float" office:value="233" calcext:value-type="float">
            <text:p>233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monte_carlo.use</text:p>
          </table:table-cell>
          <table:table-cell table:number-columns-repeated="2"/>
          <table:table-cell office:value-type="float" office:value="11.23" calcext:value-type="float">
            <text:p>11.23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monte_carlo.use</text:p>
          </table:table-cell>
          <table:table-cell table:number-columns-repeated="2"/>
          <table:table-cell office:value-type="float" office:value="11.29" calcext:value-type="float">
            <text:p>11.29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monte_carlo.use</text:p>
          </table:table-cell>
          <table:table-cell table:number-columns-repeated="2"/>
          <table:table-cell office:value-type="float" office:value="11.37" calcext:value-type="float">
            <text:p>11.37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monte_carlo.use</text:p>
          </table:table-cell>
          <table:table-cell table:number-columns-repeated="2"/>
          <table:table-cell office:value-type="float" office:value="11.38" calcext:value-type="float">
            <text:p>11.38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monte_carlo.use</text:p>
          </table:table-cell>
          <table:table-cell table:number-columns-repeated="2"/>
          <table:table-cell office:value-type="float" office:value="11.39" calcext:value-type="float">
            <text:p>11.39</text:p>
          </table:table-cell>
          <table:table-cell office:value-type="float" office:value="104" calcext:value-type="float">
            <text:p>104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monte_carlo.use</text:p>
          </table:table-cell>
          <table:table-cell table:number-columns-repeated="2"/>
          <table:table-cell office:value-type="float" office:value="11.39" calcext:value-type="float">
            <text:p>11.39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monte_carlo.use</text:p>
          </table:table-cell>
          <table:table-cell table:number-columns-repeated="2"/>
          <table:table-cell office:value-type="float" office:value="11.41" calcext:value-type="float">
            <text:p>11.41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monte_carlo.use</text:p>
          </table:table-cell>
          <table:table-cell table:number-columns-repeated="2"/>
          <table:table-cell office:value-type="float" office:value="11.82" calcext:value-type="float">
            <text:p>11.82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sor.baseline</text:p>
          </table:table-cell>
          <table:table-cell table:number-columns-repeated="2"/>
          <table:table-cell office:value-type="float" office:value="15.94" calcext:value-type="float">
            <text:p>15.94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sor.baseline</text:p>
          </table:table-cell>
          <table:table-cell table:number-columns-repeated="2"/>
          <table:table-cell office:value-type="float" office:value="16.06" calcext:value-type="float">
            <text:p>16.06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sor.baseline</text:p>
          </table:table-cell>
          <table:table-cell table:number-columns-repeated="2"/>
          <table:table-cell office:value-type="float" office:value="16.08" calcext:value-type="float">
            <text:p>16.08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sor.baseline</text:p>
          </table:table-cell>
          <table:table-cell table:number-columns-repeated="2"/>
          <table:table-cell office:value-type="float" office:value="16.11" calcext:value-type="float">
            <text:p>16.11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sor.baseline</text:p>
          </table:table-cell>
          <table:table-cell table:number-columns-repeated="2"/>
          <table:table-cell office:value-type="float" office:value="16.12" calcext:value-type="float">
            <text:p>16.12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sor.baseline</text:p>
          </table:table-cell>
          <table:table-cell table:number-columns-repeated="2"/>
          <table:table-cell office:value-type="float" office:value="16.13" calcext:value-type="float">
            <text:p>16.13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sor.baseline</text:p>
          </table:table-cell>
          <table:table-cell table:number-columns-repeated="2"/>
          <table:table-cell office:value-type="float" office:value="16.14" calcext:value-type="float">
            <text:p>16.14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sor.baseline</text:p>
          </table:table-cell>
          <table:table-cell table:number-columns-repeated="2"/>
          <table:table-cell office:value-type="float" office:value="17.19" calcext:value-type="float">
            <text:p>17.19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sor.create</text:p>
          </table:table-cell>
          <table:table-cell table:number-columns-repeated="2"/>
          <table:table-cell office:value-type="float" office:value="15.74" calcext:value-type="float">
            <text:p>15.74</text:p>
          </table:table-cell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sor.create</text:p>
          </table:table-cell>
          <table:table-cell table:number-columns-repeated="2"/>
          <table:table-cell office:value-type="float" office:value="15.78" calcext:value-type="float">
            <text:p>15.78</text:p>
          </table:table-cell>
          <table:table-cell office:value-type="float" office:value="155" calcext:value-type="float">
            <text:p>155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sor.create</text:p>
          </table:table-cell>
          <table:table-cell table:number-columns-repeated="2"/>
          <table:table-cell office:value-type="float" office:value="15.79" calcext:value-type="float">
            <text:p>15.79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sor.create</text:p>
          </table:table-cell>
          <table:table-cell table:number-columns-repeated="2"/>
          <table:table-cell office:value-type="float" office:value="15.79" calcext:value-type="float">
            <text:p>15.79</text:p>
          </table:table-cell>
          <table:table-cell office:value-type="float" office:value="221" calcext:value-type="float">
            <text:p>221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sor.create</text:p>
          </table:table-cell>
          <table:table-cell table:number-columns-repeated="2"/>
          <table:table-cell office:value-type="float" office:value="15.84" calcext:value-type="float">
            <text:p>15.84</text:p>
          </table:table-cell>
          <table:table-cell office:value-type="float" office:value="207" calcext:value-type="float">
            <text:p>207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sor.create</text:p>
          </table:table-cell>
          <table:table-cell table:number-columns-repeated="2"/>
          <table:table-cell office:value-type="float" office:value="15.94" calcext:value-type="float">
            <text:p>15.94</text:p>
          </table:table-cell>
          <table:table-cell office:value-type="float" office:value="181" calcext:value-type="float">
            <text:p>181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sor.create</text:p>
          </table:table-cell>
          <table:table-cell table:number-columns-repeated="2"/>
          <table:table-cell office:value-type="float" office:value="16.06" calcext:value-type="float">
            <text:p>16.06</text:p>
          </table:table-cell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sor.create</text:p>
          </table:table-cell>
          <table:table-cell table:number-columns-repeated="2"/>
          <table:table-cell office:value-type="float" office:value="16.94" calcext:value-type="float">
            <text:p>16.94</text:p>
          </table:table-cell>
          <table:table-cell office:value-type="float" office:value="203" calcext:value-type="float">
            <text:p>203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sor.us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sor.use</text:p>
          </table:table-cell>
          <table:table-cell table:number-columns-repeated="2"/>
          <table:table-cell office:value-type="float" office:value="16.06" calcext:value-type="float">
            <text:p>16.06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sor.use</text:p>
          </table:table-cell>
          <table:table-cell table:number-columns-repeated="2"/>
          <table:table-cell office:value-type="float" office:value="16.1" calcext:value-type="float">
            <text:p>16.1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sor.use</text:p>
          </table:table-cell>
          <table:table-cell table:number-columns-repeated="2"/>
          <table:table-cell office:value-type="float" office:value="16.12" calcext:value-type="float">
            <text:p>16.12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sor.use</text:p>
          </table:table-cell>
          <table:table-cell table:number-columns-repeated="2"/>
          <table:table-cell office:value-type="float" office:value="16.14" calcext:value-type="float">
            <text:p>16.14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sor.use</text:p>
          </table:table-cell>
          <table:table-cell table:number-columns-repeated="2"/>
          <table:table-cell office:value-type="float" office:value="16.16" calcext:value-type="float">
            <text:p>16.16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sor.use</text:p>
          </table:table-cell>
          <table:table-cell table:number-columns-repeated="2"/>
          <table:table-cell office:value-type="float" office:value="16.21" calcext:value-type="float">
            <text:p>16.21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sor.use</text:p>
          </table:table-cell>
          <table:table-cell table:number-columns-repeated="2"/>
          <table:table-cell office:value-type="float" office:value="17.04" calcext:value-type="float">
            <text:p>17.04</text:p>
          </table:table-cell>
          <table:table-cell office:value-type="float" office:value="101" calcext:value-type="float">
            <text:p>101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sparse.baseline</text:p>
          </table:table-cell>
          <table:table-cell table:number-columns-repeated="2"/>
          <table:table-cell office:value-type="float" office:value="16.14" calcext:value-type="float">
            <text:p>16.14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sparse.baseline</text:p>
          </table:table-cell>
          <table:table-cell table:number-columns-repeated="2"/>
          <table:table-cell office:value-type="float" office:value="16.66" calcext:value-type="float">
            <text:p>16.66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sparse.baseline</text:p>
          </table:table-cell>
          <table:table-cell table:number-columns-repeated="2"/>
          <table:table-cell office:value-type="float" office:value="16.93" calcext:value-type="float">
            <text:p>16.93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sparse.baseline</text:p>
          </table:table-cell>
          <table:table-cell table:number-columns-repeated="2"/>
          <table:table-cell office:value-type="float" office:value="16.95" calcext:value-type="float">
            <text:p>16.95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sparse.baseline</text:p>
          </table:table-cell>
          <table:table-cell table:number-columns-repeated="2"/>
          <table:table-cell office:value-type="float" office:value="16.98" calcext:value-type="float">
            <text:p>16.98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sparse.baseline</text:p>
          </table:table-cell>
          <table:table-cell table:number-columns-repeated="2"/>
          <table:table-cell office:value-type="float" office:value="17.04" calcext:value-type="float">
            <text:p>17.04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sparse.baseline</text:p>
          </table:table-cell>
          <table:table-cell table:number-columns-repeated="2"/>
          <table:table-cell office:value-type="float" office:value="17.06" calcext:value-type="float">
            <text:p>17.06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sparse.baseline</text:p>
          </table:table-cell>
          <table:table-cell table:number-columns-repeated="2"/>
          <table:table-cell office:value-type="float" office:value="17.67" calcext:value-type="float">
            <text:p>17.67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cimark.sparse.create</text:p>
          </table:table-cell>
          <table:table-cell table:number-columns-repeated="2"/>
          <table:table-cell office:value-type="float" office:value="15.55" calcext:value-type="float">
            <text:p>15.55</text:p>
          </table:table-cell>
          <table:table-cell office:value-type="float" office:value="164" calcext:value-type="float">
            <text:p>164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sparse.create</text:p>
          </table:table-cell>
          <table:table-cell table:number-columns-repeated="2"/>
          <table:table-cell office:value-type="float" office:value="15.93" calcext:value-type="float">
            <text:p>15.93</text:p>
          </table:table-cell>
          <table:table-cell office:value-type="float" office:value="215" calcext:value-type="float">
            <text:p>215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sparse.create</text:p>
          </table:table-cell>
          <table:table-cell table:number-columns-repeated="2"/>
          <table:table-cell office:value-type="float" office:value="16.53" calcext:value-type="float">
            <text:p>16.53</text:p>
          </table:table-cell>
          <table:table-cell office:value-type="float" office:value="228" calcext:value-type="float">
            <text:p>22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sparse.create</text:p>
          </table:table-cell>
          <table:table-cell table:number-columns-repeated="2"/>
          <table:table-cell office:value-type="float" office:value="16.81" calcext:value-type="float">
            <text:p>16.81</text:p>
          </table:table-cell>
          <table:table-cell office:value-type="float" office:value="214" calcext:value-type="float">
            <text:p>214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sparse.create</text:p>
          </table:table-cell>
          <table:table-cell table:number-columns-repeated="2"/>
          <table:table-cell office:value-type="float" office:value="16.91" calcext:value-type="float">
            <text:p>16.91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sparse.create</text:p>
          </table:table-cell>
          <table:table-cell table:number-columns-repeated="2"/>
          <table:table-cell office:value-type="float" office:value="17.01" calcext:value-type="float">
            <text:p>17.01</text:p>
          </table:table-cell>
          <table:table-cell office:value-type="float" office:value="244" calcext:value-type="float">
            <text:p>244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sparse.create</text:p>
          </table:table-cell>
          <table:table-cell table:number-columns-repeated="2"/>
          <table:table-cell office:value-type="float" office:value="17.03" calcext:value-type="float">
            <text:p>17.03</text:p>
          </table:table-cell>
          <table:table-cell office:value-type="float" office:value="195" calcext:value-type="float">
            <text:p>195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sparse.create</text:p>
          </table:table-cell>
          <table:table-cell table:number-columns-repeated="2"/>
          <table:table-cell office:value-type="float" office:value="17.3" calcext:value-type="float">
            <text:p>17.3</text:p>
          </table:table-cell>
          <table:table-cell office:value-type="float" office:value="192" calcext:value-type="float">
            <text:p>192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sparse.use</text:p>
          </table:table-cell>
          <table:table-cell table:number-columns-repeated="2"/>
          <table:table-cell office:value-type="float" office:value="16.04" calcext:value-type="float">
            <text:p>16.04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sparse.use</text:p>
          </table:table-cell>
          <table:table-cell table:number-columns-repeated="2"/>
          <table:table-cell office:value-type="float" office:value="16.06" calcext:value-type="float">
            <text:p>16.06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sparse.use</text:p>
          </table:table-cell>
          <table:table-cell table:number-columns-repeated="2"/>
          <table:table-cell office:value-type="float" office:value="16.26" calcext:value-type="float">
            <text:p>16.26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sparse.use</text:p>
          </table:table-cell>
          <table:table-cell table:number-columns-repeated="2"/>
          <table:table-cell office:value-type="float" office:value="16.67" calcext:value-type="float">
            <text:p>16.67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sparse.use</text:p>
          </table:table-cell>
          <table:table-cell table:number-columns-repeated="2"/>
          <table:table-cell office:value-type="float" office:value="16.84" calcext:value-type="float">
            <text:p>16.84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sparse.use</text:p>
          </table:table-cell>
          <table:table-cell table:number-columns-repeated="2"/>
          <table:table-cell office:value-type="float" office:value="17.17" calcext:value-type="float">
            <text:p>17.17</text:p>
          </table:table-cell>
          <table:table-cell office:value-type="float" office:value="105" calcext:value-type="float">
            <text:p>105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sparse.use</text:p>
          </table:table-cell>
          <table:table-cell table:number-columns-repeated="2"/>
          <table:table-cell office:value-type="float" office:value="17.27" calcext:value-type="float">
            <text:p>17.27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cimark.sparse.use</text:p>
          </table:table-cell>
          <table:table-cell table:number-columns-repeated="2"/>
          <table:table-cell office:value-type="float" office:value="19.24" calcext:value-type="float">
            <text:p>19.24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erial.baseline</text:p>
          </table:table-cell>
          <table:table-cell table:number-columns-repeated="2"/>
          <table:table-cell office:value-type="float" office:value="10.06" calcext:value-type="float">
            <text:p>10.06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erial.baseline</text:p>
          </table:table-cell>
          <table:table-cell table:number-columns-repeated="2"/>
          <table:table-cell office:value-type="float" office:value="9.51" calcext:value-type="float">
            <text:p>9.51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erial.baseline</text:p>
          </table:table-cell>
          <table:table-cell table:number-columns-repeated="2"/>
          <table:table-cell office:value-type="float" office:value="9.64" calcext:value-type="float">
            <text:p>9.64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erial.baseline</text:p>
          </table:table-cell>
          <table:table-cell table:number-columns-repeated="2"/>
          <table:table-cell office:value-type="float" office:value="9.64" calcext:value-type="float">
            <text:p>9.64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erial.baseline</text:p>
          </table:table-cell>
          <table:table-cell table:number-columns-repeated="2"/>
          <table:table-cell office:value-type="float" office:value="9.66" calcext:value-type="float">
            <text:p>9.66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erial.baseline</text:p>
          </table:table-cell>
          <table:table-cell table:number-columns-repeated="2"/>
          <table:table-cell office:value-type="float" office:value="9.71" calcext:value-type="float">
            <text:p>9.71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erial.baseline</text:p>
          </table:table-cell>
          <table:table-cell table:number-columns-repeated="2"/>
          <table:table-cell office:value-type="float" office:value="9.74" calcext:value-type="float">
            <text:p>9.74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erial.baseline</text:p>
          </table:table-cell>
          <table:table-cell table:number-columns-repeated="2"/>
          <table:table-cell office:value-type="float" office:value="9.85" calcext:value-type="float">
            <text:p>9.85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erial.create</text:p>
          </table:table-cell>
          <table:table-cell table:number-columns-repeated="2"/>
          <table:table-cell office:value-type="float" office:value="10.11" calcext:value-type="float">
            <text:p>10.11</text:p>
          </table:table-cell>
          <table:table-cell office:value-type="float" office:value="157" calcext:value-type="float">
            <text:p>157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erial.create</text:p>
          </table:table-cell>
          <table:table-cell table:number-columns-repeated="2"/>
          <table:table-cell office:value-type="float" office:value="9.32" calcext:value-type="float">
            <text:p>9.32</text:p>
          </table:table-cell>
          <table:table-cell office:value-type="float" office:value="223" calcext:value-type="float">
            <text:p>223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erial.create</text:p>
          </table:table-cell>
          <table:table-cell table:number-columns-repeated="2"/>
          <table:table-cell office:value-type="float" office:value="9.34" calcext:value-type="float">
            <text:p>9.34</text:p>
          </table:table-cell>
          <table:table-cell office:value-type="float" office:value="123" calcext:value-type="float">
            <text:p>123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erial.create</text:p>
          </table:table-cell>
          <table:table-cell table:number-columns-repeated="2"/>
          <table:table-cell office:value-type="float" office:value="9.47" calcext:value-type="float">
            <text:p>9.47</text:p>
          </table:table-cell>
          <table:table-cell office:value-type="float" office:value="268" calcext:value-type="float">
            <text:p>26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erial.create</text:p>
          </table:table-cell>
          <table:table-cell table:number-columns-repeated="2"/>
          <table:table-cell office:value-type="float" office:value="9.52" calcext:value-type="float">
            <text:p>9.52</text:p>
          </table:table-cell>
          <table:table-cell office:value-type="float" office:value="215" calcext:value-type="float">
            <text:p>215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erial.create</text:p>
          </table:table-cell>
          <table:table-cell table:number-columns-repeated="2"/>
          <table:table-cell office:value-type="float" office:value="9.56" calcext:value-type="float">
            <text:p>9.56</text:p>
          </table:table-cell>
          <table:table-cell office:value-type="float" office:value="217" calcext:value-type="float">
            <text:p>217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erial.create</text:p>
          </table:table-cell>
          <table:table-cell table:number-columns-repeated="2"/>
          <table:table-cell office:value-type="float" office:value="9.69" calcext:value-type="float">
            <text:p>9.69</text:p>
          </table:table-cell>
          <table:table-cell office:value-type="float" office:value="159" calcext:value-type="float">
            <text:p>159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erial.create</text:p>
          </table:table-cell>
          <table:table-cell table:number-columns-repeated="2"/>
          <table:table-cell office:value-type="float" office:value="9.73" calcext:value-type="float">
            <text:p>9.73</text:p>
          </table:table-cell>
          <table:table-cell office:value-type="float" office:value="193" calcext:value-type="float">
            <text:p>193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erial.use</text:p>
          </table:table-cell>
          <table:table-cell table:number-columns-repeated="2"/>
          <table:table-cell office:value-type="float" office:value="10.42" calcext:value-type="float">
            <text:p>10.42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erial.use</text:p>
          </table:table-cell>
          <table:table-cell table:number-columns-repeated="2"/>
          <table:table-cell office:value-type="float" office:value="9.54" calcext:value-type="float">
            <text:p>9.54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erial.use</text:p>
          </table:table-cell>
          <table:table-cell table:number-columns-repeated="2"/>
          <table:table-cell office:value-type="float" office:value="9.56" calcext:value-type="float">
            <text:p>9.56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erial.use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erial.use</text:p>
          </table:table-cell>
          <table:table-cell table:number-columns-repeated="2"/>
          <table:table-cell office:value-type="float" office:value="9.8" calcext:value-type="float">
            <text:p>9.8</text:p>
          </table:table-cell>
          <table:table-cell office:value-type="float" office:value="106" calcext:value-type="float">
            <text:p>106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erial.use</text:p>
          </table:table-cell>
          <table:table-cell table:number-columns-repeated="2"/>
          <table:table-cell office:value-type="float" office:value="9.8" calcext:value-type="float">
            <text:p>9.8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erial.use</text:p>
          </table:table-cell>
          <table:table-cell table:number-columns-repeated="2"/>
          <table:table-cell office:value-type="float" office:value="9.88" calcext:value-type="float">
            <text:p>9.88</text:p>
          </table:table-cell>
          <table:table-cell office:value-type="float" office:value="106" calcext:value-type="float">
            <text:p>106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erial.use</text:p>
          </table:table-cell>
          <table:table-cell table:number-columns-repeated="2"/>
          <table:table-cell office:value-type="float" office:value="9.93" calcext:value-type="float">
            <text:p>9.93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unflow.baseline</text:p>
          </table:table-cell>
          <table:table-cell table:number-columns-repeated="2"/>
          <table:table-cell office:value-type="float" office:value="11.33" calcext:value-type="float">
            <text:p>11.33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unflow.baseline</text:p>
          </table:table-cell>
          <table:table-cell table:number-columns-repeated="2"/>
          <table:table-cell office:value-type="float" office:value="11.48" calcext:value-type="float">
            <text:p>11.48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unflow.baseline</text:p>
          </table:table-cell>
          <table:table-cell table:number-columns-repeated="2"/>
          <table:table-cell office:value-type="float" office:value="11.65" calcext:value-type="float">
            <text:p>11.65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unflow.baseline</text:p>
          </table:table-cell>
          <table:table-cell table:number-columns-repeated="2"/>
          <table:table-cell office:value-type="float" office:value="11.96" calcext:value-type="float">
            <text:p>11.96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unflow.baseline</text:p>
          </table:table-cell>
          <table:table-cell table:number-columns-repeated="2"/>
          <table:table-cell office:value-type="float" office:value="12.01" calcext:value-type="float">
            <text:p>12.01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unflow.baseline</text:p>
          </table:table-cell>
          <table:table-cell table:number-columns-repeated="2"/>
          <table:table-cell office:value-type="float" office:value="12.09" calcext:value-type="float">
            <text:p>12.09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unflow.baseline</text:p>
          </table:table-cell>
          <table:table-cell table:number-columns-repeated="2"/>
          <table:table-cell office:value-type="float" office:value="12.33" calcext:value-type="float">
            <text:p>12.33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unflow.baseline</text:p>
          </table:table-cell>
          <table:table-cell table:number-columns-repeated="2"/>
          <table:table-cell office:value-type="float" office:value="12.63" calcext:value-type="float">
            <text:p>12.63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sunflow.create</text:p>
          </table:table-cell>
          <table:table-cell table:number-columns-repeated="2"/>
          <table:table-cell office:value-type="float" office:value="11.25" calcext:value-type="float">
            <text:p>11.25</text:p>
          </table:table-cell>
          <table:table-cell office:value-type="float" office:value="127" calcext:value-type="float">
            <text:p>127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unflow.create</text:p>
          </table:table-cell>
          <table:table-cell table:number-columns-repeated="2"/>
          <table:table-cell office:value-type="float" office:value="11.63" calcext:value-type="float">
            <text:p>11.63</text:p>
          </table:table-cell>
          <table:table-cell office:value-type="float" office:value="191" calcext:value-type="float">
            <text:p>191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unflow.create</text:p>
          </table:table-cell>
          <table:table-cell table:number-columns-repeated="2"/>
          <table:table-cell office:value-type="float" office:value="11.72" calcext:value-type="float">
            <text:p>11.72</text:p>
          </table:table-cell>
          <table:table-cell office:value-type="float" office:value="151" calcext:value-type="float">
            <text:p>151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unflow.create</text:p>
          </table:table-cell>
          <table:table-cell table:number-columns-repeated="2"/>
          <table:table-cell office:value-type="float" office:value="11.8" calcext:value-type="float">
            <text:p>11.8</text:p>
          </table:table-cell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unflow.create</text:p>
          </table:table-cell>
          <table:table-cell table:number-columns-repeated="2"/>
          <table:table-cell office:value-type="float" office:value="11.82" calcext:value-type="float">
            <text:p>11.82</text:p>
          </table:table-cell>
          <table:table-cell office:value-type="float" office:value="272" calcext:value-type="float">
            <text:p>272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unflow.create</text:p>
          </table:table-cell>
          <table:table-cell table:number-columns-repeated="2"/>
          <table:table-cell office:value-type="float" office:value="11.83" calcext:value-type="float">
            <text:p>11.83</text:p>
          </table:table-cell>
          <table:table-cell office:value-type="float" office:value="193" calcext:value-type="float">
            <text:p>193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unflow.create</text:p>
          </table:table-cell>
          <table:table-cell table:number-columns-repeated="2"/>
          <table:table-cell office:value-type="float" office:value="12.01" calcext:value-type="float">
            <text:p>12.01</text:p>
          </table:table-cell>
          <table:table-cell office:value-type="float" office:value="137" calcext:value-type="float">
            <text:p>137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unflow.create</text:p>
          </table:table-cell>
          <table:table-cell table:number-columns-repeated="2"/>
          <table:table-cell office:value-type="float" office:value="12.22" calcext:value-type="float">
            <text:p>12.22</text:p>
          </table:table-cell>
          <table:table-cell office:value-type="float" office:value="184" calcext:value-type="float">
            <text:p>184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unflow.use</text:p>
          </table:table-cell>
          <table:table-cell table:number-columns-repeated="2"/>
          <table:table-cell office:value-type="float" office:value="11.5" calcext:value-type="float">
            <text:p>11.5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unflow.use</text:p>
          </table:table-cell>
          <table:table-cell table:number-columns-repeated="2"/>
          <table:table-cell office:value-type="float" office:value="11.89" calcext:value-type="float">
            <text:p>11.89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unflow.use</text:p>
          </table:table-cell>
          <table:table-cell table:number-columns-repeated="2"/>
          <table:table-cell office:value-type="float" office:value="11.89" calcext:value-type="float">
            <text:p>11.89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unflow.use</text:p>
          </table:table-cell>
          <table:table-cell table:number-columns-repeated="2"/>
          <table:table-cell office:value-type="float" office:value="11.91" calcext:value-type="float">
            <text:p>11.91</text:p>
          </table:table-cell>
          <table:table-cell office:value-type="float" office:value="118" calcext:value-type="float">
            <text:p>11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unflow.use</text:p>
          </table:table-cell>
          <table:table-cell table:number-columns-repeated="2"/>
          <table:table-cell office:value-type="float" office:value="11.91" calcext:value-type="float">
            <text:p>11.91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unflow.use</text:p>
          </table:table-cell>
          <table:table-cell table:number-columns-repeated="2"/>
          <table:table-cell office:value-type="float" office:value="12.01" calcext:value-type="float">
            <text:p>12.01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unflow.use</text:p>
          </table:table-cell>
          <table:table-cell table:number-columns-repeated="2"/>
          <table:table-cell office:value-type="float" office:value="12.18" calcext:value-type="float">
            <text:p>12.18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sunflow.use</text:p>
          </table:table-cell>
          <table:table-cell table:number-columns-repeated="2"/>
          <table:table-cell office:value-type="float" office:value="12.2" calcext:value-type="float">
            <text:p>12.2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xml.transform.baseline</text:p>
          </table:table-cell>
          <table:table-cell table:number-columns-repeated="2"/>
          <table:table-cell office:value-type="float" office:value="1.53" calcext:value-type="float">
            <text:p>1.53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xml.transform.baseline</text:p>
          </table:table-cell>
          <table:table-cell table:number-columns-repeated="2"/>
          <table:table-cell office:value-type="float" office:value="1.53" calcext:value-type="float">
            <text:p>1.53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xml.transform.baseline</text:p>
          </table:table-cell>
          <table:table-cell table:number-columns-repeated="2"/>
          <table:table-cell office:value-type="float" office:value="1.54" calcext:value-type="float">
            <text:p>1.54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xml.transform.baseline</text:p>
          </table:table-cell>
          <table:table-cell table:number-columns-repeated="2"/>
          <table:table-cell office:value-type="float" office:value="1.54" calcext:value-type="float">
            <text:p>1.54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xml.transform.baseline</text:p>
          </table:table-cell>
          <table:table-cell table:number-columns-repeated="2"/>
          <table:table-cell office:value-type="float" office:value="1.55" calcext:value-type="float">
            <text:p>1.55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xml.transform.baseline</text:p>
          </table:table-cell>
          <table:table-cell table:number-columns-repeated="2"/>
          <table:table-cell office:value-type="float" office:value="1.55" calcext:value-type="float">
            <text:p>1.55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xml.transform.baseline</text:p>
          </table:table-cell>
          <table:table-cell table:number-columns-repeated="2"/>
          <table:table-cell office:value-type="float" office:value="1.56" calcext:value-type="float">
            <text:p>1.56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xml.transform.baseline</text:p>
          </table:table-cell>
          <table:table-cell table:number-columns-repeated="2"/>
          <table:table-cell office:value-type="float" office:value="1.56" calcext:value-type="float">
            <text:p>1.56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xml.transform.create</text:p>
          </table:table-cell>
          <table:table-cell table:number-columns-repeated="2"/>
          <table:table-cell office:value-type="float" office:value="1.52" calcext:value-type="float">
            <text:p>1.52</text:p>
          </table:table-cell>
          <table:table-cell office:value-type="float" office:value="223" calcext:value-type="float">
            <text:p>223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xml.transform.create</text:p>
          </table:table-cell>
          <table:table-cell table:number-columns-repeated="2"/>
          <table:table-cell office:value-type="float" office:value="1.54" calcext:value-type="float">
            <text:p>1.54</text:p>
          </table:table-cell>
          <table:table-cell office:value-type="float" office:value="177" calcext:value-type="float">
            <text:p>177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xml.transform.create</text:p>
          </table:table-cell>
          <table:table-cell table:number-columns-repeated="2"/>
          <table:table-cell office:value-type="float" office:value="1.54" calcext:value-type="float">
            <text:p>1.54</text:p>
          </table:table-cell>
          <table:table-cell office:value-type="float" office:value="229" calcext:value-type="float">
            <text:p>229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xml.transform.create</text:p>
          </table:table-cell>
          <table:table-cell table:number-columns-repeated="2"/>
          <table:table-cell office:value-type="float" office:value="1.55" calcext:value-type="float">
            <text:p>1.55</text:p>
          </table:table-cell>
          <table:table-cell office:value-type="float" office:value="141" calcext:value-type="float">
            <text:p>141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xml.transform.create</text:p>
          </table:table-cell>
          <table:table-cell table:number-columns-repeated="2"/>
          <table:table-cell office:value-type="float" office:value="1.55" calcext:value-type="float">
            <text:p>1.55</text:p>
          </table:table-cell>
          <table:table-cell office:value-type="float" office:value="207" calcext:value-type="float">
            <text:p>207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xml.transform.create</text:p>
          </table:table-cell>
          <table:table-cell table:number-columns-repeated="2"/>
          <table:table-cell office:value-type="float" office:value="1.56" calcext:value-type="float">
            <text:p>1.56</text:p>
          </table:table-cell>
          <table:table-cell office:value-type="float" office:value="135" calcext:value-type="float">
            <text:p>135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xml.transform.create</text:p>
          </table:table-cell>
          <table:table-cell table:number-columns-repeated="2"/>
          <table:table-cell office:value-type="float" office:value="1.56" calcext:value-type="float">
            <text:p>1.56</text:p>
          </table:table-cell>
          <table:table-cell office:value-type="float" office:value="167" calcext:value-type="float">
            <text:p>167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xml.transform.create</text:p>
          </table:table-cell>
          <table:table-cell table:number-columns-repeated="2"/>
          <table:table-cell office:value-type="float" office:value="1.56" calcext:value-type="float">
            <text:p>1.56</text:p>
          </table:table-cell>
          <table:table-cell office:value-type="float" office:value="252" calcext:value-type="float">
            <text:p>252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xml.transform.use</text:p>
          </table:table-cell>
          <table:table-cell table:number-columns-repeated="2"/>
          <table:table-cell office:value-type="float" office:value="1.54" calcext:value-type="float">
            <text:p>1.54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xml.transform.use</text:p>
          </table:table-cell>
          <table:table-cell table:number-columns-repeated="2"/>
          <table:table-cell office:value-type="float" office:value="1.55" calcext:value-type="float">
            <text:p>1.55</text:p>
          </table:table-cell>
          <table:table-cell office:value-type="float" office:value="109" calcext:value-type="float">
            <text:p>109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xml.transform.use</text:p>
          </table:table-cell>
          <table:table-cell table:number-columns-repeated="2"/>
          <table:table-cell office:value-type="float" office:value="1.56" calcext:value-type="float">
            <text:p>1.56</text:p>
          </table:table-cell>
          <table:table-cell office:value-type="float" office:value="101" calcext:value-type="float">
            <text:p>101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xml.transform.use</text:p>
          </table:table-cell>
          <table:table-cell table:number-columns-repeated="2"/>
          <table:table-cell office:value-type="float" office:value="1.56" calcext:value-type="float">
            <text:p>1.56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xml.transform.use</text:p>
          </table:table-cell>
          <table:table-cell table:number-columns-repeated="2"/>
          <table:table-cell office:value-type="float" office:value="1.56" calcext:value-type="float">
            <text:p>1.56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xml.transform.use</text:p>
          </table:table-cell>
          <table:table-cell table:number-columns-repeated="2"/>
          <table:table-cell office:value-type="float" office:value="1.58" calcext:value-type="float">
            <text:p>1.58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xml.transform.use</text:p>
          </table:table-cell>
          <table:table-cell table:number-columns-repeated="2"/>
          <table:table-cell office:value-type="float" office:value="1.58" calcext:value-type="float">
            <text:p>1.58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xml.transform.use</text:p>
          </table:table-cell>
          <table:table-cell table:number-columns-repeated="2"/>
          <table:table-cell office:value-type="float" office:value="1.59" calcext:value-type="float">
            <text:p>1.59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xml.validation.baseline</text:p>
          </table:table-cell>
          <table:table-cell table:number-columns-repeated="2"/>
          <table:table-cell office:value-type="float" office:value="13.28" calcext:value-type="float">
            <text:p>13.28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xml.validation.baseline</text:p>
          </table:table-cell>
          <table:table-cell table:number-columns-repeated="2"/>
          <table:table-cell office:value-type="float" office:value="13.64" calcext:value-type="float">
            <text:p>13.64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xml.validation.baseline</text:p>
          </table:table-cell>
          <table:table-cell table:number-columns-repeated="2"/>
          <table:table-cell office:value-type="float" office:value="13.66" calcext:value-type="float">
            <text:p>13.66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xml.validation.baseline</text:p>
          </table:table-cell>
          <table:table-cell table:number-columns-repeated="2"/>
          <table:table-cell office:value-type="float" office:value="13.84" calcext:value-type="float">
            <text:p>13.84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xml.validation.baseline</text:p>
          </table:table-cell>
          <table:table-cell table:number-columns-repeated="2"/>
          <table:table-cell office:value-type="float" office:value="13.85" calcext:value-type="float">
            <text:p>13.85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xml.validation.baseline</text:p>
          </table:table-cell>
          <table:table-cell table:number-columns-repeated="2"/>
          <table:table-cell office:value-type="float" office:value="13.89" calcext:value-type="float">
            <text:p>13.89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xml.validation.baseline</text:p>
          </table:table-cell>
          <table:table-cell table:number-columns-repeated="2"/>
          <table:table-cell office:value-type="float" office:value="14.04" calcext:value-type="float">
            <text:p>14.04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xml.validation.baseline</text:p>
          </table:table-cell>
          <table:table-cell table:number-columns-repeated="2"/>
          <table:table-cell office:value-type="float" office:value="14.66" calcext:value-type="float">
            <text:p>14.66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string" calcext:value-type="string">
            <text:p>bench/startup.xml.validation.create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office:value-type="float" office:value="219" calcext:value-type="float">
            <text:p>219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xml.validation.create</text:p>
          </table:table-cell>
          <table:table-cell table:number-columns-repeated="2"/>
          <table:table-cell office:value-type="float" office:value="14.15" calcext:value-type="float">
            <text:p>14.15</text:p>
          </table:table-cell>
          <table:table-cell office:value-type="float" office:value="189" calcext:value-type="float">
            <text:p>189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xml.validation.create</text:p>
          </table:table-cell>
          <table:table-cell table:number-columns-repeated="2"/>
          <table:table-cell office:value-type="float" office:value="14.31" calcext:value-type="float">
            <text:p>14.31</text:p>
          </table:table-cell>
          <table:table-cell office:value-type="float" office:value="219" calcext:value-type="float">
            <text:p>219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xml.validation.create</text:p>
          </table:table-cell>
          <table:table-cell table:number-columns-repeated="2"/>
          <table:table-cell office:value-type="float" office:value="14.37" calcext:value-type="float">
            <text:p>14.37</text:p>
          </table:table-cell>
          <table:table-cell office:value-type="float" office:value="133" calcext:value-type="float">
            <text:p>133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xml.validation.create</text:p>
          </table:table-cell>
          <table:table-cell table:number-columns-repeated="2"/>
          <table:table-cell office:value-type="float" office:value="14.37" calcext:value-type="float">
            <text:p>14.37</text:p>
          </table:table-cell>
          <table:table-cell office:value-type="float" office:value="204" calcext:value-type="float">
            <text:p>204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xml.validation.create</text:p>
          </table:table-cell>
          <table:table-cell table:number-columns-repeated="2"/>
          <table:table-cell office:value-type="float" office:value="14.39" calcext:value-type="float">
            <text:p>14.39</text:p>
          </table:table-cell>
          <table:table-cell office:value-type="float" office:value="169" calcext:value-type="float">
            <text:p>169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xml.validation.create</text:p>
          </table:table-cell>
          <table:table-cell table:number-columns-repeated="2"/>
          <table:table-cell office:value-type="float" office:value="14.46" calcext:value-type="float">
            <text:p>14.46</text:p>
          </table:table-cell>
          <table:table-cell office:value-type="float" office:value="223" calcext:value-type="float">
            <text:p>223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xml.validation.create</text:p>
          </table:table-cell>
          <table:table-cell table:number-columns-repeated="2"/>
          <table:table-cell office:value-type="float" office:value="16.38" calcext:value-type="float">
            <text:p>16.38</text:p>
          </table:table-cell>
          <table:table-cell office:value-type="float" office:value="189" calcext:value-type="float">
            <text:p>189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xml.validation.use</text:p>
          </table:table-cell>
          <table:table-cell table:number-columns-repeated="2"/>
          <table:table-cell office:value-type="float" office:value="14.17" calcext:value-type="float">
            <text:p>14.17</text:p>
          </table:table-cell>
          <table:table-cell office:value-type="float" office:value="104" calcext:value-type="float">
            <text:p>104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xml.validation.use</text:p>
          </table:table-cell>
          <table:table-cell table:number-columns-repeated="2"/>
          <table:table-cell office:value-type="float" office:value="14.42" calcext:value-type="float">
            <text:p>14.42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xml.validation.use</text:p>
          </table:table-cell>
          <table:table-cell table:number-columns-repeated="2"/>
          <table:table-cell office:value-type="float" office:value="14.59" calcext:value-type="float">
            <text:p>14.59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xml.validation.use</text:p>
          </table:table-cell>
          <table:table-cell table:number-columns-repeated="2"/>
          <table:table-cell office:value-type="float" office:value="14.65" calcext:value-type="float">
            <text:p>14.65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xml.validation.use</text:p>
          </table:table-cell>
          <table:table-cell table:number-columns-repeated="2"/>
          <table:table-cell office:value-type="float" office:value="14.66" calcext:value-type="float">
            <text:p>14.66</text:p>
          </table:table-cell>
          <table:table-cell office:value-type="float" office:value="115" calcext:value-type="float">
            <text:p>115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xml.validation.use</text:p>
          </table:table-cell>
          <table:table-cell table:number-columns-repeated="2"/>
          <table:table-cell office:value-type="float" office:value="14.73" calcext:value-type="float">
            <text:p>14.73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xml.validation.use</text:p>
          </table:table-cell>
          <table:table-cell table:number-columns-repeated="2"/>
          <table:table-cell office:value-type="float" office:value="14.73" calcext:value-type="float">
            <text:p>14.73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startup.xml.validation.use</text:p>
          </table:table-cell>
          <table:table-cell table:number-columns-repeated="2"/>
          <table:table-cell office:value-type="float" office:value="15.9" calcext:value-type="float">
            <text:p>15.9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bench/xml.transform</text:p>
          </table:table-cell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bench/xml.transform</text:p>
          </table:table-cell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bench/xml.transform</text:p>
          </table:table-cell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bench/xml.transform</text:p>
          </table:table-cell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bench/xml.transform</text:p>
          </table:table-cell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bench/xml.transform</text:p>
          </table:table-cell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bench/xml.transform</text:p>
          </table:table-cell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bench/xml.transform</text:p>
          </table:table-cell>
          <table:table-cell table:number-columns-repeated="14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 style:data-style-name="N2" text:time-value="08:50:26.1505608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58:17.867181036</meta:creation-date>
    <dc:date>2015-06-08T13:18:48.896666424</dc:date>
    <meta:editing-duration>PT2H18M3S</meta:editing-duration>
    <meta:editing-cycles>7</meta:editing-cycles>
    <meta:generator>LibreOffice/4.4.3.2$Linux_X86_64 LibreOffice_project/40m0$Build-2</meta:generator>
    <meta:document-statistic meta:table-count="2" meta:cell-count="3905" meta:object-count="0"/>
  </office:meta>
</office:document-meta>
</file>